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5799831B0923427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adornments="Norma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adornments="Norma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5.62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7.876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6.535cm"/>
    </style:style>
    <style:style style:name="co12" style:family="table-column">
      <style:table-column-properties fo:break-before="auto" style:column-width="5.487cm"/>
    </style:style>
    <style:style style:name="co13" style:family="table-column">
      <style:table-column-properties fo:break-before="auto" style:column-width="4.946cm"/>
    </style:style>
    <style:style style:name="co14" style:family="table-column">
      <style:table-column-properties fo:break-before="auto" style:column-width="3.743cm"/>
    </style:style>
    <style:style style:name="co15" style:family="table-column">
      <style:table-column-properties fo:break-before="auto" style:column-width="5.32cm"/>
    </style:style>
    <style:style style:name="co16" style:family="table-column">
      <style:table-column-properties fo:break-before="auto" style:column-width="6.41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5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889cm"/>
    </style:style>
    <style:style style:name="co22" style:family="table-column">
      <style:table-column-properties fo:break-before="auto" style:column-width="5.701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405cm"/>
    </style:style>
    <style:style style:name="co25" style:family="table-column">
      <style:table-column-properties fo:break-before="auto" style:column-width="6.115cm"/>
    </style:style>
    <style:style style:name="co26" style:family="table-column">
      <style:table-column-properties fo:break-before="auto" style:column-width="3.157cm"/>
    </style:style>
    <style:style style:name="co27" style:family="table-column">
      <style:table-column-properties fo:break-before="auto" style:column-width="5.069cm"/>
    </style:style>
    <style:style style:name="co28" style:family="table-column">
      <style:table-column-properties fo:break-before="auto" style:column-width="4.482cm"/>
    </style:style>
    <style:style style:name="co29" style:family="table-column">
      <style:table-column-properties fo:break-before="auto" style:column-width="4.942cm"/>
    </style:style>
    <style:style style:name="co30" style:family="table-column">
      <style:table-column-properties fo:break-before="auto" style:column-width="6.283cm"/>
    </style:style>
    <style:style style:name="co31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5.613cm"/>
    </style:style>
    <style:style style:name="co33" style:family="table-column">
      <style:table-column-properties fo:break-before="auto" style:column-width="3.392cm"/>
    </style:style>
    <style:style style:name="co34" style:family="table-column">
      <style:table-column-properties fo:break-before="auto" style:column-width="5.697cm"/>
    </style:style>
    <style:style style:name="co35" style:family="table-column">
      <style:table-column-properties fo:break-before="auto" style:column-width="5.152cm"/>
    </style:style>
    <style:style style:name="co36" style:family="table-column">
      <style:table-column-properties fo:break-before="auto" style:column-width="0.811cm"/>
    </style:style>
    <style:style style:name="co37" style:family="table-column">
      <style:table-column-properties fo:break-before="auto" style:column-width="2.104cm"/>
    </style:style>
    <style:style style:name="co38" style:family="table-column">
      <style:table-column-properties fo:break-before="auto" style:column-width="3.013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2.843cm"/>
    </style:style>
    <style:style style:name="co44" style:family="table-column">
      <style:table-column-properties fo:break-before="auto" style:column-width="2.722cm"/>
    </style:style>
    <style:style style:name="co45" style:family="table-column">
      <style:table-column-properties fo:break-before="auto" style:column-width="2.117cm"/>
    </style:style>
    <style:style style:name="co46" style:family="table-column">
      <style:table-column-properties fo:break-before="auto" style:column-width="1.764cm"/>
    </style:style>
    <style:style style:name="co47" style:family="table-column">
      <style:table-column-properties fo:break-before="auto" style:column-width="0.778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595cm"/>
    </style:style>
    <style:style style:name="co50" style:family="table-column">
      <style:table-column-properties fo:break-before="auto" style:column-width="1.662cm"/>
    </style:style>
    <style:style style:name="co51" style:family="table-column">
      <style:table-column-properties fo:break-before="auto" style:column-width="1.05cm"/>
    </style:style>
    <style:style style:name="co52" style:family="table-column">
      <style:table-column-properties fo:break-before="auto" style:column-width="1.288cm"/>
    </style:style>
    <style:style style:name="co53" style:family="table-column">
      <style:table-column-properties fo:break-before="auto" style:column-width="1.39cm"/>
    </style:style>
    <style:style style:name="co54" style:family="table-column">
      <style:table-column-properties fo:break-before="auto" style:column-width="1.423cm"/>
    </style:style>
    <style:style style:name="co55" style:family="table-column">
      <style:table-column-properties fo:break-before="auto" style:column-width="1.614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381cm"/>
    </style:style>
    <style:style style:name="co58" style:family="table-column">
      <style:table-column-properties fo:break-before="auto" style:column-width="2.895cm"/>
    </style:style>
    <style:style style:name="co59" style:family="table-column">
      <style:table-column-properties fo:break-before="auto" style:column-width="1.12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0.552cm"/>
    </style:style>
    <style:style style:name="co62" style:family="table-column">
      <style:table-column-properties fo:break-before="auto" style:column-width="0.961cm"/>
    </style:style>
    <style:style style:name="co63" style:family="table-column">
      <style:table-column-properties fo:break-before="auto" style:column-width="0.661cm"/>
    </style:style>
    <style:style style:name="co64" style:family="table-column">
      <style:table-column-properties fo:break-before="auto" style:column-width="1.547cm"/>
    </style:style>
    <style:style style:name="co65" style:family="table-column">
      <style:table-column-properties fo:break-before="auto" style:column-width="1.289cm"/>
    </style:style>
    <style:style style:name="co66" style:family="table-column">
      <style:table-column-properties fo:break-before="auto" style:column-width="1.859cm"/>
    </style:style>
    <style:style style:name="co67" style:family="table-column">
      <style:table-column-properties fo:break-before="auto" style:column-width="1.887cm"/>
    </style:style>
    <style:style style:name="co68" style:family="table-column">
      <style:table-column-properties fo:break-before="auto" style:column-width="2.641cm"/>
    </style:style>
    <style:style style:name="co69" style:family="table-column">
      <style:table-column-properties fo:break-before="auto" style:column-width="2.464cm"/>
    </style:style>
    <style:style style:name="co70" style:family="table-column">
      <style:table-column-properties fo:break-before="auto" style:column-width="0.743cm"/>
    </style:style>
    <style:style style:name="co71" style:family="table-column">
      <style:table-column-properties fo:break-before="auto" style:column-width="3.076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1.513cm"/>
    </style:style>
    <style:style style:name="co74" style:family="table-column">
      <style:table-column-properties fo:break-before="auto" style:column-width="3.602cm"/>
    </style:style>
    <style:style style:name="co75" style:family="table-column">
      <style:table-column-properties fo:break-before="auto" style:column-width="2.256cm"/>
    </style:style>
    <style:style style:name="co76" style:family="table-column">
      <style:table-column-properties fo:break-before="auto" style:column-width="2.041cm"/>
    </style:style>
    <style:style style:name="co77" style:family="table-column">
      <style:table-column-properties fo:break-before="auto" style:column-width="3.214cm"/>
    </style:style>
    <style:style style:name="co78" style:family="table-column">
      <style:table-column-properties fo:break-before="auto" style:column-width="0.697cm"/>
    </style:style>
    <style:style style:name="co79" style:family="table-column">
      <style:table-column-properties fo:break-before="auto" style:column-width="2.8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1.362cm" fo:break-before="auto" style:use-optimal-row-height="true"/>
    </style:style>
    <style:style style:name="ro8" style:family="table-row">
      <style:table-row-properties style:row-height="1.369cm" fo:break-before="auto" style:use-optimal-row-height="true"/>
    </style:style>
    <style:style style:name="ro9" style:family="table-row">
      <style:table-row-properties style:row-height="1.335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028cm" fo:break-before="auto" style:use-optimal-row-height="true"/>
    </style:style>
    <style:style style:name="ro13" style:family="table-row">
      <style:table-row-properties style:row-height="0.605cm" fo:break-before="auto" style:use-optimal-row-height="true"/>
    </style:style>
    <style:style style:name="ro14" style:family="table-row">
      <style:table-row-properties style:row-height="0.77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2" fo:font-size="24pt" fo:font-weight="bold" style:font-size-asian="24pt" style:font-weight-asian="bold" style:font-size-complex="24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74" style:family="table-cell" style:parent-style-name="Default">
      <style:table-cell-properties style:cell-protect="protected" style:print-content="true"/>
      <style:text-properties fo:color="#ce181e" style:font-name="Times New Roman2" fo:font-size="32pt" fo:font-weight="bold" style:font-size-asian="32pt" style:font-weight-asian="bold" style:font-size-complex="32pt" style:font-weight-complex="bold"/>
    </style:style>
    <style:style style:name="ce7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3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79" style:family="table-cell" style:parent-style-name="Default" style:data-style-name="N196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bold" style:font-name-complex="Symbol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4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5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5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5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23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4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5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3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2" fo:font-size="48pt" style:font-size-asian="48pt" style:font-size-complex="48pt"/>
    </style:style>
    <style:style style:name="ce2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6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7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8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name-asian="Symbol" style:font-size-asian="28pt" style:font-name-complex="Symbol" style:font-size-complex="28pt"/>
    </style:style>
    <style:style style:name="ce27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3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4pt" style:font-size-asian="24pt" style:font-size-complex="24pt"/>
    </style:style>
    <style:style style:name="ce345" style:family="table-cell" style:parent-style-name="Default">
      <style:table-cell-properties fo:background-color="#ffff00"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9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2" style:family="table-cell" style:parent-style-name="Default">
      <style:table-cell-properties fo:background-color="#ffff00" style:cell-protect="hidden-and-protected" style:print-content="true"/>
      <style:text-properties fo:font-size="12pt" style:font-size-asian="12pt" style:font-size-complex="12pt"/>
    </style:style>
    <style:style style:name="ce35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60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1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7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5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67" style:family="table-cell" style:parent-style-name="Default" style:data-style-name="N10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6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97" style:family="table-cell" style:parent-style-name="Default">
      <style:text-properties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05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9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39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4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0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41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4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86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4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44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4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48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49" style:family="table-cell" style:parent-style-name="Default" style:data-style-name="N165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50" style:family="table-cell" style:parent-style-name="Default" style:data-style-name="N19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82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83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42" style:family="table-cell" style:parent-style-name="Default">
      <style:table-cell-properties style:cell-protect="hidden-and-protected" style:print-content="true"/>
      <style:text-properties style:font-name="Times New Roman2"/>
    </style:style>
    <style:style style:name="ce4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2"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fo:font-weight="bold" style:font-size-asian="18pt" style:font-weight-asian="bold" style:font-size-complex="18pt" style:font-weight-complex="bold"/>
    </style:style>
    <style:style style:name="ce490" style:family="table-cell" style:parent-style-name="Default">
      <style:table-cell-properties style:cell-protect="hidden-and-protected" style:print-content="true"/>
    </style:style>
    <style:style style:name="ce49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/>
    </style:style>
    <style:style style:name="ce492" style:family="table-cell" style:parent-style-name="Default">
      <style:table-cell-properties style:cell-protect="protected" style:print-content="true"/>
      <style:text-properties style:font-name="Times New Roman2"/>
    </style:style>
    <style:style style:name="ce493" style:family="table-cell" style:parent-style-name="Default">
      <style:table-cell-properties fo:background-color="#000000" style:cell-protect="protected" style:print-content="true"/>
      <style:text-properties fo:color="#ffffff" style:font-name="Times New Roman2" fo:font-weight="bold" style:font-weight-asian="bold" style:font-weight-complex="bold"/>
    </style:style>
    <style:style style:name="ce494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2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2" fo:font-size="18pt" style:font-size-asian="18pt" style:font-size-complex="18pt"/>
    </style:style>
    <style:style style:name="ce49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5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50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2" fo:font-size="18pt" style:font-size-asian="18pt" style:font-size-complex="18pt"/>
    </style:style>
    <style:style style:name="ce50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502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503" style:family="table-cell" style:parent-style-name="Default">
      <style:table-cell-properties style:cell-protect="none" style:print-content="true"/>
      <style:text-properties style:font-name="Times New Roman2"/>
    </style:style>
    <style:style style:name="ce50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51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527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7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36pt" style:font-size-asian="36pt" style:font-size-complex="36pt"/>
    </style:style>
    <style:style style:name="ce532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36pt" style:font-size-asian="36pt" style:font-size-complex="36pt"/>
    </style:style>
    <style:style style:name="ce95" style:family="table-cell" style:parent-style-name="Default">
      <style:table-cell-properties style:cell-protect="protected" style:print-content="true"/>
    </style:style>
    <style:style style:name="ce53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9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34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draw:textarea-vertical-align="middle" fo:background-color="#ff0000"/>
      <style:paragraph-properties fo:text-align="center"/>
      <style:text-properties fo:font-family="'Comic Sans MS'" style:font-style-name="Gras" style:font-family-generic="script" fo:font-size="24pt" fo:font-weight="bold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7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8" style:family="graphic">
      <style:graphic-properties svg:stroke-width="0.3cm" draw:marker-start="Extrémités_20_de_20_flèche_20_1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9" style:family="graphic">
      <style:graphic-properties draw:textarea-vertical-align="middle" draw:auto-grow-height="false" fo:min-height="1.132cm" fo:min-width="9.31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9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8" style:family="text">
      <style:text-properties style:text-position="-8% 58%"/>
    </style:style>
    <style:style style:name="T19" style:family="text">
      <style:text-properties style:font-name="Times New Roman" style:text-position="0% 100%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style:text-position="-33% 58%"/>
    </style:style>
    <style:style style:name="T24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26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7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/>
    </style:style>
    <style:style style:name="T29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ide" table:style-name="ta1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42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695cm" svg:y1="18.807cm" svg:x2="9cm" svg:y2="19.639cm">
              <text:p/>
            </draw:line>
            <draw:line draw:style-name="gr2" draw:text-style-name="P2" svg:x1="20.619cm" svg:y1="17.816cm" svg:x2="15.5cm" svg:y2="19.735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10" table:number-columns-repeated="8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4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4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22cm" draw:z-index="3" draw:style-name="gr4" draw:text-style-name="P4" svg:width="3.373cm" svg:height="0.963cm" svg:x="1.236cm" svg:y="0.315cm" draw:control="control3"/>
          </table:table-cell>
          <table:table-cell table:number-columns-repeated="2"/>
          <table:table-cell>
            <draw:control table:end-cell-address="Aide.F26" table:end-x="1.505cm" table:end-y="0.258cm" draw:z-index="4" draw:style-name="gr4" draw:text-style-name="P4" svg:width="3.493cm" svg:height="1.034cm" svg:x="0.269cm" svg:y="0.28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% --&gt; €" table:style-name="ta2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 --&gt; €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 --&gt; €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4.807cm" svg:height="1.517cm" svg:x="20.656cm" svg:y="16.326cm" draw:control="control5"/>
          <draw:control draw:z-index="1" draw:style-name="gr5" draw:text-style-name="P3" svg:width="4.764cm" svg:height="1.514cm" svg:x="26.083cm" svg:y="16.32cm" draw:control="control6"/>
          <draw:control draw:z-index="2" draw:style-name="gr3" draw:text-style-name="P3" svg:width="4.247cm" svg:height="1.5cm" svg:x="0.194cm" svg:y="16.363cm" draw:control="control7"/>
          <draw:control draw:z-index="3" draw:style-name="gr3" draw:text-style-name="P3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€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F5]+4)" office:value-type="float" office:value="70" calcext:value-type="float">
            <text:p>70</text:p>
          </table:table-cell>
          <table:table-cell table:style-name="ce83" table:formula="of:=INDEX([$Données.D$1:$Données.D$1048576];[$Données.F5]+4)" office:value-type="float" office:value="470" calcext:value-type="float">
            <text:p>4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H$1];[.$AA$1]);IF(VALUE([.D4])=INDEX([$Données.E$1:$Données.E$1048576];[$Données.F5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5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F6]+4)" office:value-type="float" office:value="50" calcext:value-type="float">
            <text:p>50</text:p>
          </table:table-cell>
          <table:table-cell table:style-name="ce181" table:formula="of:=INDEX([$Données.D$1:$Données.D$1048576];[$Données.F6]+4)" office:value-type="float" office:value="240" calcext:value-type="float">
            <text:p>240</text:p>
          </table:table-cell>
          <table:table-cell table:style-name="ce84"/>
          <table:table-cell table:style-name="ce94" table:formula="of:=IF(ISBLANK([.D5]);&quot;&quot;;IF(OR(ISNUMBER([.D5]);ISERROR(VALUE([.D5])));&quot;FAUX&quot;;IF(AND([$Synthèse.$H$1];[.$AA$1]);IF(VALUE([.D5])=INDEX([$Données.E$1:$Données.E$1048576];[$Données.F6]+4);&quot;VRAI&quot;;&quot;FAUX&quot;);&quot;&quot;)))">
            <text:p/>
          </table:table-cell>
          <table:table-cell table:style-name="ce94" table:formula="of:=IF(AND([$Synthèse.$H$1];[.$AA$1];[.$AA$2]);INDEX([$Données.E$1:$Données.E$1048576];[$Données.F6]+4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F7]+4)" office:value-type="float" office:value="80" calcext:value-type="float">
            <text:p>80</text:p>
          </table:table-cell>
          <table:table-cell table:style-name="ce83" table:formula="of:=INDEX([$Données.D$1:$Données.D$1048576];[$Données.F7]+4)" office:value-type="float" office:value="390" calcext:value-type="float">
            <text:p>3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H$1];[.$AA$1]);IF(VALUE([.D6])=INDEX([$Données.E$1:$Données.E$1048576];[$Données.F7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7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F8]+4)" office:value-type="float" office:value="60" calcext:value-type="float">
            <text:p>60</text:p>
          </table:table-cell>
          <table:table-cell table:style-name="ce181" table:formula="of:=INDEX([$Données.D$1:$Données.D$1048576];[$Données.F8]+4)" office:value-type="float" office:value="290" calcext:value-type="float">
            <text:p>290</text:p>
          </table:table-cell>
          <table:table-cell table:style-name="ce84"/>
          <table:table-cell table:style-name="ce94" table:formula="of:=IF(ISBLANK([.D7]);&quot;&quot;;IF(OR(ISNUMBER([.D7]);ISERROR(VALUE([.D7])));&quot;FAUX&quot;;IF(AND([$Synthèse.$H$1];[.$AA$1]);IF(VALUE([.D7])=INDEX([$Données.E$1:$Données.E$1048576];[$Données.F8]+4);&quot;VRAI&quot;;&quot;FAUX&quot;);&quot;&quot;)))">
            <text:p/>
          </table:table-cell>
          <table:table-cell table:style-name="ce94" table:formula="of:=IF(AND([$Synthèse.$H$1];[.$AA$1];[.$AA$2]);INDEX([$Données.E$1:$Données.E$1048576];[$Données.F8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F9]+4)" office:value-type="float" office:value="30" calcext:value-type="float">
            <text:p>30</text:p>
          </table:table-cell>
          <table:table-cell table:style-name="ce83" table:formula="of:=INDEX([$Données.D$1:$Données.D$1048576];[$Données.F9]+4)" office:value-type="float" office:value="780" calcext:value-type="float">
            <text:p>78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H$1];[.$AA$1]);IF(VALUE([.D8])=INDEX([$Données.E$1:$Données.E$1048576];[$Données.F9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9]+4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F10]+4)" office:value-type="float" office:value="60" calcext:value-type="float">
            <text:p>60</text:p>
          </table:table-cell>
          <table:table-cell table:style-name="ce181" table:formula="of:=INDEX([$Données.D$1:$Données.D$1048576];[$Données.F10]+4)" office:value-type="float" office:value="20" calcext:value-type="float">
            <text:p>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H$1];[.$AA$1]);IF(VALUE([.D9])=INDEX([$Données.E$1:$Données.E$1048576];[$Données.F10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0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F11]+4)" office:value-type="float" office:value="90" calcext:value-type="float">
            <text:p>90</text:p>
          </table:table-cell>
          <table:table-cell table:style-name="ce83" table:formula="of:=INDEX([$Données.D$1:$Données.D$1048576];[$Données.F11]+4)" office:value-type="float" office:value="300" calcext:value-type="float">
            <text:p>30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H$1];[.$AA$1]);IF(VALUE([.D10])=INDEX([$Données.E$1:$Données.E$1048576];[$Données.F11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1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F12]+4)" office:value-type="float" office:value="50" calcext:value-type="float">
            <text:p>50</text:p>
          </table:table-cell>
          <table:table-cell table:style-name="ce181" table:formula="of:=INDEX([$Données.D$1:$Données.D$1048576];[$Données.F12]+4)" office:value-type="float" office:value="420" calcext:value-type="float">
            <text:p>42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H$1];[.$AA$1]);IF(VALUE([.D11])=INDEX([$Données.E$1:$Données.E$1048576];[$Données.F12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2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F13]+4)" office:value-type="float" office:value="30" calcext:value-type="float">
            <text:p>30</text:p>
          </table:table-cell>
          <table:table-cell table:style-name="ce83" table:formula="of:=INDEX([$Données.D$1:$Données.D$1048576];[$Données.F13]+4)" office:value-type="float" office:value="990" calcext:value-type="float">
            <text:p>99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H$1];[.$AA$1]);IF(VALUE([.D12])=INDEX([$Données.E$1:$Données.E$1048576];[$Données.F13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3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F14]+4)" office:value-type="float" office:value="90" calcext:value-type="float">
            <text:p>90</text:p>
          </table:table-cell>
          <table:table-cell table:style-name="ce181" table:formula="of:=INDEX([$Données.D$1:$Données.D$1048576];[$Données.F14]+4)" office:value-type="float" office:value="110" calcext:value-type="float">
            <text:p>11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H$1];[.$AA$1]);IF(VALUE([.D13])=INDEX([$Données.E$1:$Données.E$1048576];[$Données.F14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4]+4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€'.E4:'% --&gt; €'.F13">
            <calcext:condition calcext:apply-style-name="FAUX" calcext:value="formula-is(IF([.$E4]=&quot;FAUX&quot;))" calcext:base-cell-address="'% --&gt; €'.E4"/>
            <calcext:condition calcext:apply-style-name="VRAI" calcext:value="formula-is(IF([.$E4]=&quot;VRAI&quot;))" calcext:base-cell-address="'% --&gt; €'.E4"/>
          </calcext:conditional-format>
        </calcext:conditional-formats>
      </table:table>
      <table:table table:name="€ --&gt; %" table:style-name="ta2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€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€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Euro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8.03cm" svg:y1="22.26cm" svg:x2="18.952cm" svg:y2="22.26cm">
            <text:p/>
          </draw:line>
          <draw:control draw:z-index="1" draw:style-name="gr5" draw:text-style-name="P3" svg:width="4.807cm" svg:height="1.517cm" svg:x="24.156cm" svg:y="16.326cm" draw:control="control9"/>
          <draw:control draw:z-index="2" draw:style-name="gr5" draw:text-style-name="P3" svg:width="4.764cm" svg:height="1.514cm" svg:x="29.683cm" svg:y="16.32cm" draw:control="control10"/>
          <draw:control draw:z-index="3" draw:style-name="gr3" draw:text-style-name="P3" svg:width="4.247cm" svg:height="1.5cm" svg:x="0.194cm" svg:y="16.363cm" draw:control="control11"/>
          <draw:control draw:z-index="4" draw:style-name="gr3" draw:text-style-name="P3" svg:width="11.496cm" svg:height="1.5cm" svg:x="4.741cm" svg:y="16.401cm" draw:control="control12"/>
        </table:shapes>
        <table:table-column table:style-name="co2" table:default-cell-style-name="ce56"/>
        <table:table-column table:style-name="co7" table:number-columns-repeated="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de taux d’évolution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Prix initial (€)</text:p>
          </table:table-cell>
          <table:table-cell table:style-name="ce48" office:value-type="string" calcext:value-type="string">
            <text:p>Prix final (€)</text:p>
          </table:table-cell>
          <table:table-cell table:style-name="ce48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 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H34]+33)" office:value-type="float" office:value="900" calcext:value-type="float">
            <text:p>900</text:p>
          </table:table-cell>
          <table:table-cell table:style-name="ce83" table:formula="of:=INDEX([$Données.D$1:$Données.D$1048576];[$Données.H34]+33)" office:value-type="float" office:value="855" calcext:value-type="float">
            <text:p>855</text:p>
          </table:table-cell>
          <table:table-cell table:style-name="ce79"/>
          <table:table-cell table:style-name="ce85" table:formula="of:=IF(ISBLANK([.D4]);&quot;&quot;;IF(OR(ISNUMBER([.D4]);ISERROR(VALUE([.D4])));&quot;FAUX&quot;;IF(AND([$Synthèse.$H$1];[.$AA$1]);IF([.D4]=INDEX([$Données.G$1:$Données.G$1048576];[$Données.H34]+33);&quot;VRAI&quot;;&quot;FAUX&quot;);&quot;&quot;)))">
            <text:p/>
          </table:table-cell>
          <table:table-cell table:style-name="ce85" table:formula="of:=IF(AND([$Synthèse.$H$1];[.$AA$1];[.$AA$2]);INDEX([$Données.G$1:$Données.G$1048576];[$Données.H34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H35]+33)" office:value-type="float" office:value="500" calcext:value-type="float">
            <text:p>500</text:p>
          </table:table-cell>
          <table:table-cell table:style-name="ce181" table:formula="of:=INDEX([$Données.D$1:$Données.D$1048576];[$Données.H35]+33)" office:value-type="float" office:value="450" calcext:value-type="float">
            <text:p>450</text:p>
          </table:table-cell>
          <table:table-cell table:style-name="ce79"/>
          <table:table-cell table:style-name="ce86" table:formula="of:=IF(ISBLANK([.D5]);&quot;&quot;;IF(OR(ISNUMBER([.D5]);ISERROR(VALUE([.D5])));&quot;FAUX&quot;;IF(AND([$Synthèse.$H$1];[.$AA$1]);IF([.D5]=INDEX([$Données.G$1:$Données.G$1048576];[$Données.H35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5]+33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H36]+33)" office:value-type="float" office:value="800" calcext:value-type="float">
            <text:p>800</text:p>
          </table:table-cell>
          <table:table-cell table:style-name="ce83" table:formula="of:=INDEX([$Données.D$1:$Données.D$1048576];[$Données.H36]+33)" office:value-type="float" office:value="560" calcext:value-type="float">
            <text:p>560</text:p>
          </table:table-cell>
          <table:table-cell table:style-name="ce79"/>
          <table:table-cell table:style-name="ce85" table:formula="of:=IF(ISBLANK([.D6]);&quot;&quot;;IF(OR(ISNUMBER([.D6]);ISERROR(VALUE([.D6])));&quot;FAUX&quot;;IF(AND([$Synthèse.$H$1];[.$AA$1]);IF([.D6]=INDEX([$Données.G$1:$Données.G$1048576];[$Données.H36]+33);&quot;VRAI&quot;;&quot;FAUX&quot;);&quot;&quot;)))">
            <text:p/>
          </table:table-cell>
          <table:table-cell table:style-name="ce85" table:formula="of:=IF(AND([$Synthèse.$H$1];[.$AA$1];[.$AA$2]);INDEX([$Données.G$1:$Données.G$1048576];[$Données.H36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H37]+33)" office:value-type="float" office:value="800" calcext:value-type="float">
            <text:p>800</text:p>
          </table:table-cell>
          <table:table-cell table:style-name="ce181" table:formula="of:=INDEX([$Données.D$1:$Données.D$1048576];[$Données.H37]+33)" office:value-type="float" office:value="960" calcext:value-type="float">
            <text:p>960</text:p>
          </table:table-cell>
          <table:table-cell table:style-name="ce79"/>
          <table:table-cell table:style-name="ce86" table:formula="of:=IF(ISBLANK([.D7]);&quot;&quot;;IF(OR(ISNUMBER([.D7]);ISERROR(VALUE([.D7])));&quot;FAUX&quot;;IF(AND([$Synthèse.$H$1];[.$AA$1]);IF([.D7]=INDEX([$Données.G$1:$Données.G$1048576];[$Données.H37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7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H38]+33)" office:value-type="float" office:value="800" calcext:value-type="float">
            <text:p>800</text:p>
          </table:table-cell>
          <table:table-cell table:style-name="ce83" table:formula="of:=INDEX([$Données.D$1:$Données.D$1048576];[$Données.H38]+33)" office:value-type="float" office:value="920" calcext:value-type="float">
            <text:p>920</text:p>
          </table:table-cell>
          <table:table-cell table:style-name="ce79"/>
          <table:table-cell table:style-name="ce85" table:formula="of:=IF(ISBLANK([.D8]);&quot;&quot;;IF(OR(ISNUMBER([.D8]);ISERROR(VALUE([.D8])));&quot;FAUX&quot;;IF(AND([$Synthèse.$H$1];[.$AA$1]);IF([.D8]=INDEX([$Données.G$1:$Données.G$1048576];[$Données.H38]+33);&quot;VRAI&quot;;&quot;FAUX&quot;);&quot;&quot;)))">
            <text:p/>
          </table:table-cell>
          <table:table-cell table:style-name="ce85" table:formula="of:=IF(AND([$Synthèse.$H$1];[.$AA$1];[.$AA$2]);INDEX([$Données.G$1:$Données.G$1048576];[$Données.H38]+33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H39]+33)" office:value-type="float" office:value="100" calcext:value-type="float">
            <text:p>100</text:p>
          </table:table-cell>
          <table:table-cell table:style-name="ce181" table:formula="of:=INDEX([$Données.D$1:$Données.D$1048576];[$Données.H39]+33)" office:value-type="float" office:value="70" calcext:value-type="float">
            <text:p>70</text:p>
          </table:table-cell>
          <table:table-cell table:style-name="ce79"/>
          <table:table-cell table:style-name="ce86" table:formula="of:=IF(ISBLANK([.D9]);&quot;&quot;;IF(OR(ISNUMBER([.D9]);ISERROR(VALUE([.D9])));&quot;FAUX&quot;;IF(AND([$Synthèse.$H$1];[.$AA$1]);IF([.D9]=INDEX([$Données.G$1:$Données.G$1048576];[$Données.H39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9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H40]+33)" office:value-type="float" office:value="100" calcext:value-type="float">
            <text:p>100</text:p>
          </table:table-cell>
          <table:table-cell table:style-name="ce83" table:formula="of:=INDEX([$Données.D$1:$Données.D$1048576];[$Données.H40]+33)" office:value-type="float" office:value="90" calcext:value-type="float">
            <text:p>90</text:p>
          </table:table-cell>
          <table:table-cell table:style-name="ce79"/>
          <table:table-cell table:style-name="ce85" table:formula="of:=IF(ISBLANK([.D10]);&quot;&quot;;IF(OR(ISNUMBER([.D10]);ISERROR(VALUE([.D10])));&quot;FAUX&quot;;IF(AND([$Synthèse.$H$1];[.$AA$1]);IF([.D10]=INDEX([$Données.G$1:$Données.G$1048576];[$Données.H40]+33);&quot;VRAI&quot;;&quot;FAUX&quot;);&quot;&quot;)))">
            <text:p/>
          </table:table-cell>
          <table:table-cell table:style-name="ce85" table:formula="of:=IF(AND([$Synthèse.$H$1];[.$AA$1];[.$AA$2]);INDEX([$Données.G$1:$Données.G$1048576];[$Données.H40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H41]+33)" office:value-type="float" office:value="800" calcext:value-type="float">
            <text:p>800</text:p>
          </table:table-cell>
          <table:table-cell table:style-name="ce181" table:formula="of:=INDEX([$Données.D$1:$Données.D$1048576];[$Données.H41]+33)" office:value-type="float" office:value="480" calcext:value-type="float">
            <text:p>480</text:p>
          </table:table-cell>
          <table:table-cell table:style-name="ce79"/>
          <table:table-cell table:style-name="ce86" table:formula="of:=IF(ISBLANK([.D11]);&quot;&quot;;IF(OR(ISNUMBER([.D11]);ISERROR(VALUE([.D11])));&quot;FAUX&quot;;IF(AND([$Synthèse.$H$1];[.$AA$1]);IF([.D11]=INDEX([$Données.G$1:$Données.G$1048576];[$Données.H41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41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H42]+33)" office:value-type="float" office:value="100" calcext:value-type="float">
            <text:p>100</text:p>
          </table:table-cell>
          <table:table-cell table:style-name="ce83" table:formula="of:=INDEX([$Données.D$1:$Données.D$1048576];[$Données.H42]+33)" office:value-type="float" office:value="115" calcext:value-type="float">
            <text:p>115</text:p>
          </table:table-cell>
          <table:table-cell table:style-name="ce79"/>
          <table:table-cell table:style-name="ce85" table:formula="of:=IF(ISBLANK([.D12]);&quot;&quot;;IF(OR(ISNUMBER([.D12]);ISERROR(VALUE([.D12])));&quot;FAUX&quot;;IF(AND([$Synthèse.$H$1];[.$AA$1]);IF([.D12]=INDEX([$Données.G$1:$Données.G$1048576];[$Données.H42]+33);&quot;VRAI&quot;;&quot;FAUX&quot;);&quot;&quot;)))">
            <text:p/>
          </table:table-cell>
          <table:table-cell table:style-name="ce85" table:formula="of:=IF(AND([$Synthèse.$H$1];[.$AA$1];[.$AA$2]);INDEX([$Données.G$1:$Données.G$1048576];[$Données.H42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H43]+33)" office:value-type="float" office:value="900" calcext:value-type="float">
            <text:p>900</text:p>
          </table:table-cell>
          <table:table-cell table:style-name="ce181" table:formula="of:=INDEX([$Données.D$1:$Données.D$1048576];[$Données.H43]+33)" office:value-type="float" office:value="630" calcext:value-type="float">
            <text:p>630</text:p>
          </table:table-cell>
          <table:table-cell table:style-name="ce79"/>
          <table:table-cell table:style-name="ce86" table:formula="of:=IF(ISBLANK([.D13]);&quot;&quot;;IF(OR(ISNUMBER([.D13]);ISERROR(VALUE([.D13])));&quot;FAUX&quot;;IF(AND([$Synthèse.$H$1];[.$AA$1]);IF([.D13]=INDEX([$Données.G$1:$Données.G$1048576];[$Données.H43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43]+33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74"/>
          <table:table-cell table:style-name="ce53"/>
          <table:table-cell table:style-name="ce75" office:value-type="string" calcext:value-type="string">
            <text:p>+ <text:span text:style-name="T10">t</text:span> %</text:p>
          </table:table-cell>
          <table:table-cell table:number-columns-repeated="61"/>
        </table:table-row>
        <table:table-row table:style-name="ro8">
          <table:table-cell table:style-name="ce53"/>
          <table:table-cell table:style-name="ce77" office:value-type="string" calcext:value-type="string">
            <text:p><text:span text:style-name="T7">P</text:span><text:span text:style-name="T8">intial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11">P</text:span><text:span text:style-name="T12">final</text:span><text:span text:style-name="T13"> (€)</text:span>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2"/>
          <table:table-cell table:style-name="ce75"/>
          <table:table-cell table:style-name="Default"/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€ --&gt; %'.E4:'€ --&gt; %'.F13">
            <calcext:condition calcext:apply-style-name="FAUX" calcext:value="formula-is(IF([.$E4]=&quot;FAUX&quot;))" calcext:base-cell-address="'€ --&gt; %'.E4"/>
            <calcext:condition calcext:apply-style-name="VRAI" calcext:value="formula-is(IF([.$E4]=&quot;VRAI&quot;))" calcext:base-cell-address="'€ --&gt; %'.E4"/>
          </calcext:conditional-format>
        </calcext:conditional-formats>
      </table:table>
      <table:table table:name="% --&gt; x" table:style-name="ta3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8.758cm" svg:y1="25.841cm" svg:x2="16.564cm" svg:y2="25.841cm">
            <text:p/>
          </draw:line>
          <draw:line draw:z-index="1" draw:style-name="gr7" draw:text-style-name="P2" svg:x1="7.204cm" svg:y1="26.903cm" svg:x2="7.204cm" svg:y2="29.124cm">
            <text:p/>
          </draw:line>
          <draw:line draw:z-index="2" draw:style-name="gr7" draw:text-style-name="P2" svg:x1="7.086cm" svg:y1="29.118cm" svg:x2="18.258cm" svg:y2="29.118cm">
            <text:p/>
          </draw:line>
          <draw:line draw:z-index="3" draw:style-name="gr8" draw:text-style-name="P2" svg:x1="18.073cm" svg:y1="26.683cm" svg:x2="18.073cm" svg:y2="29.097cm">
            <text:p/>
          </draw:line>
          <draw:control draw:z-index="4" draw:style-name="gr5" draw:text-style-name="P3" svg:width="4.634cm" svg:height="1.494cm" svg:x="32.932cm" svg:y="16.458cm" draw:control="control13"/>
          <draw:control draw:z-index="5" draw:style-name="gr5" draw:text-style-name="P3" svg:width="4.695cm" svg:height="1.5cm" svg:x="38.466cm" svg:y="16.467cm" draw:control="control14"/>
          <draw:control draw:z-index="6" draw:style-name="gr3" draw:text-style-name="P3" svg:width="11.496cm" svg:height="1.5cm" svg:x="5.078cm" svg:y="16.394cm" draw:control="control15"/>
          <draw:control draw:z-index="7" draw:style-name="gr3" draw:text-style-name="P3" svg:width="4.247cm" svg:height="1.5cm" svg:x="0.241cm" svg:y="16.393cm" draw:control="control16"/>
        </table:shapes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" table:number-columns-repeated="15" table:default-cell-style-name="ce56"/>
        <table:table-column table:style-name="co17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9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10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6">Réponse (</text:span><text:span text:style-name="T17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6">Réponse (</text:span><text:span text:style-name="T17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E$1:$Données.E$1048576];[$Données.G63]+62)" office:value-type="string" office:string-value="+12" calcext:value-type="string">
            <text:p>+12</text:p>
          </table:table-cell>
          <table:table-cell table:style-name="ce84"/>
          <table:table-cell table:style-name="ce190" table:formula="of:=IF(ISBLANK([.C4]);&quot;&quot;;IF(OR(ISNUMBER([.C4]);ISERROR(VALUE([.C4])));&quot;FAUX&quot;;IF(AND([$Synthèse.$H$1];[.$AA$1]);IF(VALUE([.C4])=INDEX([$Données.F$1:$Données.F$1048576];[$Données.G63]+62);&quot;VRAI&quot;;&quot;FAUX&quot;);&quot;&quot;)))">
            <text:p/>
          </table:table-cell>
          <table:table-cell table:style-name="ce110" table:formula="of:=IF(AND([$Synthèse.$H$1];[.$AA$1];[.$AA$2]);INDEX([$Données.F$1:$Données.F$1048576];[$Données.G63]+6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N63]+62)" office:value-type="string" office:string-value="-99 %" calcext:value-type="string">
            <text:p>-99 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H$1];[.$AA$1]);IF(VALUE([.H4])=INDEX([$Données.M$1:$Données.M$1048576];[$Données.N63]+62);&quot;VRAI&quot;;&quot;FAUX&quot;);&quot;&quot;)))">
            <text:p/>
          </table:table-cell>
          <table:table-cell table:style-name="ce226" table:formula="of:=IF(AND([$Synthèse.$H$1];[.$AA$1];[.$AA$2]);INDEX([$Données.M$1:$Données.M$1048576];[$Données.N63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E$1:$Données.E$1048576];[$Données.G64]+62)" office:value-type="string" office:string-value="+500" calcext:value-type="string">
            <text:p>+500</text:p>
          </table:table-cell>
          <table:table-cell table:style-name="ce84"/>
          <table:table-cell table:style-name="ce191" table:formula="of:=IF(ISBLANK([.C5]);&quot;&quot;;IF(OR(ISNUMBER([.C5]);ISERROR(VALUE([.C5])));&quot;FAUX&quot;;IF(AND([$Synthèse.$H$1];[.$AA$1]);IF(VALUE([.C5])=INDEX([$Données.F$1:$Données.F$1048576];[$Données.G64]+62);&quot;VRAI&quot;;&quot;FAUX&quot;);&quot;&quot;)))">
            <text:p/>
          </table:table-cell>
          <table:table-cell table:style-name="ce202" table:formula="of:=IF(AND([$Synthèse.$H$1];[.$AA$1];[.$AA$2]);INDEX([$Données.F$1:$Données.F$1048576];[$Données.G64]+6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N64]+62)" office:value-type="string" office:string-value="-70 %" calcext:value-type="string">
            <text:p>-70 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H$1];[.$AA$1]);IF(VALUE([.H5])=INDEX([$Données.M$1:$Données.M$1048576];[$Données.N64]+62);&quot;VRAI&quot;;&quot;FAUX&quot;);&quot;&quot;)))">
            <text:p/>
          </table:table-cell>
          <table:table-cell table:style-name="ce227" table:formula="of:=IF(AND([$Synthèse.$H$1];[.$AA$1];[.$AA$2]);INDEX([$Données.M$1:$Données.M$1048576];[$Données.N64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E$1:$Données.E$1048576];[$Données.G65]+62)" office:value-type="string" office:string-value="+30" calcext:value-type="string">
            <text:p>+30</text:p>
          </table:table-cell>
          <table:table-cell table:style-name="ce84"/>
          <table:table-cell table:style-name="ce192" table:formula="of:=IF(ISBLANK([.C6]);&quot;&quot;;IF(OR(ISNUMBER([.C6]);ISERROR(VALUE([.C6])));&quot;FAUX&quot;;IF(AND([$Synthèse.$H$1];[.$AA$1]);IF(VALUE([.C6])=INDEX([$Données.F$1:$Données.F$1048576];[$Données.G65]+62);&quot;VRAI&quot;;&quot;FAUX&quot;);&quot;&quot;)))">
            <text:p/>
          </table:table-cell>
          <table:table-cell table:style-name="ce203" table:formula="of:=IF(AND([$Synthèse.$H$1];[.$AA$1];[.$AA$2]);INDEX([$Données.F$1:$Données.F$1048576];[$Données.G65]+6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N65]+62)" office:value-type="string" office:string-value="-10 %" calcext:value-type="string">
            <text:p>-10 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H$1];[.$AA$1]);IF(VALUE([.H6])=INDEX([$Données.M$1:$Données.M$1048576];[$Données.N65]+62);&quot;VRAI&quot;;&quot;FAUX&quot;);&quot;&quot;)))">
            <text:p/>
          </table:table-cell>
          <table:table-cell table:style-name="ce228" table:formula="of:=IF(AND([$Synthèse.$H$1];[.$AA$1];[.$AA$2]);INDEX([$Données.M$1:$Données.M$1048576];[$Données.N65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E$1:$Données.E$1048576];[$Données.G66]+62)" office:value-type="string" office:string-value="+50" calcext:value-type="string">
            <text:p>+50</text:p>
          </table:table-cell>
          <table:table-cell table:style-name="ce84"/>
          <table:table-cell table:style-name="ce193" table:formula="of:=IF(ISBLANK([.C7]);&quot;&quot;;IF(OR(ISNUMBER([.C7]);ISERROR(VALUE([.C7])));&quot;FAUX&quot;;IF(AND([$Synthèse.$H$1];[.$AA$1]);IF(VALUE([.C7])=INDEX([$Données.F$1:$Données.F$1048576];[$Données.G66]+62);&quot;VRAI&quot;;&quot;FAUX&quot;);&quot;&quot;)))">
            <text:p/>
          </table:table-cell>
          <table:table-cell table:style-name="ce204" table:formula="of:=IF(AND([$Synthèse.$H$1];[.$AA$1];[.$AA$2]);INDEX([$Données.F$1:$Données.F$1048576];[$Données.G66]+6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N66]+62)" office:value-type="string" office:string-value="+300 %" calcext:value-type="string">
            <text:p>+300 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H$1];[.$AA$1]);IF(VALUE([.H7])=INDEX([$Données.M$1:$Données.M$1048576];[$Données.N66]+62);&quot;VRAI&quot;;&quot;FAUX&quot;);&quot;&quot;)))">
            <text:p/>
          </table:table-cell>
          <table:table-cell table:style-name="ce229" table:formula="of:=IF(AND([$Synthèse.$H$1];[.$AA$1];[.$AA$2]);INDEX([$Données.M$1:$Données.M$1048576];[$Données.N66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E$1:$Données.E$1048576];[$Données.G67]+62)" office:value-type="string" office:string-value="-89" calcext:value-type="string">
            <text:p>-89</text:p>
          </table:table-cell>
          <table:table-cell table:style-name="ce84"/>
          <table:table-cell table:style-name="ce194" table:formula="of:=IF(ISBLANK([.C8]);&quot;&quot;;IF(OR(ISNUMBER([.C8]);ISERROR(VALUE([.C8])));&quot;FAUX&quot;;IF(AND([$Synthèse.$H$1];[.$AA$1]);IF(VALUE([.C8])=INDEX([$Données.F$1:$Données.F$1048576];[$Données.G67]+62);&quot;VRAI&quot;;&quot;FAUX&quot;);&quot;&quot;)))">
            <text:p/>
          </table:table-cell>
          <table:table-cell table:style-name="ce205" table:formula="of:=IF(AND([$Synthèse.$H$1];[.$AA$1];[.$AA$2]);INDEX([$Données.F$1:$Données.F$1048576];[$Données.G67]+6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N67]+62)" office:value-type="string" office:string-value="+400 %" calcext:value-type="string">
            <text:p>+400 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H$1];[.$AA$1]);IF(VALUE([.H8])=INDEX([$Données.M$1:$Données.M$1048576];[$Données.N67]+62);&quot;VRAI&quot;;&quot;FAUX&quot;);&quot;&quot;)))">
            <text:p/>
          </table:table-cell>
          <table:table-cell table:style-name="ce230" table:formula="of:=IF(AND([$Synthèse.$H$1];[.$AA$1];[.$AA$2]);INDEX([$Données.M$1:$Données.M$1048576];[$Données.N67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E$1:$Données.E$1048576];[$Données.G68]+62)" office:value-type="string" office:string-value="+800" calcext:value-type="string">
            <text:p>+800</text:p>
          </table:table-cell>
          <table:table-cell table:style-name="ce84"/>
          <table:table-cell table:style-name="ce195" table:formula="of:=IF(ISBLANK([.C9]);&quot;&quot;;IF(OR(ISNUMBER([.C9]);ISERROR(VALUE([.C9])));&quot;FAUX&quot;;IF(AND([$Synthèse.$H$1];[.$AA$1]);IF(VALUE([.C9])=INDEX([$Données.F$1:$Données.F$1048576];[$Données.G68]+62);&quot;VRAI&quot;;&quot;FAUX&quot;);&quot;&quot;)))">
            <text:p/>
          </table:table-cell>
          <table:table-cell table:style-name="ce206" table:formula="of:=IF(AND([$Synthèse.$H$1];[.$AA$1];[.$AA$2]);INDEX([$Données.F$1:$Données.F$1048576];[$Données.G68]+6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N68]+62)" office:value-type="string" office:string-value="-80 %" calcext:value-type="string">
            <text:p>-80 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H$1];[.$AA$1]);IF(VALUE([.H9])=INDEX([$Données.M$1:$Données.M$1048576];[$Données.N68]+62);&quot;VRAI&quot;;&quot;FAUX&quot;);&quot;&quot;)))">
            <text:p/>
          </table:table-cell>
          <table:table-cell table:style-name="ce231" table:formula="of:=IF(AND([$Synthèse.$H$1];[.$AA$1];[.$AA$2]);INDEX([$Données.M$1:$Données.M$1048576];[$Données.N68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E$1:$Données.E$1048576];[$Données.G69]+62)" office:value-type="string" office:string-value="+600" calcext:value-type="string">
            <text:p>+600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H$1];[.$AA$1]);IF(VALUE([.C10])=INDEX([$Données.F$1:$Données.F$1048576];[$Données.G69]+62);&quot;VRAI&quot;;&quot;FAUX&quot;);&quot;&quot;)))">
            <text:p/>
          </table:table-cell>
          <table:table-cell table:style-name="ce207" table:formula="of:=IF(AND([$Synthèse.$H$1];[.$AA$1];[.$AA$2]);INDEX([$Données.F$1:$Données.F$1048576];[$Données.G69]+6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N69]+62)" office:value-type="string" office:string-value="-60 %" calcext:value-type="string">
            <text:p>-60 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H$1];[.$AA$1]);IF(VALUE([.H10])=INDEX([$Données.M$1:$Données.M$1048576];[$Données.N69]+62);&quot;VRAI&quot;;&quot;FAUX&quot;);&quot;&quot;)))">
            <text:p/>
          </table:table-cell>
          <table:table-cell table:style-name="ce232" table:formula="of:=IF(AND([$Synthèse.$H$1];[.$AA$1];[.$AA$2]);INDEX([$Données.M$1:$Données.M$1048576];[$Données.N69]+6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E$1:$Données.E$1048576];[$Données.G70]+62)" office:value-type="string" office:string-value="-21" calcext:value-type="string">
            <text:p>-21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H$1];[.$AA$1]);IF(VALUE([.C11])=INDEX([$Données.F$1:$Données.F$1048576];[$Données.G70]+62);&quot;VRAI&quot;;&quot;FAUX&quot;);&quot;&quot;)))">
            <text:p/>
          </table:table-cell>
          <table:table-cell table:style-name="ce208" table:formula="of:=IF(AND([$Synthèse.$H$1];[.$AA$1];[.$AA$2]);INDEX([$Données.F$1:$Données.F$1048576];[$Données.G70]+6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N70]+62)" office:value-type="string" office:string-value="-30 %" calcext:value-type="string">
            <text:p>-30 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H$1];[.$AA$1]);IF(VALUE([.H11])=INDEX([$Données.M$1:$Données.M$1048576];[$Données.N70]+62);&quot;VRAI&quot;;&quot;FAUX&quot;);&quot;&quot;)))">
            <text:p/>
          </table:table-cell>
          <table:table-cell table:style-name="ce233" table:formula="of:=IF(AND([$Synthèse.$H$1];[.$AA$1];[.$AA$2]);INDEX([$Données.M$1:$Données.M$1048576];[$Données.N70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E$1:$Données.E$1048576];[$Données.G71]+62)" office:value-type="string" office:string-value="+40" calcext:value-type="string">
            <text:p>+40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H$1];[.$AA$1]);IF(VALUE([.C12])=INDEX([$Données.F$1:$Données.F$1048576];[$Données.G71]+62);&quot;VRAI&quot;;&quot;FAUX&quot;);&quot;&quot;)))">
            <text:p/>
          </table:table-cell>
          <table:table-cell table:style-name="ce209" table:formula="of:=IF(AND([$Synthèse.$H$1];[.$AA$1];[.$AA$2]);INDEX([$Données.F$1:$Données.F$1048576];[$Données.G71]+6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N71]+62)" office:value-type="string" office:string-value="-20 %" calcext:value-type="string">
            <text:p>-20 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H$1];[.$AA$1]);IF(VALUE([.H12])=INDEX([$Données.M$1:$Données.M$1048576];[$Données.N71]+62);&quot;VRAI&quot;;&quot;FAUX&quot;);&quot;&quot;)))">
            <text:p/>
          </table:table-cell>
          <table:table-cell table:style-name="ce234" table:formula="of:=IF(AND([$Synthèse.$H$1];[.$AA$1];[.$AA$2]);INDEX([$Données.M$1:$Données.M$1048576];[$Données.N71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E$1:$Données.E$1048576];[$Données.G72]+62)" office:value-type="string" office:string-value="+57" calcext:value-type="string">
            <text:p>+57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H$1];[.$AA$1]);IF(VALUE([.C13])=INDEX([$Données.F$1:$Données.F$1048576];[$Données.G72]+62);&quot;VRAI&quot;;&quot;FAUX&quot;);&quot;&quot;)))">
            <text:p/>
          </table:table-cell>
          <table:table-cell table:style-name="ce210" table:formula="of:=IF(AND([$Synthèse.$H$1];[.$AA$1];[.$AA$2]);INDEX([$Données.F$1:$Données.F$1048576];[$Données.G72]+6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N72]+62)" office:value-type="string" office:string-value="+41 %" calcext:value-type="string">
            <text:p>+41 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H$1];[.$AA$1]);IF(VALUE([.H13])=INDEX([$Données.M$1:$Données.M$1048576];[$Données.N72]+62);&quot;VRAI&quot;;&quot;FAUX&quot;);&quot;&quot;)))">
            <text:p/>
          </table:table-cell>
          <table:table-cell table:style-name="ce237" table:formula="of:=IF(AND([$Synthèse.$H$1];[.$AA$1];[.$AA$2]);INDEX([$Données.M$1:$Données.M$1048576];[$Données.N72]+6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5"/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Menu <text:span text:style-name="T14">O</text:span><text:span text:style-name="T15">utils</text:span> ; <text:span text:style-name="T14">O</text:span><text:span text:style-name="T15">ptions</text:span> ; <text:span text:style-name="T15">Paramètres linguistiques</text:span> ; <text:span text:style-name="T15">Langues</text:span> ; cocher la case <text:span text:style-name="T15">Identique au paramètre linguistique (,)</text:span> et validez par <text:span text:style-name="T15">OK</text:span>.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/>
          <table:table-cell table:style-name="ce182"/>
          <table:table-cell table:style-name="ce53"/>
          <table:table-cell table:style-name="ce75" office:value-type="string" calcext:value-type="string">
            <text:p>+ t %</text:p>
          </table:table-cell>
          <table:table-cell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8">
          <table:table-cell table:style-name="ce53"/>
          <table:table-cell table:style-name="ce182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2"/>
          <table:table-cell table:style-name="ce53" table:number-columns-repeated="2"/>
          <table:table-cell table:number-columns-repeated="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/>
          <table:table-cell table:style-name="ce104" office:value-type="string" calcext:value-type="string">
            <text:p></text:p>
          </table:table-cell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 table:number-columns-repeated="2"/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 table:number-rows-repeated="2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62">
          <table:table-cell table:style-name="ce53" table:number-columns-repeated="2"/>
          <table:table-cell table:number-columns-repeated="62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7.806cm" svg:y1="22.196cm" svg:x2="14.733cm" svg:y2="22.113cm">
            <text:p/>
          </draw:line>
          <draw:line draw:z-index="1" draw:style-name="gr7" draw:text-style-name="P2" svg:x1="6.31cm" svg:y1="23.137cm" svg:x2="6.31cm" svg:y2="25.358cm">
            <text:p/>
          </draw:line>
          <draw:line draw:z-index="2" draw:style-name="gr7" draw:text-style-name="P2" svg:x1="6.199cm" svg:y1="25.252cm" svg:x2="16.642cm" svg:y2="25.252cm">
            <text:p/>
          </draw:line>
          <draw:line draw:z-index="3" draw:style-name="gr8" draw:text-style-name="P2" svg:x1="16.469cm" svg:y1="22.917cm" svg:x2="16.469cm" svg:y2="25.331cm">
            <text:p/>
          </draw:line>
          <draw:control draw:z-index="4" draw:style-name="gr5" draw:text-style-name="P3" svg:width="4.634cm" svg:height="1.427cm" svg:x="30.692cm" svg:y="16.154cm" draw:control="control17"/>
          <draw:control draw:z-index="5" draw:style-name="gr5" draw:text-style-name="P3" svg:width="4.695cm" svg:height="1.478cm" svg:x="36.162cm" svg:y="16.121cm" draw:control="control18"/>
          <draw:control draw:z-index="6" draw:style-name="gr3" draw:text-style-name="P3" svg:width="11.496cm" svg:height="1.5cm" svg:x="5.312cm" svg:y="16.253cm" draw:control="control19"/>
          <draw:control draw:z-index="7" draw:style-name="gr3" draw:text-style-name="P3" svg:width="4.247cm" svg:height="1.5cm" svg:x="0.48cm" svg:y="16.22cm" draw:control="control20"/>
        </table:shapes>
        <table:table-column table:style-name="co8" table:default-cell-style-name="ce56"/>
        <table:table-column table:style-name="co18" table:default-cell-style-name="ce56"/>
        <table:table-column table:style-name="co10" table:default-cell-style-name="ce56"/>
        <table:table-column table:style-name="co12" table:default-cell-style-name="ce56"/>
        <table:table-column table:style-name="co19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2" table:default-cell-style-name="ce56"/>
        <table:table-column table:style-name="co19" table:default-cell-style-name="ce56"/>
        <table:table-column table:style-name="co1" table:number-columns-repeated="15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6">+ t %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6">+ t 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D$1:$Données.D$1048576];[$Données.I91]+90)" office:value-type="float" office:value="9" calcext:value-type="float">
            <text:p>9</text:p>
          </table:table-cell>
          <table:table-cell table:style-name="ce79"/>
          <table:table-cell table:style-name="ce146" table:formula="of:=IF(ISBLANK([.C4]);&quot;&quot;;IF(OR(ISNUMBER([.C4]);ISERROR(VALUE([.C4])));&quot;FAUX&quot;;IF(AND([$Synthèse.$H$1];[.$AA$1]);IF([.C4]=INDEX([$Données.H$1:$Données.H$1048576];[$Données.I91]+90);&quot;VRAI&quot;;&quot;FAUX&quot;);&quot;&quot;)))">
            <text:p/>
          </table:table-cell>
          <table:table-cell table:style-name="ce156" table:formula="of:=IF(AND([$Synthèse.$H$1];[.$AA$1];[.$AA$2]);INDEX([$Données.H$1:$Données.H$1048576];[$Données.I91]+90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Q91]+90)" office:value-type="float" office:value="0.1" calcext:value-type="float">
            <text:p>0,1</text:p>
          </table:table-cell>
          <table:table-cell table:style-name="ce79"/>
          <table:table-cell table:style-name="ce166" table:formula="of:=IF(ISBLANK([.H4]);&quot;&quot;;IF(OR(ISNUMBER([.C4]);ISERROR(VALUE([.C4])));&quot;FAUX&quot;;IF(AND([$Synthèse.$H$1];[.$AA$1]);IF([.H4]=INDEX([$Données.P$1:$Données.P$1048576];[$Données.Q91]+90);&quot;VRAI&quot;;&quot;FAUX&quot;);&quot;&quot;)))">
            <text:p/>
          </table:table-cell>
          <table:table-cell table:style-name="ce184" table:formula="of:=IF(AND([$Synthèse.$H$1];[.$AA$1];[.$AA$2]);INDEX([$Données.P$1:$Données.P$1048576];[$Données.Q91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D$1:$Données.D$1048576];[$Données.I92]+90)" office:value-type="float" office:value="0.93" calcext:value-type="float">
            <text:p>0,93</text:p>
          </table:table-cell>
          <table:table-cell table:style-name="ce79"/>
          <table:table-cell table:style-name="ce147" table:formula="of:=IF(ISBLANK([.C5]);&quot;&quot;;IF(OR(ISNUMBER([.C5]);ISERROR(VALUE([.C5])));&quot;FAUX&quot;;IF(AND([$Synthèse.$H$1];[.$AA$1]);IF([.C5]=INDEX([$Données.H$1:$Données.H$1048576];[$Données.I92]+90);&quot;VRAI&quot;;&quot;FAUX&quot;);&quot;&quot;)))">
            <text:p/>
          </table:table-cell>
          <table:table-cell table:style-name="ce157" table:formula="of:=IF(AND([$Synthèse.$H$1];[.$AA$1];[.$AA$2]);INDEX([$Données.H$1:$Données.H$1048576];[$Données.I92]+90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Q92]+90)" office:value-type="float" office:value="8" calcext:value-type="float">
            <text:p>8</text:p>
          </table:table-cell>
          <table:table-cell table:style-name="ce79"/>
          <table:table-cell table:style-name="ce167" table:formula="of:=IF(ISBLANK([.H5]);&quot;&quot;;IF(OR(ISNUMBER([.C5]);ISERROR(VALUE([.C5])));&quot;FAUX&quot;;IF(AND([$Synthèse.$H$1];[.$AA$1]);IF([.H5]=INDEX([$Données.P$1:$Données.P$1048576];[$Données.Q92]+90);&quot;VRAI&quot;;&quot;FAUX&quot;);&quot;&quot;)))">
            <text:p/>
          </table:table-cell>
          <table:table-cell table:style-name="ce186" table:formula="of:=IF(AND([$Synthèse.$H$1];[.$AA$1];[.$AA$2]);INDEX([$Données.P$1:$Données.P$1048576];[$Données.Q92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D$1:$Données.D$1048576];[$Données.I93]+90)" office:value-type="float" office:value="0.19" calcext:value-type="float">
            <text:p>0,19</text:p>
          </table:table-cell>
          <table:table-cell table:style-name="ce79"/>
          <table:table-cell table:style-name="ce148" table:formula="of:=IF(ISBLANK([.C6]);&quot;&quot;;IF(OR(ISNUMBER([.C6]);ISERROR(VALUE([.C6])));&quot;FAUX&quot;;IF(AND([$Synthèse.$H$1];[.$AA$1]);IF([.C6]=INDEX([$Données.H$1:$Données.H$1048576];[$Données.I93]+90);&quot;VRAI&quot;;&quot;FAUX&quot;);&quot;&quot;)))">
            <text:p/>
          </table:table-cell>
          <table:table-cell table:style-name="ce158" table:formula="of:=IF(AND([$Synthèse.$H$1];[.$AA$1];[.$AA$2]);INDEX([$Données.H$1:$Données.H$1048576];[$Données.I93]+90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Q93]+90)" office:value-type="float" office:value="0.83" calcext:value-type="float">
            <text:p>0,83</text:p>
          </table:table-cell>
          <table:table-cell table:style-name="ce79"/>
          <table:table-cell table:style-name="ce169" table:formula="of:=IF(ISBLANK([.H6]);&quot;&quot;;IF(OR(ISNUMBER([.C6]);ISERROR(VALUE([.C6])));&quot;FAUX&quot;;IF(AND([$Synthèse.$H$1];[.$AA$1]);IF([.H6]=INDEX([$Données.P$1:$Données.P$1048576];[$Données.Q93]+90);&quot;VRAI&quot;;&quot;FAUX&quot;);&quot;&quot;)))">
            <text:p/>
          </table:table-cell>
          <table:table-cell table:style-name="ce188" table:formula="of:=IF(AND([$Synthèse.$H$1];[.$AA$1];[.$AA$2]);INDEX([$Données.P$1:$Données.P$1048576];[$Données.Q93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D$1:$Données.D$1048576];[$Données.I94]+90)" office:value-type="float" office:value="1.2" calcext:value-type="float">
            <text:p>1,2</text:p>
          </table:table-cell>
          <table:table-cell table:style-name="ce79"/>
          <table:table-cell table:style-name="ce149" table:formula="of:=IF(ISBLANK([.C7]);&quot;&quot;;IF(OR(ISNUMBER([.C7]);ISERROR(VALUE([.C7])));&quot;FAUX&quot;;IF(AND([$Synthèse.$H$1];[.$AA$1]);IF([.C7]=INDEX([$Données.H$1:$Données.H$1048576];[$Données.I94]+90);&quot;VRAI&quot;;&quot;FAUX&quot;);&quot;&quot;)))">
            <text:p/>
          </table:table-cell>
          <table:table-cell table:style-name="ce159" table:formula="of:=IF(AND([$Synthèse.$H$1];[.$AA$1];[.$AA$2]);INDEX([$Données.H$1:$Données.H$1048576];[$Données.I94]+90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Q94]+90)" office:value-type="float" office:value="0.8" calcext:value-type="float">
            <text:p>0,8</text:p>
          </table:table-cell>
          <table:table-cell table:style-name="ce79"/>
          <table:table-cell table:style-name="ce170" table:formula="of:=IF(ISBLANK([.H7]);&quot;&quot;;IF(OR(ISNUMBER([.C7]);ISERROR(VALUE([.C7])));&quot;FAUX&quot;;IF(AND([$Synthèse.$H$1];[.$AA$1]);IF([.H7]=INDEX([$Données.P$1:$Données.P$1048576];[$Données.Q94]+90);&quot;VRAI&quot;;&quot;FAUX&quot;);&quot;&quot;)))">
            <text:p/>
          </table:table-cell>
          <table:table-cell table:style-name="ce235" table:formula="of:=IF(AND([$Synthèse.$H$1];[.$AA$1];[.$AA$2]);INDEX([$Données.P$1:$Données.P$1048576];[$Données.Q94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D$1:$Données.D$1048576];[$Données.I95]+90)" office:value-type="float" office:value="1.11" calcext:value-type="float">
            <text:p>1,11</text:p>
          </table:table-cell>
          <table:table-cell table:style-name="ce79"/>
          <table:table-cell table:style-name="ce150" table:formula="of:=IF(ISBLANK([.C8]);&quot;&quot;;IF(OR(ISNUMBER([.C8]);ISERROR(VALUE([.C8])));&quot;FAUX&quot;;IF(AND([$Synthèse.$H$1];[.$AA$1]);IF([.C8]=INDEX([$Données.H$1:$Données.H$1048576];[$Données.I95]+90);&quot;VRAI&quot;;&quot;FAUX&quot;);&quot;&quot;)))">
            <text:p/>
          </table:table-cell>
          <table:table-cell table:style-name="ce160" table:formula="of:=IF(AND([$Synthèse.$H$1];[.$AA$1];[.$AA$2]);INDEX([$Données.H$1:$Données.H$1048576];[$Données.I95]+90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Q95]+90)" office:value-type="float" office:value="1.67" calcext:value-type="float">
            <text:p>1,67</text:p>
          </table:table-cell>
          <table:table-cell table:style-name="ce79"/>
          <table:table-cell table:style-name="ce171" table:formula="of:=IF(ISBLANK([.H8]);&quot;&quot;;IF(OR(ISNUMBER([.C8]);ISERROR(VALUE([.C8])));&quot;FAUX&quot;;IF(AND([$Synthèse.$H$1];[.$AA$1]);IF([.H8]=INDEX([$Données.P$1:$Données.P$1048576];[$Données.Q95]+90);&quot;VRAI&quot;;&quot;FAUX&quot;);&quot;&quot;)))">
            <text:p/>
          </table:table-cell>
          <table:table-cell table:style-name="ce236" table:formula="of:=IF(AND([$Synthèse.$H$1];[.$AA$1];[.$AA$2]);INDEX([$Données.P$1:$Données.P$1048576];[$Données.Q95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D$1:$Données.D$1048576];[$Données.I96]+90)" office:value-type="float" office:value="1.4" calcext:value-type="float">
            <text:p>1,4</text:p>
          </table:table-cell>
          <table:table-cell table:style-name="ce79"/>
          <table:table-cell table:style-name="ce151" table:formula="of:=IF(ISBLANK([.C9]);&quot;&quot;;IF(OR(ISNUMBER([.C9]);ISERROR(VALUE([.C9])));&quot;FAUX&quot;;IF(AND([$Synthèse.$H$1];[.$AA$1]);IF([.C9]=INDEX([$Données.H$1:$Données.H$1048576];[$Données.I96]+90);&quot;VRAI&quot;;&quot;FAUX&quot;);&quot;&quot;)))">
            <text:p/>
          </table:table-cell>
          <table:table-cell table:style-name="ce161" table:formula="of:=IF(AND([$Synthèse.$H$1];[.$AA$1];[.$AA$2]);INDEX([$Données.H$1:$Données.H$1048576];[$Données.I96]+90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Q96]+90)" office:value-type="float" office:value="1.49" calcext:value-type="float">
            <text:p>1,49</text:p>
          </table:table-cell>
          <table:table-cell table:style-name="ce79"/>
          <table:table-cell table:style-name="ce172" table:formula="of:=IF(ISBLANK([.H9]);&quot;&quot;;IF(OR(ISNUMBER([.C9]);ISERROR(VALUE([.C9])));&quot;FAUX&quot;;IF(AND([$Synthèse.$H$1];[.$AA$1]);IF([.H9]=INDEX([$Données.P$1:$Données.P$1048576];[$Données.Q96]+90);&quot;VRAI&quot;;&quot;FAUX&quot;);&quot;&quot;)))">
            <text:p/>
          </table:table-cell>
          <table:table-cell table:style-name="ce242" table:formula="of:=IF(AND([$Synthèse.$H$1];[.$AA$1];[.$AA$2]);INDEX([$Données.P$1:$Données.P$1048576];[$Données.Q96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D$1:$Données.D$1048576];[$Données.I97]+90)" office:value-type="float" office:value="7" calcext:value-type="float">
            <text:p>7</text:p>
          </table:table-cell>
          <table:table-cell table:style-name="ce79"/>
          <table:table-cell table:style-name="ce152" table:formula="of:=IF(ISBLANK([.C10]);&quot;&quot;;IF(OR(ISNUMBER([.C10]);ISERROR(VALUE([.C10])));&quot;FAUX&quot;;IF(AND([$Synthèse.$H$1];[.$AA$1]);IF([.C10]=INDEX([$Données.H$1:$Données.H$1048576];[$Données.I97]+90);&quot;VRAI&quot;;&quot;FAUX&quot;);&quot;&quot;)))">
            <text:p/>
          </table:table-cell>
          <table:table-cell table:style-name="ce162" table:formula="of:=IF(AND([$Synthèse.$H$1];[.$AA$1];[.$AA$2]);INDEX([$Données.H$1:$Données.H$1048576];[$Données.I97]+90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Q97]+90)" office:value-type="float" office:value="0.42" calcext:value-type="float">
            <text:p>0,42</text:p>
          </table:table-cell>
          <table:table-cell table:style-name="ce79"/>
          <table:table-cell table:style-name="ce173" table:formula="of:=IF(ISBLANK([.H10]);&quot;&quot;;IF(OR(ISNUMBER([.C10]);ISERROR(VALUE([.C10])));&quot;FAUX&quot;;IF(AND([$Synthèse.$H$1];[.$AA$1]);IF([.H10]=INDEX([$Données.P$1:$Données.P$1048576];[$Données.Q97]+90);&quot;VRAI&quot;;&quot;FAUX&quot;);&quot;&quot;)))">
            <text:p/>
          </table:table-cell>
          <table:table-cell table:style-name="ce243" table:formula="of:=IF(AND([$Synthèse.$H$1];[.$AA$1];[.$AA$2]);INDEX([$Données.P$1:$Données.P$1048576];[$Données.Q97]+90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D$1:$Données.D$1048576];[$Données.I98]+90)" office:value-type="float" office:value="1.73" calcext:value-type="float">
            <text:p>1,73</text:p>
          </table:table-cell>
          <table:table-cell table:style-name="ce79"/>
          <table:table-cell table:style-name="ce153" table:formula="of:=IF(ISBLANK([.C11]);&quot;&quot;;IF(OR(ISNUMBER([.C11]);ISERROR(VALUE([.C11])));&quot;FAUX&quot;;IF(AND([$Synthèse.$H$1];[.$AA$1]);IF([.C11]=INDEX([$Données.H$1:$Données.H$1048576];[$Données.I98]+90);&quot;VRAI&quot;;&quot;FAUX&quot;);&quot;&quot;)))">
            <text:p/>
          </table:table-cell>
          <table:table-cell table:style-name="ce163" table:formula="of:=IF(AND([$Synthèse.$H$1];[.$AA$1];[.$AA$2]);INDEX([$Données.H$1:$Données.H$1048576];[$Données.I98]+90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Q98]+90)" office:value-type="float" office:value="0.5" calcext:value-type="float">
            <text:p>0,5</text:p>
          </table:table-cell>
          <table:table-cell table:style-name="ce79"/>
          <table:table-cell table:style-name="ce176" table:formula="of:=IF(ISBLANK([.H11]);&quot;&quot;;IF(OR(ISNUMBER([.C11]);ISERROR(VALUE([.C11])));&quot;FAUX&quot;;IF(AND([$Synthèse.$H$1];[.$AA$1]);IF([.H11]=INDEX([$Données.P$1:$Données.P$1048576];[$Données.Q98]+90);&quot;VRAI&quot;;&quot;FAUX&quot;);&quot;&quot;)))">
            <text:p/>
          </table:table-cell>
          <table:table-cell table:style-name="ce244" table:formula="of:=IF(AND([$Synthèse.$H$1];[.$AA$1];[.$AA$2]);INDEX([$Données.P$1:$Données.P$1048576];[$Données.Q98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D$1:$Données.D$1048576];[$Données.I99]+90)" office:value-type="float" office:value="0.73" calcext:value-type="float">
            <text:p>0,73</text:p>
          </table:table-cell>
          <table:table-cell table:style-name="ce79"/>
          <table:table-cell table:style-name="ce154" table:formula="of:=IF(ISBLANK([.C12]);&quot;&quot;;IF(OR(ISNUMBER([.C12]);ISERROR(VALUE([.C12])));&quot;FAUX&quot;;IF(AND([$Synthèse.$H$1];[.$AA$1]);IF([.C12]=INDEX([$Données.H$1:$Données.H$1048576];[$Données.I99]+90);&quot;VRAI&quot;;&quot;FAUX&quot;);&quot;&quot;)))">
            <text:p/>
          </table:table-cell>
          <table:table-cell table:style-name="ce164" table:formula="of:=IF(AND([$Synthèse.$H$1];[.$AA$1];[.$AA$2]);INDEX([$Données.H$1:$Données.H$1048576];[$Données.I99]+90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Q99]+90)" office:value-type="float" office:value="1.02" calcext:value-type="float">
            <text:p>1,02</text:p>
          </table:table-cell>
          <table:table-cell table:style-name="ce79"/>
          <table:table-cell table:style-name="ce178" table:formula="of:=IF(ISBLANK([.H12]);&quot;&quot;;IF(OR(ISNUMBER([.C12]);ISERROR(VALUE([.C12])));&quot;FAUX&quot;;IF(AND([$Synthèse.$H$1];[.$AA$1]);IF([.H12]=INDEX([$Données.P$1:$Données.P$1048576];[$Données.Q99]+90);&quot;VRAI&quot;;&quot;FAUX&quot;);&quot;&quot;)))">
            <text:p/>
          </table:table-cell>
          <table:table-cell table:style-name="ce246" table:formula="of:=IF(AND([$Synthèse.$H$1];[.$AA$1];[.$AA$2]);INDEX([$Données.P$1:$Données.P$1048576];[$Données.Q99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D$1:$Données.D$1048576];[$Données.I100]+90)" office:value-type="float" office:value="1.1" calcext:value-type="float">
            <text:p>1,1</text:p>
          </table:table-cell>
          <table:table-cell table:style-name="ce79"/>
          <table:table-cell table:style-name="ce155" table:formula="of:=IF(ISBLANK([.C13]);&quot;&quot;;IF(OR(ISNUMBER([.C13]);ISERROR(VALUE([.C13])));&quot;FAUX&quot;;IF(AND([$Synthèse.$H$1];[.$AA$1]);IF([.C13]=INDEX([$Données.H$1:$Données.H$1048576];[$Données.I100]+90);&quot;VRAI&quot;;&quot;FAUX&quot;);&quot;&quot;)))">
            <text:p/>
          </table:table-cell>
          <table:table-cell table:style-name="ce165" table:formula="of:=IF(AND([$Synthèse.$H$1];[.$AA$1];[.$AA$2]);INDEX([$Données.H$1:$Données.H$1048576];[$Données.I100]+90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Q100]+90)" office:value-type="float" office:value="0.69" calcext:value-type="float">
            <text:p>0,69</text:p>
          </table:table-cell>
          <table:table-cell table:style-name="ce79"/>
          <table:table-cell table:style-name="ce179" table:formula="of:=IF(ISBLANK([.H13]);&quot;&quot;;IF(OR(ISNUMBER([.C13]);ISERROR(VALUE([.C13])));&quot;FAUX&quot;;IF(AND([$Synthèse.$H$1];[.$AA$1]);IF([.H13]=INDEX([$Données.P$1:$Données.P$1048576];[$Données.Q100]+90);&quot;VRAI&quot;;&quot;FAUX&quot;);&quot;&quot;)))">
            <text:p/>
          </table:table-cell>
          <table:table-cell table:style-name="ce247" table:formula="of:=IF(AND([$Synthèse.$H$1];[.$AA$1];[.$AA$2]);INDEX([$Données.P$1:$Données.P$1048576];[$Données.Q100]+90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 table:number-columns-repeated="3"/>
          <table:table-cell table:style-name="ce104" office:value-type="string" calcext:value-type="string">
            <text:p></text:p>
          </table:table-cell>
          <table:table-cell table:number-columns-repeated="60"/>
        </table:table-row>
        <table:table-row table:style-name="ro8">
          <table:table-cell table:style-name="ce53" table:number-columns-repeated="2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number-columns-repeated="59"/>
        </table:table-row>
        <table:table-row table:style-name="ro6">
          <table:table-cell table:style-name="ce53" table:number-columns-repeated="4"/>
          <table:table-cell table:number-columns-repeated="60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style-name="Default"/>
          <table:table-cell table:number-columns-repeated="59"/>
        </table:table-row>
        <table:table-row table:style-name="ro6">
          <table:table-cell table:style-name="ce53" table:number-columns-repeated="4"/>
          <table:table-cell table:style-name="Default"/>
          <table:table-cell table:number-columns-repeated="59"/>
        </table:table-row>
        <table:table-row table:style-name="ro6" table:number-rows-repeated="60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2" form:id="control22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7.085cm" svg:y1="22.071cm" svg:x2="16.028cm" svg:y2="22.071cm">
            <text:p/>
          </draw:line>
          <draw:line draw:z-index="1" draw:style-name="gr6" draw:text-style-name="P2" svg:x1="18.868cm" svg:y1="22.058cm" svg:x2="27.591cm" svg:y2="22.058cm">
            <text:p/>
          </draw:line>
          <draw:line draw:z-index="2" draw:style-name="gr7" draw:text-style-name="P2" svg:x1="5.906cm" svg:y1="23.311cm" svg:x2="5.906cm" svg:y2="25.532cm">
            <text:p/>
          </draw:line>
          <draw:line draw:z-index="3" draw:style-name="gr7" draw:text-style-name="P2" svg:x1="5.751cm" svg:y1="25.426cm" svg:x2="29.202cm" svg:y2="25.426cm">
            <text:p/>
          </draw:line>
          <draw:line draw:z-index="4" draw:style-name="gr8" draw:text-style-name="P2" svg:x1="29cm" svg:y1="23.091cm" svg:x2="29cm" svg:y2="25.505cm">
            <text:p/>
          </draw:line>
          <draw:control draw:z-index="5" draw:style-name="gr5" draw:text-style-name="P3" svg:width="4.758cm" svg:height="1.487cm" svg:x="21.773cm" svg:y="16.268cm" draw:control="control21"/>
          <draw:control draw:z-index="6" draw:style-name="gr5" draw:text-style-name="P3" svg:width="4.891cm" svg:height="1.452cm" svg:x="27.205cm" svg:y="16.227cm" draw:control="control22"/>
          <draw:control draw:z-index="7" draw:style-name="gr3" draw:text-style-name="P3" svg:width="11.496cm" svg:height="1.5cm" svg:x="4.882cm" svg:y="16.267cm" draw:control="control23"/>
          <draw:control draw:z-index="8" draw:style-name="gr3" draw:text-style-name="P3" svg:width="4.247cm" svg:height="1.5cm" svg:x="0.23cm" svg:y="16.219cm" draw:control="control24"/>
        </table:shapes>
        <table:table-column table:style-name="co21" table:default-cell-style-name="ce56"/>
        <table:table-column table:style-name="co22" table:number-columns-repeated="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1" table:number-columns-repeated="19" table:default-cell-style-name="ce56"/>
        <table:table-column table:style-name="co26" table:default-cell-style-name="ce56"/>
        <table:table-column table:style-name="co1" table:number-columns-repeated="38" table:default-cell-style-name="ce56"/>
        <table:table-row table:style-name="ro6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245" office:value-type="string" calcext:value-type="string">
            <text:p>+ t<text:span text:style-name="T18">1</text:span> %</text:p>
          </table:table-cell>
          <table:table-cell table:style-name="ce245" office:value-type="string" calcext:value-type="string">
            <text:p>+ t<text:span text:style-name="T18">2</text:span> %</text:p>
          </table:table-cell>
          <table:table-cell table:style-name="ce245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297" table:formula="of:=INDEX([$Données.E$1:$Données.E$1048576];[$Données.O119]+118)" office:value-type="string" office:string-value="-50 %" calcext:value-type="string">
            <text:p>-50 %</text:p>
          </table:table-cell>
          <table:table-cell table:style-name="ce298" table:formula="of:=INDEX([$Données.I$1:$Données.I$1048576];[$Données.O119]+118)" office:value-type="string" office:string-value="+70 %" calcext:value-type="string">
            <text:p>+70 %</text:p>
          </table:table-cell>
          <table:table-cell table:style-name="ce79"/>
          <table:table-cell table:style-name="ce262" table:formula="of:=IF(ISBLANK([.D4]);&quot;&quot;;IF(OR(ISNUMBER([.D4]);ISERROR(VALUE([.D4])));&quot;FAUX&quot;;IF(AND([$Synthèse.$H$1];[.$AA$1]);IF([.D4]=INDEX([$Données.N$1:$Données.N$1048576];[$Données.O119]+118);&quot;VRAI&quot;;&quot;FAUX&quot;);&quot;&quot;)))">
            <text:p/>
          </table:table-cell>
          <table:table-cell table:style-name="ce311" table:formula="of:=IF(AND([$Synthèse.$H$1];[.$AA$1];[.$AA$2]);INDEX([$Données.N$1:$Données.N$1048576];[$Données.O119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E$1:$Données.E$1048576];[$Données.O120]+118)" office:value-type="string" office:string-value="+10 %" calcext:value-type="string">
            <text:p>+10 %</text:p>
          </table:table-cell>
          <table:table-cell table:style-name="ce299" table:formula="of:=INDEX([$Données.I$1:$Données.I$1048576];[$Données.O120]+118)" office:value-type="string" office:string-value="+10 %" calcext:value-type="string">
            <text:p>+10 %</text:p>
          </table:table-cell>
          <table:table-cell table:style-name="ce79"/>
          <table:table-cell table:style-name="ce302" table:formula="of:=IF(ISBLANK([.D5]);&quot;&quot;;IF(OR(ISNUMBER([.D5]);ISERROR(VALUE([.D5])));&quot;FAUX&quot;;IF(AND([$Synthèse.$H$1];[.$AA$1]);IF([.D5]=INDEX([$Données.N$1:$Données.N$1048576];[$Données.O120]+118);&quot;VRAI&quot;;&quot;FAUX&quot;);&quot;&quot;)))">
            <text:p/>
          </table:table-cell>
          <table:table-cell table:style-name="ce275" table:formula="of:=IF(AND([$Synthèse.$H$1];[.$AA$1];[.$AA$2]);INDEX([$Données.N$1:$Données.N$1048576];[$Données.O120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97" table:formula="of:=INDEX([$Données.E$1:$Données.E$1048576];[$Données.O121]+118)" office:value-type="string" office:string-value="+20 %" calcext:value-type="string">
            <text:p>+20 %</text:p>
          </table:table-cell>
          <table:table-cell table:style-name="ce298" table:formula="of:=INDEX([$Données.I$1:$Données.I$1048576];[$Données.O121]+118)" office:value-type="string" office:string-value="+80 %" calcext:value-type="string">
            <text:p>+80 %</text:p>
          </table:table-cell>
          <table:table-cell table:style-name="ce79"/>
          <table:table-cell table:style-name="ce264" table:formula="of:=IF(ISBLANK([.D6]);&quot;&quot;;IF(OR(ISNUMBER([.D6]);ISERROR(VALUE([.D6])));&quot;FAUX&quot;;IF(AND([$Synthèse.$H$1];[.$AA$1]);IF([.D6]=INDEX([$Données.N$1:$Données.N$1048576];[$Données.O121]+118);&quot;VRAI&quot;;&quot;FAUX&quot;);&quot;&quot;)))">
            <text:p/>
          </table:table-cell>
          <table:table-cell table:style-name="ce313" table:formula="of:=IF(AND([$Synthèse.$H$1];[.$AA$1];[.$AA$2]);INDEX([$Données.N$1:$Données.N$1048576];[$Données.O121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E$1:$Données.E$1048576];[$Données.O122]+118)" office:value-type="string" office:string-value="-70 %" calcext:value-type="string">
            <text:p>-70 %</text:p>
          </table:table-cell>
          <table:table-cell table:style-name="ce299" table:formula="of:=INDEX([$Données.I$1:$Données.I$1048576];[$Données.O122]+118)" office:value-type="string" office:string-value="-60 %" calcext:value-type="string">
            <text:p>-60 %</text:p>
          </table:table-cell>
          <table:table-cell table:style-name="ce79"/>
          <table:table-cell table:style-name="ce304" table:formula="of:=IF(ISBLANK([.D7]);&quot;&quot;;IF(OR(ISNUMBER([.D7]);ISERROR(VALUE([.D7])));&quot;FAUX&quot;;IF(AND([$Synthèse.$H$1];[.$AA$1]);IF([.D7]=INDEX([$Données.N$1:$Données.N$1048576];[$Données.O122]+118);&quot;VRAI&quot;;&quot;FAUX&quot;);&quot;&quot;)))">
            <text:p/>
          </table:table-cell>
          <table:table-cell table:style-name="ce278" table:formula="of:=IF(AND([$Synthèse.$H$1];[.$AA$1];[.$AA$2]);INDEX([$Données.N$1:$Données.N$1048576];[$Données.O122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297" table:formula="of:=INDEX([$Données.E$1:$Données.E$1048576];[$Données.O123]+118)" office:value-type="string" office:string-value="+30 %" calcext:value-type="string">
            <text:p>+30 %</text:p>
          </table:table-cell>
          <table:table-cell table:style-name="ce298" table:formula="of:=INDEX([$Données.I$1:$Données.I$1048576];[$Données.O123]+118)" office:value-type="string" office:string-value="-10 %" calcext:value-type="string">
            <text:p>-10 %</text:p>
          </table:table-cell>
          <table:table-cell table:style-name="ce79"/>
          <table:table-cell table:style-name="ce266" table:formula="of:=IF(ISBLANK([.D8]);&quot;&quot;;IF(OR(ISNUMBER([.D8]);ISERROR(VALUE([.D8])));&quot;FAUX&quot;;IF(AND([$Synthèse.$H$1];[.$AA$1]);IF([.D8]=INDEX([$Données.N$1:$Données.N$1048576];[$Données.O123]+118);&quot;VRAI&quot;;&quot;FAUX&quot;);&quot;&quot;)))">
            <text:p/>
          </table:table-cell>
          <table:table-cell table:style-name="ce315" table:formula="of:=IF(AND([$Synthèse.$H$1];[.$AA$1];[.$AA$2]);INDEX([$Données.N$1:$Données.N$1048576];[$Données.O123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E$1:$Données.E$1048576];[$Données.O124]+118)" office:value-type="string" office:string-value="-10 %" calcext:value-type="string">
            <text:p>-10 %</text:p>
          </table:table-cell>
          <table:table-cell table:style-name="ce299" table:formula="of:=INDEX([$Données.I$1:$Données.I$1048576];[$Données.O124]+118)" office:value-type="string" office:string-value="-10 %" calcext:value-type="string">
            <text:p>-10 %</text:p>
          </table:table-cell>
          <table:table-cell table:style-name="ce79"/>
          <table:table-cell table:style-name="ce306" table:formula="of:=IF(ISBLANK([.D9]);&quot;&quot;;IF(OR(ISNUMBER([.D9]);ISERROR(VALUE([.D9])));&quot;FAUX&quot;;IF(AND([$Synthèse.$H$1];[.$AA$1]);IF([.D9]=INDEX([$Données.N$1:$Données.N$1048576];[$Données.O124]+118);&quot;VRAI&quot;;&quot;FAUX&quot;);&quot;&quot;)))">
            <text:p/>
          </table:table-cell>
          <table:table-cell table:style-name="ce281" table:formula="of:=IF(AND([$Synthèse.$H$1];[.$AA$1];[.$AA$2]);INDEX([$Données.N$1:$Données.N$1048576];[$Données.O124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297" table:formula="of:=INDEX([$Données.E$1:$Données.E$1048576];[$Données.O125]+118)" office:value-type="string" office:string-value="+60 %" calcext:value-type="string">
            <text:p>+60 %</text:p>
          </table:table-cell>
          <table:table-cell table:style-name="ce298" table:formula="of:=INDEX([$Données.I$1:$Données.I$1048576];[$Données.O125]+118)" office:value-type="string" office:string-value="-70 %" calcext:value-type="string">
            <text:p>-70 %</text:p>
          </table:table-cell>
          <table:table-cell table:style-name="ce79"/>
          <table:table-cell table:style-name="ce268" table:formula="of:=IF(ISBLANK([.D10]);&quot;&quot;;IF(OR(ISNUMBER([.D10]);ISERROR(VALUE([.D10])));&quot;FAUX&quot;;IF(AND([$Synthèse.$H$1];[.$AA$1]);IF([.D10]=INDEX([$Données.N$1:$Données.N$1048576];[$Données.O125]+118);&quot;VRAI&quot;;&quot;FAUX&quot;);&quot;&quot;)))">
            <text:p/>
          </table:table-cell>
          <table:table-cell table:style-name="ce317" table:formula="of:=IF(AND([$Synthèse.$H$1];[.$AA$1];[.$AA$2]);INDEX([$Données.N$1:$Données.N$1048576];[$Données.O125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E$1:$Données.E$1048576];[$Données.O126]+118)" office:value-type="string" office:string-value="+20 %" calcext:value-type="string">
            <text:p>+20 %</text:p>
          </table:table-cell>
          <table:table-cell table:style-name="ce299" table:formula="of:=INDEX([$Données.I$1:$Données.I$1048576];[$Données.O126]+118)" office:value-type="string" office:string-value="+90 %" calcext:value-type="string">
            <text:p>+90 %</text:p>
          </table:table-cell>
          <table:table-cell table:style-name="ce79"/>
          <table:table-cell table:style-name="ce308" table:formula="of:=IF(ISBLANK([.D11]);&quot;&quot;;IF(OR(ISNUMBER([.D11]);ISERROR(VALUE([.D11])));&quot;FAUX&quot;;IF(AND([$Synthèse.$H$1];[.$AA$1]);IF([.D11]=INDEX([$Données.N$1:$Données.N$1048576];[$Données.O126]+118);&quot;VRAI&quot;;&quot;FAUX&quot;);&quot;&quot;)))">
            <text:p/>
          </table:table-cell>
          <table:table-cell table:style-name="ce283" table:formula="of:=IF(AND([$Synthèse.$H$1];[.$AA$1];[.$AA$2]);INDEX([$Données.N$1:$Données.N$1048576];[$Données.O126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297" table:formula="of:=INDEX([$Données.E$1:$Données.E$1048576];[$Données.O127]+118)" office:value-type="string" office:string-value="+40 %" calcext:value-type="string">
            <text:p>+40 %</text:p>
          </table:table-cell>
          <table:table-cell table:style-name="ce298" table:formula="of:=INDEX([$Données.I$1:$Données.I$1048576];[$Données.O127]+118)" office:value-type="string" office:string-value="-60 %" calcext:value-type="string">
            <text:p>-60 %</text:p>
          </table:table-cell>
          <table:table-cell table:style-name="ce79"/>
          <table:table-cell table:style-name="ce270" table:formula="of:=IF(ISBLANK([.D12]);&quot;&quot;;IF(OR(ISNUMBER([.D12]);ISERROR(VALUE([.D12])));&quot;FAUX&quot;;IF(AND([$Synthèse.$H$1];[.$AA$1]);IF([.D12]=INDEX([$Données.N$1:$Données.N$1048576];[$Données.O127]+118);&quot;VRAI&quot;;&quot;FAUX&quot;);&quot;&quot;)))">
            <text:p/>
          </table:table-cell>
          <table:table-cell table:style-name="ce319" table:formula="of:=IF(AND([$Synthèse.$H$1];[.$AA$1];[.$AA$2]);INDEX([$Données.N$1:$Données.N$1048576];[$Données.O127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E$1:$Données.E$1048576];[$Données.O128]+118)" office:value-type="string" office:string-value="+20 %" calcext:value-type="string">
            <text:p>+20 %</text:p>
          </table:table-cell>
          <table:table-cell table:style-name="ce299" table:formula="of:=INDEX([$Données.I$1:$Données.I$1048576];[$Données.O128]+118)" office:value-type="string" office:string-value="+90 %" calcext:value-type="string">
            <text:p>+90 %</text:p>
          </table:table-cell>
          <table:table-cell table:style-name="ce79"/>
          <table:table-cell table:style-name="ce310" table:formula="of:=IF(ISBLANK([.D13]);&quot;&quot;;IF(OR(ISNUMBER([.D13]);ISERROR(VALUE([.D13])));&quot;FAUX&quot;;IF(AND([$Synthèse.$H$1];[.$AA$1]);IF([.D13]=INDEX([$Données.N$1:$Données.N$1048576];[$Données.O128]+118);&quot;VRAI&quot;;&quot;FAUX&quot;);&quot;&quot;)))">
            <text:p/>
          </table:table-cell>
          <table:table-cell table:style-name="ce286" table:formula="of:=IF(AND([$Synthèse.$H$1];[.$AA$1];[.$AA$2]);INDEX([$Données.N$1:$Données.N$1048576];[$Données.O128]+118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/>
          <table:table-cell table:style-name="Default"/>
          <table:table-cell table:style-name="ce75" office:value-type="string" calcext:value-type="string">
            <text:p>+ t<text:span text:style-name="T18">1</text:span> %</text:p>
          </table:table-cell>
          <table:table-cell table:style-name="Default"/>
          <table:table-cell table:style-name="ce75" office:value-type="string" calcext:value-type="string">
            <text:p>+ t<text:span text:style-name="T18">2</text:span> %</text:p>
          </table:table-cell>
          <table:table-cell table:number-columns-repeated="59"/>
        </table:table-row>
        <table:table-row table:style-name="ro8">
          <table:table-cell table:style-name="ce254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259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3</text:span><text:span text:style-name="T9"> (€)</text:span></text:p>
          </table:table-cell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5" form:id="control25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6" form:id="control26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7" form:id="control27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ustom-shape draw:z-index="0" draw:style-name="gr9" draw:text-style-name="P2" svg:width="9.309cm" svg:height="1.131cm" svg:x="4.698cm" svg:y="20.74cm">
            <text:p/>
            <draw:enhanced-geometry svg:viewBox="0 0 21600 21600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1" draw:style-name="gr6" draw:text-style-name="P2" svg:x1="5.809cm" svg:y1="22.501cm" svg:x2="12.358cm" svg:y2="22.501cm">
            <text:p/>
          </draw:line>
          <draw:custom-shape draw:z-index="2" draw:style-name="gr9" draw:text-style-name="P2" svg:width="9.309cm" svg:height="1.131cm" svg:x="4.681cm" svg:y="23.329cm">
            <text:p/>
            <draw:enhanced-geometry svg:viewBox="0 0 21600 21600" draw:mirror-vertical="true" draw:mirror-horizontal="true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3" draw:style-name="gr6" draw:text-style-name="P2" svg:x1="28.656cm" svg:y1="22.421cm" svg:x2="36.303cm" svg:y2="22.421cm">
            <text:p/>
          </draw:line>
          <draw:custom-shape draw:z-index="4" draw:style-name="gr9" draw:text-style-name="P2" svg:width="9.309cm" svg:height="1.131cm" svg:x="27.773cm" svg:y="20.748cm">
            <text:p/>
            <draw:enhanced-geometry svg:viewBox="0 0 21600 21600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5" draw:style-name="gr9" draw:text-style-name="P2" svg:width="9.309cm" svg:height="1.131cm" svg:x="27.621cm" svg:y="23.277cm">
            <text:p/>
            <draw:enhanced-geometry svg:viewBox="0 0 21600 21600" draw:mirror-vertical="true" draw:mirror-horizontal="true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ontrol draw:z-index="6" draw:style-name="gr5" draw:text-style-name="P3" svg:width="4.634cm" svg:height="1.427cm" svg:x="36.492cm" svg:y="16.154cm" draw:control="control25"/>
          <draw:control draw:z-index="7" draw:style-name="gr5" draw:text-style-name="P3" svg:width="4.695cm" svg:height="1.478cm" svg:x="41.789cm" svg:y="16.121cm" draw:control="control26"/>
          <draw:control draw:z-index="8" draw:style-name="gr3" draw:text-style-name="P3" svg:width="11.496cm" svg:height="1.5cm" svg:x="5.312cm" svg:y="16.253cm" draw:control="control27"/>
          <draw:control draw:z-index="9" draw:style-name="gr3" draw:text-style-name="P3" svg:width="4.247cm" svg:height="1.5cm" svg:x="0.48cm" svg:y="16.22cm" draw:control="control28"/>
        </table:shapes>
        <table:table-column table:style-name="co8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8" table:default-cell-style-name="ce56"/>
        <table:table-column table:style-name="co31" table:default-cell-style-name="ce56"/>
        <table:table-column table:style-name="co32" table:default-cell-style-name="ce56"/>
        <table:table-column table:style-name="co29" table:default-cell-style-name="ce56"/>
        <table:table-column table:style-name="co30" table:default-cell-style-name="ce56"/>
        <table:table-column table:style-name="co1" table:number-columns-repeated="2" table:default-cell-style-name="ce56"/>
        <table:table-column table:style-name="co33" table:default-cell-style-name="ce56"/>
        <table:table-column table:style-name="co34" table:default-cell-style-name="ce56"/>
        <table:table-column table:style-name="co35" table:default-cell-style-name="ce56"/>
        <table:table-column table:style-name="co1" table:number-columns-repeated="10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7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9">× x</text:span><text:span text:style-name="T20">1</text:span></text:p>
          </table:table-cell>
          <table:table-cell table:style-name="ce276" office:value-type="string" calcext:value-type="string">
            <text:p><text:span text:style-name="T21">× x</text:span><text:span text:style-name="T20">2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<text:span text:style-name="T22">×</text:span>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22">±</text:span> t<text:span text:style-name="T20">1 </text:span><text:span text:style-name="T21">%</text:span></text:p>
          </table:table-cell>
          <table:table-cell table:style-name="ce255" office:value-type="string" calcext:value-type="string">
            <text:p><text:span text:style-name="T22">±</text:span> t<text:span text:style-name="T20">2 </text:span><text:span text:style-name="T21">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K153]+152)" office:value-type="float" office:value="2" calcext:value-type="float">
            <text:p>2</text:p>
          </table:table-cell>
          <table:table-cell table:style-name="ce84"/>
          <table:table-cell table:style-name="ce307" table:formula="of:=IF(ISBLANK([.C4]);&quot;&quot;;IF(ISNUMBER([.C4]);&quot;FAUX&quot;;IF(AND([$Synthèse.$H$1];[.$AA$1]);IF([.C4]=INDEX([$Données.H$1:$Données.H$1048576];[$Données.K153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3]+15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E$1:$Données.E$1048576];[$Données.K163]+152)" office:value-type="string" office:string-value="-60" calcext:value-type="string">
            <text:p>-60</text:p>
          </table:table-cell>
          <table:table-cell table:style-name="ce79"/>
          <table:table-cell table:style-name="ce339" table:formula="of:=IF(ISBLANK([.H4]);&quot;&quot;;IF(ISNUMBER([.H4]);&quot;FAUX&quot;;IF(AND([$Synthèse.$H$1];[.$AA$1]);IF([.H4]=INDEX([$Données.J$1:$Données.J$1048576];[$Données.K163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3]+15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K154]+152)" office:value-type="float" office:value="1.5" calcext:value-type="float">
            <text:p>1,5</text:p>
          </table:table-cell>
          <table:table-cell table:style-name="ce84"/>
          <table:table-cell table:style-name="ce318" table:formula="of:=IF(ISBLANK([.C5]);&quot;&quot;;IF(ISNUMBER([.C5]);&quot;FAUX&quot;;IF(AND([$Synthèse.$H$1];[.$AA$1]);IF([.C5]=INDEX([$Données.H$1:$Données.H$1048576];[$Données.K154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4]+15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E$1:$Données.E$1048576];[$Données.K164]+152)" office:value-type="string" office:string-value="+900" calcext:value-type="string">
            <text:p>+900</text:p>
          </table:table-cell>
          <table:table-cell table:style-name="ce79"/>
          <table:table-cell table:style-name="ce343" table:formula="of:=IF(ISBLANK([.H5]);&quot;&quot;;IF(ISNUMBER([.H5]);&quot;FAUX&quot;;IF(AND([$Synthèse.$H$1];[.$AA$1]);IF([.H5]=INDEX([$Données.J$1:$Données.J$1048576];[$Données.K164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4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K155]+152)" office:value-type="float" office:value="1.25" calcext:value-type="float">
            <text:p>1,25</text:p>
          </table:table-cell>
          <table:table-cell table:style-name="ce84"/>
          <table:table-cell table:style-name="ce307" table:formula="of:=IF(ISBLANK([.C6]);&quot;&quot;;IF(ISNUMBER([.C6]);&quot;FAUX&quot;;IF(AND([$Synthèse.$H$1];[.$AA$1]);IF([.C6]=INDEX([$Données.H$1:$Données.H$1048576];[$Données.K155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5]+15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E$1:$Données.E$1048576];[$Données.K165]+152)" office:value-type="string" office:string-value="-90" calcext:value-type="string">
            <text:p>-90</text:p>
          </table:table-cell>
          <table:table-cell table:style-name="ce79"/>
          <table:table-cell table:style-name="ce339" table:formula="of:=IF(ISBLANK([.H6]);&quot;&quot;;IF(ISNUMBER([.H6]);&quot;FAUX&quot;;IF(AND([$Synthèse.$H$1];[.$AA$1]);IF([.H6]=INDEX([$Données.J$1:$Données.J$1048576];[$Données.K165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5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K156]+152)" office:value-type="float" office:value="0.5" calcext:value-type="float">
            <text:p>0,5</text:p>
          </table:table-cell>
          <table:table-cell table:style-name="ce84"/>
          <table:table-cell table:style-name="ce318" table:formula="of:=IF(ISBLANK([.C7]);&quot;&quot;;IF(ISNUMBER([.C7]);&quot;FAUX&quot;;IF(AND([$Synthèse.$H$1];[.$AA$1]);IF([.C7]=INDEX([$Données.H$1:$Données.H$1048576];[$Données.K156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6]+15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E$1:$Données.E$1048576];[$Données.K166]+152)" office:value-type="string" office:string-value="+40" calcext:value-type="string">
            <text:p>+40</text:p>
          </table:table-cell>
          <table:table-cell table:style-name="ce79"/>
          <table:table-cell table:style-name="ce343" table:formula="of:=IF(ISBLANK([.H7]);&quot;&quot;;IF(ISNUMBER([.H7]);&quot;FAUX&quot;;IF(AND([$Synthèse.$H$1];[.$AA$1]);IF([.H7]=INDEX([$Données.J$1:$Données.J$1048576];[$Données.K166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6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K157]+152)" office:value-type="float" office:value="0.2" calcext:value-type="float">
            <text:p>0,2</text:p>
          </table:table-cell>
          <table:table-cell table:style-name="ce84"/>
          <table:table-cell table:style-name="ce307" table:formula="of:=IF(ISBLANK([.C8]);&quot;&quot;;IF(ISNUMBER([.C8]);&quot;FAUX&quot;;IF(AND([$Synthèse.$H$1];[.$AA$1]);IF([.C8]=INDEX([$Données.H$1:$Données.H$1048576];[$Données.K157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7]+15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E$1:$Données.E$1048576];[$Données.K167]+152)" office:value-type="string" office:string-value="+525" calcext:value-type="string">
            <text:p>+525</text:p>
          </table:table-cell>
          <table:table-cell table:style-name="ce79"/>
          <table:table-cell table:style-name="ce339" table:formula="of:=IF(ISBLANK([.H8]);&quot;&quot;;IF(ISNUMBER([.H8]);&quot;FAUX&quot;;IF(AND([$Synthèse.$H$1];[.$AA$1]);IF([.H8]=INDEX([$Données.J$1:$Données.J$1048576];[$Données.K167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7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K158]+152)" office:value-type="float" office:value="0.6" calcext:value-type="float">
            <text:p>0,6</text:p>
          </table:table-cell>
          <table:table-cell table:style-name="ce84"/>
          <table:table-cell table:style-name="ce318" table:formula="of:=IF(ISBLANK([.C9]);&quot;&quot;;IF(ISNUMBER([.C9]);&quot;FAUX&quot;;IF(AND([$Synthèse.$H$1];[.$AA$1]);IF([.C9]=INDEX([$Données.H$1:$Données.H$1048576];[$Données.K158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8]+15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E$1:$Données.E$1048576];[$Données.K168]+152)" office:value-type="string" office:string-value="-84" calcext:value-type="string">
            <text:p>-84</text:p>
          </table:table-cell>
          <table:table-cell table:style-name="ce79"/>
          <table:table-cell table:style-name="ce343" table:formula="of:=IF(ISBLANK([.H9]);&quot;&quot;;IF(ISNUMBER([.H9]);&quot;FAUX&quot;;IF(AND([$Synthèse.$H$1];[.$AA$1]);IF([.H9]=INDEX([$Données.J$1:$Données.J$1048576];[$Données.K168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8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K159]+152)" office:value-type="float" office:value="6" calcext:value-type="float">
            <text:p>6</text:p>
          </table:table-cell>
          <table:table-cell table:style-name="ce84"/>
          <table:table-cell table:style-name="ce307" table:formula="of:=IF(ISBLANK([.C10]);&quot;&quot;;IF(ISNUMBER([.C10]);&quot;FAUX&quot;;IF(AND([$Synthèse.$H$1];[.$AA$1]);IF([.C10]=INDEX([$Données.H$1:$Données.H$1048576];[$Données.K159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9]+15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E$1:$Données.E$1048576];[$Données.K169]+152)" office:value-type="string" office:string-value="+20" calcext:value-type="string">
            <text:p>+20</text:p>
          </table:table-cell>
          <table:table-cell table:style-name="ce79"/>
          <table:table-cell table:style-name="ce339" table:formula="of:=IF(ISBLANK([.H10]);&quot;&quot;;IF(ISNUMBER([.H10]);&quot;FAUX&quot;;IF(AND([$Synthèse.$H$1];[.$AA$1]);IF([.H10]=INDEX([$Données.J$1:$Données.J$1048576];[$Données.K169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9]+15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K160]+152)" office:value-type="float" office:value="4" calcext:value-type="float">
            <text:p>4</text:p>
          </table:table-cell>
          <table:table-cell table:style-name="ce84"/>
          <table:table-cell table:style-name="ce318" table:formula="of:=IF(ISBLANK([.C11]);&quot;&quot;;IF(ISNUMBER([.C11]);&quot;FAUX&quot;;IF(AND([$Synthèse.$H$1];[.$AA$1]);IF([.C11]=INDEX([$Données.H$1:$Données.H$1048576];[$Données.K160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0]+15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E$1:$Données.E$1048576];[$Données.K170]+152)" office:value-type="string" office:string-value="-75" calcext:value-type="string">
            <text:p>-75</text:p>
          </table:table-cell>
          <table:table-cell table:style-name="ce79"/>
          <table:table-cell table:style-name="ce343" table:formula="of:=IF(ISBLANK([.H11]);&quot;&quot;;IF(ISNUMBER([.H11]);&quot;FAUX&quot;;IF(AND([$Synthèse.$H$1];[.$AA$1]);IF([.H11]=INDEX([$Données.J$1:$Données.J$1048576];[$Données.K170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70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K161]+152)" office:value-type="float" office:value="1.8" calcext:value-type="float">
            <text:p>1,8</text:p>
          </table:table-cell>
          <table:table-cell table:style-name="ce84"/>
          <table:table-cell table:style-name="ce307" table:formula="of:=IF(ISBLANK([.C12]);&quot;&quot;;IF(ISNUMBER([.C12]);&quot;FAUX&quot;;IF(AND([$Synthèse.$H$1];[.$AA$1]);IF([.C12]=INDEX([$Données.H$1:$Données.H$1048576];[$Données.K161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61]+15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E$1:$Données.E$1048576];[$Données.K171]+152)" office:value-type="string" office:string-value="+30" calcext:value-type="string">
            <text:p>+30</text:p>
          </table:table-cell>
          <table:table-cell table:style-name="ce79"/>
          <table:table-cell table:style-name="ce339" table:formula="of:=IF(ISBLANK([.H12]);&quot;&quot;;IF(ISNUMBER([.H12]);&quot;FAUX&quot;;IF(AND([$Synthèse.$H$1];[.$AA$1]);IF([.H12]=INDEX([$Données.J$1:$Données.J$1048576];[$Données.K171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71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K162]+152)" office:value-type="float" office:value="1.7" calcext:value-type="float">
            <text:p>1,7</text:p>
          </table:table-cell>
          <table:table-cell table:style-name="ce84"/>
          <table:table-cell table:style-name="ce318" table:formula="of:=IF(ISBLANK([.C13]);&quot;&quot;;IF(ISNUMBER([.C13]);&quot;FAUX&quot;;IF(AND([$Synthèse.$H$1];[.$AA$1]);IF([.C13]=INDEX([$Données.H$1:$Données.H$1048576];[$Données.K162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2]+15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E$1:$Données.E$1048576];[$Données.K172]+152)" office:value-type="string" office:string-value="+400" calcext:value-type="string">
            <text:p>+400</text:p>
          </table:table-cell>
          <table:table-cell table:style-name="ce79"/>
          <table:table-cell table:style-name="ce343" table:formula="of:=IF(ISBLANK([.H13]);&quot;&quot;;IF(ISNUMBER([.H13]);&quot;FAUX&quot;;IF(AND([$Synthèse.$H$1];[.$AA$1]);IF([.H13]=INDEX([$Données.J$1:$Données.J$1048576];[$Données.K172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72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3"/>
          <table:table-cell table:style-name="ce102"/>
          <table:table-cell table:number-columns-repeated="50"/>
        </table:table-row>
        <table:table-row table:style-name="ro11">
          <table:table-cell table:style-name="Default"/>
          <table:table-cell table:style-name="ce53"/>
          <table:table-cell table:style-name="ce256" office:value-type="string" calcext:value-type="string">
            <text:p> <text:span text:style-name="T22">x</text:span><text:span text:style-name="T23">1</text:span></text:p>
          </table:table-cell>
          <table:table-cell table:number-columns-repeated="2"/>
          <table:table-cell table:style-name="Default"/>
          <table:table-cell table:style-name="ce53"/>
          <table:table-cell table:style-name="ce280" office:value-type="string" calcext:value-type="string">
            <text:p>= <text:span text:style-name="T22">±</text:span> t<text:span text:style-name="T20">1 </text:span><text:span text:style-name="T21">%</text:span></text:p>
          </table:table-cell>
          <table:table-cell table:number-columns-repeated="5"/>
          <table:table-cell table:style-name="ce102"/>
          <table:table-cell table:number-columns-repeated="50"/>
        </table:table-row>
        <table:table-row table:style-name="ro6">
          <table:table-cell table:style-name="Default"/>
          <table:table-cell table:style-name="ce53"/>
          <table:table-cell table:style-name="Default"/>
          <table:table-cell table:number-columns-repeated="2"/>
          <table:table-cell table:style-name="Default"/>
          <table:table-cell table:style-name="ce53"/>
          <table:table-cell table:style-name="Default"/>
          <table:table-cell table:number-columns-repeated="5"/>
          <table:table-cell table:style-name="ce102"/>
          <table:table-cell table:number-columns-repeated="50"/>
        </table:table-row>
        <table:table-row table:style-name="ro8">
          <table:table-cell table:style-name="Default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ce257"/>
          <table:table-cell table:style-name="ce321" office:value-type="string" calcext:value-type="string">
            <text:p><text:span text:style-name="T24">P</text:span><text:span text:style-name="T25">2</text:span><text:span text:style-name="T26"> (€)</text:span></text:p>
          </table:table-cell>
          <table:table-cell/>
          <table:table-cell table:style-name="Default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ce257"/>
          <table:table-cell table:style-name="ce321" office:value-type="string" calcext:value-type="string">
            <text:p><text:span text:style-name="T24">P</text:span><text:span text:style-name="T25">2</text:span><text:span text:style-name="T26"> (€)</text:span></text:p>
          </table:table-cell>
          <table:table-cell table:number-columns-repeated="55"/>
        </table:table-row>
        <table:table-row table:style-name="ro6">
          <table:table-cell table:style-name="Default"/>
          <table:table-cell table:style-name="ce53"/>
          <table:table-cell table:style-name="Default"/>
          <table:table-cell table:number-columns-repeated="2"/>
          <table:table-cell table:style-name="Default"/>
          <table:table-cell table:style-name="ce53"/>
          <table:table-cell table:style-name="Default"/>
          <table:table-cell table:number-columns-repeated="56"/>
        </table:table-row>
        <table:table-row table:style-name="ro11">
          <table:table-cell table:style-name="Default"/>
          <table:table-cell table:style-name="ce53"/>
          <table:table-cell table:style-name="ce256" office:value-type="string" calcext:value-type="string">
            <text:p> <text:span text:style-name="T22">x</text:span><text:span text:style-name="T23">2</text:span></text:p>
          </table:table-cell>
          <table:table-cell table:number-columns-repeated="2"/>
          <table:table-cell table:style-name="Default"/>
          <table:table-cell table:style-name="ce53"/>
          <table:table-cell table:style-name="ce280" office:value-type="string" calcext:value-type="string">
            <text:p>= <text:span text:style-name="T22">±</text:span> t<text:span text:style-name="T20">2 </text:span><text:span text:style-name="T21">%</text:span></text:p>
          </table:table-cell>
          <table:table-cell table:number-columns-repeated="56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Default"/>
          <table:table-cell table:style-name="ce53"/>
          <table:table-cell table:number-columns-repeated="62"/>
        </table:table-row>
        <table:table-row table:style-name="ro6" table:number-rows-repeated="59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6" table:default-cell-style-name="ce346"/>
        <table:table-column table:style-name="co37" table:default-cell-style-name="ce392"/>
        <table:table-column table:style-name="co38" table:default-cell-style-name="ce392"/>
        <table:table-column table:style-name="co10" table:number-columns-repeated="3" table:default-cell-style-name="ce392"/>
        <table:table-column table:style-name="co39" table:default-cell-style-name="ce392"/>
        <table:table-column table:style-name="co40" table:default-cell-style-name="ce392"/>
        <table:table-column table:style-name="co41" table:default-cell-style-name="ce392"/>
        <table:table-column table:style-name="co42" table:number-columns-repeated="4" table:default-cell-style-name="ce392"/>
        <table:table-column table:style-name="co43" table:default-cell-style-name="ce392"/>
        <table:table-column table:style-name="co44" table:default-cell-style-name="ce392"/>
        <table:table-column table:style-name="co45" table:default-cell-style-name="ce392"/>
        <table:table-column table:style-name="co46" table:default-cell-style-name="ce392"/>
        <table:table-column table:style-name="co47" table:default-cell-style-name="ce392"/>
        <table:table-column table:style-name="co48" table:default-cell-style-name="ce392"/>
        <table:table-column table:style-name="co49" table:default-cell-style-name="ce392"/>
        <table:table-column table:style-name="co50" table:default-cell-style-name="ce392"/>
        <table:table-column table:style-name="co51" table:default-cell-style-name="ce392"/>
        <table:table-column table:style-name="co52" table:default-cell-style-name="ce392"/>
        <table:table-column table:style-name="co53" table:default-cell-style-name="ce392"/>
        <table:table-column table:style-name="co46" table:default-cell-style-name="ce392"/>
        <table:table-column table:style-name="co54" table:default-cell-style-name="ce392"/>
        <table:table-column table:style-name="co48" table:default-cell-style-name="ce392"/>
        <table:table-column table:style-name="co46" table:default-cell-style-name="ce392"/>
        <table:table-column table:style-name="co55" table:default-cell-style-name="ce392"/>
        <table:table-column table:style-name="co56" table:default-cell-style-name="ce392"/>
        <table:table-column table:style-name="co57" table:default-cell-style-name="ce392"/>
        <table:table-column table:style-name="co53" table:default-cell-style-name="ce392"/>
        <table:table-column table:style-name="co36" table:default-cell-style-name="ce392"/>
        <table:table-column table:style-name="co1" table:number-columns-repeated="3" table:default-cell-style-name="ce392"/>
        <table:table-column table:style-name="co58" table:default-cell-style-name="ce392"/>
        <table:table-column table:style-name="co1" table:number-columns-repeated="18" table:default-cell-style-name="ce392"/>
        <table:table-column table:style-name="co59" table:default-cell-style-name="ce392"/>
        <table:table-column table:style-name="co60" table:default-cell-style-name="ce392"/>
        <table:table-column table:style-name="co61" table:default-cell-style-name="ce392"/>
        <table:table-column table:style-name="co62" table:default-cell-style-name="ce392"/>
        <table:table-column table:style-name="co63" table:default-cell-style-name="ce392"/>
        <table:table-column table:style-name="co64" table:default-cell-style-name="ce392"/>
        <table:table-column table:style-name="co65" table:default-cell-style-name="ce392"/>
        <table:table-column table:style-name="co66" table:default-cell-style-name="ce392"/>
        <table:table-column table:style-name="co67" table:default-cell-style-name="ce392"/>
        <table:table-column table:style-name="co68" table:default-cell-style-name="ce392"/>
        <table:table-column table:style-name="co69" table:default-cell-style-name="ce392"/>
        <table:table-column table:style-name="co52" table:default-cell-style-name="ce392"/>
        <table:table-column table:style-name="co70" table:default-cell-style-name="ce346"/>
        <table:table-column table:style-name="co1" table:default-cell-style-name="ce346"/>
        <table:table-column table:style-name="co1" table:number-columns-repeated="6" table:default-cell-style-name="ce408"/>
        <table:table-column table:style-name="co71" table:default-cell-style-name="ce408"/>
        <table:table-column table:style-name="co72" table:default-cell-style-name="ce408"/>
        <table:table-column table:style-name="co1" table:number-columns-repeated="2" table:default-cell-style-name="ce408"/>
        <table:table-column table:style-name="co1" table:number-columns-repeated="945" table:default-cell-style-name="ce397"/>
        <table:table-row table:style-name="ro12">
          <table:table-cell table:style-name="ce295" office:value-type="string" calcext:value-type="string" table:number-columns-spanned="17" table:number-rows-spanned="1">
            <text:p>KELLER Stéphane - Lycée agricole Louis Pasteur</text:p>
          </table:table-cell>
          <table:covered-table-cell table:style-name="Default"/>
          <table:covered-table-cell table:style-name="ce346"/>
          <table:covered-table-cell table:number-columns-repeated="3" table:style-name="ce375"/>
          <table:covered-table-cell table:number-columns-repeated="11" table:style-name="ce352"/>
          <table:table-cell table:style-name="ce374" table:number-columns-repeated="3"/>
          <table:table-cell table:style-name="ce341" table:number-columns-repeated="2"/>
          <table:table-cell table:style-name="ce349" table:number-columns-repeated="2"/>
          <table:table-cell table:style-name="ce385" table:number-columns-repeated="3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408"/>
          <table:table-cell table:style-name="ce397" table:number-columns-repeated="41"/>
          <table:table-cell table:number-columns-repeated="904"/>
          <table:table-cell table:style-name="Default" table:number-columns-repeated="41"/>
        </table:table-row>
        <table:table-row table:style-name="ro4">
          <table:table-cell table:style-name="ce345" office:value-type="string" calcext:value-type="string" table:number-columns-spanned="7" table:number-rows-spanned="1">
            <text:p>% --&gt; €</text:p>
          </table:table-cell>
          <table:covered-table-cell table:number-columns-repeated="5" table:style-name="ce342"/>
          <table:covered-table-cell table:style-name="ce390"/>
          <table:table-cell table:style-name="ce374"/>
          <table:table-cell table:style-name="Default" table:number-columns-repeated="19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397" table:number-columns-repeated="42"/>
          <table:table-cell table:number-columns-repeated="903"/>
          <table:table-cell table:style-name="Default" table:number-columns-repeated="42"/>
        </table:table-row>
        <table:table-row table:style-name="ro4">
          <table:table-cell/>
          <table:table-cell table:style-name="ce346" table:number-columns-repeated="5"/>
          <table:table-cell table:style-name="ce372"/>
          <table:table-cell table:style-name="ce341"/>
          <table:table-cell table:style-name="ce375" office:value-type="string" calcext:value-type="string" table:number-columns-spanned="9" table:number-rows-spanned="1">
            <text:p>Barême</text:p>
          </table:table-cell>
          <table:covered-table-cell table:number-columns-repeated="2" table:style-name="ce375"/>
          <table:covered-table-cell table:number-columns-repeated="6" table:style-name="ce408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Prix (€)</text:p>
          </table:table-cell>
          <table:table-cell table:style-name="ce352" office:value-type="string" calcext:value-type="string">
            <text:p>Montant (€)</text:p>
          </table:table-cell>
          <table:table-cell table:style-name="ce352" office:value-type="string" calcext:value-type="string">
            <text:p>choix</text:p>
          </table:table-cell>
          <table:table-cell table:style-name="ce372"/>
          <table:table-cell table:style-name="ce341"/>
          <table:table-cell table:style-name="ce386" office:value-type="string" calcext:value-type="string">
            <text:p>% → €</text:p>
          </table:table-cell>
          <table:table-cell table:style-name="ce386" office:value-type="string" calcext:value-type="string">
            <text:p>€ → %</text:p>
          </table:table-cell>
          <table:table-cell table:style-name="ce386" office:value-type="string" calcext:value-type="string" table:number-columns-spanned="2" table:number-rows-spanned="1">
            <text:p>% --&gt; x</text:p>
          </table:table-cell>
          <table:covered-table-cell table:style-name="ce386"/>
          <table:table-cell table:style-name="ce386" office:value-type="string" calcext:value-type="string" table:number-columns-spanned="2" table:number-rows-spanned="1">
            <text:p>x --&gt; %</text:p>
          </table:table-cell>
          <table:covered-table-cell table:style-name="ce386"/>
          <table:table-cell table:style-name="ce386" office:value-type="string" calcext:value-type="string">
            <text:p>% successifs</text:p>
          </table:table-cell>
          <table:table-cell table:style-name="ce386" office:value-type="string" calcext:value-type="string" table:number-columns-spanned="2" table:number-rows-spanned="1">
            <text:p>x1 &lt;--&gt; x2</text:p>
          </table:table-cell>
          <table:covered-table-cell table:style-name="ce386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136888823317809" calcext:value-type="float">
            <text:p>0,136888823317809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180" calcext:value-type="float">
            <text:p>180</text:p>
          </table:table-cell>
          <table:table-cell table:style-name="ce365" table:formula="of:=[.C5]*[.D5]/100" office:value-type="float" office:value="54" calcext:value-type="float">
            <text:p>54</text:p>
          </table:table-cell>
          <table:table-cell table:style-name="ce359" table:formula="of:=RANK([.B5];[.$B$5:.$B$29];0)" office:value-type="float" office:value="22" calcext:value-type="float">
            <text:p>22</text:p>
          </table:table-cell>
          <table:table-cell table:style-name="ce284" office:value-type="float" office:value="1" calcext:value-type="float">
            <text:p>1</text:p>
          </table:table-cell>
          <table:table-cell table:style-name="ce341"/>
          <table:table-cell table:number-columns-repeated="2" table:style-name="ce405" office:value-type="string" calcext:value-type="string">
            <text:p>Vrai /Faux</text:p>
          </table: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5" office:value-type="string" calcext:value-type="string">
            <text:p>V/F</text:p>
          </table:covered-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5"/>
          <table:table-cell table:style-name="ce405" office:value-type="string" calcext:value-type="string">
            <text:p>Vrai /Faux</text:p>
          </table: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8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91609674268101" calcext:value-type="float">
            <text:p>0,91609674268101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890" calcext:value-type="float">
            <text:p>890</text:p>
          </table:table-cell>
          <table:table-cell table:style-name="ce365" table:formula="of:=[.C6]*[.D6]/100" office:value-type="float" office:value="89" calcext:value-type="float">
            <text:p>89</text:p>
          </table:table-cell>
          <table:table-cell table:style-name="ce359" table:formula="of:=RANK([.B6];[.$B$5:.$B$29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341"/>
          <table:table-cell table:style-name="ce398" table:formula="of:=IF(ISBLANK([$'% --&gt; €'.D4]);&quot;&quot;;IF(OR(ISNUMBER([$'% --&gt; €'.D4]);ISERROR(VALUE([$'% --&gt; €'.D4])));&quot;FAUX&quot;;IF(AND([$Synthèse.$H$1];[.$AA$1]);IF(VALUE([$'% --&gt; €'.D4])=INDEX([$Données.E$1:$Données.E$1048576];[$Données.F5]+4);&quot;VRAI&quot;;&quot;FAUX&quot;);&quot;&quot;)))">
            <text:p/>
          </table:table-cell>
          <table:table-cell table:style-name="ce398" table:formula="of:=IF(ISBLANK([$'€ --&gt; %'.D4]);&quot;&quot;;IF(OR(ISNUMBER([$'€ --&gt; %'.D4]);ISERROR(VALUE([$'€ --&gt; %'.D4])));&quot;FAUX&quot;;IF(AND([$Synthèse.$H$1];[.$AA$1]);IF([$'€ --&gt; %'.D4]=INDEX([$Données.G$1:$Données.G$1048576];[$Données.H34]+33);&quot;VRAI&quot;;&quot;FAUX&quot;);&quot;&quot;)))">
            <text:p/>
          </table:table-cell>
          <table:table-cell table:style-name="ce398" table:formula="of:=IF(ISBLANK([$'% --&gt; x'.C4]);&quot;&quot;;IF(OR(ISNUMBER([$'% --&gt; x'.C4]);ISERROR(VALUE([$'% --&gt; x'.C4])));&quot;FAUX&quot;;IF(AND([$Synthèse.$H$1];[.$AA$1]);IF(VALUE([$'% --&gt; x'.C4])=INDEX([$Données.F$1:$Données.F$1048576];[$Données.G63]+62);&quot;VRAI&quot;;&quot;FAUX&quot;);&quot;&quot;)))">
            <text:p/>
          </table:table-cell>
          <table:table-cell table:style-name="ce398" table:formula="of:=IF(ISBLANK([$'% --&gt; x'.H4]);&quot;&quot;;IF(OR(ISNUMBER([$'% --&gt; x'.H4]);ISERROR(VALUE([$'% --&gt; x'.H4])));&quot;FAUX&quot;;IF(AND([$Synthèse.$H$1];[.$AA$1]);IF(VALUE([$'% --&gt; x'.H4])=INDEX([$Données.M$1:$Données.M$1048576];[$Données.N63]+62);&quot;VRAI&quot;;&quot;FAUX&quot;);&quot;&quot;)))">
            <text:p/>
          </table:table-cell>
          <table:table-cell table:style-name="ce398" table:formula="of:=IF(ISBLANK([$'x --&gt; %'.C4]);&quot;&quot;;IF(OR(ISNUMBER([$'x --&gt; %'.C4]);ISERROR(VALUE([$'x --&gt; %'.C4])));&quot;FAUX&quot;;IF(AND([$Synthèse.$H$1];[.$AA$1]);IF([$'x --&gt; %'.C4]=INDEX([$Données.H$1:$Données.H$1048576];[$Données.I91]+90);&quot;VRAI&quot;;&quot;FAUX&quot;);&quot;&quot;)))">
            <text:p/>
          </table:table-cell>
          <table:table-cell table:style-name="ce398" table:formula="of:=IF(ISBLANK([$'x --&gt; %'.H4]);&quot;&quot;;IF(OR(ISNUMBER([$'x --&gt; %'.H4]);ISERROR(VALUE([$'x --&gt; %'.H4])));&quot;FAUX&quot;;IF(AND([$Synthèse.$H$1];[.$AA$1]);IF([$'x --&gt; %'.H4]=INDEX([$Données.P$1:$Données.P$1048576];[$Données.Q91]+90);&quot;VRAI&quot;;&quot;FAUX&quot;);&quot;&quot;)))">
            <text:p/>
          </table:table-cell>
          <table:table-cell table:style-name="ce398" table:formula="of:=IF(ISBLANK([$'% successifs'.D4]);&quot;&quot;;IF(OR(ISNUMBER([$'% successifs'.D4]);ISERROR(VALUE([$'% successifs'.D4])));&quot;FAUX&quot;;IF(AND([$Synthèse.$H$1];[.$AA$1]);IF([$'% successifs'.D4]=INDEX([$Données.N$1:$Données.N$1048576];[$Données.O119]+118);&quot;VRAI&quot;;&quot;FAUX&quot;);&quot;&quot;)))">
            <text:p/>
          </table:table-cell>
          <table:table-cell table:style-name="ce398" table:formula="of:=IF(ISBLANK([$'x1 &lt;--&gt; x2'.C4]);&quot;&quot;;IF(ISNUMBER([$'x1 &lt;--&gt; x2'.C4]);&quot;FAUX&quot;;IF(AND([$Synthèse.$H$1];[.$AA$1]);IF([$'x1 &lt;--&gt; x2'.C4]=INDEX([$Données.H$1:$Données.H$1048576];[$Données.K153]+152);&quot;VRAI&quot;;&quot;FAUX&quot;);&quot;&quot;)))">
            <text:p/>
          </table:table-cell>
          <table:table-cell table:style-name="ce398" table:formula="of:=IF(ISBLANK([$'x1 &lt;--&gt; x2'.H4]);&quot;&quot;;IF(ISNUMBER([$'x1 &lt;--&gt; x2'.H4]);&quot;FAUX&quot;;IF(AND([$Synthèse.$H$1];[.$AA$1]);IF([$'x1 &lt;--&gt; x2'.H4]=INDEX([$Données.J$1:$Données.J$1048576];[$Données.K163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101656947555237" calcext:value-type="float">
            <text:p>0,101656947555237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760" calcext:value-type="float">
            <text:p>760</text:p>
          </table:table-cell>
          <table:table-cell table:style-name="ce365" table:formula="of:=[.C7]*[.D7]/100" office:value-type="float" office:value="76" calcext:value-type="float">
            <text:p>76</text:p>
          </table:table-cell>
          <table:table-cell table:style-name="ce359" table:formula="of:=RANK([.B7];[.$B$5:.$B$29];0)" office:value-type="float" office:value="24" calcext:value-type="float">
            <text:p>24</text:p>
          </table:table-cell>
          <table:table-cell table:style-name="ce284" office:value-type="float" office:value="3" calcext:value-type="float">
            <text:p>3</text:p>
          </table:table-cell>
          <table:table-cell table:style-name="ce341"/>
          <table:table-cell table:style-name="ce399" table:formula="of:=IF(ISBLANK([$'% --&gt; €'.D5]);&quot;&quot;;IF(OR(ISNUMBER([$'% --&gt; €'.D5]);ISERROR(VALUE([$'% --&gt; €'.D5])));&quot;FAUX&quot;;IF(AND([$Synthèse.$H$1];[.$AA$1]);IF(VALUE([$'% --&gt; €'.D5])=INDEX([$Données.E$1:$Données.E$1048576];[$Données.F6]+4);&quot;VRAI&quot;;&quot;FAUX&quot;);&quot;&quot;)))">
            <text:p/>
          </table:table-cell>
          <table:table-cell table:style-name="ce399" table:formula="of:=IF(ISBLANK([$'€ --&gt; %'.D5]);&quot;&quot;;IF(OR(ISNUMBER([$'€ --&gt; %'.D5]);ISERROR(VALUE([$'€ --&gt; %'.D5])));&quot;FAUX&quot;;IF(AND([$Synthèse.$H$1];[.$AA$1]);IF([$'€ --&gt; %'.D5]=INDEX([$Données.G$1:$Données.G$1048576];[$Données.H35]+33);&quot;VRAI&quot;;&quot;FAUX&quot;);&quot;&quot;)))">
            <text:p/>
          </table:table-cell>
          <table:table-cell table:style-name="ce399" table:formula="of:=IF(ISBLANK([$'% --&gt; x'.C5]);&quot;&quot;;IF(OR(ISNUMBER([$'% --&gt; x'.C5]);ISERROR(VALUE([$'% --&gt; x'.C5])));&quot;FAUX&quot;;IF(AND([$Synthèse.$H$1];[.$AA$1]);IF(VALUE([$'% --&gt; x'.C5])=INDEX([$Données.F$1:$Données.F$1048576];[$Données.G64]+62);&quot;VRAI&quot;;&quot;FAUX&quot;);&quot;&quot;)))">
            <text:p/>
          </table:table-cell>
          <table:table-cell table:style-name="ce399" table:formula="of:=IF(ISBLANK([$'% --&gt; x'.H5]);&quot;&quot;;IF(OR(ISNUMBER([$'% --&gt; x'.H5]);ISERROR(VALUE([$'% --&gt; x'.H5])));&quot;FAUX&quot;;IF(AND([$Synthèse.$H$1];[.$AA$1]);IF(VALUE([$'% --&gt; x'.H5])=INDEX([$Données.M$1:$Données.M$1048576];[$Données.N64]+62);&quot;VRAI&quot;;&quot;FAUX&quot;);&quot;&quot;)))">
            <text:p/>
          </table:table-cell>
          <table:table-cell table:style-name="ce399" table:formula="of:=IF(ISBLANK([$'x --&gt; %'.C5]);&quot;&quot;;IF(OR(ISNUMBER([$'x --&gt; %'.C5]);ISERROR(VALUE([$'x --&gt; %'.C5])));&quot;FAUX&quot;;IF(AND([$Synthèse.$H$1];[.$AA$1]);IF([$'x --&gt; %'.C5]=INDEX([$Données.H$1:$Données.H$1048576];[$Données.I92]+90);&quot;VRAI&quot;;&quot;FAUX&quot;);&quot;&quot;)))">
            <text:p/>
          </table:table-cell>
          <table:table-cell table:style-name="ce399" table:formula="of:=IF(ISBLANK([$'x --&gt; %'.H5]);&quot;&quot;;IF(OR(ISNUMBER([$'x --&gt; %'.H5]);ISERROR(VALUE([$'x --&gt; %'.H5])));&quot;FAUX&quot;;IF(AND([$Synthèse.$H$1];[.$AA$1]);IF([$'x --&gt; %'.H5]=INDEX([$Données.P$1:$Données.P$1048576];[$Données.Q92]+90);&quot;VRAI&quot;;&quot;FAUX&quot;);&quot;&quot;)))">
            <text:p/>
          </table:table-cell>
          <table:table-cell table:style-name="ce399" table:formula="of:=IF(ISBLANK([$'% successifs'.D5]);&quot;&quot;;IF(OR(ISNUMBER([$'% successifs'.D5]);ISERROR(VALUE([$'% successifs'.D5])));&quot;FAUX&quot;;IF(AND([$Synthèse.$H$1];[.$AA$1]);IF([$'% successifs'.D5]=INDEX([$Données.N$1:$Données.N$1048576];[$Données.O120]+118);&quot;VRAI&quot;;&quot;FAUX&quot;);&quot;&quot;)))">
            <text:p/>
          </table:table-cell>
          <table:table-cell table:style-name="ce399" table:formula="of:=IF(ISBLANK([$'x1 &lt;--&gt; x2'.C5]);&quot;&quot;;IF(ISNUMBER([$'x1 &lt;--&gt; x2'.C5]);&quot;FAUX&quot;;IF(AND([$Synthèse.$H$1];[.$AA$1]);IF([$'x1 &lt;--&gt; x2'.C5]=INDEX([$Données.H$1:$Données.H$1048576];[$Données.K154]+152);&quot;VRAI&quot;;&quot;FAUX&quot;);&quot;&quot;)))">
            <text:p/>
          </table:table-cell>
          <table:table-cell table:style-name="ce399" table:formula="of:=IF(ISBLANK([$'x1 &lt;--&gt; x2'.H5]);&quot;&quot;;IF(ISNUMBER([$'x1 &lt;--&gt; x2'.H5]);&quot;FAUX&quot;;IF(AND([$Synthèse.$H$1];[.$AA$1]);IF([$'x1 &lt;--&gt; x2'.H5]=INDEX([$Données.J$1:$Données.J$1048576];[$Données.K164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604160336158655" calcext:value-type="float">
            <text:p>0,604160336158655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240" calcext:value-type="float">
            <text:p>240</text:p>
          </table:table-cell>
          <table:table-cell table:style-name="ce365" table:formula="of:=[.C8]*[.D8]/100" office:value-type="float" office:value="120" calcext:value-type="float">
            <text:p>120</text:p>
          </table:table-cell>
          <table:table-cell table:style-name="ce359" table:formula="of:=RANK([.B8];[.$B$5:.$B$29];0)" office:value-type="float" office:value="13" calcext:value-type="float">
            <text:p>13</text:p>
          </table:table-cell>
          <table:table-cell table:style-name="ce284" office:value-type="float" office:value="4" calcext:value-type="float">
            <text:p>4</text:p>
          </table:table-cell>
          <table:table-cell table:style-name="ce341"/>
          <table:table-cell table:style-name="ce398" table:formula="of:=IF(ISBLANK([$'% --&gt; €'.D6]);&quot;&quot;;IF(OR(ISNUMBER([$'% --&gt; €'.D6]);ISERROR(VALUE([$'% --&gt; €'.D6])));&quot;FAUX&quot;;IF(AND([$Synthèse.$H$1];[.$AA$1]);IF(VALUE([$'% --&gt; €'.D6])=INDEX([$Données.E$1:$Données.E$1048576];[$Données.F7]+4);&quot;VRAI&quot;;&quot;FAUX&quot;);&quot;&quot;)))">
            <text:p/>
          </table:table-cell>
          <table:table-cell table:style-name="ce398" table:formula="of:=IF(ISBLANK([$'€ --&gt; %'.D6]);&quot;&quot;;IF(OR(ISNUMBER([$'€ --&gt; %'.D6]);ISERROR(VALUE([$'€ --&gt; %'.D6])));&quot;FAUX&quot;;IF(AND([$Synthèse.$H$1];[.$AA$1]);IF([$'€ --&gt; %'.D6]=INDEX([$Données.G$1:$Données.G$1048576];[$Données.H36]+33);&quot;VRAI&quot;;&quot;FAUX&quot;);&quot;&quot;)))">
            <text:p/>
          </table:table-cell>
          <table:table-cell table:style-name="ce398" table:formula="of:=IF(ISBLANK([$'% --&gt; x'.C6]);&quot;&quot;;IF(OR(ISNUMBER([$'% --&gt; x'.C6]);ISERROR(VALUE([$'% --&gt; x'.C6])));&quot;FAUX&quot;;IF(AND([$Synthèse.$H$1];[.$AA$1]);IF(VALUE([$'% --&gt; x'.C6])=INDEX([$Données.F$1:$Données.F$1048576];[$Données.G65]+62);&quot;VRAI&quot;;&quot;FAUX&quot;);&quot;&quot;)))">
            <text:p/>
          </table:table-cell>
          <table:table-cell table:style-name="ce398" table:formula="of:=IF(ISBLANK([$'% --&gt; x'.H6]);&quot;&quot;;IF(OR(ISNUMBER([$'% --&gt; x'.H6]);ISERROR(VALUE([$'% --&gt; x'.H6])));&quot;FAUX&quot;;IF(AND([$Synthèse.$H$1];[.$AA$1]);IF(VALUE([$'% --&gt; x'.H6])=INDEX([$Données.M$1:$Données.M$1048576];[$Données.N65]+62);&quot;VRAI&quot;;&quot;FAUX&quot;);&quot;&quot;)))">
            <text:p/>
          </table:table-cell>
          <table:table-cell table:style-name="ce398" table:formula="of:=IF(ISBLANK([$'x --&gt; %'.C6]);&quot;&quot;;IF(OR(ISNUMBER([$'x --&gt; %'.C6]);ISERROR(VALUE([$'x --&gt; %'.C6])));&quot;FAUX&quot;;IF(AND([$Synthèse.$H$1];[.$AA$1]);IF([$'x --&gt; %'.C6]=INDEX([$Données.H$1:$Données.H$1048576];[$Données.I93]+90);&quot;VRAI&quot;;&quot;FAUX&quot;);&quot;&quot;)))">
            <text:p/>
          </table:table-cell>
          <table:table-cell table:style-name="ce398" table:formula="of:=IF(ISBLANK([$'x --&gt; %'.H6]);&quot;&quot;;IF(OR(ISNUMBER([$'x --&gt; %'.H6]);ISERROR(VALUE([$'x --&gt; %'.H6])));&quot;FAUX&quot;;IF(AND([$Synthèse.$H$1];[.$AA$1]);IF([$'x --&gt; %'.H6]=INDEX([$Données.P$1:$Données.P$1048576];[$Données.Q93]+90);&quot;VRAI&quot;;&quot;FAUX&quot;);&quot;&quot;)))">
            <text:p/>
          </table:table-cell>
          <table:table-cell table:style-name="ce398" table:formula="of:=IF(ISBLANK([$'% successifs'.D6]);&quot;&quot;;IF(OR(ISNUMBER([$'% successifs'.D6]);ISERROR(VALUE([$'% successifs'.D6])));&quot;FAUX&quot;;IF(AND([$Synthèse.$H$1];[.$AA$1]);IF([$'% successifs'.D6]=INDEX([$Données.N$1:$Données.N$1048576];[$Données.O121]+118);&quot;VRAI&quot;;&quot;FAUX&quot;);&quot;&quot;)))">
            <text:p/>
          </table:table-cell>
          <table:table-cell table:style-name="ce398" table:formula="of:=IF(ISBLANK([$'x1 &lt;--&gt; x2'.C6]);&quot;&quot;;IF(ISNUMBER([$'x1 &lt;--&gt; x2'.C6]);&quot;FAUX&quot;;IF(AND([$Synthèse.$H$1];[.$AA$1]);IF([$'x1 &lt;--&gt; x2'.C6]=INDEX([$Données.H$1:$Données.H$1048576];[$Données.K155]+152);&quot;VRAI&quot;;&quot;FAUX&quot;);&quot;&quot;)))">
            <text:p/>
          </table:table-cell>
          <table:table-cell table:style-name="ce398" table:formula="of:=IF(ISBLANK([$'x1 &lt;--&gt; x2'.H6]);&quot;&quot;;IF(ISNUMBER([$'x1 &lt;--&gt; x2'.H6]);&quot;FAUX&quot;;IF(AND([$Synthèse.$H$1];[.$AA$1]);IF([$'x1 &lt;--&gt; x2'.H6]=INDEX([$Données.J$1:$Données.J$1048576];[$Données.K165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604496045708478" calcext:value-type="float">
            <text:p>0,604496045708478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920" calcext:value-type="float">
            <text:p>920</text:p>
          </table:table-cell>
          <table:table-cell table:style-name="ce365" table:formula="of:=[.C9]*[.D9]/100" office:value-type="float" office:value="184" calcext:value-type="float">
            <text:p>184</text:p>
          </table:table-cell>
          <table:table-cell table:style-name="ce359" table:formula="of:=RANK([.B9];[.$B$5:.$B$29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style-name="ce341"/>
          <table:table-cell table:style-name="ce399" table:formula="of:=IF(ISBLANK([$'% --&gt; €'.D7]);&quot;&quot;;IF(OR(ISNUMBER([$'% --&gt; €'.D7]);ISERROR(VALUE([$'% --&gt; €'.D7])));&quot;FAUX&quot;;IF(AND([$Synthèse.$H$1];[.$AA$1]);IF(VALUE([$'% --&gt; €'.D7])=INDEX([$Données.E$1:$Données.E$1048576];[$Données.F8]+4);&quot;VRAI&quot;;&quot;FAUX&quot;);&quot;&quot;)))">
            <text:p/>
          </table:table-cell>
          <table:table-cell table:style-name="ce399" table:formula="of:=IF(ISBLANK([$'€ --&gt; %'.D7]);&quot;&quot;;IF(OR(ISNUMBER([$'€ --&gt; %'.D7]);ISERROR(VALUE([$'€ --&gt; %'.D7])));&quot;FAUX&quot;;IF(AND([$Synthèse.$H$1];[.$AA$1]);IF([$'€ --&gt; %'.D7]=INDEX([$Données.G$1:$Données.G$1048576];[$Données.H37]+33);&quot;VRAI&quot;;&quot;FAUX&quot;);&quot;&quot;)))">
            <text:p/>
          </table:table-cell>
          <table:table-cell table:style-name="ce399" table:formula="of:=IF(ISBLANK([$'% --&gt; x'.C7]);&quot;&quot;;IF(OR(ISNUMBER([$'% --&gt; x'.C7]);ISERROR(VALUE([$'% --&gt; x'.C7])));&quot;FAUX&quot;;IF(AND([$Synthèse.$H$1];[.$AA$1]);IF(VALUE([$'% --&gt; x'.C7])=INDEX([$Données.F$1:$Données.F$1048576];[$Données.G66]+62);&quot;VRAI&quot;;&quot;FAUX&quot;);&quot;&quot;)))">
            <text:p/>
          </table:table-cell>
          <table:table-cell table:style-name="ce399" table:formula="of:=IF(ISBLANK([$'% --&gt; x'.H7]);&quot;&quot;;IF(OR(ISNUMBER([$'% --&gt; x'.H7]);ISERROR(VALUE([$'% --&gt; x'.H7])));&quot;FAUX&quot;;IF(AND([$Synthèse.$H$1];[.$AA$1]);IF(VALUE([$'% --&gt; x'.H7])=INDEX([$Données.M$1:$Données.M$1048576];[$Données.N66]+62);&quot;VRAI&quot;;&quot;FAUX&quot;);&quot;&quot;)))">
            <text:p/>
          </table:table-cell>
          <table:table-cell table:style-name="ce399" table:formula="of:=IF(ISBLANK([$'x --&gt; %'.C7]);&quot;&quot;;IF(OR(ISNUMBER([$'x --&gt; %'.C7]);ISERROR(VALUE([$'x --&gt; %'.C7])));&quot;FAUX&quot;;IF(AND([$Synthèse.$H$1];[.$AA$1]);IF([$'x --&gt; %'.C7]=INDEX([$Données.H$1:$Données.H$1048576];[$Données.I94]+90);&quot;VRAI&quot;;&quot;FAUX&quot;);&quot;&quot;)))">
            <text:p/>
          </table:table-cell>
          <table:table-cell table:style-name="ce399" table:formula="of:=IF(ISBLANK([$'x --&gt; %'.H7]);&quot;&quot;;IF(OR(ISNUMBER([$'x --&gt; %'.H7]);ISERROR(VALUE([$'x --&gt; %'.H7])));&quot;FAUX&quot;;IF(AND([$Synthèse.$H$1];[.$AA$1]);IF([$'x --&gt; %'.H7]=INDEX([$Données.P$1:$Données.P$1048576];[$Données.Q94]+90);&quot;VRAI&quot;;&quot;FAUX&quot;);&quot;&quot;)))">
            <text:p/>
          </table:table-cell>
          <table:table-cell table:style-name="ce399" table:formula="of:=IF(ISBLANK([$'% successifs'.D7]);&quot;&quot;;IF(OR(ISNUMBER([$'% successifs'.D7]);ISERROR(VALUE([$'% successifs'.D7])));&quot;FAUX&quot;;IF(AND([$Synthèse.$H$1];[.$AA$1]);IF([$'% successifs'.D7]=INDEX([$Données.N$1:$Données.N$1048576];[$Données.O122]+118);&quot;VRAI&quot;;&quot;FAUX&quot;);&quot;&quot;)))">
            <text:p/>
          </table:table-cell>
          <table:table-cell table:style-name="ce399" table:formula="of:=IF(ISBLANK([$'x1 &lt;--&gt; x2'.C7]);&quot;&quot;;IF(ISNUMBER([$'x1 &lt;--&gt; x2'.C7]);&quot;FAUX&quot;;IF(AND([$Synthèse.$H$1];[.$AA$1]);IF([$'x1 &lt;--&gt; x2'.C7]=INDEX([$Données.H$1:$Données.H$1048576];[$Données.K156]+152);&quot;VRAI&quot;;&quot;FAUX&quot;);&quot;&quot;)))">
            <text:p/>
          </table:table-cell>
          <table:table-cell table:style-name="ce399" table:formula="of:=IF(ISBLANK([$'x1 &lt;--&gt; x2'.H7]);&quot;&quot;;IF(ISNUMBER([$'x1 &lt;--&gt; x2'.H7]);&quot;FAUX&quot;;IF(AND([$Synthèse.$H$1];[.$AA$1]);IF([$'x1 &lt;--&gt; x2'.H7]=INDEX([$Données.J$1:$Données.J$1048576];[$Données.K166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509257684537149" calcext:value-type="float">
            <text:p>0,509257684537149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50" calcext:value-type="float">
            <text:p>50</text:p>
          </table:table-cell>
          <table:table-cell table:style-name="ce365" table:formula="of:=[.C10]*[.D10]/100" office:value-type="float" office:value="25" calcext:value-type="float">
            <text:p>25</text:p>
          </table:table-cell>
          <table:table-cell table:style-name="ce359" table:formula="of:=RANK([.B10];[.$B$5:.$B$29];0)" office:value-type="float" office:value="15" calcext:value-type="float">
            <text:p>15</text:p>
          </table:table-cell>
          <table:table-cell table:style-name="ce284" office:value-type="float" office:value="6" calcext:value-type="float">
            <text:p>6</text:p>
          </table:table-cell>
          <table:table-cell table:style-name="ce341"/>
          <table:table-cell table:style-name="ce398" table:formula="of:=IF(ISBLANK([$'% --&gt; €'.D8]);&quot;&quot;;IF(OR(ISNUMBER([$'% --&gt; €'.D8]);ISERROR(VALUE([$'% --&gt; €'.D8])));&quot;FAUX&quot;;IF(AND([$Synthèse.$H$1];[.$AA$1]);IF(VALUE([$'% --&gt; €'.D8])=INDEX([$Données.E$1:$Données.E$1048576];[$Données.F9]+4);&quot;VRAI&quot;;&quot;FAUX&quot;);&quot;&quot;)))">
            <text:p/>
          </table:table-cell>
          <table:table-cell table:style-name="ce398" table:formula="of:=IF(ISBLANK([$'€ --&gt; %'.D8]);&quot;&quot;;IF(OR(ISNUMBER([$'€ --&gt; %'.D8]);ISERROR(VALUE([$'€ --&gt; %'.D8])));&quot;FAUX&quot;;IF(AND([$Synthèse.$H$1];[.$AA$1]);IF([$'€ --&gt; %'.D8]=INDEX([$Données.G$1:$Données.G$1048576];[$Données.H38]+33);&quot;VRAI&quot;;&quot;FAUX&quot;);&quot;&quot;)))">
            <text:p/>
          </table:table-cell>
          <table:table-cell table:style-name="ce398" table:formula="of:=IF(ISBLANK([$'% --&gt; x'.C8]);&quot;&quot;;IF(OR(ISNUMBER([$'% --&gt; x'.C8]);ISERROR(VALUE([$'% --&gt; x'.C8])));&quot;FAUX&quot;;IF(AND([$Synthèse.$H$1];[.$AA$1]);IF(VALUE([$'% --&gt; x'.C8])=INDEX([$Données.F$1:$Données.F$1048576];[$Données.G67]+62);&quot;VRAI&quot;;&quot;FAUX&quot;);&quot;&quot;)))">
            <text:p/>
          </table:table-cell>
          <table:table-cell table:style-name="ce398" table:formula="of:=IF(ISBLANK([$'% --&gt; x'.H8]);&quot;&quot;;IF(OR(ISNUMBER([$'% --&gt; x'.H8]);ISERROR(VALUE([$'% --&gt; x'.H8])));&quot;FAUX&quot;;IF(AND([$Synthèse.$H$1];[.$AA$1]);IF(VALUE([$'% --&gt; x'.H8])=INDEX([$Données.M$1:$Données.M$1048576];[$Données.N67]+62);&quot;VRAI&quot;;&quot;FAUX&quot;);&quot;&quot;)))">
            <text:p/>
          </table:table-cell>
          <table:table-cell table:style-name="ce398" table:formula="of:=IF(ISBLANK([$'x --&gt; %'.C8]);&quot;&quot;;IF(OR(ISNUMBER([$'x --&gt; %'.C8]);ISERROR(VALUE([$'x --&gt; %'.C8])));&quot;FAUX&quot;;IF(AND([$Synthèse.$H$1];[.$AA$1]);IF([$'x --&gt; %'.C8]=INDEX([$Données.H$1:$Données.H$1048576];[$Données.I95]+90);&quot;VRAI&quot;;&quot;FAUX&quot;);&quot;&quot;)))">
            <text:p/>
          </table:table-cell>
          <table:table-cell table:style-name="ce398" table:formula="of:=IF(ISBLANK([$'x --&gt; %'.H8]);&quot;&quot;;IF(OR(ISNUMBER([$'x --&gt; %'.H8]);ISERROR(VALUE([$'x --&gt; %'.H8])));&quot;FAUX&quot;;IF(AND([$Synthèse.$H$1];[.$AA$1]);IF([$'x --&gt; %'.H8]=INDEX([$Données.P$1:$Données.P$1048576];[$Données.Q95]+90);&quot;VRAI&quot;;&quot;FAUX&quot;);&quot;&quot;)))">
            <text:p/>
          </table:table-cell>
          <table:table-cell table:style-name="ce398" table:formula="of:=IF(ISBLANK([$'% successifs'.D8]);&quot;&quot;;IF(OR(ISNUMBER([$'% successifs'.D8]);ISERROR(VALUE([$'% successifs'.D8])));&quot;FAUX&quot;;IF(AND([$Synthèse.$H$1];[.$AA$1]);IF([$'% successifs'.D8]=INDEX([$Données.N$1:$Données.N$1048576];[$Données.O123]+118);&quot;VRAI&quot;;&quot;FAUX&quot;);&quot;&quot;)))">
            <text:p/>
          </table:table-cell>
          <table:table-cell table:style-name="ce398" table:formula="of:=IF(ISBLANK([$'x1 &lt;--&gt; x2'.C8]);&quot;&quot;;IF(ISNUMBER([$'x1 &lt;--&gt; x2'.C8]);&quot;FAUX&quot;;IF(AND([$Synthèse.$H$1];[.$AA$1]);IF([$'x1 &lt;--&gt; x2'.C8]=INDEX([$Données.H$1:$Données.H$1048576];[$Données.K157]+152);&quot;VRAI&quot;;&quot;FAUX&quot;);&quot;&quot;)))">
            <text:p/>
          </table:table-cell>
          <table:table-cell table:style-name="ce398" table:formula="of:=IF(ISBLANK([$'x1 &lt;--&gt; x2'.H8]);&quot;&quot;;IF(ISNUMBER([$'x1 &lt;--&gt; x2'.H8]);&quot;FAUX&quot;;IF(AND([$Synthèse.$H$1];[.$AA$1]);IF([$'x1 &lt;--&gt; x2'.H8]=INDEX([$Données.J$1:$Données.J$1048576];[$Données.K167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390746352938109" calcext:value-type="float">
            <text:p>0,390746352938109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370" calcext:value-type="float">
            <text:p>370</text:p>
          </table:table-cell>
          <table:table-cell table:style-name="ce365" table:formula="of:=[.C11]*[.D11]/100" office:value-type="float" office:value="185" calcext:value-type="float">
            <text:p>185</text:p>
          </table:table-cell>
          <table:table-cell table:style-name="ce359" table:formula="of:=RANK([.B11];[.$B$5:.$B$29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341"/>
          <table:table-cell table:style-name="ce399" table:formula="of:=IF(ISBLANK([$'% --&gt; €'.D9]);&quot;&quot;;IF(OR(ISNUMBER([$'% --&gt; €'.D9]);ISERROR(VALUE([$'% --&gt; €'.D9])));&quot;FAUX&quot;;IF(AND([$Synthèse.$H$1];[.$AA$1]);IF(VALUE([$'% --&gt; €'.D9])=INDEX([$Données.E$1:$Données.E$1048576];[$Données.F10]+4);&quot;VRAI&quot;;&quot;FAUX&quot;);&quot;&quot;)))">
            <text:p/>
          </table:table-cell>
          <table:table-cell table:style-name="ce399" table:formula="of:=IF(ISBLANK([$'€ --&gt; %'.D9]);&quot;&quot;;IF(OR(ISNUMBER([$'€ --&gt; %'.D9]);ISERROR(VALUE([$'€ --&gt; %'.D9])));&quot;FAUX&quot;;IF(AND([$Synthèse.$H$1];[.$AA$1]);IF([$'€ --&gt; %'.D9]=INDEX([$Données.G$1:$Données.G$1048576];[$Données.H39]+33);&quot;VRAI&quot;;&quot;FAUX&quot;);&quot;&quot;)))">
            <text:p/>
          </table:table-cell>
          <table:table-cell table:style-name="ce399" table:formula="of:=IF(ISBLANK([$'% --&gt; x'.C9]);&quot;&quot;;IF(OR(ISNUMBER([$'% --&gt; x'.C9]);ISERROR(VALUE([$'% --&gt; x'.C9])));&quot;FAUX&quot;;IF(AND([$Synthèse.$H$1];[.$AA$1]);IF(VALUE([$'% --&gt; x'.C9])=INDEX([$Données.F$1:$Données.F$1048576];[$Données.G68]+62);&quot;VRAI&quot;;&quot;FAUX&quot;);&quot;&quot;)))">
            <text:p/>
          </table:table-cell>
          <table:table-cell table:style-name="ce399" table:formula="of:=IF(ISBLANK([$'% --&gt; x'.H9]);&quot;&quot;;IF(OR(ISNUMBER([$'% --&gt; x'.H9]);ISERROR(VALUE([$'% --&gt; x'.H9])));&quot;FAUX&quot;;IF(AND([$Synthèse.$H$1];[.$AA$1]);IF(VALUE([$'% --&gt; x'.H9])=INDEX([$Données.M$1:$Données.M$1048576];[$Données.N68]+62);&quot;VRAI&quot;;&quot;FAUX&quot;);&quot;&quot;)))">
            <text:p/>
          </table:table-cell>
          <table:table-cell table:style-name="ce399" table:formula="of:=IF(ISBLANK([$'x --&gt; %'.C9]);&quot;&quot;;IF(OR(ISNUMBER([$'x --&gt; %'.C9]);ISERROR(VALUE([$'x --&gt; %'.C9])));&quot;FAUX&quot;;IF(AND([$Synthèse.$H$1];[.$AA$1]);IF([$'x --&gt; %'.C9]=INDEX([$Données.H$1:$Données.H$1048576];[$Données.I96]+90);&quot;VRAI&quot;;&quot;FAUX&quot;);&quot;&quot;)))">
            <text:p/>
          </table:table-cell>
          <table:table-cell table:style-name="ce399" table:formula="of:=IF(ISBLANK([$'x --&gt; %'.H9]);&quot;&quot;;IF(OR(ISNUMBER([$'x --&gt; %'.H9]);ISERROR(VALUE([$'x --&gt; %'.H9])));&quot;FAUX&quot;;IF(AND([$Synthèse.$H$1];[.$AA$1]);IF([$'x --&gt; %'.H9]=INDEX([$Données.P$1:$Données.P$1048576];[$Données.Q96]+90);&quot;VRAI&quot;;&quot;FAUX&quot;);&quot;&quot;)))">
            <text:p/>
          </table:table-cell>
          <table:table-cell table:style-name="ce399" table:formula="of:=IF(ISBLANK([$'% successifs'.D9]);&quot;&quot;;IF(OR(ISNUMBER([$'% successifs'.D9]);ISERROR(VALUE([$'% successifs'.D9])));&quot;FAUX&quot;;IF(AND([$Synthèse.$H$1];[.$AA$1]);IF([$'% successifs'.D9]=INDEX([$Données.N$1:$Données.N$1048576];[$Données.O124]+118);&quot;VRAI&quot;;&quot;FAUX&quot;);&quot;&quot;)))">
            <text:p/>
          </table:table-cell>
          <table:table-cell table:style-name="ce399" table:formula="of:=IF(ISBLANK([$'x1 &lt;--&gt; x2'.C9]);&quot;&quot;;IF(ISNUMBER([$'x1 &lt;--&gt; x2'.C9]);&quot;FAUX&quot;;IF(AND([$Synthèse.$H$1];[.$AA$1]);IF([$'x1 &lt;--&gt; x2'.C9]=INDEX([$Données.H$1:$Données.H$1048576];[$Données.K158]+152);&quot;VRAI&quot;;&quot;FAUX&quot;);&quot;&quot;)))">
            <text:p/>
          </table:table-cell>
          <table:table-cell table:style-name="ce399" table:formula="of:=IF(ISBLANK([$'x1 &lt;--&gt; x2'.H9]);&quot;&quot;;IF(ISNUMBER([$'x1 &lt;--&gt; x2'.H9]);&quot;FAUX&quot;;IF(AND([$Synthèse.$H$1];[.$AA$1]);IF([$'x1 &lt;--&gt; x2'.H9]=INDEX([$Données.J$1:$Données.J$1048576];[$Données.K168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239316566125496" calcext:value-type="float">
            <text:p>0,239316566125496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890" calcext:value-type="float">
            <text:p>890</text:p>
          </table:table-cell>
          <table:table-cell table:style-name="ce365" table:formula="of:=[.C12]*[.D12]/100" office:value-type="float" office:value="267" calcext:value-type="float">
            <text:p>267</text:p>
          </table:table-cell>
          <table:table-cell table:style-name="ce359" table:formula="of:=RANK([.B12];[.$B$5:.$B$29];0)" office:value-type="float" office:value="20" calcext:value-type="float">
            <text:p>20</text:p>
          </table:table-cell>
          <table:table-cell table:style-name="ce284" office:value-type="float" office:value="8" calcext:value-type="float">
            <text:p>8</text:p>
          </table:table-cell>
          <table:table-cell table:style-name="ce341"/>
          <table:table-cell table:style-name="ce398" table:formula="of:=IF(ISBLANK([$'% --&gt; €'.D10]);&quot;&quot;;IF(OR(ISNUMBER([$'% --&gt; €'.D10]);ISERROR(VALUE([$'% --&gt; €'.D10])));&quot;FAUX&quot;;IF(AND([$Synthèse.$H$1];[.$AA$1]);IF(VALUE([$'% --&gt; €'.D10])=INDEX([$Données.E$1:$Données.E$1048576];[$Données.F11]+4);&quot;VRAI&quot;;&quot;FAUX&quot;);&quot;&quot;)))">
            <text:p/>
          </table:table-cell>
          <table:table-cell table:style-name="ce398" table:formula="of:=IF(ISBLANK([$'€ --&gt; %'.D10]);&quot;&quot;;IF(OR(ISNUMBER([$'€ --&gt; %'.D10]);ISERROR(VALUE([$'€ --&gt; %'.D10])));&quot;FAUX&quot;;IF(AND([$Synthèse.$H$1];[.$AA$1]);IF([$'€ --&gt; %'.D10]=INDEX([$Données.G$1:$Données.G$1048576];[$Données.H40]+33);&quot;VRAI&quot;;&quot;FAUX&quot;);&quot;&quot;)))">
            <text:p/>
          </table:table-cell>
          <table:table-cell table:style-name="ce398" table:formula="of:=IF(ISBLANK([$'% --&gt; x'.C10]);&quot;&quot;;IF(OR(ISNUMBER([$'% --&gt; x'.C10]);ISERROR(VALUE([$'% --&gt; x'.C10])));&quot;FAUX&quot;;IF(AND([$Synthèse.$H$1];[.$AA$1]);IF(VALUE([$'% --&gt; x'.C10])=INDEX([$Données.F$1:$Données.F$1048576];[$Données.G69]+62);&quot;VRAI&quot;;&quot;FAUX&quot;);&quot;&quot;)))">
            <text:p/>
          </table:table-cell>
          <table:table-cell table:style-name="ce398" table:formula="of:=IF(ISBLANK([$'% --&gt; x'.H10]);&quot;&quot;;IF(OR(ISNUMBER([$'% --&gt; x'.H10]);ISERROR(VALUE([$'% --&gt; x'.H10])));&quot;FAUX&quot;;IF(AND([$Synthèse.$H$1];[.$AA$1]);IF(VALUE([$'% --&gt; x'.H10])=INDEX([$Données.M$1:$Données.M$1048576];[$Données.N69]+62);&quot;VRAI&quot;;&quot;FAUX&quot;);&quot;&quot;)))">
            <text:p/>
          </table:table-cell>
          <table:table-cell table:style-name="ce398" table:formula="of:=IF(ISBLANK([$'x --&gt; %'.C10]);&quot;&quot;;IF(OR(ISNUMBER([$'x --&gt; %'.C10]);ISERROR(VALUE([$'x --&gt; %'.C10])));&quot;FAUX&quot;;IF(AND([$Synthèse.$H$1];[.$AA$1]);IF([$'x --&gt; %'.C10]=INDEX([$Données.H$1:$Données.H$1048576];[$Données.I97]+90);&quot;VRAI&quot;;&quot;FAUX&quot;);&quot;&quot;)))">
            <text:p/>
          </table:table-cell>
          <table:table-cell table:style-name="ce398" table:formula="of:=IF(ISBLANK([$'x --&gt; %'.H10]);&quot;&quot;;IF(OR(ISNUMBER([$'x --&gt; %'.H10]);ISERROR(VALUE([$'x --&gt; %'.H10])));&quot;FAUX&quot;;IF(AND([$Synthèse.$H$1];[.$AA$1]);IF([$'x --&gt; %'.H10]=INDEX([$Données.P$1:$Données.P$1048576];[$Données.Q97]+90);&quot;VRAI&quot;;&quot;FAUX&quot;);&quot;&quot;)))">
            <text:p/>
          </table:table-cell>
          <table:table-cell table:style-name="ce398" table:formula="of:=IF(ISBLANK([$'% successifs'.D10]);&quot;&quot;;IF(OR(ISNUMBER([$'% successifs'.D10]);ISERROR(VALUE([$'% successifs'.D10])));&quot;FAUX&quot;;IF(AND([$Synthèse.$H$1];[.$AA$1]);IF([$'% successifs'.D10]=INDEX([$Données.N$1:$Données.N$1048576];[$Données.O125]+118);&quot;VRAI&quot;;&quot;FAUX&quot;);&quot;&quot;)))">
            <text:p/>
          </table:table-cell>
          <table:table-cell table:style-name="ce398" table:formula="of:=IF(ISBLANK([$'x1 &lt;--&gt; x2'.C10]);&quot;&quot;;IF(ISNUMBER([$'x1 &lt;--&gt; x2'.C10]);&quot;FAUX&quot;;IF(AND([$Synthèse.$H$1];[.$AA$1]);IF([$'x1 &lt;--&gt; x2'.C10]=INDEX([$Données.H$1:$Données.H$1048576];[$Données.K159]+152);&quot;VRAI&quot;;&quot;FAUX&quot;);&quot;&quot;)))">
            <text:p/>
          </table:table-cell>
          <table:table-cell table:style-name="ce398" table:formula="of:=IF(ISBLANK([$'x1 &lt;--&gt; x2'.H10]);&quot;&quot;;IF(ISNUMBER([$'x1 &lt;--&gt; x2'.H10]);&quot;FAUX&quot;;IF(AND([$Synthèse.$H$1];[.$AA$1]);IF([$'x1 &lt;--&gt; x2'.H10]=INDEX([$Données.J$1:$Données.J$1048576];[$Données.K169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716538049782988" calcext:value-type="float">
            <text:p>0,716538049782988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960" calcext:value-type="float">
            <text:p>960</text:p>
          </table:table-cell>
          <table:table-cell table:style-name="ce365" table:formula="of:=[.C13]*[.D13]/100" office:value-type="float" office:value="480" calcext:value-type="float">
            <text:p>480</text:p>
          </table:table-cell>
          <table:table-cell table:style-name="ce359" table:formula="of:=RANK([.B13];[.$B$5:.$B$29];0)" office:value-type="float" office:value="10" calcext:value-type="float">
            <text:p>10</text:p>
          </table:table-cell>
          <table:table-cell table:style-name="ce284" office:value-type="float" office:value="9" calcext:value-type="float">
            <text:p>9</text:p>
          </table:table-cell>
          <table:table-cell table:style-name="ce341"/>
          <table:table-cell table:style-name="ce399" table:formula="of:=IF(ISBLANK([$'% --&gt; €'.D11]);&quot;&quot;;IF(OR(ISNUMBER([$'% --&gt; €'.D11]);ISERROR(VALUE([$'% --&gt; €'.D11])));&quot;FAUX&quot;;IF(AND([$Synthèse.$H$1];[.$AA$1]);IF(VALUE([$'% --&gt; €'.D11])=INDEX([$Données.E$1:$Données.E$1048576];[$Données.F12]+4);&quot;VRAI&quot;;&quot;FAUX&quot;);&quot;&quot;)))">
            <text:p/>
          </table:table-cell>
          <table:table-cell table:style-name="ce399" table:formula="of:=IF(ISBLANK([$'€ --&gt; %'.D11]);&quot;&quot;;IF(OR(ISNUMBER([$'€ --&gt; %'.D11]);ISERROR(VALUE([$'€ --&gt; %'.D11])));&quot;FAUX&quot;;IF(AND([$Synthèse.$H$1];[.$AA$1]);IF([$'€ --&gt; %'.D11]=INDEX([$Données.G$1:$Données.G$1048576];[$Données.H41]+33);&quot;VRAI&quot;;&quot;FAUX&quot;);&quot;&quot;)))">
            <text:p/>
          </table:table-cell>
          <table:table-cell table:style-name="ce399" table:formula="of:=IF(ISBLANK([$'% --&gt; x'.C11]);&quot;&quot;;IF(OR(ISNUMBER([$'% --&gt; x'.C11]);ISERROR(VALUE([$'% --&gt; x'.C11])));&quot;FAUX&quot;;IF(AND([$Synthèse.$H$1];[.$AA$1]);IF(VALUE([$'% --&gt; x'.C11])=INDEX([$Données.F$1:$Données.F$1048576];[$Données.G70]+62);&quot;VRAI&quot;;&quot;FAUX&quot;);&quot;&quot;)))">
            <text:p/>
          </table:table-cell>
          <table:table-cell table:style-name="ce399" table:formula="of:=IF(ISBLANK([$'% --&gt; x'.H11]);&quot;&quot;;IF(OR(ISNUMBER([$'% --&gt; x'.H11]);ISERROR(VALUE([$'% --&gt; x'.H11])));&quot;FAUX&quot;;IF(AND([$Synthèse.$H$1];[.$AA$1]);IF(VALUE([$'% --&gt; x'.H11])=INDEX([$Données.M$1:$Données.M$1048576];[$Données.N70]+62);&quot;VRAI&quot;;&quot;FAUX&quot;);&quot;&quot;)))">
            <text:p/>
          </table:table-cell>
          <table:table-cell table:style-name="ce399" table:formula="of:=IF(ISBLANK([$'x --&gt; %'.C11]);&quot;&quot;;IF(OR(ISNUMBER([$'x --&gt; %'.C11]);ISERROR(VALUE([$'x --&gt; %'.C11])));&quot;FAUX&quot;;IF(AND([$Synthèse.$H$1];[.$AA$1]);IF([$'x --&gt; %'.C11]=INDEX([$Données.H$1:$Données.H$1048576];[$Données.I98]+90);&quot;VRAI&quot;;&quot;FAUX&quot;);&quot;&quot;)))">
            <text:p/>
          </table:table-cell>
          <table:table-cell table:style-name="ce399" table:formula="of:=IF(ISBLANK([$'x --&gt; %'.H11]);&quot;&quot;;IF(OR(ISNUMBER([$'x --&gt; %'.H11]);ISERROR(VALUE([$'x --&gt; %'.H11])));&quot;FAUX&quot;;IF(AND([$Synthèse.$H$1];[.$AA$1]);IF([$'x --&gt; %'.H11]=INDEX([$Données.P$1:$Données.P$1048576];[$Données.Q98]+90);&quot;VRAI&quot;;&quot;FAUX&quot;);&quot;&quot;)))">
            <text:p/>
          </table:table-cell>
          <table:table-cell table:style-name="ce399" table:formula="of:=IF(ISBLANK([$'% successifs'.D11]);&quot;&quot;;IF(OR(ISNUMBER([$'% successifs'.D11]);ISERROR(VALUE([$'% successifs'.D11])));&quot;FAUX&quot;;IF(AND([$Synthèse.$H$1];[.$AA$1]);IF([$'% successifs'.D11]=INDEX([$Données.N$1:$Données.N$1048576];[$Données.O126]+118);&quot;VRAI&quot;;&quot;FAUX&quot;);&quot;&quot;)))">
            <text:p/>
          </table:table-cell>
          <table:table-cell table:style-name="ce399" table:formula="of:=IF(ISBLANK([$'x1 &lt;--&gt; x2'.C11]);&quot;&quot;;IF(ISNUMBER([$'x1 &lt;--&gt; x2'.C11]);&quot;FAUX&quot;;IF(AND([$Synthèse.$H$1];[.$AA$1]);IF([$'x1 &lt;--&gt; x2'.C11]=INDEX([$Données.H$1:$Données.H$1048576];[$Données.K160]+152);&quot;VRAI&quot;;&quot;FAUX&quot;);&quot;&quot;)))">
            <text:p/>
          </table:table-cell>
          <table:table-cell table:style-name="ce399" table:formula="of:=IF(ISBLANK([$'x1 &lt;--&gt; x2'.H11]);&quot;&quot;;IF(ISNUMBER([$'x1 &lt;--&gt; x2'.H11]);&quot;FAUX&quot;;IF(AND([$Synthèse.$H$1];[.$AA$1]);IF([$'x1 &lt;--&gt; x2'.H11]=INDEX([$Données.J$1:$Données.J$1048576];[$Données.K170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375390031122906" calcext:value-type="float">
            <text:p>0,375390031122906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990" calcext:value-type="float">
            <text:p>990</text:p>
          </table:table-cell>
          <table:table-cell table:style-name="ce365" table:formula="of:=[.C14]*[.D14]/100" office:value-type="float" office:value="297" calcext:value-type="float">
            <text:p>297</text:p>
          </table:table-cell>
          <table:table-cell table:style-name="ce359" table:formula="of:=RANK([.B14];[.$B$5:.$B$29];0)" office:value-type="float" office:value="18" calcext:value-type="float">
            <text:p>18</text:p>
          </table:table-cell>
          <table:table-cell table:style-name="ce284" office:value-type="float" office:value="10" calcext:value-type="float">
            <text:p>10</text:p>
          </table:table-cell>
          <table:table-cell table:style-name="ce341"/>
          <table:table-cell table:style-name="ce398" table:formula="of:=IF(ISBLANK([$'% --&gt; €'.D12]);&quot;&quot;;IF(OR(ISNUMBER([$'% --&gt; €'.D12]);ISERROR(VALUE([$'% --&gt; €'.D12])));&quot;FAUX&quot;;IF(AND([$Synthèse.$H$1];[.$AA$1]);IF(VALUE([$'% --&gt; €'.D12])=INDEX([$Données.E$1:$Données.E$1048576];[$Données.F13]+4);&quot;VRAI&quot;;&quot;FAUX&quot;);&quot;&quot;)))">
            <text:p/>
          </table:table-cell>
          <table:table-cell table:style-name="ce398" table:formula="of:=IF(ISBLANK([$'€ --&gt; %'.D12]);&quot;&quot;;IF(OR(ISNUMBER([$'€ --&gt; %'.D12]);ISERROR(VALUE([$'€ --&gt; %'.D12])));&quot;FAUX&quot;;IF(AND([$Synthèse.$H$1];[.$AA$1]);IF([$'€ --&gt; %'.D12]=INDEX([$Données.G$1:$Données.G$1048576];[$Données.H42]+33);&quot;VRAI&quot;;&quot;FAUX&quot;);&quot;&quot;)))">
            <text:p/>
          </table:table-cell>
          <table:table-cell table:style-name="ce398" table:formula="of:=IF(ISBLANK([$'% --&gt; x'.C12]);&quot;&quot;;IF(OR(ISNUMBER([$'% --&gt; x'.C12]);ISERROR(VALUE([$'% --&gt; x'.C12])));&quot;FAUX&quot;;IF(AND([$Synthèse.$H$1];[.$AA$1]);IF(VALUE([$'% --&gt; x'.C12])=INDEX([$Données.F$1:$Données.F$1048576];[$Données.G71]+62);&quot;VRAI&quot;;&quot;FAUX&quot;);&quot;&quot;)))">
            <text:p/>
          </table:table-cell>
          <table:table-cell table:style-name="ce398" table:formula="of:=IF(ISBLANK([$'% --&gt; x'.H12]);&quot;&quot;;IF(OR(ISNUMBER([$'% --&gt; x'.H12]);ISERROR(VALUE([$'% --&gt; x'.H12])));&quot;FAUX&quot;;IF(AND([$Synthèse.$H$1];[.$AA$1]);IF(VALUE([$'% --&gt; x'.H12])=INDEX([$Données.M$1:$Données.M$1048576];[$Données.N71]+62);&quot;VRAI&quot;;&quot;FAUX&quot;);&quot;&quot;)))">
            <text:p/>
          </table:table-cell>
          <table:table-cell table:style-name="ce398" table:formula="of:=IF(ISBLANK([$'x --&gt; %'.C12]);&quot;&quot;;IF(OR(ISNUMBER([$'x --&gt; %'.C12]);ISERROR(VALUE([$'x --&gt; %'.C12])));&quot;FAUX&quot;;IF(AND([$Synthèse.$H$1];[.$AA$1]);IF([$'x --&gt; %'.C12]=INDEX([$Données.H$1:$Données.H$1048576];[$Données.I99]+90);&quot;VRAI&quot;;&quot;FAUX&quot;);&quot;&quot;)))">
            <text:p/>
          </table:table-cell>
          <table:table-cell table:style-name="ce398" table:formula="of:=IF(ISBLANK([$'x --&gt; %'.H12]);&quot;&quot;;IF(OR(ISNUMBER([$'x --&gt; %'.H12]);ISERROR(VALUE([$'x --&gt; %'.H12])));&quot;FAUX&quot;;IF(AND([$Synthèse.$H$1];[.$AA$1]);IF([$'x --&gt; %'.H12]=INDEX([$Données.P$1:$Données.P$1048576];[$Données.Q99]+90);&quot;VRAI&quot;;&quot;FAUX&quot;);&quot;&quot;)))">
            <text:p/>
          </table:table-cell>
          <table:table-cell table:style-name="ce398" table:formula="of:=IF(ISBLANK([$'% successifs'.D12]);&quot;&quot;;IF(OR(ISNUMBER([$'% successifs'.D12]);ISERROR(VALUE([$'% successifs'.D12])));&quot;FAUX&quot;;IF(AND([$Synthèse.$H$1];[.$AA$1]);IF([$'% successifs'.D12]=INDEX([$Données.N$1:$Données.N$1048576];[$Données.O127]+118);&quot;VRAI&quot;;&quot;FAUX&quot;);&quot;&quot;)))">
            <text:p/>
          </table:table-cell>
          <table:table-cell table:style-name="ce398" table:formula="of:=IF(ISBLANK([$'x1 &lt;--&gt; x2'.C12]);&quot;&quot;;IF(ISNUMBER([$'x1 &lt;--&gt; x2'.C12]);&quot;FAUX&quot;;IF(AND([$Synthèse.$H$1];[.$AA$1]);IF([$'x1 &lt;--&gt; x2'.C12]=INDEX([$Données.H$1:$Données.H$1048576];[$Données.K161]+152);&quot;VRAI&quot;;&quot;FAUX&quot;);&quot;&quot;)))">
            <text:p/>
          </table:table-cell>
          <table:table-cell table:style-name="ce398" table:formula="of:=IF(ISBLANK([$'x1 &lt;--&gt; x2'.H12]);&quot;&quot;;IF(ISNUMBER([$'x1 &lt;--&gt; x2'.H12]);&quot;FAUX&quot;;IF(AND([$Synthèse.$H$1];[.$AA$1]);IF([$'x1 &lt;--&gt; x2'.H12]=INDEX([$Données.J$1:$Données.J$1048576];[$Données.K171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276381208511504" calcext:value-type="float">
            <text:p>0,276381208511504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490" calcext:value-type="float">
            <text:p>490</text:p>
          </table:table-cell>
          <table:table-cell table:style-name="ce365" table:formula="of:=[.C15]*[.D15]/100" office:value-type="float" office:value="49" calcext:value-type="float">
            <text:p>49</text:p>
          </table:table-cell>
          <table:table-cell table:style-name="ce359" table:formula="of:=RANK([.B15];[.$B$5:.$B$29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41"/>
          <table:table-cell table:style-name="ce399" table:formula="of:=IF(ISBLANK([$'% --&gt; €'.D13]);&quot;&quot;;IF(OR(ISNUMBER([$'% --&gt; €'.D13]);ISERROR(VALUE([$'% --&gt; €'.D13])));&quot;FAUX&quot;;IF(AND([$Synthèse.$H$1];[.$AA$1]);IF(VALUE([$'% --&gt; €'.D13])=INDEX([$Données.E$1:$Données.E$1048576];[$Données.F14]+4);&quot;VRAI&quot;;&quot;FAUX&quot;);&quot;&quot;)))">
            <text:p/>
          </table:table-cell>
          <table:table-cell table:style-name="ce399" table:formula="of:=IF(ISBLANK([$'€ --&gt; %'.D13]);&quot;&quot;;IF(OR(ISNUMBER([$'€ --&gt; %'.D13]);ISERROR(VALUE([$'€ --&gt; %'.D13])));&quot;FAUX&quot;;IF(AND([$Synthèse.$H$1];[.$AA$1]);IF([$'€ --&gt; %'.D13]=INDEX([$Données.G$1:$Données.G$1048576];[$Données.H43]+33);&quot;VRAI&quot;;&quot;FAUX&quot;);&quot;&quot;)))">
            <text:p/>
          </table:table-cell>
          <table:table-cell table:style-name="ce399" table:formula="of:=IF(ISBLANK([$'% --&gt; x'.C13]);&quot;&quot;;IF(OR(ISNUMBER([$'% --&gt; x'.C13]);ISERROR(VALUE([$'% --&gt; x'.C13])));&quot;FAUX&quot;;IF(AND([$Synthèse.$H$1];[.$AA$1]);IF(VALUE([$'% --&gt; x'.C13])=INDEX([$Données.F$1:$Données.F$1048576];[$Données.G72]+62);&quot;VRAI&quot;;&quot;FAUX&quot;);&quot;&quot;)))">
            <text:p/>
          </table:table-cell>
          <table:table-cell table:style-name="ce399" table:formula="of:=IF(ISBLANK([$'% --&gt; x'.H13]);&quot;&quot;;IF(OR(ISNUMBER([$'% --&gt; x'.H13]);ISERROR(VALUE([$'% --&gt; x'.H13])));&quot;FAUX&quot;;IF(AND([$Synthèse.$H$1];[.$AA$1]);IF(VALUE([$'% --&gt; x'.H13])=INDEX([$Données.M$1:$Données.M$1048576];[$Données.N72]+62);&quot;VRAI&quot;;&quot;FAUX&quot;);&quot;&quot;)))">
            <text:p/>
          </table:table-cell>
          <table:table-cell table:style-name="ce399" table:formula="of:=IF(ISBLANK([$'x --&gt; %'.C13]);&quot;&quot;;IF(OR(ISNUMBER([$'x --&gt; %'.C13]);ISERROR(VALUE([$'x --&gt; %'.C13])));&quot;FAUX&quot;;IF(AND([$Synthèse.$H$1];[.$AA$1]);IF([$'x --&gt; %'.C13]=INDEX([$Données.H$1:$Données.H$1048576];[$Données.I100]+90);&quot;VRAI&quot;;&quot;FAUX&quot;);&quot;&quot;)))">
            <text:p/>
          </table:table-cell>
          <table:table-cell table:style-name="ce399" table:formula="of:=IF(ISBLANK([$'x --&gt; %'.H13]);&quot;&quot;;IF(OR(ISNUMBER([$'x --&gt; %'.H13]);ISERROR(VALUE([$'x --&gt; %'.H13])));&quot;FAUX&quot;;IF(AND([$Synthèse.$H$1];[.$AA$1]);IF([$'x --&gt; %'.H13]=INDEX([$Données.P$1:$Données.P$1048576];[$Données.Q100]+90);&quot;VRAI&quot;;&quot;FAUX&quot;);&quot;&quot;)))">
            <text:p/>
          </table:table-cell>
          <table:table-cell table:style-name="ce399" table:formula="of:=IF(ISBLANK([$'% successifs'.D13]);&quot;&quot;;IF(OR(ISNUMBER([$'% successifs'.D13]);ISERROR(VALUE([$'% successifs'.D13])));&quot;FAUX&quot;;IF(AND([$Synthèse.$H$1];[.$AA$1]);IF([$'% successifs'.D13]=INDEX([$Données.N$1:$Données.N$1048576];[$Données.O128]+118);&quot;VRAI&quot;;&quot;FAUX&quot;);&quot;&quot;)))">
            <text:p/>
          </table:table-cell>
          <table:table-cell table:style-name="ce399" table:formula="of:=IF(ISBLANK([$'x1 &lt;--&gt; x2'.C13]);&quot;&quot;;IF(ISNUMBER([$'x1 &lt;--&gt; x2'.C13]);&quot;FAUX&quot;;IF(AND([$Synthèse.$H$1];[.$AA$1]);IF([$'x1 &lt;--&gt; x2'.C13]=INDEX([$Données.H$1:$Données.H$1048576];[$Données.K162]+152);&quot;VRAI&quot;;&quot;FAUX&quot;);&quot;&quot;)))">
            <text:p/>
          </table:table-cell>
          <table:table-cell table:style-name="ce399" table:formula="of:=IF(ISBLANK([$'x1 &lt;--&gt; x2'.H13]);&quot;&quot;;IF(ISNUMBER([$'x1 &lt;--&gt; x2'.H13]);&quot;FAUX&quot;;IF(AND([$Synthèse.$H$1];[.$AA$1]);IF([$'x1 &lt;--&gt; x2'.H13]=INDEX([$Données.J$1:$Données.J$1048576];[$Données.K172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70892492974673" calcext:value-type="float">
            <text:p>0,70892492974673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780" calcext:value-type="float">
            <text:p>780</text:p>
          </table:table-cell>
          <table:table-cell table:style-name="ce365" table:formula="of:=[.C16]*[.D16]/100" office:value-type="float" office:value="234" calcext:value-type="float">
            <text:p>234</text:p>
          </table:table-cell>
          <table:table-cell table:style-name="ce359" table:formula="of:=RANK([.B16];[.$B$5:.$B$29];0)" office:value-type="float" office:value="11" calcext:value-type="float">
            <text:p>11</text:p>
          </table:table-cell>
          <table:table-cell table:style-name="ce284" office:value-type="float" office:value="12" calcext:value-type="float">
            <text:p>12</text:p>
          </table:table-cell>
          <table:table-cell table:style-name="ce341"/>
          <table:table-cell table:style-name="ce408" table:number-columns-repeated="9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0549023174934896" calcext:value-type="float">
            <text:p>0,0549023174934896</text:p>
          </table:table-cell>
          <table:table-cell table:style-name="ce360" office:value-type="float" office:value="60" calcext:value-type="float">
            <text:p>60</text:p>
          </table:table-cell>
          <table:table-cell table:style-name="ce359" office:value-type="float" office:value="290" calcext:value-type="float">
            <text:p>290</text:p>
          </table:table-cell>
          <table:table-cell table:style-name="ce365" table:formula="of:=[.C17]*[.D17]/100" office:value-type="float" office:value="174" calcext:value-type="float">
            <text:p>174</text:p>
          </table:table-cell>
          <table:table-cell table:style-name="ce359" table:formula="of:=RANK([.B17];[.$B$5:.$B$29];0)" office:value-type="float" office:value="25" calcext:value-type="float">
            <text:p>25</text:p>
          </table:table-cell>
          <table:table-cell table:style-name="ce284" office:value-type="float" office:value="13" calcext:value-type="float">
            <text:p>13</text:p>
          </table:table-cell>
          <table:table-cell table:style-name="ce341"/>
          <table:table-cell table:style-name="ce409" office:value-type="string" calcext:value-type="string" table:number-columns-spanned="9" table:number-rows-spanned="1">
            <text:p>Total</text:p>
          </table:table-cell>
          <table:covered-table-cell table:style-name="ce409"/>
          <table:covered-table-cell table:number-columns-repeated="7" table:style-name="ce416"/>
          <table:table-cell table:style-name="ce408" table:number-columns-repeated="3"/>
          <table:table-cell table:style-name="ce397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818867038073727" calcext:value-type="float">
            <text:p>0,818867038073727</text:p>
          </table:table-cell>
          <table:table-cell table:style-name="ce360" office:value-type="float" office:value="60" calcext:value-type="float">
            <text:p>60</text:p>
          </table:table-cell>
          <table:table-cell table:style-name="ce359" office:value-type="float" office:value="420" calcext:value-type="float">
            <text:p>420</text:p>
          </table:table-cell>
          <table:table-cell table:style-name="ce365" table:formula="of:=[.C18]*[.D18]/100" office:value-type="float" office:value="252" calcext:value-type="float">
            <text:p>252</text:p>
          </table:table-cell>
          <table:table-cell table:style-name="ce359" table:formula="of:=RANK([.B18];[.$B$5:.$B$29];0)" office:value-type="float" office:value="5" calcext:value-type="float">
            <text:p>5</text:p>
          </table:table-cell>
          <table:table-cell table:style-name="ce284" office:value-type="float" office:value="14" calcext:value-type="float">
            <text:p>14</text:p>
          </table:table-cell>
          <table:table-cell table:style-name="ce341"/>
          <table:table-cell table:style-name="ce404" table:formula="of:=IF(2*COUNTIF([.I6:.I15];&quot;VRAI&quot;)-COUNTIF([.I6:.I15];&quot;FAUX&quot;)&lt;0;0;2*COUNTIF([.I6:.I15];&quot;VRAI&quot;)-COUNTIF([.I6:.I15];&quot;FAUX&quot;))" office:value-type="float" office:value="0" calcext:value-type="float">
            <text:p>0</text:p>
          </table:table-cell>
          <table:table-cell table:style-name="ce404" table:formula="of:=IF(2*COUNTIF([.J6:.J15];&quot;VRAI&quot;)-COUNTIF([.J6:.J15];&quot;FAUX&quot;)&lt;0;0;2*COUNTIF([.J6:.J15];&quot;VRAI&quot;)-COUNTIF([.J6:.J15];&quot;FAUX&quot;))" office:value-type="float" office:value="0" calcext:value-type="float">
            <text:p>0</text:p>
          </table:table-cell>
          <table:table-cell table:style-name="ce415" table:formula="of:=IF(COUNTIF([.K6:.L15];&quot;VRAI&quot;)-0.5*COUNTIF([.K6:.L15];&quot;FAUX&quot;)&lt;0;0;COUNTIF([.K6:.L15];&quot;VRAI&quot;)-0.5*COUNTIF([.K6:.L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15" table:formula="of:=IF(COUNTIF([.M6:.N15];&quot;VRAI&quot;)-0.5*COUNTIF([.M6:.N15];&quot;FAUX&quot;)&lt;0;0;COUNTIF([.M6:.N15];&quot;VRAI&quot;)-0.5*COUNTIF([.M6:.N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04" table:formula="of:=IF(2*COUNTIF([.O6:.O15];&quot;VRAI&quot;)-COUNTIF([.O6:.O15];&quot;FAUX&quot;)&lt;0;0;2*COUNTIF([.O6:.O15];&quot;VRAI&quot;)-COUNTIF([.O6:.O15];&quot;FAUX&quot;))" office:value-type="float" office:value="0" calcext:value-type="float">
            <text:p>0</text:p>
          </table:table-cell>
          <table:table-cell table:style-name="ce415" table:formula="of:=IF(COUNTIF([.P6:.Q15];&quot;VRAI&quot;)-0.5*COUNTIF([.P6:.Q15];&quot;FAUX&quot;)&lt;0;0;COUNTIF([.P6:.Q15];&quot;VRAI&quot;)-0.5*COUNTIF([.P6:.Q15];&quot;FAUX&quot;))" office:value-type="float" office:value="0" calcext:value-type="float" table:number-columns-spanned="2" table:number-rows-spanned="1">
            <text:p>0</text:p>
          </table:table-cell>
          <table:covered-table-cell table:style-name="ce408"/>
          <table:table-cell table:style-name="ce408" table:number-columns-repeated="3"/>
          <table:table-cell table:style-name="ce397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804362554873863" calcext:value-type="float">
            <text:p>0,804362554873863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20" calcext:value-type="float">
            <text:p>20</text:p>
          </table:table-cell>
          <table:table-cell table:style-name="ce296" table:formula="of:=[.C19]*[.D19]/100" office:value-type="float" office:value="12" calcext:value-type="float">
            <text:p>12</text:p>
          </table:table-cell>
          <table:table-cell table:style-name="ce287" table:formula="of:=RANK([.B19];[.$B$5:.$B$29];0)" office:value-type="float" office:value="8" calcext:value-type="float">
            <text:p>8</text:p>
          </table:table-cell>
          <table:table-cell table:style-name="ce284" office:value-type="float" office:value="15" calcext:value-type="float">
            <text:p>15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08" table:number-columns-repeated="7"/>
          <table:table-cell table:style-name="ce397"/>
          <table:table-cell table:style-name="ce341" table:number-columns-repeated="3"/>
          <table:table-cell table:style-name="ce445"/>
          <table:table-cell table:style-name="ce341" table:number-columns-repeated="4"/>
          <table:table-cell table:style-name="ce439"/>
          <table:table-cell table:style-name="ce447" table:number-columns-repeated="3"/>
          <table:table-cell table:style-name="ce408" table:number-columns-repeated="7"/>
          <table:table-cell table:style-name="ce397" table:number-columns-repeated="22"/>
          <table:table-cell table:number-columns-repeated="923"/>
          <table:table-cell table:style-name="Default" table:number-columns-repeated="2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946069755648009" calcext:value-type="float">
            <text:p>0,946069755648009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620" calcext:value-type="float">
            <text:p>620</text:p>
          </table:table-cell>
          <table:table-cell table:style-name="ce296" table:formula="of:=[.C20]*[.D20]/100" office:value-type="float" office:value="496" calcext:value-type="float">
            <text:p>496</text:p>
          </table:table-cell>
          <table:table-cell table:style-name="ce287" table:formula="of:=RANK([.B20];[.$B$5:.$B$29];0)" office:value-type="float" office:value="3" calcext:value-type="float">
            <text:p>3</text:p>
          </table:table-cell>
          <table:table-cell table:style-name="ce284" office:value-type="float" office:value="16" calcext:value-type="float">
            <text:p>16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08" table:number-columns-repeated="7"/>
          <table:table-cell table:style-name="ce397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style-name="ce447"/>
          <table:table-cell table:style-name="ce408" table:number-columns-repeated="7"/>
          <table:table-cell table:number-columns-repeated="2"/>
          <table:table-cell table:style-name="ce397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954771800008313" calcext:value-type="float">
            <text:p>0,954771800008313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C21]*[.D21]/100" office:value-type="float" office:value="270" calcext:value-type="float">
            <text:p>270</text:p>
          </table:table-cell>
          <table:table-cell table:style-name="ce287" table:formula="of:=RANK([.B21];[.$B$5:.$B$29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341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style-name="ce408" table:number-columns-repeated="8"/>
          <table:table-cell table:number-columns-repeated="2"/>
          <table:table-cell table:style-name="ce397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815214604791779" calcext:value-type="float">
            <text:p>0,815214604791779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C22]*[.D22]/100" office:value-type="float" office:value="99" calcext:value-type="float">
            <text:p>99</text:p>
          </table:table-cell>
          <table:table-cell table:style-name="ce287" table:formula="of:=RANK([.B22];[.$B$5:.$B$29];0)" office:value-type="float" office:value="6" calcext:value-type="float">
            <text:p>6</text:p>
          </table:table-cell>
          <table:table-cell table:style-name="ce284" office:value-type="float" office:value="18" calcext:value-type="float">
            <text:p>18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140578036552227" calcext:value-type="float">
            <text:p>0,140578036552227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C23]*[.D23]/100" office:value-type="float" office:value="88" calcext:value-type="float">
            <text:p>88</text:p>
          </table:table-cell>
          <table:table-cell table:style-name="ce287" table:formula="of:=RANK([.B23];[.$B$5:.$B$29];0)" office:value-type="float" office:value="21" calcext:value-type="float">
            <text:p>21</text:p>
          </table:table-cell>
          <table:table-cell table:style-name="ce284" office:value-type="float" office:value="19" calcext:value-type="float">
            <text:p>19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976978463205571" calcext:value-type="float">
            <text:p>0,976978463205571</text:p>
          </table:table-cell>
          <table:table-cell table:style-name="ce361" office:value-type="float" office:value="50" calcext:value-type="float">
            <text:p>50</text:p>
          </table:table-cell>
          <table:table-cell table:style-name="ce287" office:value-type="float" office:value="420" calcext:value-type="float">
            <text:p>420</text:p>
          </table:table-cell>
          <table:table-cell table:style-name="ce296" table:formula="of:=[.C24]*[.D24]/100" office:value-type="float" office:value="210" calcext:value-type="float">
            <text:p>210</text:p>
          </table:table-cell>
          <table:table-cell table:style-name="ce287" table:formula="of:=RANK([.B24];[.$B$5:.$B$29];0)" office:value-type="float" office:value="1" calcext:value-type="float">
            <text:p>1</text:p>
          </table:table-cell>
          <table:table-cell table:style-name="ce284" office:value-type="float" office:value="20" calcext:value-type="float">
            <text:p>20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11880540988841" calcext:value-type="float">
            <text:p>0,11880540988841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C25]*[.D25]/100" office:value-type="float" office:value="136" calcext:value-type="float">
            <text:p>136</text:p>
          </table:table-cell>
          <table:table-cell table:style-name="ce287" table:formula="of:=RANK([.B25];[.$B$5:.$B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4374340626632" calcext:value-type="float">
            <text:p>0,4374340626632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470" calcext:value-type="float">
            <text:p>470</text:p>
          </table:table-cell>
          <table:table-cell table:style-name="ce296" table:formula="of:=[.C26]*[.D26]/100" office:value-type="float" office:value="329" calcext:value-type="float">
            <text:p>329</text:p>
          </table:table-cell>
          <table:table-cell table:style-name="ce287" table:formula="of:=RANK([.B26];[.$B$5:.$B$29];0)" office:value-type="float" office:value="16" calcext:value-type="float">
            <text:p>16</text:p>
          </table:table-cell>
          <table:table-cell table:style-name="ce284" office:value-type="float" office:value="22" calcext:value-type="float">
            <text:p>22</text:p>
          </table:table-cell>
          <table:table-cell table:style-name="ce372"/>
          <table:table-cell table:number-columns-repeated="7"/>
          <table:table-cell table:style-name="Default" table:number-columns-repeated="17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76690035612125" calcext:value-type="float">
            <text:p>0,76690035612125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C27]*[.D27]/100" office:value-type="float" office:value="36" calcext:value-type="float">
            <text:p>36</text:p>
          </table:table-cell>
          <table:table-cell table:style-name="ce287" table:formula="of:=RANK([.B27];[.$B$5:.$B$29];0)" office:value-type="float" office:value="9" calcext:value-type="float">
            <text:p>9</text:p>
          </table:table-cell>
          <table:table-cell table:style-name="ce284" office:value-type="float" office:value="23" calcext:value-type="float">
            <text:p>23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4"/>
          <table:table-cell table:style-name="Default" table:number-columns-repeated="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805767445699827" calcext:value-type="float">
            <text:p>0,805767445699827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390" calcext:value-type="float">
            <text:p>390</text:p>
          </table:table-cell>
          <table:table-cell table:style-name="ce296" table:formula="of:=[.C28]*[.D28]/100" office:value-type="float" office:value="312" calcext:value-type="float">
            <text:p>312</text:p>
          </table:table-cell>
          <table:table-cell table:style-name="ce287" table:formula="of:=RANK([.B28];[.$B$5:.$B$29];0)" office:value-type="float" office:value="7" calcext:value-type="float">
            <text:p>7</text:p>
          </table:table-cell>
          <table:table-cell table:style-name="ce284" office:value-type="float" office:value="24" calcext:value-type="float">
            <text:p>24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4"/>
          <table:table-cell table:style-name="Default" table:number-columns-repeated="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592287401520779" calcext:value-type="float">
            <text:p>0,592287401520779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180" calcext:value-type="float">
            <text:p>180</text:p>
          </table:table-cell>
          <table:table-cell table:style-name="ce296" table:formula="of:=[.C29]*[.D29]/100" office:value-type="float" office:value="126" calcext:value-type="float">
            <text:p>126</text:p>
          </table:table-cell>
          <table:table-cell table:style-name="ce287" table:formula="of:=RANK([.B29];[.$B$5:.$B$29];0)" office:value-type="float" office:value="14" calcext:value-type="float">
            <text:p>14</text:p>
          </table:table-cell>
          <table:table-cell table:style-name="ce284" office:value-type="float" office:value="25" calcext:value-type="float">
            <text:p>25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341"/>
          <table:table-cell table:style-name="ce349"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3"/>
          <table:table-cell table:style-name="ce349" table:number-columns-repeated="10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45" office:value-type="string" calcext:value-type="string" table:number-columns-spanned="9" table:number-rows-spanned="1">
            <text:p>€ --&gt; %</text:p>
          </table:table-cell>
          <table:covered-table-cell table:number-columns-repeated="5" table:style-name="ce342"/>
          <table:covered-table-cell table:style-name="ce397"/>
          <table:covered-table-cell table:style-name="ce346"/>
          <table:covered-table-cell/>
          <table:table-cell table:number-columns-repeated="6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/>
          <table:table-cell table:style-name="ce346" table:number-columns-repeated="7"/>
          <table:table-cell table:number-columns-repeated="7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62" office:value-type="string" calcext:value-type="string">
            <text:p>Prix initial (€)</text:p>
          </table:table-cell>
          <table:table-cell table:style-name="ce362" office:value-type="string" calcext:value-type="string">
            <text:p>Prix final (€)</text:p>
          </table:table-cell>
          <table:table-cell table:style-name="ce36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number-columns-repeated="20"/>
          <table:table-cell table:style-name="ce346" table:number-columns-repeated="4"/>
          <table:table-cell table:style-name="ce397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0807791674107182" calcext:value-type="float">
            <text:p>0,0807791674107182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34]=&quot;-&quot;;[.C34]*(1-[.F34]/100);[.C34]*(1+[.F34]/100))" office:value-type="float" office:value="480" calcext:value-type="float">
            <text:p>48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34];[.F34])" office:value-type="string" office:string-value="-40" calcext:value-type="string">
            <text:p>-40</text:p>
          </table:table-cell>
          <table:table-cell table:style-name="ce359" table:formula="of:=RANK([.B34];[.$B$34:.$B$58];0)" office:value-type="float" office:value="22" calcext:value-type="float">
            <text:p>22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23"/>
          <table:table-cell table:style-name="ce397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83122759786662" calcext:value-type="float">
            <text:p>0,83122759786662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IF([.E35]=&quot;-&quot;;[.C35]*(1-[.F35]/100);[.C35]*(1+[.F35]/100))" office:value-type="float" office:value="750" calcext:value-type="float">
            <text:p>75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35];[.F35])" office:value-type="string" office:string-value="+50" calcext:value-type="string">
            <text:p>+50</text:p>
          </table:table-cell>
          <table:table-cell table:style-name="ce359" table:formula="of:=RANK([.B35];[.$B$34:.$B$58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346" table:number-columns-repeated="19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614713722263371" calcext:value-type="float">
            <text:p>0,614713722263371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36]=&quot;-&quot;;[.C36]*(1-[.F36]/100);[.C36]*(1+[.F36]/100))" office:value-type="float" office:value="260" calcext:value-type="float">
            <text:p>2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36];[.F36])" office:value-type="string" office:string-value="+30" calcext:value-type="string">
            <text:p>+30</text:p>
          </table:table-cell>
          <table:table-cell table:style-name="ce359" table:formula="of:=RANK([.B36];[.$B$34:.$B$58];0)" office:value-type="float" office:value="9" calcext:value-type="float">
            <text:p>9</text:p>
          </table:table-cell>
          <table:table-cell table:style-name="ce284" office:value-type="float" office:value="3" calcext:value-type="float">
            <text:p>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297638778775574" calcext:value-type="float">
            <text:p>0,297638778775574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IF([.E37]=&quot;-&quot;;[.C37]*(1-[.F37]/100);[.C37]*(1+[.F37]/100))" office:value-type="float" office:value="450" calcext:value-type="float">
            <text:p>4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7];[.F37])" office:value-type="string" office:string-value="-10" calcext:value-type="string">
            <text:p>-10</text:p>
          </table:table-cell>
          <table:table-cell table:style-name="ce359" table:formula="of:=RANK([.B37];[.$B$34:.$B$58];0)" office:value-type="float" office:value="12" calcext:value-type="float">
            <text:p>12</text:p>
          </table:table-cell>
          <table:table-cell table:style-name="ce284" office:value-type="float" office:value="4" calcext:value-type="float">
            <text:p>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0905005830839412" calcext:value-type="float">
            <text:p>0,0905005830839412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38]=&quot;-&quot;;[.C38]*(1-[.F38]/100);[.C38]*(1+[.F38]/100))" office:value-type="float" office:value="90" calcext:value-type="float">
            <text:p>9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8];[.F38])" office:value-type="string" office:string-value="-10" calcext:value-type="string">
            <text:p>-10</text:p>
          </table:table-cell>
          <table:table-cell table:style-name="ce359" table:formula="of:=RANK([.B38];[.$B$34:.$B$58];0)" office:value-type="float" office:value="21" calcext:value-type="float">
            <text:p>21</text:p>
          </table:table-cell>
          <table:table-cell table:style-name="ce284" office:value-type="float" office:value="5" calcext:value-type="float">
            <text:p>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411288919772378" calcext:value-type="float">
            <text:p>0,411288919772378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39]=&quot;-&quot;;[.C39]*(1-[.F39]/100);[.C39]*(1+[.F39]/100))" office:value-type="float" office:value="100" calcext:value-type="float">
            <text:p>10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39];[.F39])" office:value-type="string" office:string-value="-50" calcext:value-type="string">
            <text:p>-50</text:p>
          </table:table-cell>
          <table:table-cell table:style-name="ce359" table:formula="of:=RANK([.B39];[.$B$34:.$B$58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805656072393142" calcext:value-type="float">
            <text:p>0,805656072393142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IF([.E40]=&quot;-&quot;;[.C40]*(1-[.F40]/100);[.C40]*(1+[.F40]/100))" office:value-type="float" office:value="630" calcext:value-type="float">
            <text:p>63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0];[.F40])" office:value-type="string" office:string-value="-30" calcext:value-type="string">
            <text:p>-30</text:p>
          </table:table-cell>
          <table:table-cell table:style-name="ce359" table:formula="of:=RANK([.B40];[.$B$34:.$B$58];0)" office:value-type="float" office:value="5" calcext:value-type="float">
            <text:p>5</text:p>
          </table:table-cell>
          <table:table-cell table:style-name="ce284" office:value-type="float" office:value="7" calcext:value-type="float">
            <text:p>7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958941531947777" calcext:value-type="float">
            <text:p>0,958941531947777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IF([.E41]=&quot;-&quot;;[.C41]*(1-[.F41]/100);[.C41]*(1+[.F41]/100))" office:value-type="float" office:value="560" calcext:value-type="float">
            <text:p>56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1];[.F41])" office:value-type="string" office:string-value="-20" calcext:value-type="string">
            <text:p>-20</text:p>
          </table:table-cell>
          <table:table-cell table:style-name="ce359" table:formula="of:=RANK([.B41];[.$B$34:.$B$58];0)" office:value-type="float" office:value="1" calcext:value-type="float">
            <text:p>1</text:p>
          </table:table-cell>
          <table:table-cell table:style-name="ce284" office:value-type="float" office:value="8" calcext:value-type="float">
            <text:p>8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163806890968254" calcext:value-type="float">
            <text:p>0,163806890968254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2]=&quot;-&quot;;[.C42]*(1-[.F42]/100);[.C42]*(1+[.F42]/100))" office:value-type="float" office:value="560" calcext:value-type="float">
            <text:p>56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2];[.F42])" office:value-type="string" office:string-value="-30" calcext:value-type="string">
            <text:p>-30</text:p>
          </table:table-cell>
          <table:table-cell table:style-name="ce359" table:formula="of:=RANK([.B42];[.$B$34:.$B$58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659477304374174" calcext:value-type="float">
            <text:p>0,659477304374174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43]=&quot;-&quot;;[.C43]*(1-[.F43]/100);[.C43]*(1+[.F43]/100))" office:value-type="float" office:value="70" calcext:value-type="float">
            <text:p>7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3];[.F43])" office:value-type="string" office:string-value="-30" calcext:value-type="string">
            <text:p>-30</text:p>
          </table:table-cell>
          <table:table-cell table:style-name="ce359" table:formula="of:=RANK([.B43];[.$B$34:.$B$58];0)" office:value-type="float" office:value="7" calcext:value-type="float">
            <text:p>7</text:p>
          </table:table-cell>
          <table:table-cell table:style-name="ce284" office:value-type="float" office:value="10" calcext:value-type="float">
            <text:p>10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166202777340915" calcext:value-type="float">
            <text:p>0,166202777340915</text:p>
          </table:table-cell>
          <table:table-cell table:style-name="ce360" office:value-type="float" office:value="600" calcext:value-type="float">
            <text:p>600</text:p>
          </table:table-cell>
          <table:table-cell table:style-name="ce359" table:formula="of:=IF([.E44]=&quot;-&quot;;[.C44]*(1-[.F44]/100);[.C44]*(1+[.F44]/100))" office:value-type="float" office:value="660" calcext:value-type="float">
            <text:p>6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4];[.F44])" office:value-type="string" office:string-value="+10" calcext:value-type="string">
            <text:p>+10</text:p>
          </table:table-cell>
          <table:table-cell table:style-name="ce359" table:formula="of:=RANK([.B44];[.$B$34:.$B$58];0)" office:value-type="float" office:value="15" calcext:value-type="float">
            <text:p>15</text:p>
          </table:table-cell>
          <table:table-cell table:style-name="ce284" office:value-type="float" office:value="11" calcext:value-type="float">
            <text:p>11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635512250170879" calcext:value-type="float">
            <text:p>0,635512250170879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5]=&quot;-&quot;;[.C45]*(1-[.F45]/100);[.C45]*(1+[.F45]/100))" office:value-type="float" office:value="960" calcext:value-type="float">
            <text:p>9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5];[.F45])" office:value-type="string" office:string-value="+20" calcext:value-type="string">
            <text:p>+20</text:p>
          </table:table-cell>
          <table:table-cell table:style-name="ce359" table:formula="of:=RANK([.B45];[.$B$34:.$B$58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055523128428542" calcext:value-type="float">
            <text:p>0,055523128428542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46]=&quot;-&quot;;[.C46]*(1-[.F46]/100);[.C46]*(1+[.F46]/100))" office:value-type="float" office:value="50" calcext:value-type="float">
            <text:p>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46];[.F46])" office:value-type="string" office:string-value="-50" calcext:value-type="string">
            <text:p>-50</text:p>
          </table:table-cell>
          <table:table-cell table:style-name="ce359" table:formula="of:=RANK([.B46];[.$B$34:.$B$58];0)" office:value-type="float" office:value="24" calcext:value-type="float">
            <text:p>24</text:p>
          </table:table-cell>
          <table:table-cell table:style-name="ce284" office:value-type="float" office:value="13" calcext:value-type="float">
            <text:p>1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0919018782880274" calcext:value-type="float">
            <text:p>0,0919018782880274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7]=&quot;-&quot;;[.C47]*(1-[.F47]/100);[.C47]*(1+[.F47]/100))" office:value-type="float" office:value="480" calcext:value-type="float">
            <text:p>48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47];[.F47])" office:value-type="string" office:string-value="-40" calcext:value-type="string">
            <text:p>-40</text:p>
          </table:table-cell>
          <table:table-cell table:style-name="ce359" table:formula="of:=RANK([.B47];[.$B$34:.$B$58];0)" office:value-type="float" office:value="20" calcext:value-type="float">
            <text:p>20</text:p>
          </table:table-cell>
          <table:table-cell table:style-name="ce284" office:value-type="float" office:value="14" calcext:value-type="float">
            <text:p>1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0951972307281031" calcext:value-type="float">
            <text:p>0,0951972307281031</text:p>
          </table:table-cell>
          <table:table-cell table:style-name="ce361" office:value-type="float" office:value="300" calcext:value-type="float">
            <text:p>300</text:p>
          </table:table-cell>
          <table:table-cell table:style-name="ce287" table:formula="of:=IF([.E48]=&quot;-&quot;;[.C48]*(1-[.F48]/100);[.C48]*(1+[.F48]/100))" office:value-type="float" office:value="225" calcext:value-type="float">
            <text:p>22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48];[.F48])" office:value-type="string" office:string-value="-25" calcext:value-type="string">
            <text:p>-25</text:p>
          </table:table-cell>
          <table:table-cell table:style-name="ce287" table:formula="of:=RANK([.B48];[.$B$34:.$B$58];0)" office:value-type="float" office:value="19" calcext:value-type="float">
            <text:p>19</text:p>
          </table:table-cell>
          <table:table-cell table:style-name="ce284" office:value-type="float" office:value="15" calcext:value-type="float">
            <text:p>1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658836868549791" calcext:value-type="float">
            <text:p>0,0658836868549791</text:p>
          </table:table-cell>
          <table:table-cell table:style-name="ce361" office:value-type="float" office:value="100" calcext:value-type="float">
            <text:p>100</text:p>
          </table:table-cell>
          <table:table-cell table:style-name="ce287" table:formula="of:=IF([.E49]=&quot;-&quot;;[.C49]*(1-[.F49]/100);[.C49]*(1+[.F49]/100))" office:value-type="float" office:value="115" calcext:value-type="float">
            <text:p>115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49];[.F49])" office:value-type="string" office:string-value="+15" calcext:value-type="string">
            <text:p>+15</text:p>
          </table:table-cell>
          <table:table-cell table:style-name="ce287" table:formula="of:=RANK([.B49];[.$B$34:.$B$58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171911803092389" calcext:value-type="float">
            <text:p>0,171911803092389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IF([.E50]=&quot;-&quot;;[.C50]*(1-[.F50]/100);[.C50]*(1+[.F50]/100))" office:value-type="float" office:value="1000" calcext:value-type="float">
            <text:p>100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0];[.F50])" office:value-type="string" office:string-value="+25" calcext:value-type="string">
            <text:p>+25</text:p>
          </table:table-cell>
          <table:table-cell table:style-name="ce287" table:formula="of:=RANK([.B50];[.$B$34:.$B$58];0)" office:value-type="float" office:value="14" calcext:value-type="float">
            <text:p>14</text:p>
          </table:table-cell>
          <table:table-cell table:style-name="ce284" office:value-type="float" office:value="17" calcext:value-type="float">
            <text:p>17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907251187864992" calcext:value-type="float">
            <text:p>0,907251187864992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IF([.E51]=&quot;-&quot;;[.C51]*(1-[.F51]/100);[.C51]*(1+[.F51]/100))" office:value-type="float" office:value="500" calcext:value-type="float">
            <text:p>50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1];[.F51])" office:value-type="string" office:string-value="+25" calcext:value-type="string">
            <text:p>+25</text:p>
          </table:table-cell>
          <table:table-cell table:style-name="ce287" table:formula="of:=RANK([.B51];[.$B$34:.$B$58];0)" office:value-type="float" office:value="2" calcext:value-type="float">
            <text:p>2</text:p>
          </table:table-cell>
          <table:table-cell table:style-name="ce284" office:value-type="float" office:value="18" calcext:value-type="float">
            <text:p>18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0554306917995596" calcext:value-type="float">
            <text:p>0,00554306917995596</text:p>
          </table:table-cell>
          <table:table-cell table:style-name="ce361" office:value-type="float" office:value="200" calcext:value-type="float">
            <text:p>200</text:p>
          </table:table-cell>
          <table:table-cell table:style-name="ce287" table:formula="of:=IF([.E52]=&quot;-&quot;;[.C52]*(1-[.F52]/100);[.C52]*(1+[.F52]/100))" office:value-type="float" office:value="250" calcext:value-type="float">
            <text:p>25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2];[.F52])" office:value-type="string" office:string-value="+25" calcext:value-type="string">
            <text:p>+25</text:p>
          </table:table-cell>
          <table:table-cell table:style-name="ce287" table:formula="of:=RANK([.B52];[.$B$34:.$B$58];0)" office:value-type="float" office:value="25" calcext:value-type="float">
            <text:p>25</text:p>
          </table:table-cell>
          <table:table-cell table:style-name="ce284" office:value-type="float" office:value="19" calcext:value-type="float">
            <text:p>19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65352666729748" calcext:value-type="float">
            <text:p>0,865352666729748</text:p>
          </table:table-cell>
          <table:table-cell table:style-name="ce361" office:value-type="float" office:value="600" calcext:value-type="float">
            <text:p>600</text:p>
          </table:table-cell>
          <table:table-cell table:style-name="ce287" table:formula="of:=IF([.E53]=&quot;-&quot;;[.C53]*(1-[.F53]/100);[.C53]*(1+[.F53]/100))" office:value-type="float" office:value="450" calcext:value-type="float">
            <text:p>45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3];[.F53])" office:value-type="string" office:string-value="-25" calcext:value-type="string">
            <text:p>-25</text:p>
          </table:table-cell>
          <table:table-cell table:style-name="ce287" table:formula="of:=RANK([.B53];[.$B$34:.$B$58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266318170773919" calcext:value-type="float">
            <text:p>0,266318170773919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IF([.E54]=&quot;-&quot;;[.C54]*(1-[.F54]/100);[.C54]*(1+[.F54]/100))" office:value-type="float" office:value="920" calcext:value-type="float">
            <text:p>92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4];[.F54])" office:value-type="string" office:string-value="+15" calcext:value-type="string">
            <text:p>+15</text:p>
          </table:table-cell>
          <table:table-cell table:style-name="ce287" table:formula="of:=RANK([.B54];[.$B$34:.$B$58];0)" office:value-type="float" office:value="13" calcext:value-type="float">
            <text:p>13</text:p>
          </table:table-cell>
          <table:table-cell table:style-name="ce284" office:value-type="float" office:value="21" calcext:value-type="float">
            <text:p>21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130792281674508" calcext:value-type="float">
            <text:p>0,130792281674508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IF([.E55]=&quot;-&quot;;[.C55]*(1-[.F55]/100);[.C55]*(1+[.F55]/100))" office:value-type="float" office:value="855" calcext:value-type="float">
            <text:p>85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55];[.F55])" office:value-type="string" office:string-value="-5" calcext:value-type="string">
            <text:p>-5</text:p>
          </table:table-cell>
          <table:table-cell table:style-name="ce287" table:formula="of:=RANK([.B55];[.$B$34:.$B$58];0)" office:value-type="float" office:value="17" calcext:value-type="float">
            <text:p>17</text:p>
          </table:table-cell>
          <table:table-cell table:style-name="ce284" office:value-type="float" office:value="22" calcext:value-type="float">
            <text:p>22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00264382623906" calcext:value-type="float">
            <text:p>0,100264382623906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IF([.E56]=&quot;-&quot;;[.C56]*(1-[.F56]/100);[.C56]*(1+[.F56]/100))" office:value-type="float" office:value="1035" calcext:value-type="float">
            <text:p>1035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6];[.F56])" office:value-type="string" office:string-value="+15" calcext:value-type="string">
            <text:p>+15</text:p>
          </table:table-cell>
          <table:table-cell table:style-name="ce287" table:formula="of:=RANK([.B56];[.$B$34:.$B$58];0)" office:value-type="float" office:value="18" calcext:value-type="float">
            <text:p>18</text:p>
          </table:table-cell>
          <table:table-cell table:style-name="ce284" office:value-type="float" office:value="23" calcext:value-type="float">
            <text:p>2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312532977832149" calcext:value-type="float">
            <text:p>0,312532977832149</text:p>
          </table:table-cell>
          <table:table-cell table:style-name="ce361" office:value-type="float" office:value="500" calcext:value-type="float">
            <text:p>500</text:p>
          </table:table-cell>
          <table:table-cell table:style-name="ce287" table:formula="of:=IF([.E57]=&quot;-&quot;;[.C57]*(1-[.F57]/100);[.C57]*(1+[.F57]/100))" office:value-type="float" office:value="475" calcext:value-type="float">
            <text:p>47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57];[.F57])" office:value-type="string" office:string-value="-5" calcext:value-type="string">
            <text:p>-5</text:p>
          </table:table-cell>
          <table:table-cell table:style-name="ce287" table:formula="of:=RANK([.B57];[.$B$34:.$B$58];0)" office:value-type="float" office:value="11" calcext:value-type="float">
            <text:p>11</text:p>
          </table:table-cell>
          <table:table-cell table:style-name="ce284" office:value-type="float" office:value="24" calcext:value-type="float">
            <text:p>2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10877846223638" calcext:value-type="float">
            <text:p>0,710877846223638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IF([.E58]=&quot;-&quot;;[.C58]*(1-[.F58]/100);[.C58]*(1+[.F58]/100))" office:value-type="float" office:value="300" calcext:value-type="float">
            <text:p>30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8];[.F58])" office:value-type="string" office:string-value="-25" calcext:value-type="string">
            <text:p>-25</text:p>
          </table:table-cell>
          <table:table-cell table:style-name="ce287" table:formula="of:=RANK([.B58];[.$B$34:.$B$58];0)" office:value-type="float" office:value="6" calcext:value-type="float">
            <text:p>6</text:p>
          </table:table-cell>
          <table:table-cell table:style-name="ce284" office:value-type="float" office:value="25" calcext:value-type="float">
            <text:p>2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Default" table:number-columns-repeated="6"/>
          <table:table-cell table:style-name="ce346" table:number-columns-repeated="27"/>
          <table:table-cell table:number-columns-repeated="991"/>
        </table:table-row>
        <table:table-row table:style-name="ro4">
          <table:table-cell table:style-name="ce345" office:value-type="string" calcext:value-type="string" table:number-columns-spanned="15" table:number-rows-spanned="1">
            <text:p><text:span text:style-name="T27">% --&gt; </text:span><text:span text:style-name="T28">×</text:span></text:p>
          </table:table-cell>
          <table:covered-table-cell table:number-columns-repeated="6"/>
          <table:covered-table-cell table:number-columns-repeated="8" table:style-name="ce346"/>
          <table:table-cell table:style-name="ce346" table:number-columns-repeated="18"/>
          <table:table-cell table:number-columns-repeated="991"/>
        </table:table-row>
        <table:table-row table:style-name="ro4">
          <table:table-cell table:number-columns-repeated="7"/>
          <table:table-cell table:style-name="ce346" table:number-columns-repeated="26"/>
          <table:table-cell table:number-columns-repeated="991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</text:p>
          </table:table-cell>
          <table:table-cell table:style-name="ce386" office:value-type="string" calcext:value-type="string">
            <text:p>×</text:p>
          </table:table-cell>
          <table:table-cell table:style-name="ce352" office:value-type="string" calcext:value-type="string">
            <text:p>choix</text:p>
          </table:table-cell>
          <table:table-cell table:style-name="ce352" office:value-type="string" calcext:value-type="string">
            <text:p>Rang</text:p>
          </table:table-cell>
          <table:table-cell table:style-name="ce352" table:number-columns-repeated="3"/>
          <table:table-cell table:style-name="ce352" office:value-type="string" calcext:value-type="string">
            <text:p>%</text:p>
          </table:table-cell>
          <table:table-cell table:style-name="ce386" office:value-type="string" calcext:value-type="string">
            <text:p>×</text:p>
          </table:table-cell>
          <table:table-cell table:style-name="ce352" office:value-type="string" calcext:value-type="string">
            <text:p>choix</text:p>
          </table:table-cell>
          <table:table-cell table:number-columns-repeated="14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89107622233888" calcext:value-type="float">
            <text:p>0,4891076222338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63:.D63])" office:value-type="string" office:string-value="+10" calcext:value-type="string">
            <text:p>+10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63];[.$B$63:.$B$86];0)" office:value-type="float" office:value="11" calcext:value-type="float">
            <text:p>11</text:p>
          </table:table-cell>
          <table:table-cell table:style-name="ce287" office:value-type="float" office:value="0.291026160619" calcext:value-type="float">
            <text:p>0,29102616061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63:.K63])" office:value-type="string" office:string-value="-10 %" calcext:value-type="string">
            <text:p>-10 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H63];[.$H$63:.$H$85];0)" office:value-type="float" office:value="19" calcext:value-type="float">
            <text:p>19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52587956345419" calcext:value-type="float">
            <text:p>0,15258795634541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64:.D64])" office:value-type="string" office:string-value="+20" calcext:value-type="string">
            <text:p>+20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64];[.$B$63:.$B$86];0)" office:value-type="float" office:value="20" calcext:value-type="float">
            <text:p>20</text:p>
          </table:table-cell>
          <table:table-cell table:style-name="ce287" office:value-type="float" office:value="0.822681503210788" calcext:value-type="float">
            <text:p>0,82268150321078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64:.K64])" office:value-type="string" office:string-value="-20 %" calcext:value-type="string">
            <text:p>-20 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H64];[.$H$63:.$H$85];0)" office:value-type="float" office:value="7" calcext:value-type="float">
            <text:p>7</text:p>
          </table:table-cell>
          <table:table-cell table:style-name="ce284" office:value-type="float" office:value="2" calcext:value-type="float">
            <text:p>2</text:p>
          </table:table-cell>
          <table:table-cell table:style-name="ce346" table:number-columns-repeated="13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898803065469817" calcext:value-type="float">
            <text:p>0,89880306546981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65:.D65])" office:value-type="string" office:string-value="+30" calcext:value-type="string">
            <text:p>+30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65];[.$B$63:.$B$86];0)" office:value-type="float" office:value="3" calcext:value-type="float">
            <text:p>3</text:p>
          </table:table-cell>
          <table:table-cell table:style-name="ce287" office:value-type="float" office:value="0.994897821935364" calcext:value-type="float">
            <text:p>0,994897821935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65:.K65])" office:value-type="string" office:string-value="-30 %" calcext:value-type="string">
            <text:p>-30 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H65];[.$H$63:.$H$85];0)" office:value-type="float" office:value="1" calcext:value-type="float">
            <text:p>1</text:p>
          </table:table-cell>
          <table:table-cell table:style-name="ce284" office:value-type="float" office:value="3" calcext:value-type="float">
            <text:p>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885492782483523" calcext:value-type="float">
            <text:p>0,88549278248352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66:.D66])" office:value-type="string" office:string-value="+40" calcext:value-type="string">
            <text:p>+40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6];[.$B$63:.$B$86];0)" office:value-type="float" office:value="5" calcext:value-type="float">
            <text:p>5</text:p>
          </table:table-cell>
          <table:table-cell table:style-name="ce287" office:value-type="float" office:value="0.0905853457108338" calcext:value-type="float">
            <text:p>0,090585345710833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66:.K66])" office:value-type="string" office:string-value="-40 %" calcext:value-type="string">
            <text:p>-40 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H66];[.$H$63:.$H$85];0)" office:value-type="float" office:value="22" calcext:value-type="float">
            <text:p>22</text:p>
          </table:table-cell>
          <table:table-cell table:style-name="ce284" office:value-type="float" office:value="4" calcext:value-type="float">
            <text:p>4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190106641392513" calcext:value-type="float">
            <text:p>0,19010664139251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67:.D67])" office:value-type="string" office:string-value="+50" calcext:value-type="string">
            <text:p>+50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67];[.$B$63:.$B$86];0)" office:value-type="float" office:value="18" calcext:value-type="float">
            <text:p>18</text:p>
          </table:table-cell>
          <table:table-cell table:style-name="ce287" office:value-type="float" office:value="0.032297092599819" calcext:value-type="float">
            <text:p>0,03229709259981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67:.K67])" office:value-type="string" office:string-value="-50 %" calcext:value-type="string">
            <text:p>-50 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H67];[.$H$63:.$H$85];0)" office:value-type="float" office:value="23" calcext:value-type="float">
            <text:p>23</text:p>
          </table:table-cell>
          <table:table-cell table:style-name="ce284" office:value-type="float" office:value="5" calcext:value-type="float">
            <text:p>5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0134962262396205" calcext:value-type="float">
            <text:p>0,013496226239620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68:.D68])" office:value-type="string" office:string-value="+60" calcext:value-type="string">
            <text:p>+60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68];[.$B$63:.$B$86];0)" office:value-type="float" office:value="23" calcext:value-type="float">
            <text:p>23</text:p>
          </table:table-cell>
          <table:table-cell table:style-name="ce287" office:value-type="float" office:value="0.816336720411263" calcext:value-type="float">
            <text:p>0,81633672041126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68:.K68])" office:value-type="string" office:string-value="-60 %" calcext:value-type="string">
            <text:p>-60 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H68];[.$H$63:.$H$85];0)" office:value-type="float" office:value="8" calcext:value-type="float">
            <text:p>8</text:p>
          </table:table-cell>
          <table:table-cell table:style-name="ce284" office:value-type="float" office:value="6" calcext:value-type="float">
            <text:p>6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115247487264188" calcext:value-type="float">
            <text:p>0,1152474872641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69:.D69])" office:value-type="string" office:string-value="+70" calcext:value-type="string">
            <text:p>+70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69];[.$B$63:.$B$86];0)" office:value-type="float" office:value="21" calcext:value-type="float">
            <text:p>21</text:p>
          </table:table-cell>
          <table:table-cell table:style-name="ce287" office:value-type="float" office:value="0.844158966514081" calcext:value-type="float">
            <text:p>0,8441589665140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69:.K69])" office:value-type="string" office:string-value="-70 %" calcext:value-type="string">
            <text:p>-70 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H69];[.$H$63:.$H$85];0)" office:value-type="float" office:value="6" calcext:value-type="float">
            <text:p>6</text:p>
          </table:table-cell>
          <table:table-cell table:style-name="ce284" office:value-type="float" office:value="7" calcext:value-type="float">
            <text:p>7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480765359392784" calcext:value-type="float">
            <text:p>0,48076535939278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70:.D70])" office:value-type="string" office:string-value="+80" calcext:value-type="string">
            <text:p>+80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70];[.$B$63:.$B$86];0)" office:value-type="float" office:value="12" calcext:value-type="float">
            <text:p>12</text:p>
          </table:table-cell>
          <table:table-cell table:style-name="ce287" office:value-type="float" office:value="0.893275137237016" calcext:value-type="float">
            <text:p>0,89327513723701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70:.K70])" office:value-type="string" office:string-value="-80 %" calcext:value-type="string">
            <text:p>-80 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H70];[.$H$63:.$H$85];0)" office:value-type="float" office:value="3" calcext:value-type="float">
            <text:p>3</text:p>
          </table:table-cell>
          <table:table-cell table:style-name="ce284" office:value-type="float" office:value="8" calcext:value-type="float">
            <text:p>8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86123870421454" calcext:value-type="float">
            <text:p>0,8861238704214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71:.D71])" office:value-type="string" office:string-value="+90" calcext:value-type="string">
            <text:p>+90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71];[.$B$63:.$B$86];0)" office:value-type="float" office:value="4" calcext:value-type="float">
            <text:p>4</text:p>
          </table:table-cell>
          <table:table-cell table:style-name="ce287" office:value-type="float" office:value="0.98929788924678" calcext:value-type="float">
            <text:p>0,9892978892467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<text:s/>%</text:p>
          </table:table-cell>
          <table:table-cell table:style-name="ce287" table:formula="of:=COM.MICROSOFT.CONCAT([.I71:.K71])" office:value-type="string" office:string-value="-90 %" calcext:value-type="string">
            <text:p>-90 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H71];[.$H$63:.$H$85];0)" office:value-type="float" office:value="2" calcext:value-type="float">
            <text:p>2</text:p>
          </table:table-cell>
          <table:table-cell table:style-name="ce284" office:value-type="float" office:value="9" calcext:value-type="float">
            <text:p>9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224969922725506" calcext:value-type="float">
            <text:p>0,22496992272550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table:formula="of:=COM.MICROSOFT.CONCAT([.C72:.D72])" office:value-type="string" office:string-value="-4" calcext:value-type="string">
            <text:p>-4</text:p>
          </table:table-cell>
          <table:table-cell table:style-name="ce301" table:formula="of:=1-[.D72]/100" office:value-type="float" office:value="0.96" calcext:value-type="float">
            <text:p>0,96</text:p>
          </table:table-cell>
          <table:table-cell table:style-name="ce288" table:formula="of:=RANK([.B72];[.$B$63:.$B$86];0)" office:value-type="float" office:value="15" calcext:value-type="float">
            <text:p>15</text:p>
          </table:table-cell>
          <table:table-cell table:style-name="ce288" office:value-type="float" office:value="0.487106360911441" calcext:value-type="float">
            <text:p>0,48710636091144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" calcext:value-type="float">
            <text:p>5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72:.K72])" office:value-type="string" office:string-value="+5 %" calcext:value-type="string">
            <text:p>+5 %</text:p>
          </table:table-cell>
          <table:table-cell table:style-name="ce301" table:formula="of:=1+[.J72]/100" office:value-type="float" office:value="1.05" calcext:value-type="float">
            <text:p>1,05</text:p>
          </table:table-cell>
          <table:table-cell table:style-name="ce288" table:formula="of:=RANK([.H72];[.$H$63:.$H$85];0)" office:value-type="float" office:value="14" calcext:value-type="float">
            <text:p>14</text:p>
          </table:table-cell>
          <table:table-cell table:style-name="ce284" office:value-type="float" office:value="10" calcext:value-type="float">
            <text:p>10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00856605852546487" calcext:value-type="float">
            <text:p>0,00856605852546487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2" calcext:value-type="float">
            <text:p>12</text:p>
          </table:table-cell>
          <table:table-cell table:style-name="ce288" table:formula="of:=COM.MICROSOFT.CONCAT([.C73:.D73])" office:value-type="string" office:string-value="+12" calcext:value-type="string">
            <text:p>+12</text:p>
          </table:table-cell>
          <table:table-cell table:style-name="ce301" table:formula="of:=1+[.D73]/100" office:value-type="float" office:value="1.12" calcext:value-type="float">
            <text:p>1,12</text:p>
          </table:table-cell>
          <table:table-cell table:style-name="ce288" table:formula="of:=RANK([.B73];[.$B$63:.$B$86];0)" office:value-type="float" office:value="24" calcext:value-type="float">
            <text:p>24</text:p>
          </table:table-cell>
          <table:table-cell table:style-name="ce288" office:value-type="float" office:value="0.557861212665548" calcext:value-type="float">
            <text:p>0,55786121266554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3" calcext:value-type="float">
            <text:p>13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73:.K73])" office:value-type="string" office:string-value="-13 %" calcext:value-type="string">
            <text:p>-13 %</text:p>
          </table:table-cell>
          <table:table-cell table:style-name="ce301" table:formula="of:=1-[.J73]/100" office:value-type="float" office:value="0.87" calcext:value-type="float">
            <text:p>0,87</text:p>
          </table:table-cell>
          <table:table-cell table:style-name="ce288" table:formula="of:=RANK([.H73];[.$H$63:.$H$85];0)" office:value-type="float" office:value="12" calcext:value-type="float">
            <text:p>12</text:p>
          </table:table-cell>
          <table:table-cell table:style-name="ce284" office:value-type="float" office:value="11" calcext:value-type="float">
            <text:p>1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986715620504585" calcext:value-type="float">
            <text:p>0,9867156205045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table:formula="of:=COM.MICROSOFT.CONCAT([.C74:.D74])" office:value-type="string" office:string-value="-21" calcext:value-type="string">
            <text:p>-21</text:p>
          </table:table-cell>
          <table:table-cell table:style-name="ce301" table:formula="of:=1-[.D74]/100" office:value-type="float" office:value="0.79" calcext:value-type="float">
            <text:p>0,79</text:p>
          </table:table-cell>
          <table:table-cell table:style-name="ce288" table:formula="of:=RANK([.B74];[.$B$63:.$B$86];0)" office:value-type="float" office:value="1" calcext:value-type="float">
            <text:p>1</text:p>
          </table:table-cell>
          <table:table-cell table:style-name="ce288" office:value-type="float" office:value="0.666664923311608" calcext:value-type="float">
            <text:p>0,66666492331160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74:.K74])" office:value-type="string" office:string-value="+26 %" calcext:value-type="string">
            <text:p>+26 %</text:p>
          </table:table-cell>
          <table:table-cell table:style-name="ce301" table:formula="of:=1+[.J74]/100" office:value-type="float" office:value="1.26" calcext:value-type="float">
            <text:p>1,26</text:p>
          </table:table-cell>
          <table:table-cell table:style-name="ce288" table:formula="of:=RANK([.H74];[.$H$63:.$H$85];0)" office:value-type="float" office:value="10" calcext:value-type="float">
            <text:p>10</text:p>
          </table:table-cell>
          <table:table-cell table:style-name="ce284" office:value-type="float" office:value="12" calcext:value-type="float">
            <text:p>12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296637905037452" calcext:value-type="float">
            <text:p>0,296637905037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9" calcext:value-type="float">
            <text:p>39</text:p>
          </table:table-cell>
          <table:table-cell table:style-name="ce288" table:formula="of:=COM.MICROSOFT.CONCAT([.C75:.D75])" office:value-type="string" office:string-value="+39" calcext:value-type="string">
            <text:p>+39</text:p>
          </table:table-cell>
          <table:table-cell table:style-name="ce301" table:formula="of:=1+[.D75]/100" office:value-type="float" office:value="1.39" calcext:value-type="float">
            <text:p>1,39</text:p>
          </table:table-cell>
          <table:table-cell table:style-name="ce288" table:formula="of:=RANK([.B75];[.$B$63:.$B$86];0)" office:value-type="float" office:value="14" calcext:value-type="float">
            <text:p>14</text:p>
          </table:table-cell>
          <table:table-cell table:style-name="ce288" office:value-type="float" office:value="0.279128155346928" calcext:value-type="float">
            <text:p>0,27912815534692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6" calcext:value-type="float">
            <text:p>36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75:.K75])" office:value-type="string" office:string-value="-36 %" calcext:value-type="string">
            <text:p>-36 %</text:p>
          </table:table-cell>
          <table:table-cell table:style-name="ce301" table:formula="of:=1-[.J75]/100" office:value-type="float" office:value="0.64" calcext:value-type="float">
            <text:p>0,64</text:p>
          </table:table-cell>
          <table:table-cell table:style-name="ce288" table:formula="of:=RANK([.H75];[.$H$63:.$H$85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85404139141184" calcext:value-type="float">
            <text:p>0,68540413914118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2" calcext:value-type="float">
            <text:p>42</text:p>
          </table:table-cell>
          <table:table-cell table:style-name="ce288" table:formula="of:=COM.MICROSOFT.CONCAT([.C76:.D76])" office:value-type="string" office:string-value="-42" calcext:value-type="string">
            <text:p>-42</text:p>
          </table:table-cell>
          <table:table-cell table:style-name="ce301" table:formula="of:=1-[.D76]/100" office:value-type="float" office:value="0.58" calcext:value-type="float">
            <text:p>0,58</text:p>
          </table:table-cell>
          <table:table-cell table:style-name="ce288" table:formula="of:=RANK([.B76];[.$B$63:.$B$86];0)" office:value-type="float" office:value="8" calcext:value-type="float">
            <text:p>8</text:p>
          </table:table-cell>
          <table:table-cell table:style-name="ce288" office:value-type="float" office:value="0.415605337772328" calcext:value-type="float">
            <text:p>0,41560533777232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1" calcext:value-type="float">
            <text:p>41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76:.K76])" office:value-type="string" office:string-value="+41 %" calcext:value-type="string">
            <text:p>+41 %</text:p>
          </table:table-cell>
          <table:table-cell table:style-name="ce301" table:formula="of:=1+[.J76]/100" office:value-type="float" office:value="1.41" calcext:value-type="float">
            <text:p>1,41</text:p>
          </table:table-cell>
          <table:table-cell table:style-name="ce288" table:formula="of:=RANK([.H76];[.$H$63:.$H$85];0)" office:value-type="float" office:value="16" calcext:value-type="float">
            <text:p>16</text:p>
          </table:table-cell>
          <table:table-cell table:style-name="ce284" office:value-type="float" office:value="14" calcext:value-type="float">
            <text:p>14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834600462843697" calcext:value-type="float">
            <text:p>0,834600462843697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7" calcext:value-type="float">
            <text:p>57</text:p>
          </table:table-cell>
          <table:table-cell table:style-name="ce288" table:formula="of:=COM.MICROSOFT.CONCAT([.C77:.D77])" office:value-type="string" office:string-value="+57" calcext:value-type="string">
            <text:p>+57</text:p>
          </table:table-cell>
          <table:table-cell table:style-name="ce301" table:formula="of:=1+[.D77]/100" office:value-type="float" office:value="1.57" calcext:value-type="float">
            <text:p>1,57</text:p>
          </table:table-cell>
          <table:table-cell table:style-name="ce288" table:formula="of:=RANK([.B77];[.$B$63:.$B$86];0)" office:value-type="float" office:value="6" calcext:value-type="float">
            <text:p>6</text:p>
          </table:table-cell>
          <table:table-cell table:style-name="ce288" office:value-type="float" office:value="0.501614625492665" calcext:value-type="float">
            <text:p>0,50161462549266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77:.K77])" office:value-type="string" office:string-value="-56 %" calcext:value-type="string">
            <text:p>-56 %</text:p>
          </table:table-cell>
          <table:table-cell table:style-name="ce301" table:formula="of:=1-[.J77]/100" office:value-type="float" office:value="0.44" calcext:value-type="float">
            <text:p>0,44</text:p>
          </table:table-cell>
          <table:table-cell table:style-name="ce288" table:formula="of:=RANK([.H77];[.$H$63:.$H$85];0)" office:value-type="float" office:value="13" calcext:value-type="float">
            <text:p>13</text:p>
          </table:table-cell>
          <table:table-cell table:style-name="ce284" office:value-type="float" office:value="15" calcext:value-type="float">
            <text:p>15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619617313031157" calcext:value-type="float">
            <text:p>0,61961731303115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4" calcext:value-type="float">
            <text:p>64</text:p>
          </table:table-cell>
          <table:table-cell table:style-name="ce288" table:formula="of:=COM.MICROSOFT.CONCAT([.C78:.D78])" office:value-type="string" office:string-value="-64" calcext:value-type="string">
            <text:p>-64</text:p>
          </table:table-cell>
          <table:table-cell table:style-name="ce301" table:formula="of:=1-[.D78]/100" office:value-type="float" office:value="0.36" calcext:value-type="float">
            <text:p>0,36</text:p>
          </table:table-cell>
          <table:table-cell table:style-name="ce288" table:formula="of:=RANK([.B78];[.$B$63:.$B$86];0)" office:value-type="float" office:value="9" calcext:value-type="float">
            <text:p>9</text:p>
          </table:table-cell>
          <table:table-cell table:style-name="ce288" office:value-type="float" office:value="0.580496637980854" calcext:value-type="float">
            <text:p>0,58049663798085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78:.K78])" office:value-type="string" office:string-value="+69 %" calcext:value-type="string">
            <text:p>+69 %</text:p>
          </table:table-cell>
          <table:table-cell table:style-name="ce301" table:formula="of:=1+[.J78]/100" office:value-type="float" office:value="1.69" calcext:value-type="float">
            <text:p>1,69</text:p>
          </table:table-cell>
          <table:table-cell table:style-name="ce288" table:formula="of:=RANK([.H78];[.$H$63:.$H$85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570053843731678" calcext:value-type="float">
            <text:p>0,57005384373167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2" calcext:value-type="float">
            <text:p>72</text:p>
          </table:table-cell>
          <table:table-cell table:style-name="ce288" table:formula="of:=COM.MICROSOFT.CONCAT([.C79:.D79])" office:value-type="string" office:string-value="+72" calcext:value-type="string">
            <text:p>+72</text:p>
          </table:table-cell>
          <table:table-cell table:style-name="ce301" table:formula="of:=1+[.D79]/100" office:value-type="float" office:value="1.72" calcext:value-type="float">
            <text:p>1,72</text:p>
          </table:table-cell>
          <table:table-cell table:style-name="ce288" table:formula="of:=RANK([.B79];[.$B$63:.$B$86];0)" office:value-type="float" office:value="10" calcext:value-type="float">
            <text:p>10</text:p>
          </table:table-cell>
          <table:table-cell table:style-name="ce288" office:value-type="float" office:value="0.362084095593558" calcext:value-type="float">
            <text:p>0,3620840955935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3" calcext:value-type="float">
            <text:p>73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79:.K79])" office:value-type="string" office:string-value="-73 %" calcext:value-type="string">
            <text:p>-73 %</text:p>
          </table:table-cell>
          <table:table-cell table:style-name="ce301" table:formula="of:=1-[.J79]/100" office:value-type="float" office:value="0.27" calcext:value-type="float">
            <text:p>0,27</text:p>
          </table:table-cell>
          <table:table-cell table:style-name="ce288" table:formula="of:=RANK([.H79];[.$H$63:.$H$85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0617999050894086" calcext:value-type="float">
            <text:p>0,061799905089408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table:formula="of:=COM.MICROSOFT.CONCAT([.C80:.D80])" office:value-type="string" office:string-value="-89" calcext:value-type="string">
            <text:p>-89</text:p>
          </table:table-cell>
          <table:table-cell table:style-name="ce301" table:formula="of:=1-[.D80]/100" office:value-type="float" office:value="0.11" calcext:value-type="float">
            <text:p>0,11</text:p>
          </table:table-cell>
          <table:table-cell table:style-name="ce288" table:formula="of:=RANK([.B80];[.$B$63:.$B$86];0)" office:value-type="float" office:value="22" calcext:value-type="float">
            <text:p>22</text:p>
          </table:table-cell>
          <table:table-cell table:style-name="ce288" office:value-type="float" office:value="0.854643081656919" calcext:value-type="float">
            <text:p>0,8546430816569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4" calcext:value-type="float">
            <text:p>84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80:.K80])" office:value-type="string" office:string-value="+84 %" calcext:value-type="string">
            <text:p>+84 %</text:p>
          </table:table-cell>
          <table:table-cell table:style-name="ce301" table:formula="of:=1+[.J80]/100" office:value-type="float" office:value="1.84" calcext:value-type="float">
            <text:p>1,84</text:p>
          </table:table-cell>
          <table:table-cell table:style-name="ce288" table:formula="of:=RANK([.H80];[.$H$63:.$H$85];0)" office:value-type="float" office:value="5" calcext:value-type="float">
            <text:p>5</text:p>
          </table:table-cell>
          <table:table-cell table:style-name="ce284" office:value-type="float" office:value="18" calcext:value-type="float">
            <text:p>18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16421708958166" calcext:value-type="float">
            <text:p>0,1642170895816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6" calcext:value-type="float">
            <text:p>96</text:p>
          </table:table-cell>
          <table:table-cell table:style-name="ce288" table:formula="of:=COM.MICROSOFT.CONCAT([.C81:.D81])" office:value-type="string" office:string-value="+96" calcext:value-type="string">
            <text:p>+96</text:p>
          </table:table-cell>
          <table:table-cell table:style-name="ce301" table:formula="of:=1+[.D81]/100" office:value-type="float" office:value="1.96" calcext:value-type="float">
            <text:p>1,96</text:p>
          </table:table-cell>
          <table:table-cell table:style-name="ce288" table:formula="of:=RANK([.B81];[.$B$63:.$B$86];0)" office:value-type="float" office:value="19" calcext:value-type="float">
            <text:p>19</text:p>
          </table:table-cell>
          <table:table-cell table:style-name="ce288" office:value-type="float" office:value="0.856588522385425" calcext:value-type="float">
            <text:p>0,85658852238542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<text:s/>%</text:p>
          </table:table-cell>
          <table:table-cell table:style-name="ce288" table:formula="of:=COM.MICROSOFT.CONCAT([.I81:.K81])" office:value-type="string" office:string-value="-99 %" calcext:value-type="string">
            <text:p>-99 %</text:p>
          </table:table-cell>
          <table:table-cell table:style-name="ce301" table:formula="of:=1-[.J81]/100" office:value-type="float" office:value="0.01" calcext:value-type="float">
            <text:p>0,01</text:p>
          </table:table-cell>
          <table:table-cell table:style-name="ce288" table:formula="of:=RANK([.H81];[.$H$63:.$H$85];0)" office:value-type="float" office:value="4" calcext:value-type="float">
            <text:p>4</text:p>
          </table:table-cell>
          <table:table-cell table:style-name="ce284" office:value-type="float" office:value="19" calcext:value-type="float">
            <text:p>19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9021046298795" calcext:value-type="float">
            <text:p>0,19902104629879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table:formula="of:=COM.MICROSOFT.CONCAT([.C82:.D82])" office:value-type="string" office:string-value="+500" calcext:value-type="string">
            <text:p>+500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82];[.$B$63:.$B$86];0)" office:value-type="float" office:value="17" calcext:value-type="float">
            <text:p>17</text:p>
          </table:table-cell>
          <table:table-cell table:style-name="ce289" office:value-type="float" office:value="0.136287327206219" calcext:value-type="float">
            <text:p>0,13628732720621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<text:s/>%</text:p>
          </table:table-cell>
          <table:table-cell table:style-name="ce289" table:formula="of:=COM.MICROSOFT.CONCAT([.I82:.K82])" office:value-type="string" office:string-value="+100 %" calcext:value-type="string">
            <text:p>+100 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H82];[.$H$63:.$H$85];0)" office:value-type="float" office:value="21" calcext:value-type="float">
            <text:p>21</text:p>
          </table:table-cell>
          <table:table-cell table:style-name="ce284" office:value-type="float" office:value="20" calcext:value-type="float">
            <text:p>20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920134244559229" calcext:value-type="float">
            <text:p>0,92013424455922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table:formula="of:=COM.MICROSOFT.CONCAT([.C83:.D83])" office:value-type="string" office:string-value="+600" calcext:value-type="string">
            <text:p>+600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83];[.$B$63:.$B$86];0)" office:value-type="float" office:value="2" calcext:value-type="float">
            <text:p>2</text:p>
          </table:table-cell>
          <table:table-cell table:style-name="ce289" office:value-type="float" office:value="0.478266015566601" calcext:value-type="float">
            <text:p>0,478266015566601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<text:s/>%</text:p>
          </table:table-cell>
          <table:table-cell table:style-name="ce289" table:formula="of:=COM.MICROSOFT.CONCAT([.I83:.K83])" office:value-type="string" office:string-value="+200 %" calcext:value-type="string">
            <text:p>+200 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H83];[.$H$63:.$H$85];0)" office:value-type="float" office:value="15" calcext:value-type="float">
            <text:p>15</text:p>
          </table:table-cell>
          <table:table-cell table:style-name="ce284" office:value-type="float" office:value="21" calcext:value-type="float">
            <text:p>2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220713962303229" calcext:value-type="float">
            <text:p>0,22071396230322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table:formula="of:=COM.MICROSOFT.CONCAT([.C84:.D84])" office:value-type="string" office:string-value="+700" calcext:value-type="string">
            <text:p>+700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84];[.$B$63:.$B$86];0)" office:value-type="float" office:value="16" calcext:value-type="float">
            <text:p>16</text:p>
          </table:table-cell>
          <table:table-cell table:style-name="ce289" office:value-type="float" office:value="0.375812853298985" calcext:value-type="float">
            <text:p>0,37581285329898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<text:s/>%</text:p>
          </table:table-cell>
          <table:table-cell table:style-name="ce289" table:formula="of:=COM.MICROSOFT.CONCAT([.I84:.K84])" office:value-type="string" office:string-value="+300 %" calcext:value-type="string">
            <text:p>+300 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H84];[.$H$63:.$H$85];0)" office:value-type="float" office:value="17" calcext:value-type="float">
            <text:p>17</text:p>
          </table:table-cell>
          <table:table-cell table:style-name="ce284" office:value-type="float" office:value="22" calcext:value-type="float">
            <text:p>22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307593083879256" calcext:value-type="float">
            <text:p>0,30759308387925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table:formula="of:=COM.MICROSOFT.CONCAT([.C85:.D85])" office:value-type="string" office:string-value="+800" calcext:value-type="string">
            <text:p>+800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85];[.$B$63:.$B$86];0)" office:value-type="float" office:value="13" calcext:value-type="float">
            <text:p>13</text:p>
          </table:table-cell>
          <table:table-cell table:style-name="ce289" office:value-type="float" office:value="0.724701022445863" calcext:value-type="float">
            <text:p>0,72470102244586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<text:s/>%</text:p>
          </table:table-cell>
          <table:table-cell table:style-name="ce289" table:formula="of:=COM.MICROSOFT.CONCAT([.I85:.K85])" office:value-type="string" office:string-value="+400 %" calcext:value-type="string">
            <text:p>+400 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H85];[.$H$63:.$H$85];0)" office:value-type="float" office:value="9" calcext:value-type="float">
            <text:p>9</text:p>
          </table:table-cell>
          <table:table-cell table:style-name="ce284" office:value-type="float" office:value="23" calcext:value-type="float">
            <text:p>2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73730500491245" calcext:value-type="float">
            <text:p>0,77373050049124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table:formula="of:=COM.MICROSOFT.CONCAT([.C86:.D86])" office:value-type="string" office:string-value="+900" calcext:value-type="string">
            <text:p>+900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86];[.$B$63:.$B$86];0)" office:value-type="float" office:value="7" calcext:value-type="float">
            <text:p>7</text:p>
          </table:table-cell>
          <table:table-cell table:style-name="Default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ce345" office:value-type="string" calcext:value-type="string" table:number-columns-spanned="18" table:number-rows-spanned="1">
            <text:p><text:span text:style-name="T29">×</text:span> --&gt; %</text:p>
          </table:table-cell>
          <table:covered-table-cell table:number-columns-repeated="7" table:style-name="Default"/>
          <table:covered-table-cell table:number-columns-repeated="10" table:style-name="ce346"/>
          <table:table-cell table:style-name="ce346" table:number-columns-repeated="1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86" office:value-type="string" calcext:value-type="string">
            <text:p>×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86" office:value-type="string" calcext:value-type="string">
            <text:p>×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1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155509129356079" calcext:value-type="float">
            <text:p>0,15550912935607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3]" office:value-type="float" office:value="1.1" calcext:value-type="float">
            <text:p>1,1</text:p>
          </table:table-cell>
          <table:table-cell table:style-name="ce287" table:formula="of:=COM.MICROSOFT.CONCAT([.C91:.D91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F91:.G91])" office:value-type="string" office:string-value="+10" calcext:value-type="string">
            <text:p>+10</text:p>
          </table:table-cell>
          <table:table-cell table:style-name="ce287" table:formula="of:=RANK([.B91];[.$B$91:.$B$114];0)" office:value-type="float" office:value="23" calcext:value-type="float">
            <text:p>23</text:p>
          </table:table-cell>
          <table:table-cell table:style-name="ce287" office:value-type="float" office:value="0.726553741512131" calcext:value-type="float">
            <text:p>0,72655374151213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K91:.L91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N91:.O91])" office:value-type="string" office:string-value="-10" calcext:value-type="string">
            <text:p>-10</text:p>
          </table:table-cell>
          <table:table-cell table:style-name="ce287" table:formula="of:=RANK([.J91];[.$J$91:.$J$114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559164451949469" calcext:value-type="float">
            <text:p>0,55916445194946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4]" office:value-type="float" office:value="1.2" calcext:value-type="float">
            <text:p>1,2</text:p>
          </table:table-cell>
          <table:table-cell table:style-name="ce287" table:formula="of:=COM.MICROSOFT.CONCAT([.C92:.D92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F92:.G92])" office:value-type="string" office:string-value="+20" calcext:value-type="string">
            <text:p>+20</text:p>
          </table:table-cell>
          <table:table-cell table:style-name="ce287" table:formula="of:=RANK([.B92];[.$B$91:.$B$114];0)" office:value-type="float" office:value="10" calcext:value-type="float">
            <text:p>10</text:p>
          </table:table-cell>
          <table:table-cell table:style-name="ce287" office:value-type="float" office:value="0.10101020466301" calcext:value-type="float">
            <text:p>0,1010102046630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K92:.L92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N92:.O92])" office:value-type="string" office:string-value="-20" calcext:value-type="string">
            <text:p>-20</text:p>
          </table:table-cell>
          <table:table-cell table:style-name="ce287" table:formula="of:=RANK([.J92];[.$J$91:.$J$114];0)" office:value-type="float" office:value="22" calcext:value-type="float">
            <text:p>22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10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365692849565283" calcext:value-type="float">
            <text:p>0,365692849565283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5]" office:value-type="float" office:value="1.3" calcext:value-type="float">
            <text:p>1,3</text:p>
          </table:table-cell>
          <table:table-cell table:style-name="ce287" table:formula="of:=COM.MICROSOFT.CONCAT([.C93:.D93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F93:.G93])" office:value-type="string" office:string-value="+30" calcext:value-type="string">
            <text:p>+30</text:p>
          </table:table-cell>
          <table:table-cell table:style-name="ce287" table:formula="of:=RANK([.B93];[.$B$91:.$B$114];0)" office:value-type="float" office:value="18" calcext:value-type="float">
            <text:p>18</text:p>
          </table:table-cell>
          <table:table-cell table:style-name="ce287" office:value-type="float" office:value="0.625327770974023" calcext:value-type="float">
            <text:p>0,625327770974023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K93:.L93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N93:.O93])" office:value-type="string" office:string-value="-30" calcext:value-type="string">
            <text:p>-30</text:p>
          </table:table-cell>
          <table:table-cell table:style-name="ce287" table:formula="of:=RANK([.J93];[.$J$91:.$J$114];0)" office:value-type="float" office:value="11" calcext:value-type="float">
            <text:p>11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1006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898078424217782" calcext:value-type="float">
            <text:p>0,898078424217782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6]" office:value-type="float" office:value="1.4" calcext:value-type="float">
            <text:p>1,4</text:p>
          </table:table-cell>
          <table:table-cell table:style-name="ce287" table:formula="of:=COM.MICROSOFT.CONCAT([.C94:.D94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F94:.G94])" office:value-type="string" office:string-value="+40" calcext:value-type="string">
            <text:p>+40</text:p>
          </table:table-cell>
          <table:table-cell table:style-name="ce287" table:formula="of:=RANK([.B94];[.$B$91:.$B$114];0)" office:value-type="float" office:value="2" calcext:value-type="float">
            <text:p>2</text:p>
          </table:table-cell>
          <table:table-cell table:style-name="ce287" office:value-type="float" office:value="0.916149912233308" calcext:value-type="float">
            <text:p>0,916149912233308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K94:.L94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N94:.O94])" office:value-type="string" office:string-value="-40" calcext:value-type="string">
            <text:p>-40</text:p>
          </table:table-cell>
          <table:table-cell table:style-name="ce287" table:formula="of:=RANK([.J94];[.$J$91:.$J$114];0)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53425027592207" calcext:value-type="float">
            <text:p>0,5342502759220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7]" office:value-type="float" office:value="1.5" calcext:value-type="float">
            <text:p>1,5</text:p>
          </table:table-cell>
          <table:table-cell table:style-name="ce287" table:formula="of:=COM.MICROSOFT.CONCAT([.C95:.D95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F95:.G95])" office:value-type="string" office:string-value="+50" calcext:value-type="string">
            <text:p>+50</text:p>
          </table:table-cell>
          <table:table-cell table:style-name="ce287" table:formula="of:=RANK([.B95];[.$B$91:.$B$114];0)" office:value-type="float" office:value="11" calcext:value-type="float">
            <text:p>11</text:p>
          </table:table-cell>
          <table:table-cell table:style-name="ce287" office:value-type="float" office:value="0.211881796983405" calcext:value-type="float">
            <text:p>0,211881796983405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K95:.L95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N95:.O95])" office:value-type="string" office:string-value="-50" calcext:value-type="string">
            <text:p>-50</text:p>
          </table:table-cell>
          <table:table-cell table:style-name="ce287" table:formula="of:=RANK([.J95];[.$J$91:.$J$114];0)" office:value-type="float" office:value="16" calcext:value-type="float">
            <text:p>16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85824679727137" calcext:value-type="float">
            <text:p>0,78582467972713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8]" office:value-type="float" office:value="1.6" calcext:value-type="float">
            <text:p>1,6</text:p>
          </table:table-cell>
          <table:table-cell table:style-name="ce287" table:formula="of:=COM.MICROSOFT.CONCAT([.C96:.D96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F96:.G96])" office:value-type="string" office:string-value="+60" calcext:value-type="string">
            <text:p>+60</text:p>
          </table:table-cell>
          <table:table-cell table:style-name="ce287" table:formula="of:=RANK([.B96];[.$B$91:.$B$114];0)" office:value-type="float" office:value="4" calcext:value-type="float">
            <text:p>4</text:p>
          </table:table-cell>
          <table:table-cell table:style-name="ce287" office:value-type="float" office:value="0.281846655010527" calcext:value-type="float">
            <text:p>0,281846655010527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K96:.L96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N96:.O96])" office:value-type="string" office:string-value="-60" calcext:value-type="string">
            <text:p>-60</text:p>
          </table:table-cell>
          <table:table-cell table:style-name="ce287" table:formula="of:=RANK([.J96];[.$J$91:.$J$114];0)" office:value-type="float" office:value="14" calcext:value-type="float">
            <text:p>14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236146149822179" calcext:value-type="float">
            <text:p>0,23614614982217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9]" office:value-type="float" office:value="1.7" calcext:value-type="float">
            <text:p>1,7</text:p>
          </table:table-cell>
          <table:table-cell table:style-name="ce287" table:formula="of:=COM.MICROSOFT.CONCAT([.C97:.D97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F97:.G97])" office:value-type="string" office:string-value="+70" calcext:value-type="string">
            <text:p>+70</text:p>
          </table:table-cell>
          <table:table-cell table:style-name="ce287" table:formula="of:=RANK([.B97];[.$B$91:.$B$114];0)" office:value-type="float" office:value="21" calcext:value-type="float">
            <text:p>21</text:p>
          </table:table-cell>
          <table:table-cell table:style-name="ce287" office:value-type="float" office:value="0.251742060746651" calcext:value-type="float">
            <text:p>0,25174206074665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K97:.L97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N97:.O97])" office:value-type="string" office:string-value="-70" calcext:value-type="string">
            <text:p>-70</text:p>
          </table:table-cell>
          <table:table-cell table:style-name="ce287" table:formula="of:=RANK([.J97];[.$J$91:.$J$114];0)" office:value-type="float" office:value="15" calcext:value-type="float">
            <text:p>15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375191186088207" calcext:value-type="float">
            <text:p>0,37519118608820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70]" office:value-type="float" office:value="1.8" calcext:value-type="float">
            <text:p>1,8</text:p>
          </table:table-cell>
          <table:table-cell table:style-name="ce287" table:formula="of:=COM.MICROSOFT.CONCAT([.C98:.D98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F98:.G98])" office:value-type="string" office:string-value="+80" calcext:value-type="string">
            <text:p>+80</text:p>
          </table:table-cell>
          <table:table-cell table:style-name="ce287" table:formula="of:=RANK([.B98];[.$B$91:.$B$114];0)" office:value-type="float" office:value="17" calcext:value-type="float">
            <text:p>17</text:p>
          </table:table-cell>
          <table:table-cell table:style-name="ce287" office:value-type="float" office:value="0.805749035598434" calcext:value-type="float">
            <text:p>0,805749035598434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K98:.L98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N98:.O98])" office:value-type="string" office:string-value="-80" calcext:value-type="string">
            <text:p>-80</text:p>
          </table:table-cell>
          <table:table-cell table:style-name="ce287" table:formula="of:=RANK([.J98];[.$J$91:.$J$114];0)" office:value-type="float" office:value="5" calcext:value-type="float">
            <text:p>5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46221350484762" calcext:value-type="float">
            <text:p>0,46221350484762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F71]" office:value-type="float" office:value="1.9" calcext:value-type="float">
            <text:p>1,9</text:p>
          </table:table-cell>
          <table:table-cell table:style-name="ce287" table:formula="of:=COM.MICROSOFT.CONCAT([.C99:.D99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F99:.G99])" office:value-type="string" office:string-value="+90" calcext:value-type="string">
            <text:p>+90</text:p>
          </table:table-cell>
          <table:table-cell table:style-name="ce287" table:formula="of:=RANK([.B99];[.$B$91:.$B$114];0)" office:value-type="float" office:value="12" calcext:value-type="float">
            <text:p>12</text:p>
          </table:table-cell>
          <table:table-cell table:style-name="ce287" office:value-type="float" office:value="0.708775406163142" calcext:value-type="float">
            <text:p>0,708775406163142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K99:.L99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N99:.O99])" office:value-type="string" office:string-value="-90" calcext:value-type="string">
            <text:p>-90</text:p>
          </table:table-cell>
          <table:table-cell table:style-name="ce287" table:formula="of:=RANK([.J99];[.$J$91:.$J$114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924319965605804" calcext:value-type="float">
            <text:p>0,92431996560580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3" calcext:value-type="float">
            <text:p>0,93</text:p>
          </table:table-cell>
          <table:table-cell table:style-name="ce301" table:formula="of:=COM.MICROSOFT.CONCAT([.C100:.D100])" office:value-type="string" office:string-value=" x 0,93" calcext:value-type="string">
            <text:p><text:s/>x 0,9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0]))" office:value-type="float" office:value="7" calcext:value-type="float">
            <text:p>7</text:p>
          </table:table-cell>
          <table:table-cell table:style-name="ce312" table:formula="of:=COM.MICROSOFT.CONCAT([.F100:.G100])" office:value-type="string" office:string-value="-7" calcext:value-type="string">
            <text:p>-7</text:p>
          </table:table-cell>
          <table:table-cell table:style-name="ce301" table:formula="of:=RANK([.B100];[.$B$91:.$B$114];0)" office:value-type="float" office:value="1" calcext:value-type="float">
            <text:p>1</text:p>
          </table:table-cell>
          <table:table-cell table:style-name="ce301" office:value-type="float" office:value="0.515746350645815" calcext:value-type="float">
            <text:p>0,51574635064581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2" calcext:value-type="float">
            <text:p>1,02</text:p>
          </table:table-cell>
          <table:table-cell table:style-name="ce301" table:formula="of:=COM.MICROSOFT.CONCAT([.K100:.L100])" office:value-type="string" office:string-value=" x 1,02" calcext:value-type="string">
            <text:p><text:s/>x 1,02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0]-1))" office:value-type="float" office:value="2" calcext:value-type="float">
            <text:p>2</text:p>
          </table:table-cell>
          <table:table-cell table:style-name="ce320" table:formula="of:=COM.MICROSOFT.CONCAT([.N100:.O100])" office:value-type="string" office:string-value="+2" calcext:value-type="string">
            <text:p>+2</text:p>
          </table:table-cell>
          <table:table-cell table:style-name="ce301" table:formula="of:=RANK([.J100];[.$J$91:.$J$114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669830582516237" calcext:value-type="float">
            <text:p>0,6698305825162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1" calcext:value-type="float">
            <text:p>1,11</text:p>
          </table:table-cell>
          <table:table-cell table:style-name="ce301" table:formula="of:=COM.MICROSOFT.CONCAT([.C101:.D101])" office:value-type="string" office:string-value=" x 1,11" calcext:value-type="string">
            <text:p><text:s/>x 1,1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1]-1))" office:value-type="float" office:value="11" calcext:value-type="float">
            <text:p>11</text:p>
          </table:table-cell>
          <table:table-cell table:style-name="ce312" table:formula="of:=COM.MICROSOFT.CONCAT([.F101:.G101])" office:value-type="string" office:string-value="+11" calcext:value-type="string">
            <text:p>+11</text:p>
          </table:table-cell>
          <table:table-cell table:style-name="ce301" table:formula="of:=RANK([.B101];[.$B$91:.$B$114];0)" office:value-type="float" office:value="7" calcext:value-type="float">
            <text:p>7</text:p>
          </table:table-cell>
          <table:table-cell table:style-name="ce301" office:value-type="float" office:value="0.805302337802002" calcext:value-type="float">
            <text:p>0,80530233780200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3" calcext:value-type="float">
            <text:p>0,83</text:p>
          </table:table-cell>
          <table:table-cell table:style-name="ce301" table:formula="of:=COM.MICROSOFT.CONCAT([.K101:.L101])" office:value-type="string" office:string-value=" x 0,83" calcext:value-type="string">
            <text:p><text:s/>x 0,8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1]))" office:value-type="float" office:value="17" calcext:value-type="float">
            <text:p>17</text:p>
          </table:table-cell>
          <table:table-cell table:style-name="ce320" table:formula="of:=COM.MICROSOFT.CONCAT([.N101:.O101])" office:value-type="string" office:string-value="-17" calcext:value-type="string">
            <text:p>-17</text:p>
          </table:table-cell>
          <table:table-cell table:style-name="ce301" table:formula="of:=RANK([.J101];[.$J$91:.$J$114];0)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0652830664059055" calcext:value-type="float">
            <text:p>0,065283066405905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3" calcext:value-type="float">
            <text:p>0,73</text:p>
          </table:table-cell>
          <table:table-cell table:style-name="ce301" table:formula="of:=COM.MICROSOFT.CONCAT([.C102:.D102])" office:value-type="string" office:string-value=" x 0,73" calcext:value-type="string">
            <text:p><text:s/>x 0,7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2]))" office:value-type="float" office:value="27" calcext:value-type="float">
            <text:p>27</text:p>
          </table:table-cell>
          <table:table-cell table:style-name="ce312" table:formula="of:=COM.MICROSOFT.CONCAT([.F102:.G102])" office:value-type="string" office:string-value="-27" calcext:value-type="string">
            <text:p>-27</text:p>
          </table:table-cell>
          <table:table-cell table:style-name="ce301" table:formula="of:=RANK([.B102];[.$B$91:.$B$114];0)" office:value-type="float" office:value="24" calcext:value-type="float">
            <text:p>24</text:p>
          </table:table-cell>
          <table:table-cell table:style-name="ce301" office:value-type="float" office:value="0.201749146958184" calcext:value-type="float">
            <text:p>0,2017491469581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2" calcext:value-type="float">
            <text:p>1,22</text:p>
          </table:table-cell>
          <table:table-cell table:style-name="ce301" table:formula="of:=COM.MICROSOFT.CONCAT([.K102:.L102])" office:value-type="string" office:string-value=" x 1,22" calcext:value-type="string">
            <text:p><text:s/>x 1,22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2]-1))" office:value-type="float" office:value="22" calcext:value-type="float">
            <text:p>22</text:p>
          </table:table-cell>
          <table:table-cell table:style-name="ce320" table:formula="of:=COM.MICROSOFT.CONCAT([.N102:.O102])" office:value-type="string" office:string-value="+22" calcext:value-type="string">
            <text:p>+22</text:p>
          </table:table-cell>
          <table:table-cell table:style-name="ce301" table:formula="of:=RANK([.J102];[.$J$91:.$J$114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430709681490482" calcext:value-type="float">
            <text:p>0,43070968149048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9" calcext:value-type="float">
            <text:p>1,39</text:p>
          </table:table-cell>
          <table:table-cell table:style-name="ce301" table:formula="of:=COM.MICROSOFT.CONCAT([.C103:.D103])" office:value-type="string" office:string-value=" x 1,39" calcext:value-type="string">
            <text:p><text:s/>x 1,3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3]-1))" office:value-type="float" office:value="39" calcext:value-type="float">
            <text:p>39</text:p>
          </table:table-cell>
          <table:table-cell table:style-name="ce312" table:formula="of:=COM.MICROSOFT.CONCAT([.F103:.G103])" office:value-type="string" office:string-value="+39" calcext:value-type="string">
            <text:p>+39</text:p>
          </table:table-cell>
          <table:table-cell table:style-name="ce301" table:formula="of:=RANK([.B103];[.$B$91:.$B$114];0)" office:value-type="float" office:value="14" calcext:value-type="float">
            <text:p>14</text:p>
          </table:table-cell>
          <table:table-cell table:style-name="ce301" office:value-type="float" office:value="0.0594447091393635" calcext:value-type="float">
            <text:p>0,059444709139363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9" calcext:value-type="float">
            <text:p>0,69</text:p>
          </table:table-cell>
          <table:table-cell table:style-name="ce301" table:formula="of:=COM.MICROSOFT.CONCAT([.K103:.L103])" office:value-type="string" office:string-value=" x 0,69" calcext:value-type="string">
            <text:p><text:s/>x 0,6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3]))" office:value-type="float" office:value="31" calcext:value-type="float">
            <text:p>31</text:p>
          </table:table-cell>
          <table:table-cell table:style-name="ce320" table:formula="of:=COM.MICROSOFT.CONCAT([.N103:.O103])" office:value-type="string" office:string-value="-31" calcext:value-type="string">
            <text:p>-31</text:p>
          </table:table-cell>
          <table:table-cell table:style-name="ce301" table:formula="of:=RANK([.J103];[.$J$91:.$J$114];0)" office:value-type="float" office:value="24" calcext:value-type="float">
            <text:p>24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342700622886744" calcext:value-type="float">
            <text:p>0,34270062288674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1" calcext:value-type="float">
            <text:p>0,51</text:p>
          </table:table-cell>
          <table:table-cell table:style-name="ce301" table:formula="of:=COM.MICROSOFT.CONCAT([.C104:.D104])" office:value-type="string" office:string-value=" x 0,51" calcext:value-type="string">
            <text:p><text:s/>x 0,51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4]))" office:value-type="float" office:value="49" calcext:value-type="float">
            <text:p>49</text:p>
          </table:table-cell>
          <table:table-cell table:style-name="ce312" table:formula="of:=COM.MICROSOFT.CONCAT([.F104:.G104])" office:value-type="string" office:string-value="-49" calcext:value-type="string">
            <text:p>-49</text:p>
          </table:table-cell>
          <table:table-cell table:style-name="ce301" table:formula="of:=RANK([.B104];[.$B$91:.$B$114];0)" office:value-type="float" office:value="20" calcext:value-type="float">
            <text:p>20</text:p>
          </table:table-cell>
          <table:table-cell table:style-name="ce301" office:value-type="float" office:value="0.877838512085108" calcext:value-type="float">
            <text:p>0,87783851208510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9" calcext:value-type="float">
            <text:p>1,49</text:p>
          </table:table-cell>
          <table:table-cell table:style-name="ce301" table:formula="of:=COM.MICROSOFT.CONCAT([.K104:.L104])" office:value-type="string" office:string-value=" x 1,49" calcext:value-type="string">
            <text:p><text:s/>x 1,4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4]-1))" office:value-type="float" office:value="49" calcext:value-type="float">
            <text:p>49</text:p>
          </table:table-cell>
          <table:table-cell table:style-name="ce320" table:formula="of:=COM.MICROSOFT.CONCAT([.N104:.O104])" office:value-type="string" office:string-value="+49" calcext:value-type="string">
            <text:p>+49</text:p>
          </table:table-cell>
          <table:table-cell table:style-name="ce301" table:formula="of:=RANK([.J104];[.$J$91:.$J$114];0)" office:value-type="float" office:value="3" calcext:value-type="float">
            <text:p>3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460971792414191" calcext:value-type="float">
            <text:p>0,46097179241419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6" calcext:value-type="float">
            <text:p>1,56</text:p>
          </table:table-cell>
          <table:table-cell table:style-name="ce301" table:formula="of:=COM.MICROSOFT.CONCAT([.C105:.D105])" office:value-type="string" office:string-value=" x 1,56" calcext:value-type="string">
            <text:p><text:s/>x 1,5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5]-1))" office:value-type="float" office:value="56" calcext:value-type="float">
            <text:p>56</text:p>
          </table:table-cell>
          <table:table-cell table:style-name="ce312" table:formula="of:=COM.MICROSOFT.CONCAT([.F105:.G105])" office:value-type="string" office:string-value="+56" calcext:value-type="string">
            <text:p>+56</text:p>
          </table:table-cell>
          <table:table-cell table:style-name="ce301" table:formula="of:=RANK([.B105];[.$B$91:.$B$114];0)" office:value-type="float" office:value="13" calcext:value-type="float">
            <text:p>13</text:p>
          </table:table-cell>
          <table:table-cell table:style-name="ce301" office:value-type="float" office:value="0.569447047742886" calcext:value-type="float">
            <text:p>0,56944704774288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2" calcext:value-type="float">
            <text:p>0,42</text:p>
          </table:table-cell>
          <table:table-cell table:style-name="ce301" table:formula="of:=COM.MICROSOFT.CONCAT([.K105:.L105])" office:value-type="string" office:string-value=" x 0,42" calcext:value-type="string">
            <text:p><text:s/>x 0,4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5]))" office:value-type="float" office:value="58" calcext:value-type="float">
            <text:p>58</text:p>
          </table:table-cell>
          <table:table-cell table:style-name="ce320" table:formula="of:=COM.MICROSOFT.CONCAT([.N105:.O105])" office:value-type="string" office:string-value="-58" calcext:value-type="string">
            <text:p>-58</text:p>
          </table:table-cell>
          <table:table-cell table:style-name="ce301" table:formula="of:=RANK([.J105];[.$J$91:.$J$114];0)" office:value-type="float" office:value="12" calcext:value-type="float">
            <text:p>12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71615546894513" calcext:value-type="float">
            <text:p>0,7161554689451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2" calcext:value-type="float">
            <text:p>0,32</text:p>
          </table:table-cell>
          <table:table-cell table:style-name="ce301" table:formula="of:=COM.MICROSOFT.CONCAT([.C106:.D106])" office:value-type="string" office:string-value=" x 0,32" calcext:value-type="string">
            <text:p><text:s/>x 0,3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6]))" office:value-type="float" office:value="68" calcext:value-type="float">
            <text:p>68</text:p>
          </table:table-cell>
          <table:table-cell table:style-name="ce312" table:formula="of:=COM.MICROSOFT.CONCAT([.F106:.G106])" office:value-type="string" office:string-value="-68" calcext:value-type="string">
            <text:p>-68</text:p>
          </table:table-cell>
          <table:table-cell table:style-name="ce301" table:formula="of:=RANK([.B106];[.$B$91:.$B$114];0)" office:value-type="float" office:value="6" calcext:value-type="float">
            <text:p>6</text:p>
          </table:table-cell>
          <table:table-cell table:style-name="ce301" office:value-type="float" office:value="0.743220608492399" calcext:value-type="float">
            <text:p>0,74322060849239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7" calcext:value-type="float">
            <text:p>1,67</text:p>
          </table:table-cell>
          <table:table-cell table:style-name="ce301" table:formula="of:=COM.MICROSOFT.CONCAT([.K106:.L106])" office:value-type="string" office:string-value=" x 1,67" calcext:value-type="string">
            <text:p><text:s/>x 1,6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6]-1))" office:value-type="float" office:value="67" calcext:value-type="float">
            <text:p>67</text:p>
          </table:table-cell>
          <table:table-cell table:style-name="ce320" table:formula="of:=COM.MICROSOFT.CONCAT([.N106:.O106])" office:value-type="string" office:string-value="+67" calcext:value-type="string">
            <text:p>+67</text:p>
          </table:table-cell>
          <table:table-cell table:style-name="ce301" table:formula="of:=RANK([.J106];[.$J$91:.$J$114];0)" office:value-type="float" office:value="8" calcext:value-type="float">
            <text:p>8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427940467131069" calcext:value-type="float">
            <text:p>0,42794046713106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C107:.D107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7]-1))" office:value-type="float" office:value="73" calcext:value-type="float">
            <text:p>73</text:p>
          </table:table-cell>
          <table:table-cell table:style-name="ce312" table:formula="of:=COM.MICROSOFT.CONCAT([.F107:.G107])" office:value-type="string" office:string-value="+73" calcext:value-type="string">
            <text:p>+73</text:p>
          </table:table-cell>
          <table:table-cell table:style-name="ce301" table:formula="of:=RANK([.B107];[.$B$91:.$B$114];0)" office:value-type="float" office:value="15" calcext:value-type="float">
            <text:p>15</text:p>
          </table:table-cell>
          <table:table-cell table:style-name="ce301" office:value-type="float" office:value="0.119080854834879" calcext:value-type="float">
            <text:p>0,11908085483487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6" calcext:value-type="float">
            <text:p>0,26</text:p>
          </table:table-cell>
          <table:table-cell table:style-name="ce301" table:formula="of:=COM.MICROSOFT.CONCAT([.K107:.L107])" office:value-type="string" office:string-value=" x 0,26" calcext:value-type="string">
            <text:p><text:s/>x 0,2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7]))" office:value-type="float" office:value="74" calcext:value-type="float">
            <text:p>74</text:p>
          </table:table-cell>
          <table:table-cell table:style-name="ce320" table:formula="of:=COM.MICROSOFT.CONCAT([.N107:.O107])" office:value-type="string" office:string-value="-74" calcext:value-type="string">
            <text:p>-74</text:p>
          </table:table-cell>
          <table:table-cell table:style-name="ce301" table:formula="of:=RANK([.J107];[.$J$91:.$J$114];0)" office:value-type="float" office:value="19" calcext:value-type="float">
            <text:p>19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351927309063205" calcext:value-type="float">
            <text:p>0,3519273090632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9" calcext:value-type="float">
            <text:p>0,19</text:p>
          </table:table-cell>
          <table:table-cell table:style-name="ce301" table:formula="of:=COM.MICROSOFT.CONCAT([.C108:.D108])" office:value-type="string" office:string-value=" x 0,19" calcext:value-type="string">
            <text:p><text:s/>x 0,1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8]))" office:value-type="float" office:value="81" calcext:value-type="float">
            <text:p>81</text:p>
          </table:table-cell>
          <table:table-cell table:style-name="ce312" table:formula="of:=COM.MICROSOFT.CONCAT([.F108:.G108])" office:value-type="string" office:string-value="-81" calcext:value-type="string">
            <text:p>-81</text:p>
          </table:table-cell>
          <table:table-cell table:style-name="ce301" table:formula="of:=RANK([.B108];[.$B$91:.$B$114];0)" office:value-type="float" office:value="19" calcext:value-type="float">
            <text:p>19</text:p>
          </table:table-cell>
          <table:table-cell table:style-name="ce301" office:value-type="float" office:value="0.962215086074875" calcext:value-type="float">
            <text:p>0,96221508607487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8" calcext:value-type="float">
            <text:p>1,88</text:p>
          </table:table-cell>
          <table:table-cell table:style-name="ce301" table:formula="of:=COM.MICROSOFT.CONCAT([.K108:.L108])" office:value-type="string" office:string-value=" x 1,88" calcext:value-type="string">
            <text:p><text:s/>x 1,8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8]-1))" office:value-type="float" office:value="88" calcext:value-type="float">
            <text:p>88</text:p>
          </table:table-cell>
          <table:table-cell table:style-name="ce320" table:formula="of:=COM.MICROSOFT.CONCAT([.N108:.O108])" office:value-type="string" office:string-value="+88" calcext:value-type="string">
            <text:p>+88</text:p>
          </table:table-cell>
          <table:table-cell table:style-name="ce301" table:formula="of:=RANK([.J108];[.$J$91:.$J$114];0)" office:value-type="float" office:value="1" calcext:value-type="float">
            <text:p>1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728500033062789" calcext:value-type="float">
            <text:p>0,7285000330627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6" calcext:value-type="float">
            <text:p>1,96</text:p>
          </table:table-cell>
          <table:table-cell table:style-name="ce301" table:formula="of:=COM.MICROSOFT.CONCAT([.C109:.D109])" office:value-type="string" office:string-value=" x 1,96" calcext:value-type="string">
            <text:p><text:s/>x 1,9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9]-1))" office:value-type="float" office:value="96" calcext:value-type="float">
            <text:p>96</text:p>
          </table:table-cell>
          <table:table-cell table:style-name="ce312" table:formula="of:=COM.MICROSOFT.CONCAT([.F109:.G109])" office:value-type="string" office:string-value="+96" calcext:value-type="string">
            <text:p>+96</text:p>
          </table:table-cell>
          <table:table-cell table:style-name="ce301" table:formula="of:=RANK([.B109];[.$B$91:.$B$114];0)" office:value-type="float" office:value="5" calcext:value-type="float">
            <text:p>5</text:p>
          </table:table-cell>
          <table:table-cell table:style-name="ce301" office:value-type="float" office:value="0.84228066931736" calcext:value-type="float">
            <text:p>0,84228066931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8" calcext:value-type="float">
            <text:p>0,08</text:p>
          </table:table-cell>
          <table:table-cell table:style-name="ce301" table:formula="of:=COM.MICROSOFT.CONCAT([.K109:.L109])" office:value-type="string" office:string-value=" x 0,08" calcext:value-type="string">
            <text:p><text:s/>x 0,0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9]))" office:value-type="float" office:value="92" calcext:value-type="float">
            <text:p>92</text:p>
          </table:table-cell>
          <table:table-cell table:style-name="ce320" table:formula="of:=COM.MICROSOFT.CONCAT([.N109:.O109])" office:value-type="string" office:string-value="-92" calcext:value-type="string">
            <text:p>-92</text:p>
          </table:table-cell>
          <table:table-cell table:style-name="ce301" table:formula="of:=RANK([.J109];[.$J$91:.$J$114];0)" office:value-type="float" office:value="4" calcext:value-type="float">
            <text:p>4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411924643413493" calcext:value-type="float">
            <text:p>0,41192464341349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C110:.D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F110:.G110])" office:value-type="string" office:string-value="+500" calcext:value-type="string">
            <text:p>+500</text:p>
          </table:table-cell>
          <table:table-cell table:style-name="ce289" table:formula="of:=RANK([.B110];[.$B$91:.$B$114];0)" office:value-type="float" office:value="16" calcext:value-type="float">
            <text:p>16</text:p>
          </table:table-cell>
          <table:table-cell table:style-name="ce303" office:value-type="float" office:value="0.104973066457908" calcext:value-type="float">
            <text:p>0,10497306645790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K110:.L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N110:.O110])" office:value-type="string" office:string-value="+500" calcext:value-type="string">
            <text:p>+500</text:p>
          </table:table-cell>
          <table:table-cell table:style-name="ce289" table:formula="of:=RANK([.J110];[.$J$91:.$J$114];0)" office:value-type="float" office:value="21" calcext:value-type="float">
            <text:p>21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633587852463393" calcext:value-type="float">
            <text:p>0,63358785246339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C111:.D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F111:.G111])" office:value-type="string" office:string-value="+600" calcext:value-type="string">
            <text:p>+600</text:p>
          </table:table-cell>
          <table:table-cell table:style-name="ce289" table:formula="of:=RANK([.B111];[.$B$91:.$B$114];0)" office:value-type="float" office:value="8" calcext:value-type="float">
            <text:p>8</text:p>
          </table:table-cell>
          <table:table-cell table:style-name="ce303" office:value-type="float" office:value="0.0686018724438389" calcext:value-type="float">
            <text:p>0,06860187244383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K111:.L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N111:.O111])" office:value-type="string" office:string-value="+600" calcext:value-type="string">
            <text:p>+600</text:p>
          </table:table-cell>
          <table:table-cell table:style-name="ce289" table:formula="of:=RANK([.J111];[.$J$91:.$J$114];0)" office:value-type="float" office:value="23" calcext:value-type="float">
            <text:p>23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825371683926265" calcext:value-type="float">
            <text:p>0,82537168392626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C112:.D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F112:.G112])" office:value-type="string" office:string-value="+700" calcext:value-type="string">
            <text:p>+700</text:p>
          </table:table-cell>
          <table:table-cell table:style-name="ce289" table:formula="of:=RANK([.B112];[.$B$91:.$B$114];0)" office:value-type="float" office:value="3" calcext:value-type="float">
            <text:p>3</text:p>
          </table:table-cell>
          <table:table-cell table:style-name="ce303" office:value-type="float" office:value="0.758066865411244" calcext:value-type="float">
            <text:p>0,75806686541124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K112:.L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N112:.O112])" office:value-type="string" office:string-value="+700" calcext:value-type="string">
            <text:p>+700</text:p>
          </table:table-cell>
          <table:table-cell table:style-name="ce289" table:formula="of:=RANK([.J112];[.$J$91:.$J$114];0)" office:value-type="float" office:value="7" calcext:value-type="float">
            <text:p>7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586727631447697" calcext:value-type="float">
            <text:p>0,586727631447697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C113:.D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F113:.G113])" office:value-type="string" office:string-value="+800" calcext:value-type="string">
            <text:p>+800</text:p>
          </table:table-cell>
          <table:table-cell table:style-name="ce289" table:formula="of:=RANK([.B113];[.$B$91:.$B$114];0)" office:value-type="float" office:value="9" calcext:value-type="float">
            <text:p>9</text:p>
          </table:table-cell>
          <table:table-cell table:style-name="ce303" office:value-type="float" office:value="0.107124145287586" calcext:value-type="float">
            <text:p>0,107124145287586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K113:.L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N113:.O113])" office:value-type="string" office:string-value="+800" calcext:value-type="string">
            <text:p>+800</text:p>
          </table:table-cell>
          <table:table-cell table:style-name="ce289" table:formula="of:=RANK([.J113];[.$J$91:.$J$114];0)" office:value-type="float" office:value="20" calcext:value-type="float">
            <text:p>20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12271307609997" calcext:value-type="float">
            <text:p>0,212271307609997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C114:.D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F114:.G114])" office:value-type="string" office:string-value="+900" calcext:value-type="string">
            <text:p>+900</text:p>
          </table:table-cell>
          <table:table-cell table:style-name="ce316" table:formula="of:=RANK([.B114];[.$B$91:.$B$114];0)" office:value-type="float" office:value="22" calcext:value-type="float">
            <text:p>22</text:p>
          </table:table-cell>
          <table:table-cell table:style-name="ce303" office:value-type="float" office:value="0.153725524143471" calcext:value-type="float">
            <text:p>0,15372552414347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K114:.L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N114:.O114])" office:value-type="string" office:string-value="+900" calcext:value-type="string">
            <text:p>+900</text:p>
          </table:table-cell>
          <table:table-cell table:style-name="ce316" table:formula="of:=RANK([.J114];[.$J$91:.$J$114];0)" office:value-type="float" office:value="18" calcext:value-type="float">
            <text:p>18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345" office:value-type="string" calcext:value-type="string" table:number-columns-spanned="16" table:number-rows-spanned="1">
            <text:p>% successifs</text:p>
          </table:table-cell>
          <table:covered-table-cell table:number-columns-repeated="6" table:style-name="Default"/>
          <table:covered-table-cell table:number-columns-repeated="9"/>
          <table:table-cell table:number-columns-repeated="50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1</text:p>
          </table:table-cell>
          <table:table-cell table:style-name="ce386" office:value-type="string" calcext:value-type="string">
            <text:p>×1</text:p>
          </table:table-cell>
          <table:table-cell table:style-name="ce35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2</text:p>
          </table:table-cell>
          <table:table-cell table:style-name="ce386" office:value-type="string" calcext:value-type="string">
            <text:p>×2</text:p>
          </table:table-cell>
          <table:table-cell table:style-name="ce352" office:value-type="string" calcext:value-type="string">
            <text:p><text:span text:style-name="T29">x = x1 × </text:span>x2</text:p>
          </table:table-cell>
          <table:table-cell table:style-name="ce352" office:value-type="string" calcext:value-type="string">
            <text:p>Signe</text:p>
          </table:table-cell>
          <table:table-cell table:style-name="ce352" office:value-type="string" calcext:value-type="string">
            <text:p>% successif</text:p>
          </table:table-cell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number-columns-repeated="49"/>
          <table:table-cell table:style-name="ce346" table:number-columns-repeated="2"/>
          <table:table-cell table:style-name="ce408" table:number-columns-repeated="3"/>
          <table:table-cell table:number-columns-repeated="7"/>
          <table:table-cell table:style-name="ce397" table:number-columns-repeated="3"/>
          <table:table-cell table:number-columns-repeated="942"/>
          <table:table-cell table:style-name="Default" table:number-columns-repeated="3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568459318967006" calcext:value-type="float">
            <text:p>0,5684593189670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19:.D119];&quot; %&quot;)" office:value-type="string" office:string-value="-70 %" calcext:value-type="string">
            <text:p>-70 %</text:p>
          </table:table-cell>
          <table:table-cell table:style-name="ce461" table:formula="of:=IF([.C119]=&quot;+&quot;;1+[.D119]/100;1-[.D119]/100)" office:value-type="float" office:value="0.3" calcext:value-type="float">
            <text:p>0,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19:.H119];&quot; %&quot;)" office:value-type="string" office:string-value="-60 %" calcext:value-type="string">
            <text:p>-60 %</text:p>
          </table:table-cell>
          <table:table-cell table:style-name="ce461" table:formula="of:=IF([.G119]=&quot;+&quot;;1+[.H119]/100;1-[.H119]/100)" office:value-type="float" office:value="0.4" calcext:value-type="float">
            <text:p>0,4</text:p>
          </table:table-cell>
          <table:table-cell table:style-name="ce484" table:formula="of:=[.J119]*[.F119]" office:value-type="float" office:value="0.12" calcext:value-type="float">
            <text:p>0,12</text:p>
          </table:table-cell>
          <table:table-cell table:style-name="ce309" table:formula="of:=IF([.K119]&lt;1;&quot;-&quot;;&quot;+&quot;)" office:value-type="string" office:string-value="-" calcext:value-type="string">
            <text:p>-</text:p>
          </table:table-cell>
          <table:table-cell table:style-name="ce296" table:formula="of:=ROUND(100*IF([.K119]&gt;=1;[.K119]-1;1-[.K119]);0)" office:value-type="float" office:value="88" calcext:value-type="float">
            <text:p>88</text:p>
          </table:table-cell>
          <table:table-cell table:style-name="ce296" table:formula="of:=IF([.M119]=0;&quot;0&quot;;COM.MICROSOFT.CONCAT([.L119:.M119]))" office:value-type="string" office:string-value="-88" calcext:value-type="string">
            <text:p>-88</text:p>
          </table:table-cell>
          <table:table-cell table:style-name="ce287" table:formula="of:=RANK([.B119];[.$B$119:.$B$148];0)" office:value-type="float" office:value="19" calcext:value-type="float">
            <text:p>19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70601759795408" calcext:value-type="float">
            <text:p>0,67060175979540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20:.D120];&quot; %&quot;)" office:value-type="string" office:string-value="-10 %" calcext:value-type="string">
            <text:p>-10 %</text:p>
          </table:table-cell>
          <table:table-cell table:style-name="ce461" table:formula="of:=IF([.C120]=&quot;+&quot;;1+[.D120]/100;1-[.D120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20:.H120];&quot; %&quot;)" office:value-type="string" office:string-value="+30 %" calcext:value-type="string">
            <text:p>+30 %</text:p>
          </table:table-cell>
          <table:table-cell table:style-name="ce461" table:formula="of:=IF([.G120]=&quot;+&quot;;1+[.H120]/100;1-[.H120]/100)" office:value-type="float" office:value="1.3" calcext:value-type="float">
            <text:p>1,3</text:p>
          </table:table-cell>
          <table:table-cell table:style-name="ce484" table:formula="of:=[.J120]*[.F120]" office:value-type="float" office:value="1.17" calcext:value-type="float">
            <text:p>1,17</text:p>
          </table:table-cell>
          <table:table-cell table:style-name="ce309" table:formula="of:=IF([.K120]&lt;1;&quot;-&quot;;&quot;+&quot;)" office:value-type="string" office:string-value="+" calcext:value-type="string">
            <text:p>+</text:p>
          </table:table-cell>
          <table:table-cell table:style-name="ce296" table:formula="of:=ROUND(100*IF([.K120]&gt;=1;[.K120]-1;1-[.K120]);0)" office:value-type="float" office:value="17" calcext:value-type="float">
            <text:p>17</text:p>
          </table:table-cell>
          <table:table-cell table:style-name="ce309" table:formula="of:=IF([.M120]=0;&quot;0&quot;;COM.MICROSOFT.CONCAT([.L120:.M120]))" office:value-type="string" office:string-value="+17" calcext:value-type="string">
            <text:p>+17</text:p>
          </table:table-cell>
          <table:table-cell table:style-name="ce287" table:formula="of:=RANK([.B120];[.$B$119:.$B$148];0)" office:value-type="float" office:value="14" calcext:value-type="float">
            <text:p>14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3"/>
          <table:table-cell table:formula="of:=0.3*1.1" office:value-type="float" office:value="0.33" calcext:value-type="float">
            <text:p>0,33</text:p>
          </table:table-cell>
          <table:table-cell table:number-columns-repeated="45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388586594964688" calcext:value-type="float">
            <text:p>0,38858659496468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121:.D121];&quot; %&quot;)" office:value-type="string" office:string-value="-90 %" calcext:value-type="string">
            <text:p>-90 %</text:p>
          </table:table-cell>
          <table:table-cell table:style-name="ce461" table:formula="of:=IF([.C121]=&quot;+&quot;;1+[.D121]/100;1-[.D121]/100)" office:value-type="float" office:value="0.1" calcext:value-type="float">
            <text:p>0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21:.H121];&quot; %&quot;)" office:value-type="string" office:string-value="+90 %" calcext:value-type="string">
            <text:p>+90 %</text:p>
          </table:table-cell>
          <table:table-cell table:style-name="ce461" table:formula="of:=IF([.G121]=&quot;+&quot;;1+[.H121]/100;1-[.H121]/100)" office:value-type="float" office:value="1.9" calcext:value-type="float">
            <text:p>1,9</text:p>
          </table:table-cell>
          <table:table-cell table:style-name="ce484" table:formula="of:=[.J121]*[.F121]" office:value-type="float" office:value="0.19" calcext:value-type="float">
            <text:p>0,19</text:p>
          </table:table-cell>
          <table:table-cell table:style-name="ce309" table:formula="of:=IF([.K121]&lt;1;&quot;-&quot;;&quot;+&quot;)" office:value-type="string" office:string-value="-" calcext:value-type="string">
            <text:p>-</text:p>
          </table:table-cell>
          <table:table-cell table:style-name="ce296" table:formula="of:=ROUND(100*IF([.K121]&gt;=1;[.K121]-1;1-[.K121]);0)" office:value-type="float" office:value="81" calcext:value-type="float">
            <text:p>81</text:p>
          </table:table-cell>
          <table:table-cell table:style-name="ce309" table:formula="of:=IF([.M121]=0;&quot;0&quot;;COM.MICROSOFT.CONCAT([.L121:.M121]))" office:value-type="string" office:string-value="-81" calcext:value-type="string">
            <text:p>-81</text:p>
          </table:table-cell>
          <table:table-cell table:style-name="ce287" table:formula="of:=RANK([.B121];[.$B$119:.$B$148];0)" office:value-type="float" office:value="23" calcext:value-type="float">
            <text:p>23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995988968993742" calcext:value-type="float">
            <text:p>0,99598896899374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22:.D122];&quot; %&quot;)" office:value-type="string" office:string-value="-60 %" calcext:value-type="string">
            <text:p>-60 %</text:p>
          </table:table-cell>
          <table:table-cell table:style-name="ce461" table:formula="of:=IF([.C122]=&quot;+&quot;;1+[.D122]/100;1-[.D122]/100)" office:value-type="float" office:value="0.4" calcext:value-type="float">
            <text:p>0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22:.H122];&quot; %&quot;)" office:value-type="string" office:string-value="+10 %" calcext:value-type="string">
            <text:p>+10 %</text:p>
          </table:table-cell>
          <table:table-cell table:style-name="ce461" table:formula="of:=IF([.G122]=&quot;+&quot;;1+[.H122]/100;1-[.H122]/100)" office:value-type="float" office:value="1.1" calcext:value-type="float">
            <text:p>1,1</text:p>
          </table:table-cell>
          <table:table-cell table:style-name="ce484" table:formula="of:=[.J122]*[.F122]" office:value-type="float" office:value="0.44" calcext:value-type="float">
            <text:p>0,44</text:p>
          </table:table-cell>
          <table:table-cell table:style-name="ce309" table:formula="of:=IF([.K122]&lt;1;&quot;-&quot;;&quot;+&quot;)" office:value-type="string" office:string-value="-" calcext:value-type="string">
            <text:p>-</text:p>
          </table:table-cell>
          <table:table-cell table:style-name="ce296" table:formula="of:=ROUND(100*IF([.K122]&gt;=1;[.K122]-1;1-[.K122]);0)" office:value-type="float" office:value="56" calcext:value-type="float">
            <text:p>56</text:p>
          </table:table-cell>
          <table:table-cell table:style-name="ce309" table:formula="of:=IF([.M122]=0;&quot;0&quot;;COM.MICROSOFT.CONCAT([.L122:.M122]))" office:value-type="string" office:string-value="-56" calcext:value-type="string">
            <text:p>-56</text:p>
          </table:table-cell>
          <table:table-cell table:style-name="ce287" table:formula="of:=RANK([.B122];[.$B$119:.$B$148];0)" office:value-type="float" office:value="1" calcext:value-type="float">
            <text:p>1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697740366127072" calcext:value-type="float">
            <text:p>0,69774036612707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23:.D123];&quot; %&quot;)" office:value-type="string" office:string-value="-50 %" calcext:value-type="string">
            <text:p>-50 %</text:p>
          </table:table-cell>
          <table:table-cell table:style-name="ce461" table:formula="of:=IF([.C123]=&quot;+&quot;;1+[.D123]/100;1-[.D1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23:.H123];&quot; %&quot;)" office:value-type="string" office:string-value="-60 %" calcext:value-type="string">
            <text:p>-60 %</text:p>
          </table:table-cell>
          <table:table-cell table:style-name="ce461" table:formula="of:=IF([.G123]=&quot;+&quot;;1+[.H123]/100;1-[.H123]/100)" office:value-type="float" office:value="0.4" calcext:value-type="float">
            <text:p>0,4</text:p>
          </table:table-cell>
          <table:table-cell table:style-name="ce484" table:formula="of:=[.J123]*[.F123]" office:value-type="float" office:value="0.2" calcext:value-type="float">
            <text:p>0,2</text:p>
          </table:table-cell>
          <table:table-cell table:style-name="ce309" table:formula="of:=IF([.K123]&lt;1;&quot;-&quot;;&quot;+&quot;)" office:value-type="string" office:string-value="-" calcext:value-type="string">
            <text:p>-</text:p>
          </table:table-cell>
          <table:table-cell table:style-name="ce296" table:formula="of:=ROUND(100*IF([.K123]&gt;=1;[.K123]-1;1-[.K123]);0)" office:value-type="float" office:value="80" calcext:value-type="float">
            <text:p>80</text:p>
          </table:table-cell>
          <table:table-cell table:style-name="ce309" table:formula="of:=IF([.M123]=0;&quot;0&quot;;COM.MICROSOFT.CONCAT([.L123:.M123]))" office:value-type="string" office:string-value="-80" calcext:value-type="string">
            <text:p>-80</text:p>
          </table:table-cell>
          <table:table-cell table:style-name="ce287" table:formula="of:=RANK([.B123];[.$B$119:.$B$148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00097007478418" calcext:value-type="float">
            <text:p>0,10009700747841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70" calcext:value-type="float">
            <text:p>70</text:p>
          </table:table-cell>
          <table:table-cell table:style-name="ce316" table:formula="of:=COM.MICROSOFT.CONCAT([.C124:.D124];&quot; %&quot;)" office:value-type="string" office:string-value="+70 %" calcext:value-type="string">
            <text:p>+70 %</text:p>
          </table:table-cell>
          <table:table-cell table:style-name="ce462" table:formula="of:=IF([.C124]=&quot;+&quot;;1+[.D124]/100;1-[.D124]/100)" office:value-type="float" office:value="1.7" calcext:value-type="float">
            <text:p>1,7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table:formula="of:=COM.MICROSOFT.CONCAT([.G124:.H124];&quot; %&quot;)" office:value-type="string" office:string-value="+10 %" calcext:value-type="string">
            <text:p>+10 %</text:p>
          </table:table-cell>
          <table:table-cell table:style-name="ce462" table:formula="of:=IF([.G124]=&quot;+&quot;;1+[.H124]/100;1-[.H124]/100)" office:value-type="float" office:value="1.1" calcext:value-type="float">
            <text:p>1,1</text:p>
          </table:table-cell>
          <table:table-cell table:style-name="ce485" table:formula="of:=[.J124]*[.F124]" office:value-type="float" office:value="1.87" calcext:value-type="float">
            <text:p>1,87</text:p>
          </table:table-cell>
          <table:table-cell table:style-name="ce314" table:formula="of:=IF([.K124]&lt;1;&quot;-&quot;;&quot;+&quot;)" office:value-type="string" office:string-value="+" calcext:value-type="string">
            <text:p>+</text:p>
          </table:table-cell>
          <table:table-cell table:style-name="ce330" table:formula="of:=ROUND(100*IF([.K124]&gt;=1;[.K124]-1;1-[.K124]);0)" office:value-type="float" office:value="87" calcext:value-type="float">
            <text:p>87</text:p>
          </table:table-cell>
          <table:table-cell table:style-name="ce314" table:formula="of:=IF([.M124]=0;&quot;0&quot;;COM.MICROSOFT.CONCAT([.L124:.M124]))" office:value-type="string" office:string-value="+87" calcext:value-type="string">
            <text:p>+87</text:p>
          </table:table-cell>
          <table:table-cell table:style-name="ce316" table:formula="of:=RANK([.B124];[.$B$119:.$B$148];0)" office:value-type="float" office:value="29" calcext:value-type="float">
            <text:p>29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803661742350704" calcext:value-type="float">
            <text:p>0,803661742350704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40" calcext:value-type="float">
            <text:p>40</text:p>
          </table:table-cell>
          <table:table-cell table:style-name="ce316" table:formula="of:=COM.MICROSOFT.CONCAT([.C125:.D125];&quot; %&quot;)" office:value-type="string" office:string-value="+40 %" calcext:value-type="string">
            <text:p>+40 %</text:p>
          </table:table-cell>
          <table:table-cell table:style-name="ce462" table:formula="of:=IF([.C125]=&quot;+&quot;;1+[.D125]/100;1-[.D125]/100)" office:value-type="float" office:value="1.4" calcext:value-type="float">
            <text:p>1,4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G125:.H125];&quot; %&quot;)" office:value-type="string" office:string-value="+90 %" calcext:value-type="string">
            <text:p>+90 %</text:p>
          </table:table-cell>
          <table:table-cell table:style-name="ce462" table:formula="of:=IF([.G125]=&quot;+&quot;;1+[.H125]/100;1-[.H125]/100)" office:value-type="float" office:value="1.9" calcext:value-type="float">
            <text:p>1,9</text:p>
          </table:table-cell>
          <table:table-cell table:style-name="ce485" table:formula="of:=[.J125]*[.F125]" office:value-type="float" office:value="2.66" calcext:value-type="float">
            <text:p>2,66</text:p>
          </table:table-cell>
          <table:table-cell table:style-name="ce314" table:formula="of:=IF([.K125]&lt;1;&quot;-&quot;;&quot;+&quot;)" office:value-type="string" office:string-value="+" calcext:value-type="string">
            <text:p>+</text:p>
          </table:table-cell>
          <table:table-cell table:style-name="ce289" table:formula="of:=ROUND(100*IF([.K125]&gt;=1;[.K125]-1;1-[.K125]);0)" office:value-type="float" office:value="166" calcext:value-type="float">
            <text:p>166</text:p>
          </table:table-cell>
          <table:table-cell table:style-name="ce314" table:formula="of:=IF([.M125]=0;&quot;0&quot;;COM.MICROSOFT.CONCAT([.L125:.M125]))" office:value-type="string" office:string-value="+166" calcext:value-type="string">
            <text:p>+166</text:p>
          </table:table-cell>
          <table:table-cell table:style-name="ce316" table:formula="of:=RANK([.B125];[.$B$119:.$B$148];0)" office:value-type="float" office:value="8" calcext:value-type="float">
            <text:p>8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228389139924019" calcext:value-type="float">
            <text:p>0,22838913992401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table:formula="of:=COM.MICROSOFT.CONCAT([.C126:.D126];&quot; %&quot;)" office:value-type="string" office:string-value="+60 %" calcext:value-type="string">
            <text:p>+60 %</text:p>
          </table:table-cell>
          <table:table-cell table:style-name="ce462" table:formula="of:=IF([.C126]=&quot;+&quot;;1+[.D126]/100;1-[.D126]/100)" office:value-type="float" office:value="1.6" calcext:value-type="float">
            <text:p>1,6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70" calcext:value-type="float">
            <text:p>70</text:p>
          </table:table-cell>
          <table:table-cell table:style-name="ce316" table:formula="of:=COM.MICROSOFT.CONCAT([.G126:.H126];&quot; %&quot;)" office:value-type="string" office:string-value="-70 %" calcext:value-type="string">
            <text:p>-70 %</text:p>
          </table:table-cell>
          <table:table-cell table:style-name="ce462" table:formula="of:=IF([.G126]=&quot;+&quot;;1+[.H126]/100;1-[.H126]/100)" office:value-type="float" office:value="0.3" calcext:value-type="float">
            <text:p>0,3</text:p>
          </table:table-cell>
          <table:table-cell table:style-name="ce485" table:formula="of:=[.J126]*[.F126]" office:value-type="float" office:value="0.48" calcext:value-type="float">
            <text:p>0,48</text:p>
          </table:table-cell>
          <table:table-cell table:style-name="ce314" table:formula="of:=IF([.K126]&lt;1;&quot;-&quot;;&quot;+&quot;)" office:value-type="string" office:string-value="-" calcext:value-type="string">
            <text:p>-</text:p>
          </table:table-cell>
          <table:table-cell table:style-name="ce289" table:formula="of:=ROUND(100*IF([.K126]&gt;=1;[.K126]-1;1-[.K126]);0)" office:value-type="float" office:value="52" calcext:value-type="float">
            <text:p>52</text:p>
          </table:table-cell>
          <table:table-cell table:style-name="ce314" table:formula="of:=IF([.M126]=0;&quot;0&quot;;COM.MICROSOFT.CONCAT([.L126:.M126]))" office:value-type="string" office:string-value="-52" calcext:value-type="string">
            <text:p>-52</text:p>
          </table:table-cell>
          <table:table-cell table:style-name="ce316" table:formula="of:=RANK([.B126];[.$B$119:.$B$148];0)" office:value-type="float" office:value="26" calcext:value-type="float">
            <text:p>26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716874604860971" calcext:value-type="float">
            <text:p>0,71687460486097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C127:.D127];&quot; %&quot;)" office:value-type="string" office:string-value="+90 %" calcext:value-type="string">
            <text:p>+90 %</text:p>
          </table:table-cell>
          <table:table-cell table:style-name="ce462" table:formula="of:=IF([.C127]=&quot;+&quot;;1+[.D127]/100;1-[.D127]/100)" office:value-type="float" office:value="1.9" calcext:value-type="float">
            <text:p>1,9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G127:.H127];&quot; %&quot;)" office:value-type="string" office:string-value="-90 %" calcext:value-type="string">
            <text:p>-90 %</text:p>
          </table:table-cell>
          <table:table-cell table:style-name="ce462" table:formula="of:=IF([.G127]=&quot;+&quot;;1+[.H127]/100;1-[.H127]/100)" office:value-type="float" office:value="0.1" calcext:value-type="float">
            <text:p>0,1</text:p>
          </table:table-cell>
          <table:table-cell table:style-name="ce485" table:formula="of:=[.J127]*[.F127]" office:value-type="float" office:value="0.19" calcext:value-type="float">
            <text:p>0,19</text:p>
          </table:table-cell>
          <table:table-cell table:style-name="ce314" table:formula="of:=IF([.K127]&lt;1;&quot;-&quot;;&quot;+&quot;)" office:value-type="string" office:string-value="-" calcext:value-type="string">
            <text:p>-</text:p>
          </table:table-cell>
          <table:table-cell table:style-name="ce289" table:formula="of:=ROUND(100*IF([.K127]&gt;=1;[.K127]-1;1-[.K127]);0)" office:value-type="float" office:value="81" calcext:value-type="float">
            <text:p>81</text:p>
          </table:table-cell>
          <table:table-cell table:style-name="ce314" table:formula="of:=IF([.M127]=0;&quot;0&quot;;COM.MICROSOFT.CONCAT([.L127:.M127]))" office:value-type="string" office:string-value="-81" calcext:value-type="string">
            <text:p>-81</text:p>
          </table:table-cell>
          <table:table-cell table:style-name="ce316" table:formula="of:=RANK([.B127];[.$B$119:.$B$148];0)" office:value-type="float" office:value="11" calcext:value-type="float">
            <text:p>11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669269360727458" calcext:value-type="float">
            <text:p>0,66926936072745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8:.D128];&quot; %&quot;)" office:value-type="string" office:string-value="+20 %" calcext:value-type="string">
            <text:p>+20 %</text:p>
          </table:table-cell>
          <table:table-cell table:style-name="ce462" table:formula="of:=IF([.C128]=&quot;+&quot;;1+[.D128]/100;1-[.D128]/100)" office:value-type="float" office:value="1.2" calcext:value-type="float">
            <text:p>1,2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40" calcext:value-type="float">
            <text:p>40</text:p>
          </table:table-cell>
          <table:table-cell table:style-name="ce316" table:formula="of:=COM.MICROSOFT.CONCAT([.G128:.H128];&quot; %&quot;)" office:value-type="string" office:string-value="-40 %" calcext:value-type="string">
            <text:p>-40 %</text:p>
          </table:table-cell>
          <table:table-cell table:style-name="ce462" table:formula="of:=IF([.G128]=&quot;+&quot;;1+[.H128]/100;1-[.H128]/100)" office:value-type="float" office:value="0.6" calcext:value-type="float">
            <text:p>0,6</text:p>
          </table:table-cell>
          <table:table-cell table:style-name="ce485" table:formula="of:=[.J128]*[.F128]" office:value-type="float" office:value="0.72" calcext:value-type="float">
            <text:p>0,72</text:p>
          </table:table-cell>
          <table:table-cell table:style-name="ce314" table:formula="of:=IF([.K128]&lt;1;&quot;-&quot;;&quot;+&quot;)" office:value-type="string" office:string-value="-" calcext:value-type="string">
            <text:p>-</text:p>
          </table:table-cell>
          <table:table-cell table:style-name="ce289" table:formula="of:=ROUND(100*IF([.K128]&gt;=1;[.K128]-1;1-[.K128]);0)" office:value-type="float" office:value="28" calcext:value-type="float">
            <text:p>28</text:p>
          </table:table-cell>
          <table:table-cell table:style-name="ce314" table:formula="of:=IF([.M128]=0;&quot;0&quot;;COM.MICROSOFT.CONCAT([.L128:.M128]))" office:value-type="string" office:string-value="-28" calcext:value-type="string">
            <text:p>-28</text:p>
          </table:table-cell>
          <table:table-cell table:style-name="ce316" table:formula="of:=RANK([.B128];[.$B$119:.$B$148];0)" office:value-type="float" office:value="15" calcext:value-type="float">
            <text:p>15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806836378315083" calcext:value-type="float">
            <text:p>0,806836378315083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C129:.D129];&quot; %&quot;)" office:value-type="string" office:string-value="+40 %" calcext:value-type="string">
            <text:p>+40 %</text:p>
          </table:table-cell>
          <table:table-cell table:style-name="ce463" table:formula="of:=IF([.C129]=&quot;+&quot;;1+[.D129]/100;1-[.D129]/100)" office:value-type="float" office:value="1.4" calcext:value-type="float">
            <text:p>1,4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table:formula="of:=COM.MICROSOFT.CONCAT([.G129:.H129];&quot; %&quot;)" office:value-type="string" office:string-value="-60 %" calcext:value-type="string">
            <text:p>-60 %</text:p>
          </table:table-cell>
          <table:table-cell table:style-name="ce463" table:formula="of:=IF([.G129]=&quot;+&quot;;1+[.H129]/100;1-[.H129]/100)" office:value-type="float" office:value="0.4" calcext:value-type="float">
            <text:p>0,4</text:p>
          </table:table-cell>
          <table:table-cell table:style-name="ce486" table:formula="of:=[.J129]*[.F129]" office:value-type="float" office:value="0.56" calcext:value-type="float">
            <text:p>0,56</text:p>
          </table:table-cell>
          <table:table-cell table:style-name="ce329" table:formula="of:=IF([.K129]&lt;1;&quot;-&quot;;&quot;+&quot;)" office:value-type="string" office:string-value="-" calcext:value-type="string">
            <text:p>-</text:p>
          </table:table-cell>
          <table:table-cell table:style-name="ce328" table:formula="of:=ROUND(100*IF([.K129]&gt;=1;[.K129]-1;1-[.K129]);0)" office:value-type="float" office:value="44" calcext:value-type="float">
            <text:p>44</text:p>
          </table:table-cell>
          <table:table-cell table:style-name="ce329" table:formula="of:=IF([.M129]=0;&quot;0&quot;;COM.MICROSOFT.CONCAT([.L129:.M129]))" office:value-type="string" office:string-value="-44" calcext:value-type="string">
            <text:p>-44</text:p>
          </table:table-cell>
          <table:table-cell table:style-name="ce322" table:formula="of:=RANK([.B129];[.$B$119:.$B$148];0)" office:value-type="float" office:value="7" calcext:value-type="float">
            <text:p>7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983610527172601" calcext:value-type="float">
            <text:p>0,983610527172601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table:formula="of:=COM.MICROSOFT.CONCAT([.C130:.D130];&quot; %&quot;)" office:value-type="string" office:string-value="+30 %" calcext:value-type="string">
            <text:p>+30 %</text:p>
          </table:table-cell>
          <table:table-cell table:style-name="ce463" table:formula="of:=IF([.C130]=&quot;+&quot;;1+[.D130]/100;1-[.D130]/100)" office:value-type="float" office:value="1.3" calcext:value-type="float">
            <text:p>1,3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G130:.H130];&quot; %&quot;)" office:value-type="string" office:string-value="-10 %" calcext:value-type="string">
            <text:p>-10 %</text:p>
          </table:table-cell>
          <table:table-cell table:style-name="ce463" table:formula="of:=IF([.G130]=&quot;+&quot;;1+[.H130]/100;1-[.H130]/100)" office:value-type="float" office:value="0.9" calcext:value-type="float">
            <text:p>0,9</text:p>
          </table:table-cell>
          <table:table-cell table:style-name="ce486" table:formula="of:=[.J130]*[.F130]" office:value-type="float" office:value="1.17" calcext:value-type="float">
            <text:p>1,17</text:p>
          </table:table-cell>
          <table:table-cell table:style-name="ce329" table:formula="of:=IF([.K130]&lt;1;&quot;-&quot;;&quot;+&quot;)" office:value-type="string" office:string-value="+" calcext:value-type="string">
            <text:p>+</text:p>
          </table:table-cell>
          <table:table-cell table:style-name="ce328" table:formula="of:=ROUND(100*IF([.K130]&gt;=1;[.K130]-1;1-[.K130]);0)" office:value-type="float" office:value="17" calcext:value-type="float">
            <text:p>17</text:p>
          </table:table-cell>
          <table:table-cell table:style-name="ce329" table:formula="of:=IF([.M130]=0;&quot;0&quot;;COM.MICROSOFT.CONCAT([.L130:.M130]))" office:value-type="string" office:string-value="+17" calcext:value-type="string">
            <text:p>+17</text:p>
          </table:table-cell>
          <table:table-cell table:style-name="ce322" table:formula="of:=RANK([.B130];[.$B$119:.$B$148];0)" office:value-type="float" office:value="2" calcext:value-type="float">
            <text:p>2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818726325611774" calcext:value-type="float">
            <text:p>0,81872632561177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C131:.D131];&quot; %&quot;)" office:value-type="string" office:string-value="+90 %" calcext:value-type="string">
            <text:p>+90 %</text:p>
          </table:table-cell>
          <table:table-cell table:style-name="ce463" table:formula="of:=IF([.C131]=&quot;+&quot;;1+[.D131]/100;1-[.D131]/100)" office:value-type="float" office:value="1.9" calcext:value-type="float">
            <text:p>1,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G131:.H131];&quot; %&quot;)" office:value-type="string" office:string-value="+40 %" calcext:value-type="string">
            <text:p>+40 %</text:p>
          </table:table-cell>
          <table:table-cell table:style-name="ce463" table:formula="of:=IF([.G131]=&quot;+&quot;;1+[.H131]/100;1-[.H131]/100)" office:value-type="float" office:value="1.4" calcext:value-type="float">
            <text:p>1,4</text:p>
          </table:table-cell>
          <table:table-cell table:style-name="ce486" table:formula="of:=[.J131]*[.F131]" office:value-type="float" office:value="2.66" calcext:value-type="float">
            <text:p>2,66</text:p>
          </table:table-cell>
          <table:table-cell table:style-name="ce329" table:formula="of:=IF([.K131]&lt;1;&quot;-&quot;;&quot;+&quot;)" office:value-type="string" office:string-value="+" calcext:value-type="string">
            <text:p>+</text:p>
          </table:table-cell>
          <table:table-cell table:style-name="ce328" table:formula="of:=ROUND(100*IF([.K131]&gt;=1;[.K131]-1;1-[.K131]);0)" office:value-type="float" office:value="166" calcext:value-type="float">
            <text:p>166</text:p>
          </table:table-cell>
          <table:table-cell table:style-name="ce329" table:formula="of:=IF([.M131]=0;&quot;0&quot;;COM.MICROSOFT.CONCAT([.L131:.M131]))" office:value-type="string" office:string-value="+166" calcext:value-type="string">
            <text:p>+166</text:p>
          </table:table-cell>
          <table:table-cell table:style-name="ce322" table:formula="of:=RANK([.B131];[.$B$119:.$B$148];0)" office:value-type="float" office:value="6" calcext:value-type="float">
            <text:p>6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977508414840108" calcext:value-type="float">
            <text:p>0,977508414840108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C132:.D132];&quot; %&quot;)" office:value-type="string" office:string-value="+10 %" calcext:value-type="string">
            <text:p>+10 %</text:p>
          </table:table-cell>
          <table:table-cell table:style-name="ce463" table:formula="of:=IF([.C132]=&quot;+&quot;;1+[.D132]/100;1-[.D132]/100)" office:value-type="float" office:value="1.1" calcext:value-type="float">
            <text:p>1,1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G132:.H132];&quot; %&quot;)" office:value-type="string" office:string-value="+10 %" calcext:value-type="string">
            <text:p>+10 %</text:p>
          </table:table-cell>
          <table:table-cell table:style-name="ce463" table:formula="of:=IF([.G132]=&quot;+&quot;;1+[.H132]/100;1-[.H132]/100)" office:value-type="float" office:value="1.1" calcext:value-type="float">
            <text:p>1,1</text:p>
          </table:table-cell>
          <table:table-cell table:style-name="ce486" table:formula="of:=[.J132]*[.F132]" office:value-type="float" office:value="1.21" calcext:value-type="float">
            <text:p>1,21</text:p>
          </table:table-cell>
          <table:table-cell table:style-name="ce329" table:formula="of:=IF([.K132]&lt;1;&quot;-&quot;;&quot;+&quot;)" office:value-type="string" office:string-value="+" calcext:value-type="string">
            <text:p>+</text:p>
          </table:table-cell>
          <table:table-cell table:style-name="ce328" table:formula="of:=ROUND(100*IF([.K132]&gt;=1;[.K132]-1;1-[.K132]);0)" office:value-type="float" office:value="21" calcext:value-type="float">
            <text:p>21</text:p>
          </table:table-cell>
          <table:table-cell table:style-name="ce329" table:formula="of:=IF([.M132]=0;&quot;0&quot;;COM.MICROSOFT.CONCAT([.L132:.M132]))" office:value-type="string" office:string-value="+21" calcext:value-type="string">
            <text:p>+21</text:p>
          </table:table-cell>
          <table:table-cell table:style-name="ce322" table:formula="of:=RANK([.B132];[.$B$119:.$B$148];0)" office:value-type="float" office:value="3" calcext:value-type="float">
            <text:p>3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213761304360584" calcext:value-type="float">
            <text:p>0,21376130436058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table:formula="of:=COM.MICROSOFT.CONCAT([.C133:.D133];&quot; %&quot;)" office:value-type="string" office:string-value="+20 %" calcext:value-type="string">
            <text:p>+20 %</text:p>
          </table:table-cell>
          <table:table-cell table:style-name="ce463" table:formula="of:=IF([.C133]=&quot;+&quot;;1+[.D133]/100;1-[.D133]/100)" office:value-type="float" office:value="1.2" calcext:value-type="float">
            <text:p>1,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G133:.H133];&quot; %&quot;)" office:value-type="string" office:string-value="+90 %" calcext:value-type="string">
            <text:p>+90 %</text:p>
          </table:table-cell>
          <table:table-cell table:style-name="ce463" table:formula="of:=IF([.G133]=&quot;+&quot;;1+[.H133]/100;1-[.H133]/100)" office:value-type="float" office:value="1.9" calcext:value-type="float">
            <text:p>1,9</text:p>
          </table:table-cell>
          <table:table-cell table:style-name="ce486" table:formula="of:=[.J133]*[.F133]" office:value-type="float" office:value="2.28" calcext:value-type="float">
            <text:p>2,28</text:p>
          </table:table-cell>
          <table:table-cell table:style-name="ce329" table:formula="of:=IF([.K133]&lt;1;&quot;-&quot;;&quot;+&quot;)" office:value-type="string" office:string-value="+" calcext:value-type="string">
            <text:p>+</text:p>
          </table:table-cell>
          <table:table-cell table:style-name="ce328" table:formula="of:=ROUND(100*IF([.K133]&gt;=1;[.K133]-1;1-[.K133]);0)" office:value-type="float" office:value="128" calcext:value-type="float">
            <text:p>128</text:p>
          </table:table-cell>
          <table:table-cell table:style-name="ce329" table:formula="of:=IF([.M133]=0;&quot;0&quot;;COM.MICROSOFT.CONCAT([.L133:.M133]))" office:value-type="string" office:string-value="+128" calcext:value-type="string">
            <text:p>+128</text:p>
          </table:table-cell>
          <table:table-cell table:style-name="ce322" table:formula="of:=RANK([.B133];[.$B$119:.$B$148];0)" office:value-type="float" office:value="27" calcext:value-type="float">
            <text:p>27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612390265371131" calcext:value-type="float">
            <text:p>0,6123902653711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4:.D134];&quot; %&quot;)" office:value-type="string" office:string-value="+10 %" calcext:value-type="string">
            <text:p>+10 %</text:p>
          </table:table-cell>
          <table:table-cell table:style-name="ce461" table:formula="of:=IF([.C134]=&quot;+&quot;;1+[.D134]/100;1-[.D134]/100)" office:value-type="float" office:value="1.1" calcext:value-type="float">
            <text:p>1,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34:.H134];&quot; %&quot;)" office:value-type="string" office:string-value="-60 %" calcext:value-type="string">
            <text:p>-60 %</text:p>
          </table:table-cell>
          <table:table-cell table:style-name="ce461" table:formula="of:=IF([.G134]=&quot;+&quot;;1+[.H134]/100;1-[.H134]/100)" office:value-type="float" office:value="0.4" calcext:value-type="float">
            <text:p>0,4</text:p>
          </table:table-cell>
          <table:table-cell table:style-name="ce484" table:formula="of:=[.J134]*[.F134]" office:value-type="float" office:value="0.44" calcext:value-type="float">
            <text:p>0,44</text:p>
          </table:table-cell>
          <table:table-cell table:style-name="ce309" table:formula="of:=IF([.K134]&lt;1;&quot;-&quot;;&quot;+&quot;)" office:value-type="string" office:string-value="-" calcext:value-type="string">
            <text:p>-</text:p>
          </table:table-cell>
          <table:table-cell table:style-name="ce296" table:formula="of:=ROUND(100*IF([.K134]&gt;=1;[.K134]-1;1-[.K134]);0)" office:value-type="float" office:value="56" calcext:value-type="float">
            <text:p>56</text:p>
          </table:table-cell>
          <table:table-cell table:style-name="ce309" table:formula="of:=IF([.M134]=0;&quot;0&quot;;COM.MICROSOFT.CONCAT([.L134:.M134]))" office:value-type="string" office:string-value="-56" calcext:value-type="string">
            <text:p>-56</text:p>
          </table:table-cell>
          <table:table-cell table:style-name="ce287" table:formula="of:=RANK([.B134];[.$B$119:.$B$148];0)" office:value-type="float" office:value="17" calcext:value-type="float">
            <text:p>17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74961738677132" calcext:value-type="float">
            <text:p>0,749617386771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5:.D135];&quot; %&quot;)" office:value-type="string" office:string-value="-10 %" calcext:value-type="string">
            <text:p>-10 %</text:p>
          </table:table-cell>
          <table:table-cell table:style-name="ce461" table:formula="of:=IF([.C135]=&quot;+&quot;;1+[.D135]/100;1-[.D135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35:.H135];&quot; %&quot;)" office:value-type="string" office:string-value="-40 %" calcext:value-type="string">
            <text:p>-40 %</text:p>
          </table:table-cell>
          <table:table-cell table:style-name="ce461" table:formula="of:=IF([.G135]=&quot;+&quot;;1+[.H135]/100;1-[.H135]/100)" office:value-type="float" office:value="0.6" calcext:value-type="float">
            <text:p>0,6</text:p>
          </table:table-cell>
          <table:table-cell table:style-name="ce484" table:formula="of:=[.J135]*[.F135]" office:value-type="float" office:value="0.54" calcext:value-type="float">
            <text:p>0,54</text:p>
          </table:table-cell>
          <table:table-cell table:style-name="ce309" table:formula="of:=IF([.K135]&lt;1;&quot;-&quot;;&quot;+&quot;)" office:value-type="string" office:string-value="-" calcext:value-type="string">
            <text:p>-</text:p>
          </table:table-cell>
          <table:table-cell table:style-name="ce296" table:formula="of:=ROUND(100*IF([.K135]&gt;=1;[.K135]-1;1-[.K135]);0)" office:value-type="float" office:value="46" calcext:value-type="float">
            <text:p>46</text:p>
          </table:table-cell>
          <table:table-cell table:style-name="ce309" table:formula="of:=IF([.M135]=0;&quot;0&quot;;COM.MICROSOFT.CONCAT([.L135:.M135]))" office:value-type="string" office:string-value="-46" calcext:value-type="string">
            <text:p>-46</text:p>
          </table:table-cell>
          <table:table-cell table:style-name="ce287" table:formula="of:=RANK([.B135];[.$B$119:.$B$148];0)" office:value-type="float" office:value="10" calcext:value-type="float">
            <text:p>10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547591964681358" calcext:value-type="float">
            <text:p>0,05475919646813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36:.D136];&quot; %&quot;)" office:value-type="string" office:string-value="+40 %" calcext:value-type="string">
            <text:p>+40 %</text:p>
          </table:table-cell>
          <table:table-cell table:style-name="ce461" table:formula="of:=IF([.C136]=&quot;+&quot;;1+[.D136]/100;1-[.D136]/100)" office:value-type="float" office:value="1.4" calcext:value-type="float">
            <text:p>1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36:.H136];&quot; %&quot;)" office:value-type="string" office:string-value="+80 %" calcext:value-type="string">
            <text:p>+80 %</text:p>
          </table:table-cell>
          <table:table-cell table:style-name="ce461" table:formula="of:=IF([.G136]=&quot;+&quot;;1+[.H136]/100;1-[.H136]/100)" office:value-type="float" office:value="1.8" calcext:value-type="float">
            <text:p>1,8</text:p>
          </table:table-cell>
          <table:table-cell table:style-name="ce484" table:formula="of:=[.J136]*[.F136]" office:value-type="float" office:value="2.52" calcext:value-type="float">
            <text:p>2,52</text:p>
          </table:table-cell>
          <table:table-cell table:style-name="ce309" table:formula="of:=IF([.K136]&lt;1;&quot;-&quot;;&quot;+&quot;)" office:value-type="string" office:string-value="+" calcext:value-type="string">
            <text:p>+</text:p>
          </table:table-cell>
          <table:table-cell table:style-name="ce296" table:formula="of:=ROUND(100*IF([.K136]&gt;=1;[.K136]-1;1-[.K136]);0)" office:value-type="float" office:value="152" calcext:value-type="float">
            <text:p>152</text:p>
          </table:table-cell>
          <table:table-cell table:style-name="ce309" table:formula="of:=IF([.M136]=0;&quot;0&quot;;COM.MICROSOFT.CONCAT([.L136:.M136]))" office:value-type="string" office:string-value="+152" calcext:value-type="string">
            <text:p>+152</text:p>
          </table:table-cell>
          <table:table-cell table:style-name="ce287" table:formula="of:=RANK([.B136];[.$B$119:.$B$148];0)" office:value-type="float" office:value="30" calcext:value-type="float">
            <text:p>30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556934290742604" calcext:value-type="float">
            <text:p>0,5569342907426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37:.D137];&quot; %&quot;)" office:value-type="string" office:string-value="-50 %" calcext:value-type="string">
            <text:p>-50 %</text:p>
          </table:table-cell>
          <table:table-cell table:style-name="ce461" table:formula="of:=IF([.C137]=&quot;+&quot;;1+[.D137]/100;1-[.D137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37:.H137];&quot; %&quot;)" office:value-type="string" office:string-value="+70 %" calcext:value-type="string">
            <text:p>+70 %</text:p>
          </table:table-cell>
          <table:table-cell table:style-name="ce461" table:formula="of:=IF([.G137]=&quot;+&quot;;1+[.H137]/100;1-[.H137]/100)" office:value-type="float" office:value="1.7" calcext:value-type="float">
            <text:p>1,7</text:p>
          </table:table-cell>
          <table:table-cell table:style-name="ce484" table:formula="of:=[.J137]*[.F137]" office:value-type="float" office:value="0.85" calcext:value-type="float">
            <text:p>0,85</text:p>
          </table:table-cell>
          <table:table-cell table:style-name="ce309" table:formula="of:=IF([.K137]&lt;1;&quot;-&quot;;&quot;+&quot;)" office:value-type="string" office:string-value="-" calcext:value-type="string">
            <text:p>-</text:p>
          </table:table-cell>
          <table:table-cell table:style-name="ce296" table:formula="of:=ROUND(100*IF([.K137]&gt;=1;[.K137]-1;1-[.K137]);0)" office:value-type="float" office:value="15" calcext:value-type="float">
            <text:p>15</text:p>
          </table:table-cell>
          <table:table-cell table:style-name="ce309" table:formula="of:=IF([.M137]=0;&quot;0&quot;;COM.MICROSOFT.CONCAT([.L137:.M137]))" office:value-type="string" office:string-value="-15" calcext:value-type="string">
            <text:p>-15</text:p>
          </table:table-cell>
          <table:table-cell table:style-name="ce287" table:formula="of:=RANK([.B137];[.$B$119:.$B$148];0)" office:value-type="float" office:value="21" calcext:value-type="float">
            <text:p>21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277356033229221" calcext:value-type="float">
            <text:p>0,2773560332292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8:.D138];&quot; %&quot;)" office:value-type="string" office:string-value="-10 %" calcext:value-type="string">
            <text:p>-10 %</text:p>
          </table:table-cell>
          <table:table-cell table:style-name="ce461" table:formula="of:=IF([.C138]=&quot;+&quot;;1+[.D138]/100;1-[.D138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38:.H138];&quot; %&quot;)" office:value-type="string" office:string-value="+40 %" calcext:value-type="string">
            <text:p>+40 %</text:p>
          </table:table-cell>
          <table:table-cell table:style-name="ce461" table:formula="of:=IF([.G138]=&quot;+&quot;;1+[.H138]/100;1-[.H138]/100)" office:value-type="float" office:value="1.4" calcext:value-type="float">
            <text:p>1,4</text:p>
          </table:table-cell>
          <table:table-cell table:style-name="ce484" table:formula="of:=[.J138]*[.F138]" office:value-type="float" office:value="1.26" calcext:value-type="float">
            <text:p>1,26</text:p>
          </table:table-cell>
          <table:table-cell table:style-name="ce309" table:formula="of:=IF([.K138]&lt;1;&quot;-&quot;;&quot;+&quot;)" office:value-type="string" office:string-value="+" calcext:value-type="string">
            <text:p>+</text:p>
          </table:table-cell>
          <table:table-cell table:style-name="ce296" table:formula="of:=ROUND(100*IF([.K138]&gt;=1;[.K138]-1;1-[.K138]);0)" office:value-type="float" office:value="26" calcext:value-type="float">
            <text:p>26</text:p>
          </table:table-cell>
          <table:table-cell table:style-name="ce309" table:formula="of:=IF([.M138]=0;&quot;0&quot;;COM.MICROSOFT.CONCAT([.L138:.M138]))" office:value-type="string" office:string-value="+26" calcext:value-type="string">
            <text:p>+26</text:p>
          </table:table-cell>
          <table:table-cell table:style-name="ce287" table:formula="of:=RANK([.B138];[.$B$119:.$B$148];0)" office:value-type="float" office:value="25" calcext:value-type="float">
            <text:p>25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693114515413486" calcext:value-type="float">
            <text:p>0,693114515413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39:.D139];&quot; %&quot;)" office:value-type="string" office:string-value="-40 %" calcext:value-type="string">
            <text:p>-40 %</text:p>
          </table:table-cell>
          <table:table-cell table:style-name="ce461" table:formula="of:=IF([.C139]=&quot;+&quot;;1+[.D139]/100;1-[.D139]/100)" office:value-type="float" office:value="0.6" calcext:value-type="float">
            <text:p>0,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39:.H139];&quot; %&quot;)" office:value-type="string" office:string-value="-30 %" calcext:value-type="string">
            <text:p>-30 %</text:p>
          </table:table-cell>
          <table:table-cell table:style-name="ce461" table:formula="of:=IF([.G139]=&quot;+&quot;;1+[.H139]/100;1-[.H139]/100)" office:value-type="float" office:value="0.7" calcext:value-type="float">
            <text:p>0,7</text:p>
          </table:table-cell>
          <table:table-cell table:style-name="ce484" table:formula="of:=[.J139]*[.F139]" office:value-type="float" office:value="0.42" calcext:value-type="float">
            <text:p>0,42</text:p>
          </table:table-cell>
          <table:table-cell table:style-name="ce309" table:formula="of:=IF([.K139]&lt;1;&quot;-&quot;;&quot;+&quot;)" office:value-type="string" office:string-value="-" calcext:value-type="string">
            <text:p>-</text:p>
          </table:table-cell>
          <table:table-cell table:style-name="ce296" table:formula="of:=ROUND(100*IF([.K139]&gt;=1;[.K139]-1;1-[.K139]);0)" office:value-type="float" office:value="58" calcext:value-type="float">
            <text:p>58</text:p>
          </table:table-cell>
          <table:table-cell table:style-name="ce309" table:formula="of:=IF([.M139]=0;&quot;0&quot;;COM.MICROSOFT.CONCAT([.L139:.M139]))" office:value-type="string" office:string-value="-58" calcext:value-type="string">
            <text:p>-58</text:p>
          </table:table-cell>
          <table:table-cell table:style-name="ce287" table:formula="of:=RANK([.B139];[.$B$119:.$B$148];0)" office:value-type="float" office:value="13" calcext:value-type="float">
            <text:p>1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608409418673398" calcext:value-type="float">
            <text:p>0,60840941867339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0:.D140];&quot; %&quot;)" office:value-type="string" office:string-value="-50 %" calcext:value-type="string">
            <text:p>-50 %</text:p>
          </table:table-cell>
          <table:table-cell table:style-name="ce461" table:formula="of:=IF([.C140]=&quot;+&quot;;1+[.D140]/100;1-[.D14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0:.H140];&quot; %&quot;)" office:value-type="string" office:string-value="+90 %" calcext:value-type="string">
            <text:p>+90 %</text:p>
          </table:table-cell>
          <table:table-cell table:style-name="ce461" table:formula="of:=IF([.G140]=&quot;+&quot;;1+[.H140]/100;1-[.H140]/100)" office:value-type="float" office:value="1.9" calcext:value-type="float">
            <text:p>1,9</text:p>
          </table:table-cell>
          <table:table-cell table:style-name="ce484" table:formula="of:=[.J140]*[.F140]" office:value-type="float" office:value="0.95" calcext:value-type="float">
            <text:p>0,95</text:p>
          </table:table-cell>
          <table:table-cell table:style-name="ce309" table:formula="of:=IF([.K140]&lt;1;&quot;-&quot;;&quot;+&quot;)" office:value-type="string" office:string-value="-" calcext:value-type="string">
            <text:p>-</text:p>
          </table:table-cell>
          <table:table-cell table:style-name="ce296" table:formula="of:=ROUND(100*IF([.K140]&gt;=1;[.K140]-1;1-[.K140]);0)" office:value-type="float" office:value="5" calcext:value-type="float">
            <text:p>5</text:p>
          </table:table-cell>
          <table:table-cell table:style-name="ce309" table:formula="of:=IF([.M140]=0;&quot;0&quot;;COM.MICROSOFT.CONCAT([.L140:.M140]))" office:value-type="string" office:string-value="-5" calcext:value-type="string">
            <text:p>-5</text:p>
          </table:table-cell>
          <table:table-cell table:style-name="ce287" table:formula="of:=RANK([.B140];[.$B$119:.$B$148];0)" office:value-type="float" office:value="18" calcext:value-type="float">
            <text:p>18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371699604788061" calcext:value-type="float">
            <text:p>0,37169960478806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1:.D141];&quot; %&quot;)" office:value-type="string" office:string-value="+20 %" calcext:value-type="string">
            <text:p>+20 %</text:p>
          </table:table-cell>
          <table:table-cell table:style-name="ce461" table:formula="of:=IF([.C141]=&quot;+&quot;;1+[.D141]/100;1-[.D141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41:.H141];&quot; %&quot;)" office:value-type="string" office:string-value="+80 %" calcext:value-type="string">
            <text:p>+80 %</text:p>
          </table:table-cell>
          <table:table-cell table:style-name="ce461" table:formula="of:=IF([.G141]=&quot;+&quot;;1+[.H141]/100;1-[.H141]/100)" office:value-type="float" office:value="1.8" calcext:value-type="float">
            <text:p>1,8</text:p>
          </table:table-cell>
          <table:table-cell table:style-name="ce484" table:formula="of:=[.J141]*[.F141]" office:value-type="float" office:value="2.16" calcext:value-type="float">
            <text:p>2,16</text:p>
          </table:table-cell>
          <table:table-cell table:style-name="ce309" table:formula="of:=IF([.K141]&lt;1;&quot;-&quot;;&quot;+&quot;)" office:value-type="string" office:string-value="+" calcext:value-type="string">
            <text:p>+</text:p>
          </table:table-cell>
          <table:table-cell table:style-name="ce296" table:formula="of:=ROUND(100*IF([.K141]&gt;=1;[.K141]-1;1-[.K141]);0)" office:value-type="float" office:value="116" calcext:value-type="float">
            <text:p>116</text:p>
          </table:table-cell>
          <table:table-cell table:style-name="ce309" table:formula="of:=IF([.M141]=0;&quot;0&quot;;COM.MICROSOFT.CONCAT([.L141:.M141]))" office:value-type="string" office:string-value="+116" calcext:value-type="string">
            <text:p>+116</text:p>
          </table:table-cell>
          <table:table-cell table:style-name="ce287" table:formula="of:=RANK([.B141];[.$B$119:.$B$148];0)" office:value-type="float" office:value="24" calcext:value-type="float">
            <text:p>24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826427417083888" calcext:value-type="float">
            <text:p>0,8264274170838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42:.D142];&quot; %&quot;)" office:value-type="string" office:string-value="+40 %" calcext:value-type="string">
            <text:p>+40 %</text:p>
          </table:table-cell>
          <table:table-cell table:style-name="ce461" table:formula="of:=IF([.C142]=&quot;+&quot;;1+[.D142]/100;1-[.D142]/100)" office:value-type="float" office:value="1.4" calcext:value-type="float">
            <text:p>1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42:.H142];&quot; %&quot;)" office:value-type="string" office:string-value="+60 %" calcext:value-type="string">
            <text:p>+60 %</text:p>
          </table:table-cell>
          <table:table-cell table:style-name="ce461" table:formula="of:=IF([.G142]=&quot;+&quot;;1+[.H142]/100;1-[.H142]/100)" office:value-type="float" office:value="1.6" calcext:value-type="float">
            <text:p>1,6</text:p>
          </table:table-cell>
          <table:table-cell table:style-name="ce484" table:formula="of:=[.J142]*[.F142]" office:value-type="float" office:value="2.24" calcext:value-type="float">
            <text:p>2,24</text:p>
          </table:table-cell>
          <table:table-cell table:style-name="ce309" table:formula="of:=IF([.K142]&lt;1;&quot;-&quot;;&quot;+&quot;)" office:value-type="string" office:string-value="+" calcext:value-type="string">
            <text:p>+</text:p>
          </table:table-cell>
          <table:table-cell table:style-name="ce296" table:formula="of:=ROUND(100*IF([.K142]&gt;=1;[.K142]-1;1-[.K142]);0)" office:value-type="float" office:value="124" calcext:value-type="float">
            <text:p>124</text:p>
          </table:table-cell>
          <table:table-cell table:style-name="ce309" table:formula="of:=IF([.M142]=0;&quot;0&quot;;COM.MICROSOFT.CONCAT([.L142:.M142]))" office:value-type="string" office:string-value="+124" calcext:value-type="string">
            <text:p>+124</text:p>
          </table:table-cell>
          <table:table-cell table:style-name="ce287" table:formula="of:=RANK([.B142];[.$B$119:.$B$148];0)" office:value-type="float" office:value="5" calcext:value-type="float">
            <text:p>5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65712340621186" calcext:value-type="float">
            <text:p>0,76571234062118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3:.D143];&quot; %&quot;)" office:value-type="string" office:string-value="+50 %" calcext:value-type="string">
            <text:p>+50 %</text:p>
          </table:table-cell>
          <table:table-cell table:style-name="ce461" table:formula="of:=IF([.C143]=&quot;+&quot;;1+[.D143]/100;1-[.D143]/100)" office:value-type="float" office:value="1.5" calcext:value-type="float">
            <text:p>1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43:.H143];&quot; %&quot;)" office:value-type="string" office:string-value="-20 %" calcext:value-type="string">
            <text:p>-20 %</text:p>
          </table:table-cell>
          <table:table-cell table:style-name="ce461" table:formula="of:=IF([.G143]=&quot;+&quot;;1+[.H143]/100;1-[.H143]/100)" office:value-type="float" office:value="0.8" calcext:value-type="float">
            <text:p>0,8</text:p>
          </table:table-cell>
          <table:table-cell table:style-name="ce484" table:formula="of:=[.J143]*[.F143]" office:value-type="float" office:value="1.2" calcext:value-type="float">
            <text:p>1,2</text:p>
          </table:table-cell>
          <table:table-cell table:style-name="ce309" table:formula="of:=IF([.K143]&lt;1;&quot;-&quot;;&quot;+&quot;)" office:value-type="string" office:string-value="+" calcext:value-type="string">
            <text:p>+</text:p>
          </table:table-cell>
          <table:table-cell table:style-name="ce296" table:formula="of:=ROUND(100*IF([.K143]&gt;=1;[.K143]-1;1-[.K143]);0)" office:value-type="float" office:value="20" calcext:value-type="float">
            <text:p>20</text:p>
          </table:table-cell>
          <table:table-cell table:style-name="ce309" table:formula="of:=IF([.M143]=0;&quot;0&quot;;COM.MICROSOFT.CONCAT([.L143:.M143]))" office:value-type="string" office:string-value="+20" calcext:value-type="string">
            <text:p>+20</text:p>
          </table:table-cell>
          <table:table-cell table:style-name="ce287" table:formula="of:=RANK([.B143];[.$B$119:.$B$148];0)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561832814930275" calcext:value-type="float">
            <text:p>0,5618328149302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4:.D144];&quot; %&quot;)" office:value-type="string" office:string-value="+20 %" calcext:value-type="string">
            <text:p>+20 %</text:p>
          </table:table-cell>
          <table:table-cell table:style-name="ce461" table:formula="of:=IF([.C144]=&quot;+&quot;;1+[.D144]/100;1-[.D144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4:.H144];&quot; %&quot;)" office:value-type="string" office:string-value="+90 %" calcext:value-type="string">
            <text:p>+90 %</text:p>
          </table:table-cell>
          <table:table-cell table:style-name="ce461" table:formula="of:=IF([.G144]=&quot;+&quot;;1+[.H144]/100;1-[.H144]/100)" office:value-type="float" office:value="1.9" calcext:value-type="float">
            <text:p>1,9</text:p>
          </table:table-cell>
          <table:table-cell table:style-name="ce484" table:formula="of:=[.J144]*[.F144]" office:value-type="float" office:value="2.28" calcext:value-type="float">
            <text:p>2,28</text:p>
          </table:table-cell>
          <table:table-cell table:style-name="ce309" table:formula="of:=IF([.K144]&lt;1;&quot;-&quot;;&quot;+&quot;)" office:value-type="string" office:string-value="+" calcext:value-type="string">
            <text:p>+</text:p>
          </table:table-cell>
          <table:table-cell table:style-name="ce296" table:formula="of:=ROUND(100*IF([.K144]&gt;=1;[.K144]-1;1-[.K144]);0)" office:value-type="float" office:value="128" calcext:value-type="float">
            <text:p>128</text:p>
          </table:table-cell>
          <table:table-cell table:style-name="ce309" table:formula="of:=IF([.M144]=0;&quot;0&quot;;COM.MICROSOFT.CONCAT([.L144:.M144]))" office:value-type="string" office:string-value="+128" calcext:value-type="string">
            <text:p>+128</text:p>
          </table:table-cell>
          <table:table-cell table:style-name="ce287" table:formula="of:=RANK([.B144];[.$B$119:.$B$148];0)" office:value-type="float" office:value="20" calcext:value-type="float">
            <text:p>20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852185318227672" calcext:value-type="float">
            <text:p>0,852185318227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5:.D145];&quot; %&quot;)" office:value-type="string" office:string-value="+50 %" calcext:value-type="string">
            <text:p>+50 %</text:p>
          </table:table-cell>
          <table:table-cell table:style-name="ce461" table:formula="of:=IF([.C145]=&quot;+&quot;;1+[.D145]/100;1-[.D145]/100)" office:value-type="float" office:value="1.5" calcext:value-type="float">
            <text:p>1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5:.H145];&quot; %&quot;)" office:value-type="string" office:string-value="+70 %" calcext:value-type="string">
            <text:p>+70 %</text:p>
          </table:table-cell>
          <table:table-cell table:style-name="ce461" table:formula="of:=IF([.G145]=&quot;+&quot;;1+[.H145]/100;1-[.H145]/100)" office:value-type="float" office:value="1.7" calcext:value-type="float">
            <text:p>1,7</text:p>
          </table:table-cell>
          <table:table-cell table:style-name="ce484" table:formula="of:=[.J145]*[.F145]" office:value-type="float" office:value="2.55" calcext:value-type="float">
            <text:p>2,55</text:p>
          </table:table-cell>
          <table:table-cell table:style-name="ce309" table:formula="of:=IF([.K145]&lt;1;&quot;-&quot;;&quot;+&quot;)" office:value-type="string" office:string-value="+" calcext:value-type="string">
            <text:p>+</text:p>
          </table:table-cell>
          <table:table-cell table:style-name="ce296" table:formula="of:=ROUND(100*IF([.K145]&gt;=1;[.K145]-1;1-[.K145]);0)" office:value-type="float" office:value="155" calcext:value-type="float">
            <text:p>155</text:p>
          </table:table-cell>
          <table:table-cell table:style-name="ce309" table:formula="of:=IF([.M145]=0;&quot;0&quot;;COM.MICROSOFT.CONCAT([.L145:.M145]))" office:value-type="string" office:string-value="+155" calcext:value-type="string">
            <text:p>+155</text:p>
          </table:table-cell>
          <table:table-cell table:style-name="ce287" table:formula="of:=RANK([.B145];[.$B$119:.$B$148];0)" office:value-type="float" office:value="4" calcext:value-type="float">
            <text:p>4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460058886161996" calcext:value-type="float">
            <text:p>0,46005888616199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46:.D146];&quot; %&quot;)" office:value-type="string" office:string-value="-60 %" calcext:value-type="string">
            <text:p>-60 %</text:p>
          </table:table-cell>
          <table:table-cell table:style-name="ce461" table:formula="of:=IF([.C146]=&quot;+&quot;;1+[.D146]/100;1-[.D146]/100)" office:value-type="float" office:value="0.4" calcext:value-type="float">
            <text:p>0,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6:.H146];&quot; %&quot;)" office:value-type="string" office:string-value="-70 %" calcext:value-type="string">
            <text:p>-70 %</text:p>
          </table:table-cell>
          <table:table-cell table:style-name="ce461" table:formula="of:=IF([.G146]=&quot;+&quot;;1+[.H146]/100;1-[.H146]/100)" office:value-type="float" office:value="0.3" calcext:value-type="float">
            <text:p>0,3</text:p>
          </table:table-cell>
          <table:table-cell table:style-name="ce484" table:formula="of:=[.J146]*[.F146]" office:value-type="float" office:value="0.12" calcext:value-type="float">
            <text:p>0,12</text:p>
          </table:table-cell>
          <table:table-cell table:style-name="ce309" table:formula="of:=IF([.K146]&lt;1;&quot;-&quot;;&quot;+&quot;)" office:value-type="string" office:string-value="-" calcext:value-type="string">
            <text:p>-</text:p>
          </table:table-cell>
          <table:table-cell table:style-name="ce296" table:formula="of:=ROUND(100*IF([.K146]&gt;=1;[.K146]-1;1-[.K146]);0)" office:value-type="float" office:value="88" calcext:value-type="float">
            <text:p>88</text:p>
          </table:table-cell>
          <table:table-cell table:style-name="ce309" table:formula="of:=IF([.M146]=0;&quot;0&quot;;COM.MICROSOFT.CONCAT([.L146:.M146]))" office:value-type="string" office:string-value="-88" calcext:value-type="string">
            <text:p>-88</text:p>
          </table:table-cell>
          <table:table-cell table:style-name="ce287" table:formula="of:=RANK([.B146];[.$B$119:.$B$148];0)" office:value-type="float" office:value="22" calcext:value-type="float">
            <text:p>22</text:p>
          </table:table-cell>
          <table:table-cell table:style-name="ce284" office:value-type="float" office:value="28" calcext:value-type="float">
            <text:p>2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640202396231396" calcext:value-type="float">
            <text:p>0,64020239623139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47:.D147];&quot; %&quot;)" office:value-type="string" office:string-value="-10 %" calcext:value-type="string">
            <text:p>-10 %</text:p>
          </table:table-cell>
          <table:table-cell table:style-name="ce461" table:formula="of:=IF([.C147]=&quot;+&quot;;1+[.D147]/100;1-[.D14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47:.H147];&quot; %&quot;)" office:value-type="string" office:string-value="-10 %" calcext:value-type="string">
            <text:p>-10 %</text:p>
          </table:table-cell>
          <table:table-cell table:style-name="ce461" table:formula="of:=IF([.G147]=&quot;+&quot;;1+[.H147]/100;1-[.H147]/100)" office:value-type="float" office:value="0.9" calcext:value-type="float">
            <text:p>0,9</text:p>
          </table:table-cell>
          <table:table-cell table:style-name="ce484" table:formula="of:=[.J147]*[.F147]" office:value-type="float" office:value="0.81" calcext:value-type="float">
            <text:p>0,81</text:p>
          </table:table-cell>
          <table:table-cell table:style-name="ce309" table:formula="of:=IF([.K147]&lt;1;&quot;-&quot;;&quot;+&quot;)" office:value-type="string" office:string-value="-" calcext:value-type="string">
            <text:p>-</text:p>
          </table:table-cell>
          <table:table-cell table:style-name="ce296" table:formula="of:=ROUND(100*IF([.K147]&gt;=1;[.K147]-1;1-[.K147]);0)" office:value-type="float" office:value="19" calcext:value-type="float">
            <text:p>19</text:p>
          </table:table-cell>
          <table:table-cell table:style-name="ce309" table:formula="of:=IF([.M147]=0;&quot;0&quot;;COM.MICROSOFT.CONCAT([.L147:.M147]))" office:value-type="string" office:string-value="-19" calcext:value-type="string">
            <text:p>-19</text:p>
          </table:table-cell>
          <table:table-cell table:style-name="ce287" table:formula="of:=RANK([.B147];[.$B$119:.$B$148];0)" office:value-type="float" office:value="16" calcext:value-type="float">
            <text:p>16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181414698099558" calcext:value-type="float">
            <text:p>0,1814146980995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8:.D148];&quot; %&quot;)" office:value-type="string" office:string-value="+20 %" calcext:value-type="string">
            <text:p>+20 %</text:p>
          </table:table-cell>
          <table:table-cell table:style-name="ce461" table:formula="of:=IF([.C148]=&quot;+&quot;;1+[.D148]/100;1-[.D148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8:.H148];&quot; %&quot;)" office:value-type="string" office:string-value="+90 %" calcext:value-type="string">
            <text:p>+90 %</text:p>
          </table:table-cell>
          <table:table-cell table:style-name="ce461" table:formula="of:=IF([.G148]=&quot;+&quot;;1+[.H148]/100;1-[.H148]/100)" office:value-type="float" office:value="1.9" calcext:value-type="float">
            <text:p>1,9</text:p>
          </table:table-cell>
          <table:table-cell table:style-name="ce484" table:formula="of:=[.J148]*[.F148]" office:value-type="float" office:value="2.28" calcext:value-type="float">
            <text:p>2,28</text:p>
          </table:table-cell>
          <table:table-cell table:style-name="ce309" table:formula="of:=IF([.K148]&lt;1;&quot;-&quot;;&quot;+&quot;)" office:value-type="string" office:string-value="+" calcext:value-type="string">
            <text:p>+</text:p>
          </table:table-cell>
          <table:table-cell table:style-name="ce296" table:formula="of:=ROUND(100*IF([.K148]&gt;=1;[.K148]-1;1-[.K148]);0)" office:value-type="float" office:value="128" calcext:value-type="float">
            <text:p>128</text:p>
          </table:table-cell>
          <table:table-cell table:style-name="ce309" table:formula="of:=IF([.M148]=0;&quot;0&quot;;COM.MICROSOFT.CONCAT([.L148:.M148]))" office:value-type="string" office:string-value="+128" calcext:value-type="string">
            <text:p>+128</text:p>
          </table:table-cell>
          <table:table-cell table:style-name="ce287" table:formula="of:=RANK([.B148];[.$B$119:.$B$148];0)" office:value-type="float" office:value="28" calcext:value-type="float">
            <text:p>28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number-columns-repeated="1024"/>
        </table:table-row>
        <table:table-row table:style-name="ro4">
          <table:table-cell table:style-name="ce345" office:value-type="string" calcext:value-type="string" table:number-columns-spanned="12" table:number-rows-spanned="1">
            <text:p><text:span text:style-name="T27">x1 &lt;--&gt;  </text:span>x2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3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86" office:value-type="string" calcext:value-type="string">
            <text:p>x<text:span text:style-name="T20">1</text:span></text:p>
          </table:table-cell>
          <table:table-cell table:style-name="ce386" office:value-type="string" calcext:value-type="string">
            <text:p>x<text:span text:style-name="T20">2 </text:span><text:span text:style-name="T21">(Frac)</text:span></text:p>
          </table:table-cell>
          <table:table-cell table:style-name="ce386" office:value-type="string" calcext:value-type="string">
            <text:p>x<text:span text:style-name="T20">2</text:span><text:span text:style-name="T21"> (Text)</text:span></text:p>
          </table:table-cell>
          <table:table-cell table:style-name="ce386" office:value-type="string" calcext:value-type="string">
            <text:p><text:span text:style-name="T21">t</text:span><text:span text:style-name="T20">2 </text:span><text:span text:style-name="T21">(Frac)</text:span></text:p>
          </table:table-cell>
          <table:table-cell table:style-name="ce386" office:value-type="string" calcext:value-type="string">
            <text:p><text:span text:style-name="T21">t</text:span><text:span text:style-name="T20">2</text:span><text:span text:style-name="T21"> (Text)</text:span></text:p>
          </table:table-cell>
          <table:table-cell table:style-name="ce352" office:value-type="string" calcext:value-type="string">
            <text:p>choix</text:p>
          </table:table-cell>
          <table:table-cell table:number-columns-repeated="55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3727791628778" calcext:value-type="float">
            <text:p>0,6372779162877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53:.D153])" office:value-type="string" office:string-value="+10" calcext:value-type="string">
            <text:p>+10</text:p>
          </table:table-cell>
          <table:table-cell table:style-name="ce296" table:formula="of:=1+[.D153]/100" office:value-type="float" office:value="1.1" calcext:value-type="float">
            <text:p>1,1</text:p>
          </table:table-cell>
          <table:table-cell table:style-name="ce335" table:formula="of:=1/[.F15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G15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153];[.$B$153:.$B$179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09725887719053" calcext:value-type="float">
            <text:p>0,80972588771905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54:.D154])" office:value-type="string" office:string-value="+20" calcext:value-type="string">
            <text:p>+20</text:p>
          </table:table-cell>
          <table:table-cell table:style-name="ce296" table:formula="of:=1+[.D154]/100" office:value-type="float" office:value="1.2" calcext:value-type="float">
            <text:p>1,2</text:p>
          </table:table-cell>
          <table:table-cell table:style-name="ce335" table:formula="of:=1/[.F15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G15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154];[.$B$153:.$B$179];0)" office:value-type="float" office:value="5" calcext:value-type="float">
            <text:p>5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67988845049592" calcext:value-type="float">
            <text:p>0,46798884504959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55:.D155])" office:value-type="string" office:string-value="+30" calcext:value-type="string">
            <text:p>+30</text:p>
          </table:table-cell>
          <table:table-cell table:style-name="ce296" table:formula="of:=1+[.D155]/100" office:value-type="float" office:value="1.3" calcext:value-type="float">
            <text:p>1,3</text:p>
          </table:table-cell>
          <table:table-cell table:style-name="ce335" table:formula="of:=1/[.F15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G15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155];[.$B$153:.$B$179];0)" office:value-type="float" office:value="18" calcext:value-type="float">
            <text:p>18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346471197673012" calcext:value-type="float">
            <text:p>0,34647119767301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56:.D156])" office:value-type="string" office:string-value="+40" calcext:value-type="string">
            <text:p>+40</text:p>
          </table:table-cell>
          <table:table-cell table:style-name="ce296" table:formula="of:=1+[.D156]/100" office:value-type="float" office:value="1.4" calcext:value-type="float">
            <text:p>1,4</text:p>
          </table:table-cell>
          <table:table-cell table:style-name="ce335" table:formula="of:=1/[.F15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G15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156];[.$B$153:.$B$179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44711548390989" calcext:value-type="float">
            <text:p>0,024471154839098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57:.D157])" office:value-type="string" office:string-value="+50" calcext:value-type="string">
            <text:p>+50</text:p>
          </table:table-cell>
          <table:table-cell table:style-name="ce296" table:formula="of:=1+[.D157]/100" office:value-type="float" office:value="1.5" calcext:value-type="float">
            <text:p>1,5</text:p>
          </table:table-cell>
          <table:table-cell table:style-name="ce335" table:formula="of:=1/[.F15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G15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157];[.$B$153:.$B$179];0)" office:value-type="float" office:value="26" calcext:value-type="float">
            <text:p>26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80970957215959" calcext:value-type="float">
            <text:p>0,38097095721595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58:.D158])" office:value-type="string" office:string-value="+60" calcext:value-type="string">
            <text:p>+60</text:p>
          </table:table-cell>
          <table:table-cell table:style-name="ce296" table:formula="of:=1+[.D158]/100" office:value-type="float" office:value="1.6" calcext:value-type="float">
            <text:p>1,6</text:p>
          </table:table-cell>
          <table:table-cell table:style-name="ce335" table:formula="of:=1/[.F15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G15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158];[.$B$153:.$B$179];0)" office:value-type="float" office:value="22" calcext:value-type="float">
            <text:p>22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510603241413086" calcext:value-type="float">
            <text:p>0,51060324141308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59:.D159])" office:value-type="string" office:string-value="+70" calcext:value-type="string">
            <text:p>+70</text:p>
          </table:table-cell>
          <table:table-cell table:style-name="ce296" table:formula="of:=1+[.D159]/100" office:value-type="float" office:value="1.7" calcext:value-type="float">
            <text:p>1,7</text:p>
          </table:table-cell>
          <table:table-cell table:style-name="ce335" table:formula="of:=1/[.F15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G15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159];[.$B$153:.$B$179];0)" office:value-type="float" office:value="14" calcext:value-type="float">
            <text:p>14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6238412963732" calcext:value-type="float">
            <text:p>0,60623841296373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60:.D160])" office:value-type="string" office:string-value="+80" calcext:value-type="string">
            <text:p>+80</text:p>
          </table:table-cell>
          <table:table-cell table:style-name="ce296" table:formula="of:=1+[.D160]/100" office:value-type="float" office:value="1.8" calcext:value-type="float">
            <text:p>1,8</text:p>
          </table:table-cell>
          <table:table-cell table:style-name="ce335" table:formula="of:=1/[.F16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G16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160];[.$B$153:.$B$17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747109904945646" calcext:value-type="float">
            <text:p>0,74710990494564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table:formula="of:=COM.MICROSOFT.CONCAT([.C161:.D161])" office:value-type="string" office:string-value="+525" calcext:value-type="string">
            <text:p>+525</text:p>
          </table:table-cell>
          <table:table-cell table:style-name="ce296" table:formula="of:=1+[.D161]/100" office:value-type="float" office:value="6.25" calcext:value-type="float">
            <text:p>6,25</text:p>
          </table:table-cell>
          <table:table-cell table:style-name="ce335" table:formula="of:=1/[.F16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G16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161];[.$B$153:.$B$179];0)" office:value-type="float" office:value="8" calcext:value-type="float">
            <text:p>8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49659420840026" calcext:value-type="float">
            <text:p>0,74965942084002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table:formula="of:=COM.MICROSOFT.CONCAT([.C162:.D162])" office:value-type="string" office:string-value="+100" calcext:value-type="string">
            <text:p>+100</text:p>
          </table:table-cell>
          <table:table-cell table:style-name="ce296" table:formula="of:=1+[.D162]/100" office:value-type="float" office:value="2" calcext:value-type="float">
            <text:p>2</text:p>
          </table:table-cell>
          <table:table-cell table:style-name="ce335" table:formula="of:=1/[.F16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G16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162];[.$B$153:.$B$179];0)" office:value-type="float" office:value="7" calcext:value-type="float">
            <text:p>7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55560628265078" calcext:value-type="float">
            <text:p>0,25556062826507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table:formula="of:=COM.MICROSOFT.CONCAT([.C163:.D163])" office:value-type="string" office:string-value="+200" calcext:value-type="string">
            <text:p>+200</text:p>
          </table:table-cell>
          <table:table-cell table:style-name="ce296" table:formula="of:=1+[.D163]/100" office:value-type="float" office:value="3" calcext:value-type="float">
            <text:p>3</text:p>
          </table:table-cell>
          <table:table-cell table:style-name="ce335" table:formula="of:=1/[.F16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G16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163];[.$B$153:.$B$179];0)" office:value-type="float" office:value="24" calcext:value-type="float">
            <text:p>24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477844359122719" calcext:value-type="float">
            <text:p>0,47784435912271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table:formula="of:=COM.MICROSOFT.CONCAT([.C164:.D164])" office:value-type="string" office:string-value="+300" calcext:value-type="string">
            <text:p>+300</text:p>
          </table:table-cell>
          <table:table-cell table:style-name="ce296" table:formula="of:=1+[.D164]/100" office:value-type="float" office:value="4" calcext:value-type="float">
            <text:p>4</text:p>
          </table:table-cell>
          <table:table-cell table:style-name="ce335" table:formula="of:=1/[.F16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G16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164];[.$B$153:.$B$179];0)" office:value-type="float" office:value="17" calcext:value-type="float">
            <text:p>17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0110539003343576" calcext:value-type="float">
            <text:p>0,011053900334357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5:.D165])" office:value-type="string" office:string-value="+400" calcext:value-type="string">
            <text:p>+400</text:p>
          </table:table-cell>
          <table:table-cell table:style-name="ce296" table:formula="of:=1+[.D165]/100" office:value-type="float" office:value="5" calcext:value-type="float">
            <text:p>5</text:p>
          </table:table-cell>
          <table:table-cell table:style-name="ce335" table:formula="of:=1/[.F16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5];[.$B$153:.$B$179];0)" office:value-type="float" office:value="27" calcext:value-type="float">
            <text:p>27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14686940702958" calcext:value-type="float">
            <text:p>0,8146869407029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table:formula="of:=COM.MICROSOFT.CONCAT([.C166:.D166])" office:value-type="string" office:string-value="+500" calcext:value-type="string">
            <text:p>+500</text:p>
          </table:table-cell>
          <table:table-cell table:style-name="ce296" table:formula="of:=1+[.D166]/100" office:value-type="float" office:value="6" calcext:value-type="float">
            <text:p>6</text:p>
          </table:table-cell>
          <table:table-cell table:style-name="ce335" table:formula="of:=1/[.F16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G16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166];[.$B$153:.$B$179];0)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699139208124106" calcext:value-type="float">
            <text:p>0,6991392081241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table:formula="of:=COM.MICROSOFT.CONCAT([.C167:.D167])" office:value-type="string" office:string-value="+150" calcext:value-type="string">
            <text:p>+150</text:p>
          </table:table-cell>
          <table:table-cell table:style-name="ce296" table:formula="of:=1+[.D167]/100" office:value-type="float" office:value="2.5" calcext:value-type="float">
            <text:p>2,5</text:p>
          </table:table-cell>
          <table:table-cell table:style-name="ce335" table:formula="of:=1/[.F16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G16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167];[.$B$153:.$B$179];0)" office:value-type="float" office:value="9" calcext:value-type="float">
            <text:p>9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394897609619457" calcext:value-type="float">
            <text:p>0,39489760961945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8:.D168])" office:value-type="string" office:string-value="+400" calcext:value-type="string">
            <text:p>+400</text:p>
          </table:table-cell>
          <table:table-cell table:style-name="ce296" table:formula="of:=1+[.D168]/100" office:value-type="float" office:value="5" calcext:value-type="float">
            <text:p>5</text:p>
          </table:table-cell>
          <table:table-cell table:style-name="ce335" table:formula="of:=1/[.F16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8];[.$B$153:.$B$179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944189565696105" calcext:value-type="float">
            <text:p>0,94418956569610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table:formula="of:=COM.MICROSOFT.CONCAT([.C169:.D169])" office:value-type="string" office:string-value="+900" calcext:value-type="string">
            <text:p>+900</text:p>
          </table:table-cell>
          <table:table-cell table:style-name="ce296" table:formula="of:=1+[.D169]/100" office:value-type="float" office:value="10" calcext:value-type="float">
            <text:p>10</text:p>
          </table:table-cell>
          <table:table-cell table:style-name="ce335" table:formula="of:=1/[.F16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G16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169];[.$B$153:.$B$179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68061830571997" calcext:value-type="float">
            <text:p>0,16806183057199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table:formula="of:=COM.MICROSOFT.CONCAT([.C170:.D170])" office:value-type="string" office:string-value="+25" calcext:value-type="string">
            <text:p>+25</text:p>
          </table:table-cell>
          <table:table-cell table:style-name="ce296" table:formula="of:=1+[.D170]/100" office:value-type="float" office:value="1.25" calcext:value-type="float">
            <text:p>1,25</text:p>
          </table:table-cell>
          <table:table-cell table:style-name="ce335" table:formula="of:=1/[.F17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G17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170];[.$B$153:.$B$179];0)" office:value-type="float" office:value="25" calcext:value-type="float">
            <text:p>25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903021862694792" calcext:value-type="float">
            <text:p>0,90302186269479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table:formula="of:=COM.MICROSOFT.CONCAT([.C171:.D171])" office:value-type="string" office:string-value="-10" calcext:value-type="string">
            <text:p>-10</text:p>
          </table:table-cell>
          <table:table-cell table:style-name="ce334" table:formula="of:=1-[.D171]/100" office:value-type="float" office:value="0.9" calcext:value-type="float">
            <text:p>0,9</text:p>
          </table:table-cell>
          <table:table-cell table:style-name="ce336" table:formula="of:=1/[.F17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G17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171];[.$B$153:.$B$179];0)" office:value-type="float" office:value="3" calcext:value-type="float">
            <text:p>3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59540109734611" calcext:value-type="float">
            <text:p>0,5954010973461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table:formula="of:=COM.MICROSOFT.CONCAT([.C172:.D172])" office:value-type="string" office:string-value="-20" calcext:value-type="string">
            <text:p>-20</text:p>
          </table:table-cell>
          <table:table-cell table:style-name="ce334" table:formula="of:=1-[.D172]/100" office:value-type="float" office:value="0.8" calcext:value-type="float">
            <text:p>0,8</text:p>
          </table:table-cell>
          <table:table-cell table:style-name="ce336" table:formula="of:=1/[.F17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G17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172];[.$B$153:.$B$179];0)" office:value-type="float" office:value="13" calcext:value-type="float">
            <text:p>13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622795202570258" calcext:value-type="float">
            <text:p>0,62279520257025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table:formula="of:=COM.MICROSOFT.CONCAT([.C173:.D173])" office:value-type="string" office:string-value="-84" calcext:value-type="string">
            <text:p>-84</text:p>
          </table:table-cell>
          <table:table-cell table:style-name="ce334" table:formula="of:=1-[.D173]/100" office:value-type="float" office:value="0.16" calcext:value-type="float">
            <text:p>0,16</text:p>
          </table:table-cell>
          <table:table-cell table:style-name="ce336" table:formula="of:=1/[.F17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G17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173];[.$B$153:.$B$179];0)" office:value-type="float" office:value="11" calcext:value-type="float">
            <text:p>11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5913037166519" calcext:value-type="float">
            <text:p>0,959130371665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table:formula="of:=COM.MICROSOFT.CONCAT([.C174:.D174])" office:value-type="string" office:string-value="-40" calcext:value-type="string">
            <text:p>-40</text:p>
          </table:table-cell>
          <table:table-cell table:style-name="ce334" table:formula="of:=1-[.D174]/100" office:value-type="float" office:value="0.6" calcext:value-type="float">
            <text:p>0,6</text:p>
          </table:table-cell>
          <table:table-cell table:style-name="ce336" table:formula="of:=1/[.F17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G17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174];[.$B$153:.$B$179];0)" office:value-type="float" office:value="1" calcext:value-type="float">
            <text:p>1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752753996693822" calcext:value-type="float">
            <text:p>0,75275399669382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table:formula="of:=COM.MICROSOFT.CONCAT([.C175:.D175])" office:value-type="string" office:string-value="-50" calcext:value-type="string">
            <text:p>-50</text:p>
          </table:table-cell>
          <table:table-cell table:style-name="ce334" table:formula="of:=1-[.D175]/100" office:value-type="float" office:value="0.5" calcext:value-type="float">
            <text:p>0,5</text:p>
          </table:table-cell>
          <table:table-cell table:style-name="ce336" table:formula="of:=1/[.F17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G17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175];[.$B$153:.$B$179];0)" office:value-type="float" office:value="6" calcext:value-type="float">
            <text:p>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59138522103356" calcext:value-type="float">
            <text:p>0,45913852210335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table:formula="of:=COM.MICROSOFT.CONCAT([.C176:.D176])" office:value-type="string" office:string-value="-60" calcext:value-type="string">
            <text:p>-60</text:p>
          </table:table-cell>
          <table:table-cell table:style-name="ce334" table:formula="of:=1-[.D176]/100" office:value-type="float" office:value="0.4" calcext:value-type="float">
            <text:p>0,4</text:p>
          </table:table-cell>
          <table:table-cell table:style-name="ce336" table:formula="of:=1/[.F17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G17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176];[.$B$153:.$B$179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481263825979592" calcext:value-type="float">
            <text:p>0,48126382597959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table:formula="of:=COM.MICROSOFT.CONCAT([.C177:.D177])" office:value-type="string" office:string-value="-75" calcext:value-type="string">
            <text:p>-75</text:p>
          </table:table-cell>
          <table:table-cell table:style-name="ce334" table:formula="of:=1-[.D177]/100" office:value-type="float" office:value="0.25" calcext:value-type="float">
            <text:p>0,25</text:p>
          </table:table-cell>
          <table:table-cell table:style-name="ce336" table:formula="of:=1/[.F177]" office:value-type="float" office:value="4" calcext:value-type="float">
            <text:p><text:s/>4/1 </text:p>
          </table:table-cell>
          <table:table-cell table:style-name="ce337" office:value-type="string" calcext:value-type="string">
            <text:p>4</text:p>
          </table:table-cell>
          <table:table-cell table:style-name="ce340" table:formula="of:=([.G17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177];[.$B$153:.$B$179];0)" office:value-type="float" office:value="16" calcext:value-type="float">
            <text:p>16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508239185146284" calcext:value-type="float">
            <text:p>0,508239185146284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table:formula="of:=COM.MICROSOFT.CONCAT([.C178:.D178])" office:value-type="string" office:string-value="-80" calcext:value-type="string">
            <text:p>-80</text:p>
          </table:table-cell>
          <table:table-cell table:style-name="ce334" table:formula="of:=1-[.D178]/100" office:value-type="float" office:value="0.2" calcext:value-type="float">
            <text:p>0,2</text:p>
          </table:table-cell>
          <table:table-cell table:style-name="ce336" table:formula="of:=1/[.F17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G17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178];[.$B$153:.$B$179];0)" office:value-type="float" office:value="15" calcext:value-type="float">
            <text:p>1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438636201114018" calcext:value-type="float">
            <text:p>0,4386362011140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table:formula="of:=COM.MICROSOFT.CONCAT([.C179:.D179])" office:value-type="string" office:string-value="-90" calcext:value-type="string">
            <text:p>-90</text:p>
          </table:table-cell>
          <table:table-cell table:style-name="ce334" table:formula="of:=1-[.D179]/100" office:value-type="float" office:value="0.1" calcext:value-type="float">
            <text:p>0,1</text:p>
          </table:table-cell>
          <table:table-cell table:style-name="ce336" table:formula="of:=1/[.F17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G17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179];[.$B$153:.$B$179];0)" office:value-type="float" office:value="20" calcext:value-type="float">
            <text:p>20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I6:Données.Q15">
            <calcext:condition calcext:apply-style-name="FAUX" calcext:value="formula-is(IF(#REF!=&quot;FAUX&quot;))" calcext:base-cell-address="Données.I6"/>
            <calcext:condition calcext:apply-style-name="VRAI" calcext:value="formula-is(IF(#REF!=&quot;VRAI&quot;))" calcext:base-cell-address="Données.I6"/>
          </calcext:conditional-format>
        </calcext:conditional-formats>
      </table:table>
      <table:table table:name="Synthèse" table:style-name="ta7" table:protected="true" table:protection-key="8r1bIzEKYLvLJn1YHpAGMKgRmn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73" table:default-cell-style-name="ce442"/>
        <table:table-column table:style-name="co74" table:default-cell-style-name="ce442"/>
        <table:table-column table:style-name="co75" table:default-cell-style-name="ce442"/>
        <table:table-column table:style-name="co76" table:number-columns-repeated="2" table:default-cell-style-name="ce442"/>
        <table:table-column table:style-name="co77" table:number-columns-repeated="2" table:default-cell-style-name="ce442"/>
        <table:table-column table:style-name="co78" table:default-cell-style-name="ce442"/>
        <table:table-column table:style-name="co1" table:default-cell-style-name="ce442"/>
        <table:table-column table:style-name="co79" table:number-columns-repeated="2" table:default-cell-style-name="ce442"/>
        <table:table-column table:style-name="co1" table:number-columns-repeated="55" table:default-cell-style-name="ce442"/>
        <table:table-row table:style-name="ro14">
          <table:table-cell table:style-name="ce481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92"/>
          <table:table-cell table:style-name="ce459" table:formula="of:=IF([.$H$1];&quot;Notes&quot;;&quot;&quot;)" office:value-type="string" office:string-value="Notes" calcext:value-type="string">
            <text:p>Notes</text:p>
          </table:table-cell>
          <table:table-cell table:style-name="ce481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59"/>
          <table:table-cell table:style-name="ce459" table:formula="of:=IF([.$H$1];&quot;A Faire&quot;;&quot;&quot;)" office:value-type="string" office:string-value="A Faire" calcext:value-type="string">
            <text:p>A Faire</text:p>
          </table:table-cell>
          <table:table-cell table:style-name="ce459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507" table:formula="of:=IF([.A9]=[.B100];1;0)" office:value-type="float" office:value="1" calcext:value-type="float">
            <text:p>1</text:p>
          </table:table-cell>
          <table:table-cell table:style-name="Default"/>
          <table:table-cell table:style-name="ce472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92"/>
          <table:table-cell table:number-columns-repeated="55"/>
        </table:table-row>
        <table:table-row table:style-name="ro14">
          <table:table-cell table:style-name="ce482" table:formula="of:=IF([.$H$1];&quot;1&quot;;&quot;&quot;)" office:value-type="string" office:string-value="1" calcext:value-type="string">
            <text:p>1</text:p>
          </table:table-cell>
          <table:table-cell table:style-name="ce482" table:formula="of:=IF([.$H$1];&quot;% --&gt; €&quot;;&quot;&quot;)" office:value-type="string" office:string-value="% --&gt; €" calcext:value-type="string">
            <text:p>% --&gt; €</text:p>
          </table:table-cell>
          <table:table-cell table:style-name="ce498" table:formula="of:=IF([.$H$1];[$Données.I18];&quot;&quot;)" office:value-type="float" office:value="0" calcext:value-type="float">
            <text:p>0</text:p>
          </table:table-cell>
          <table:table-cell table:style-name="ce498" table:formula="of:=IF([.$H$1];IF(COUNTA([$'% --&gt; €'.$D$4:$'% --&gt; €'.$D$13])&lt;&gt;0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COUNTA([$'% --&gt; €'.$D$4:$'% --&gt; €'.$D$13])&lt;&gt;0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2:.F2]);&quot;&quot;)" office:value-type="float" office:value="1" calcext:value-type="float">
            <text:p>1</text:p>
          </table:table-cell>
          <table:table-cell table:style-name="ce517"/>
          <table:table-cell/>
          <table:covered-table-cell table:style-name="ce459"/>
          <table:covered-table-cell table:style-name="ce533"/>
          <table:table-cell table:number-columns-repeated="55"/>
        </table:table-row>
        <table:table-row table:style-name="ro14">
          <table:table-cell table:style-name="ce483" table:formula="of:=IF([.$H$1];&quot;2&quot;;&quot;&quot;)" office:value-type="string" office:string-value="2" calcext:value-type="string">
            <text:p>2</text:p>
          </table:table-cell>
          <table:table-cell table:style-name="ce483" table:formula="of:=IF([.$H$1];&quot;€ --&gt; %&quot;;&quot;&quot;)" office:value-type="string" office:string-value="€ --&gt; %" calcext:value-type="string">
            <text:p>€ --&gt; %</text:p>
          </table:table-cell>
          <table:table-cell table:style-name="ce499" table:formula="of:=IF([.$H$1];[$Données.J18];&quot;&quot;)" office:value-type="float" office:value="0" calcext:value-type="float">
            <text:p>0</text:p>
          </table:table-cell>
          <table:table-cell table:style-name="ce499" table:formula="of:=IF([.$H$1];IF(COUNTA([$'€ --&gt; %'.$D$4:$'€ --&gt; %'.$D$13])&lt;&gt;0;&quot;Oui&quot;;&quot;Non&quot;);&quot;&quot;)" office:value-type="string" office:string-value="Non" calcext:value-type="string">
            <text:p>Non</text:p>
          </table:table-cell>
          <table:table-cell table:style-name="ce499" table:formula="of:=IF([.$H$1];IF(COUNTA([$'€ --&gt; %'.$D$4:$'€ --&gt; %'.$D$13])&lt;&gt;0;1;0);&quot;&quot;)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3:.F3]);&quot;&quot;)" office:value-type="float" office:value="1" calcext:value-type="float">
            <text:p>1</text:p>
          </table:table-cell>
          <table:table-cell table:style-name="ce517"/>
          <table:table-cell/>
          <table:table-cell table:style-name="ce532" table:formula="of:=IF([.$H$1];IF(SUM([.E2:.E7])=0;0;ROUND(2*SUMPRODUCT([.C2:.C7];[.G2:.G7])/SUM([.G2:.G7]);0)/2);&quot;&quot;)" office:value-type="float" office:value="0" calcext:value-type="float" table:number-columns-spanned="1" table:number-rows-spanned="2">
            <text:p>0</text:p>
          </table:table-cell>
          <table:table-cell table:style-name="ce472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4">
          <table:table-cell table:style-name="ce482" table:formula="of:=IF([.$H$1];&quot;3&quot;;&quot;&quot;)" office:value-type="string" office:string-value="3" calcext:value-type="string">
            <text:p>3</text:p>
          </table:table-cell>
          <table:table-cell table:style-name="ce482" table:formula="of:=IF([.$H$1];&quot;% --&gt; x&quot;;&quot;&quot;)" office:value-type="string" office:string-value="% --&gt; x" calcext:value-type="string">
            <text:p>% --&gt; x</text:p>
          </table:table-cell>
          <table:table-cell table:style-name="ce498" table:formula="of:=IF([.$H$1];[$Données.K18];&quot;&quot;)" office:value-type="float" office:value="0" calcext:value-type="float">
            <text:p>0</text:p>
          </table:table-cell>
          <table:table-cell table:style-name="ce498" table:formula="of:=IF([.$H$1];IF(OR(COUNTA([$'% --&gt; x'.$C$4:$'% --&gt; x'.$C$13])&lt;&gt;0;COUNTA([$'% --&gt; x'.$H$4:$'% --&gt; x'.$H$13])&lt;&gt;0)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OR(COUNTA([$'% --&gt; x'.$C$4:$'% --&gt; x'.$C$13])&lt;&gt;0;COUNTA([$'% --&gt; x'.$H$4:$'% --&gt; x'.$H$13])&lt;&gt;0)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4:.F4]);&quot;&quot;)" office:value-type="float" office:value="1" calcext:value-type="float">
            <text:p>1</text:p>
          </table:table-cell>
          <table:table-cell table:number-columns-repeated="2"/>
          <table:covered-table-cell table:style-name="ce95"/>
          <table:covered-table-cell table:style-name="ce96"/>
          <table:table-cell table:number-columns-repeated="55"/>
        </table:table-row>
        <table:table-row table:style-name="ro14">
          <table:table-cell table:style-name="ce483" table:formula="of:=IF([.$H$1];&quot;4&quot;;&quot;&quot;)" office:value-type="string" office:string-value="4" calcext:value-type="string">
            <text:p>4</text:p>
          </table:table-cell>
          <table:table-cell table:style-name="ce483" table:formula="of:=IF([.$H$1];&quot;x --&gt; %&quot;;&quot;&quot;)" office:value-type="string" office:string-value="x --&gt; %" calcext:value-type="string">
            <text:p>x --&gt; %</text:p>
          </table:table-cell>
          <table:table-cell table:style-name="ce499" table:formula="of:=IF([.$H$1];[$Données.M18];&quot;&quot;)" office:value-type="float" office:value="0" calcext:value-type="float">
            <text:p>0</text:p>
          </table:table-cell>
          <table:table-cell table:style-name="ce499" table:formula="of:=IF([.$H$1];IF(OR(COUNTA([$'x --&gt; %'.$C$4:$'x --&gt; %'.$C$13])&lt;&gt;0;COUNTA([$'x --&gt; %'.$H$4:$'x --&gt; %'.$H$13])&lt;&gt;0);&quot;Oui&quot;;&quot;Non&quot;);&quot;&quot;)" office:value-type="string" office:string-value="Non" calcext:value-type="string">
            <text:p>Non</text:p>
          </table:table-cell>
          <table:table-cell table:style-name="ce499" table:formula="of:=IF([.$H$1];IF(OR(COUNTA([$'x --&gt; %'.$C$4:$'x --&gt; %'.$C$13])&lt;&gt;0;COUNTA([$'x --&gt; %'.$H$4:$'x --&gt; %'.$H$13])&lt;&gt;0);1;0);&quot;&quot;)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5:.F5]);&quot;&quot;)" office:value-type="float" office:value="1" calcext:value-type="float">
            <text:p>1</text:p>
          </table:table-cell>
          <table:table-cell table:style-name="ce527"/>
          <table:table-cell table:number-columns-repeated="2"/>
          <table:table-cell table:style-name="ce534"/>
          <table:table-cell table:number-columns-repeated="55"/>
        </table:table-row>
        <table:table-row table:style-name="ro14">
          <table:table-cell table:style-name="ce482" table:formula="of:=IF([.$H$1];&quot;5&quot;;&quot;&quot;)" office:value-type="string" office:string-value="5" calcext:value-type="string">
            <text:p>5</text:p>
          </table:table-cell>
          <table:table-cell table:style-name="ce482" table:formula="of:=IF([.$H$1];&quot;% successifs&quot;;&quot;&quot;)" office:value-type="string" office:string-value="% successifs" calcext:value-type="string">
            <text:p>% successifs</text:p>
          </table:table-cell>
          <table:table-cell table:style-name="ce498" table:formula="of:=IF([.$H$1];[$Données.O18];&quot;&quot;)" office:value-type="float" office:value="0" calcext:value-type="float">
            <text:p>0</text:p>
          </table:table-cell>
          <table:table-cell table:style-name="ce498" table:formula="of:=IF([.$H$1];IF(COUNTA([$'% successifs'.$D$4:$'% successifs'.$D$13])&lt;&gt;0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COUNTA([$'% successifs'.$D$4:$'% successifs'.$D$13])&lt;&gt;0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6:.F6]);&quot;&quot;)" office:value-type="float" office:value="1" calcext:value-type="float">
            <text:p>1</text:p>
          </table:table-cell>
          <table:table-cell table:style-name="ce527"/>
          <table:table-cell table:number-columns-repeated="2"/>
          <table:table-cell table:style-name="ce534"/>
          <table:table-cell table:number-columns-repeated="55"/>
        </table:table-row>
        <table:table-row table:style-name="ro14">
          <table:table-cell table:style-name="ce483" table:formula="of:=IF([.$H$1];&quot;6&quot;;&quot;&quot;)" office:value-type="string" office:string-value="6" calcext:value-type="string">
            <text:p>6</text:p>
          </table:table-cell>
          <table:table-cell table:style-name="ce483" table:formula="of:=IF([.$H$1];&quot;x1 &lt;--&gt; x2&quot;;&quot;&quot;)" office:value-type="string" office:string-value="x1 &lt;--&gt; x2" calcext:value-type="string">
            <text:p>x1 &lt;--&gt; x2</text:p>
          </table:table-cell>
          <table:table-cell table:style-name="ce500" table:formula="of:=IF([.$H$1];[$Données.P18];&quot;&quot;)" office:value-type="float" office:value="0" calcext:value-type="float">
            <text:p>0</text:p>
          </table:table-cell>
          <table:table-cell table:style-name="ce499" table:formula="of:=IF([.$H$1];IF(OR(COUNTA([$'x1 &lt;--&gt; x2'.$C$4:$'x1 &lt;--&gt; x2'.$C$13])&lt;&gt;0;COUNTA([$'x1 &lt;--&gt; x2'.$H$4:$'x1 &lt;--&gt; x2'.$H$13])&lt;&gt;0);&quot;Oui&quot;;&quot;Non&quot;);&quot;&quot;)" office:value-type="string" office:string-value="Non" calcext:value-type="string">
            <text:p>Non</text:p>
          </table:table-cell>
          <table:table-cell table:style-name="ce499" table:formula="of:=IF([.$H$1];IF(OR(COUNTA([$'x1 &lt;--&gt; x2'.$C$4:$'x1 &lt;--&gt; x2'.$C$13])&lt;&gt;0;COUNTA([$'x1 &lt;--&gt; x2'.$H$4:$'x1 &lt;--&gt; x2'.$H$13])&lt;&gt;0);1;0);&quot;&quot;)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7:.F7]);&quot;&quot;)" office:value-type="float" office:value="1" calcext:value-type="float">
            <text:p>1</text:p>
          </table:table-cell>
          <table:table-cell table:style-name="ce527"/>
          <table:table-cell table:number-columns-repeated="58"/>
        </table:table-row>
        <table:table-row table:style-name="ro15">
          <table:table-cell table:number-columns-repeated="66"/>
        </table:table-row>
        <table:table-row table:style-name="ro4">
          <table:table-cell table:style-name="ce488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number-columns-repeated="59"/>
        </table:table-row>
        <table:table-row table:style-name="ro15">
          <table:table-cell table:number-columns-repeated="66"/>
        </table:table-row>
        <table:table-row table:style-name="ro14">
          <table:table-cell table:style-name="ce489" office:value-type="string" calcext:value-type="string" table:number-columns-spanned="2" table:number-rows-spanned="1">
            <text:p>Rang</text:p>
          </table:table-cell>
          <table:covered-table-cell table:style-name="ce493"/>
          <table:table-cell table:style-name="ce501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89" office:value-type="string" calcext:value-type="string" table:number-columns-spanned="2" table:number-rows-spanned="1">
            <text:p>Nom :</text:p>
          </table:table-cell>
          <table:covered-table-cell table:style-name="ce493"/>
          <table:table-cell table:style-name="ce502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89" office:value-type="string" calcext:value-type="string" table:number-columns-spanned="2" table:number-rows-spanned="1">
            <text:p>Prénom :</text:p>
          </table:table-cell>
          <table:covered-table-cell table:style-name="ce493"/>
          <table:table-cell table:style-name="ce501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90"/>
          <table:table-cell table:style-name="ce494"/>
          <table:table-cell table:number-columns-repeated="64"/>
        </table:table-row>
        <table:table-row table:style-name="ro14">
          <table:table-cell/>
          <table:table-cell table:style-name="ce495"/>
          <table:table-cell table:number-columns-repeated="64"/>
        </table:table-row>
        <table:table-row table:style-name="ro14">
          <table:table-cell/>
          <table:table-cell table:style-name="ce496"/>
          <table:table-cell table:number-columns-repeated="64"/>
        </table:table-row>
        <table:table-row table:style-name="ro15" table:number-rows-repeated="78">
          <table:table-cell table:number-columns-repeated="66"/>
        </table:table-row>
        <table:table-row table:style-name="ro15">
          <table:table-cell table:style-name="Default" table:number-columns-repeated="2"/>
          <table:table-cell table:number-columns-repeated="64"/>
        </table:table-row>
        <table:table-row table:style-name="ro15" table:number-rows-repeated="4">
          <table:table-cell table:number-columns-repeated="66"/>
        </table:table-row>
        <table:table-row table:style-name="ro15">
          <table:table-cell table:style-name="ce491" office:value-type="string" calcext:value-type="string">
            <text:p>MDP :</text:p>
          </table:table-cell>
          <table:table-cell table:style-name="ce491" office:value-type="string" calcext:value-type="string">
            <text:p>KELLER Stéphane</text:p>
          </table:table-cell>
          <table:table-cell table:number-columns-repeated="64"/>
        </table:table-row>
        <table:table-row table:style-name="ro15" table:number-rows-repeated="1048475">
          <table:table-cell table:number-columns-repeated="66"/>
        </table:table-row>
        <table:table-row table:style-name="ro15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adornments="Norma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adornments="Normal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percentage-style style:name="N125">
      <number:number number:decimal-places="0" number:min-decimal-places="0" number:min-integer-digits="1"/>
      <number:text>%</number:text>
    </number:percentage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30">
      <number:number number:decimal-places="9" number:min-decimal-places="0" number:min-integer-digits="1" number:decimal-replacement="" number:grouping="true"/>
    </number:number-style>
    <number:number-style style:name="N131">
      <number:number number:decimal-places="2" number:min-decimal-places="0" number:min-integer-digits="0" number:decimal-replacement="" number:grouping="true"/>
    </number:number-style>
    <number:number-style style:name="N132">
      <number:number number:decimal-places="2" number:min-decimal-places="0" number:min-integer-digits="1" number:decimal-replacement="" number:grouping="true"/>
    </number:number-style>
    <number:number-style style:name="N133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4">
      <number:number number:decimal-places="3" number:min-decimal-places="0" number:min-integer-digits="0" number:decimal-replacement="" number:grouping="true"/>
    </number:number-style>
    <number:number-style style:name="N135">
      <number:number number:decimal-places="3" number:min-decimal-places="0" number:min-integer-digits="1" number:decimal-replacement=""/>
    </number:number-style>
    <number:number-style style:name="N136">
      <number:number number:decimal-places="3" number:min-decimal-places="0" number:min-integer-digits="1" number:decimal-replacement="" number:grouping="true"/>
    </number:number-style>
    <number:number-style style:name="N137">
      <number:number number:decimal-places="9" number:min-decimal-places="0" number:min-integer-digits="4" number:decimal-replacement="" number:grouping="true"/>
    </number:number-style>
    <number:number-style style:name="N13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9">
      <number:number number:decimal-places="12" number:min-decimal-places="0" number:min-integer-digits="1" number:decimal-replacement=""/>
    </number:number-style>
    <number:number-style style:name="N140">
      <number:number number:decimal-places="12" number:min-decimal-places="12" number:min-integer-digits="1" number:grouping="true"/>
    </number:number-style>
    <number:currency-style style:name="N142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0"/>
    </number:number-style>
    <number:number-style style:name="N156">
      <number:number number:decimal-places="1" number:min-decimal-places="1" number:min-integer-digits="0"/>
    </number:number-style>
    <number:number-style style:name="N157">
      <number:number number:decimal-places="1" number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number:max-denominator-value="9"/>
    </number:number-style>
    <number:number-style style:name="N159">
      <number:number number:decimal-places="6" number:min-decimal-places="0" number:min-integer-digits="1" number:decimal-replacement="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0" number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number:max-denominator-value="99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 number:title="Défini par l'utilisateur">
      <number:fraction number:min-numerator-digits="3" loext:max-numerator-digits="3" number:min-denominator-digits="3" number:max-denominator-value="999"/>
    </number:number-style>
    <number:number-style style:name="N188" number:title="Défini par l'utilisateur">
      <number:fraction number:min-numerator-digits="1" loext:max-numerator-digits="4" number:min-denominator-digits="5" number:max-denominator-value="99999"/>
    </number:number-style>
    <number:number-style style:name="N189" number:title="Défini par l'utilisateur">
      <number:fraction number:min-numerator-digits="1" loext:max-numerator-digits="5" number:min-denominator-digits="5" number:max-denominator-value="99999"/>
    </number:number-style>
    <number:number-style style:name="N190" number:title="Défini par l'utilisateur">
      <number:fraction number:min-numerator-digits="1" loext:max-numerator-digits="4" number:min-denominator-digits="1" number:max-denominator-value="999"/>
    </number:number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number:number-style style:name="N195">
      <number:text>+</number:text>
      <number:number number:decimal-places="0" number:min-decimal-places="0" number:min-integer-digits="0"/>
    </number:number-style>
    <number:text-style style:name="N196">
      <number:text-content/>
      <number:text> %</number:text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8:38:57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2-04-15T18:41:39.563000000</dc:date>
    <meta:editing-duration>P2DT17H46M29S</meta:editing-duration>
    <meta:editing-cycles>727</meta:editing-cycles>
    <meta:generator>LibreOffice/7.2.6.2$Windows_X86_64 LibreOffice_project/b0ec3a565991f7569a5a7f5d24fed7f52653d754</meta:generator>
    <meta:document-statistic meta:table-count="9" meta:cell-count="2751" meta:object-count="4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 --&gt; €
	Feuille = thisComponent.Sheets.getByName("% --&gt; €") 'Accès dans ce classeur à une feuille par son nom
	Plage = Feuille.getCellRangeByName("D4:D13") 'Accès dans cette feuille à une plage par son nom
	Plage.clearContents(5) 'Efface plage avec format nombre + texte

	rem purge nombres saisis € --&gt; %
	Feuille = thisComponent.Sheets.getByName("€ --&gt; 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 -- &gt; €
Sub RAZ_Pourcent()
	Dim Feuille as Object, Plage as Object
	Feuille = thisComponent.Sheets.getByName("% --&gt; €") 'Accès dans ce classeur à une feuille par son nom
	Plage = Feuille.getCellRangeByName("D4:D13") 'Accès dans cette feuille à une plage par son nom
	Plage.clearContents(5) 'Efface plage avec format nombre + texte
End Sub

rem purge nombres saisis € -- &gt; %
Sub RAZ_Euro()
	Dim Feuille as Object, Plage as Object
	Feuille = thisComponent.Sheets.getByName("€ --&gt; %") 'Accès dans ce classeur à une feuille par son nom
	Plage = Feuille.getCellRangeByName("D4:D13") 'Accès dans cette feuille à une plage par son nom
	Plage.clearContents(5) 'Efface plage avec format nombre + texte
End Sub
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
	rem % --&gt; €
	For ligne = 5 to 29
		Feuille.GetCellRangeByName("B" &amp; ligne).value = RND()
	Next ligne

	For ligne = 5 to 16
		Feuille.GetCellRangeByName("C" &amp; ligne).value = SK_Alea(1,5)*10
	Next ligne
	For ligne = 17 to 29
		Feuille.GetCellRangeByName("C" &amp; ligne).value = SK_Alea(5,9)*10
	Next ligne

	For ligne = 5 to 29
		Feuille.GetCellRangeByName("D" &amp; ligne).value = 10*SK_Alea(1,99)
	Next ligne

	rem € --&gt; %
	For ligne = 34 to 58
		Feuille.GetCellRangeByName("B" &amp; ligne).value = RND()
	Next ligne

	For ligne = 34 to 58
		Feuille.GetCellRangeByName("C" &amp; ligne).value = 100*SK_Alea(1,9)
	Next ligne

	For ligne = 34 to 58
	If SK_Alea(1,2)=1 Then 
		Feuille.GetCellRangeByName("E" &amp; ligne).string = "+"
		Else Feuille.GetCellRangeByName("E" &amp; ligne).string = "-"
	End If
	Next ligne

	For ligne = 34 to 47
		Feuille.GetCellRangeByName("F" &amp; ligne).value = SK_Alea(1,5)*10
	Next ligne
	rem %pourcentage aléatoire 5 ; 15 ou 25
	For ligne = 48 to 58
		Feuille.GetCellRangeByName("F" &amp; ligne).value = (2*SK_Alea(0,2)+1)*5
	Next ligne
	
	rem % --&gt; x
	For ligne = 63 to 86
		Feuille.GetCellRangeByName("B" &amp; ligne).value = RND()
	Next ligne

	Feuille.GetCellRangeByName("D72").value = SK_ALEA(1,9)
	Feuille.GetCellRangeByName("D73").value = SK_ALEA(11,19)
	Feuille.GetCellRangeByName("D74").value = SK_ALEA(21,29)
	Feuille.GetCellRangeByName("D75").value = SK_ALEA(31,39)
	Feuille.GetCellRangeByName("D76").value = SK_ALEA(41,49)
	Feuille.GetCellRangeByName("D77").value = SK_ALEA(51,59)
	Feuille.GetCellRangeByName("D78").value = SK_ALEA(61,69)
	Feuille.GetCellRangeByName("D79").value = SK_ALEA(71,79)
	Feuille.GetCellRangeByName("D80").value = SK_ALEA(81,89)
	Feuille.GetCellRangeByName("D81").value = SK_ALEA(91,99)

	For ligne = 63 to 85
		Feuille.GetCellRangeByName("H" &amp; ligne).value = RND()
	Next ligne

	Feuille.GetCellRangeByName("J72").value = SK_ALEA(1,9)
	Feuille.GetCellRangeByName("J73").value = SK_ALEA(11,19)
	Feuille.GetCellRangeByName("J74").value = SK_ALEA(21,29)
	Feuille.GetCellRangeByName("J75").value = SK_ALEA(31,39)
	Feuille.GetCellRangeByName("J76").value = SK_ALEA(41,49)
	Feuille.GetCellRangeByName("J77").value = SK_ALEA(51,59)
	Feuille.GetCellRangeByName("J78").value = SK_ALEA(61,69)
	Feuille.GetCellRangeByName("J79").value = SK_ALEA(71,79)
	Feuille.GetCellRangeByName("J80").value = SK_ALEA(81,89)
	Feuille.GetCellRangeByName("J81").value = SK_ALEA(91,99)

	rem x --&gt; %
	For ligne = 91 to 114
		Feuille.GetCellRangeByName("B" &amp; ligne).value = RND()
	Next ligne

	Feuille.GetCellRangeByName("D100").value = 1-SK_ALEA(1,9)/100
	Feuille.GetCellRangeByName("D101").value = 1+SK_ALEA(11,19)/100
	Feuille.GetCellRangeByName("D102").value = 1-SK_ALEA(21,29)/100
	Feuille.GetCellRangeByName("D103").value = 1+SK_ALEA(31,39)/100
	Feuille.GetCellRangeByName("D104").value = 1-SK_ALEA(41,49)/100
	Feuille.GetCellRangeByName("D105").value = 1+SK_ALEA(51,59)/100
	Feuille.GetCellRangeByName("D106").value = 1-SK_ALEA(61,69)/100
	Feuille.GetCellRangeByName("D107").value = 1+SK_ALEA(71,79)/100
	Feuille.GetCellRangeByName("D108").value = 1-SK_ALEA(81,89)/100
	Feuille.GetCellRangeByName("D109").value = 1+SK_ALEA(91,99)/100

	For ligne = 91 to 114
		Feuille.GetCellRangeByName("J" &amp; ligne).value = RND()
	Next ligne

	Feuille.GetCellRangeByName("L100").value = 1+SK_ALEA(1,9)/100
	Feuille.GetCellRangeByName("L101").value = 1-SK_ALEA(11,19)/100
	Feuille.GetCellRangeByName("L102").value = 1+SK_ALEA(21,29)/100
	Feuille.GetCellRangeByName("L103").value = 1-SK_ALEA(31,39)/100
	Feuille.GetCellRangeByName("L104").value = 1+SK_ALEA(41,49)/100
	Feuille.GetCellRangeByName("L105").value = 1-SK_ALEA(51,59)/100
	Feuille.GetCellRangeByName("L106").value = 1+SK_ALEA(61,69)/100
	Feuille.GetCellRangeByName("L107").value = 1-SK_ALEA(71,79)/100
	Feuille.GetCellRangeByName("L108").value = 1+SK_ALEA(81,89)/100
	Feuille.GetCellRangeByName("L109").value = 1-SK_ALEA(91,99)/100

	rem % successifs
	For ligne = 119 to 148
		Feuille.GetCellRangeByName("B" &amp; ligne).value = RND()
	Next ligne

	For ligne = 134 to 148
	If SK_Alea(1,2)=1 Then 
		Feuille.GetCellRangeByName("C" &amp; ligne).string = "+"
		Else Feuille.GetCellRangeByName("C" &amp; ligne).string = "-"
	End If
	Next ligne

	For ligne = 119 to 148
		Feuille.GetCellRangeByName("D" &amp; ligne).value = 10*SK_Alea(1,9)
	Next ligne

	For ligne = 119 to 148
	If SK_Alea(1,2)=1 Then 
		Feuille.GetCellRangeByName("G" &amp; ligne).string = "+"
		Else Feuille.GetCellRangeByName("G" &amp; ligne).string = "-"
	End If
	Next ligne

	For ligne = 119 to 148
		Feuille.GetCellRangeByName("H" &amp; ligne).value = 10*SK_ALEA(1,9)
	Next ligne


	rem x1 &lt;--&gt; x2
	For ligne = 153 to 179
		Feuille.GetCellRangeByName("B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